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866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weight="bold" style:font-weight-asian="bold" style:font-weight-complex="bold"/>
    </style:style>
    <style:style style:name="ce8" style:family="table-cell" style:parent-style-name="Default" style:data-style-name="N0">
      <style:text-properties style:font-name="Arial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8" table:default-cell-style-name="Default"/>
        <table:table-row table:style-name="ro1">
          <table:table-cell table:style-name="Default" office:value-type="string" calcext:value-type="string">
            <text:p>EXAMPLE</text:p>
          </table:table-cell>
          <table:table-cell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2">
          <table:table-cell table:style-name="ce1" office:value-type="string" calcext:value-type="string">
            <text:p>"a":"auhk", "A":"Auhk"</text:p>
          </table:table-cell>
          <table:table-cell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",</text:p>
          </table:table-cell>
          <table:table-cell table:formula="of:=[.A5]&amp;[.B5]&amp;[.C5]&amp;[.D5]&amp;[.E5]" office:value-type="string" office:string-value="&quot;a&quot;:&quot;ae&quot;," calcext:value-type="string">
            <text:p>"a":"ae",</text:p>
          </table:table-cell>
          <table:table-cell table:number-columns-repeated="3"/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Eschaton</text:p>
          </table:table-cell>
          <table:table-cell table:style-name="ce1" office:value-type="string" calcext:value-type="string">
            <text:p>Notes</text:p>
          </table:table-cell>
          <table:table-cell table:style-name="ce9"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",</text:p>
          </table:table-cell>
          <table:table-cell table:formula="of:=[.A6]&amp;[.B6]&amp;[.C6]&amp;[.D6]&amp;[.E6]" office:value-type="string" office:string-value="&quot;A&quot;:&quot;Ae&quot;," calcext:value-type="string">
            <text:p>"A":"Ae",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e</text:p>
          </table:table-cell>
          <table:table-cell table:style-name="ce9" table:number-columns-spanned="22" table:number-rows-spanned="1"/>
          <table:covered-table-cell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",</text:p>
          </table:table-cell>
          <table:table-cell table:formula="of:=[.A7]&amp;[.B7]&amp;[.C7]&amp;[.D7]&amp;[.E7]" office:value-type="string" office:string-value="&quot;b&quot;:&quot;v&quot;," calcext:value-type="string">
            <text:p>"b":"v",</text:p>
          </table:table-cell>
          <table:table-cell table:number-columns-repeated="3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v</text:p>
          </table:table-cell>
          <table:table-cell table:style-name="ce9" table:number-columns-spanned="22" table:number-rows-spanned="1"/>
          <table:covered-table-cell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",</text:p>
          </table:table-cell>
          <table:table-cell table:formula="of:=[.A8]&amp;[.B8]&amp;[.C8]&amp;[.D8]&amp;[.E8]" office:value-type="string" office:string-value="&quot;B&quot;:&quot;V&quot;," calcext:value-type="string">
            <text:p>"B":"V",</text:p>
          </table:table-cell>
          <table:table-cell table:number-columns-repeated="3"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</text:p>
          </table:table-cell>
          <table:table-cell table:style-name="ce9" table:number-columns-spanned="22" table:number-rows-spanned="1"/>
          <table:covered-table-cell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",</text:p>
          </table:table-cell>
          <table:table-cell table:formula="of:=[.A9]&amp;[.B9]&amp;[.C9]&amp;[.D9]&amp;[.E9]" office:value-type="string" office:string-value="&quot;c&quot;:&quot;k&quot;," calcext:value-type="string">
            <text:p>"c":"k",</text:p>
          </table:table-cell>
          <table:table-cell table:number-columns-repeated="3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t</text:p>
          </table:table-cell>
          <table:table-cell table:style-name="ce9" table:number-columns-spanned="22" table:number-rows-spanned="1"/>
          <table:covered-table-cell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",</text:p>
          </table:table-cell>
          <table:table-cell table:formula="of:=[.A10]&amp;[.B10]&amp;[.C10]&amp;[.D10]&amp;[.E10]" office:value-type="string" office:string-value="&quot;C&quot;:&quot;K&quot;," calcext:value-type="string">
            <text:p>"C":"K",</text:p>
          </table:table-cell>
          <table:table-cell table:number-columns-repeated="3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h</text:p>
          </table:table-cell>
          <table:table-cell table:style-name="ce9" table:number-columns-spanned="22" table:number-rows-spanned="1"/>
          <table:covered-table-cell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",</text:p>
          </table:table-cell>
          <table:table-cell table:formula="of:=[.A11]&amp;[.B11]&amp;[.C11]&amp;[.D11]&amp;[.E11]" office:value-type="string" office:string-value="&quot;d&quot;:&quot;ct&quot;," calcext:value-type="string">
            <text:p>"d":"ct",</text:p>
          </table:table-cell>
          <table:table-cell table:number-columns-repeated="3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h</text:p>
          </table:table-cell>
          <table:table-cell table:style-name="ce9" table:number-columns-spanned="22" table:number-rows-spanned="1"/>
          <table:covered-table-cell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",</text:p>
          </table:table-cell>
          <table:table-cell table:formula="of:=[.A12]&amp;[.B12]&amp;[.C12]&amp;[.D12]&amp;[.E12]" office:value-type="string" office:string-value="&quot;D&quot;:&quot;Ct&quot;," calcext:value-type="string">
            <text:p>"D":"Ct",</text:p>
          </table:table-cell>
          <table:table-cell table:number-columns-repeated="3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l</text:p>
          </table:table-cell>
          <table:table-cell table:style-name="ce9" table:number-columns-spanned="22" table:number-rows-spanned="1"/>
          <table:covered-table-cell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",</text:p>
          </table:table-cell>
          <table:table-cell table:formula="of:=[.A13]&amp;[.B13]&amp;[.C13]&amp;[.D13]&amp;[.E13]" office:value-type="string" office:string-value="&quot;e&quot;:&quot;eh&quot;," calcext:value-type="string">
            <text:p>"e":"eh",</text:p>
          </table:table-cell>
          <table:table-cell table:number-columns-repeated="3"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ht</text:p>
          </table:table-cell>
          <table:table-cell table:style-name="ce9" table:number-columns-spanned="22" table:number-rows-spanned="1"/>
          <table:covered-table-cell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",</text:p>
          </table:table-cell>
          <table:table-cell table:formula="of:=[.A14]&amp;[.B14]&amp;[.C14]&amp;[.D14]&amp;[.E14]" office:value-type="string" office:string-value="&quot;E&quot;:&quot;Eh&quot;," calcext:value-type="string">
            <text:p>"E":"Eh",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y</text:p>
          </table:table-cell>
          <table:table-cell table:style-name="ce9" table:number-columns-spanned="22" table:number-rows-spanned="1"/>
          <table:covered-table-cell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",</text:p>
          </table:table-cell>
          <table:table-cell table:formula="of:=[.A15]&amp;[.B15]&amp;[.C15]&amp;[.D15]&amp;[.E15]" office:value-type="string" office:string-value="&quot;f&quot;:&quot;fh&quot;," calcext:value-type="string">
            <text:p>"f":"fh",</text:p>
          </table:table-cell>
          <table:table-cell table:number-columns-repeated="3"/>
          <table:table-cell table:style-name="ce1" office:value-type="string" calcext:value-type="string">
            <text:p>j</text:p>
          </table:table-cell>
          <table:table-cell table:style-name="ce9"/>
          <table:table-cell table:style-name="ce1" office:value-type="string" calcext:value-type="string" table:number-columns-spanned="3" table:number-rows-spanned="1">
            <text:p>Couldn't find any translated usesC11</text:p>
          </table:table-cell>
          <table:covered-table-cell table:number-columns-repeated="2"/>
          <table:table-cell table:style-name="ce9" table:number-columns-spanned="19" table:number-rows-spanned="1"/>
          <table:covered-table-cell table:number-columns-repeated="18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",</text:p>
          </table:table-cell>
          <table:table-cell table:formula="of:=[.A16]&amp;[.B16]&amp;[.C16]&amp;[.D16]&amp;[.E16]" office:value-type="string" office:string-value="&quot;F&quot;:&quot;Fh&quot;," calcext:value-type="string">
            <text:p>"F":"Fh",</text:p>
          </table:table-cell>
          <table:table-cell table:number-columns-repeated="3"/>
          <table:table-cell table:style-name="ce1" office:value-type="string" calcext:value-type="string">
            <text:p>k</text:p>
          </table:table-cell>
          <table:table-cell table:style-name="ce9"/>
          <table:table-cell table:style-name="ce1" office:value-type="string" calcext:value-type="string" table:number-columns-spanned="3" table:number-rows-spanned="1">
            <text:p>Couldn't find any translated uses</text:p>
          </table:table-cell>
          <table:covered-table-cell table:number-columns-repeated="2"/>
          <table:table-cell table:style-name="ce9" table:number-columns-spanned="19" table:number-rows-spanned="1"/>
          <table:covered-table-cell table:number-columns-repeated="18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",</text:p>
          </table:table-cell>
          <table:table-cell table:formula="of:=[.A17]&amp;[.B17]&amp;[.C17]&amp;[.D17]&amp;[.E17]" office:value-type="string" office:string-value="&quot;g&quot;:&quot;gl&quot;," calcext:value-type="string">
            <text:p>"g":"gl",</text:p>
          </table:table-cell>
          <table:table-cell table:number-columns-repeated="3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lw</text:p>
          </table:table-cell>
          <table:table-cell table:style-name="ce9" table:number-columns-spanned="22" table:number-rows-spanned="1"/>
          <table:covered-table-cell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",</text:p>
          </table:table-cell>
          <table:table-cell table:formula="of:=[.A18]&amp;[.B18]&amp;[.C18]&amp;[.D18]&amp;[.E18]" office:value-type="string" office:string-value="&quot;G&quot;:&quot;Gl&quot;," calcext:value-type="string">
            <text:p>"G":"Gl",</text:p>
          </table:table-cell>
          <table:table-cell table:number-columns-repeated="3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g</text:p>
          </table:table-cell>
          <table:table-cell table:style-name="ce9" table:number-columns-spanned="22" table:number-rows-spanned="1"/>
          <table:covered-table-cell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",</text:p>
          </table:table-cell>
          <table:table-cell table:formula="of:=[.A19]&amp;[.B19]&amp;[.C19]&amp;[.D19]&amp;[.E19]" office:value-type="string" office:string-value="&quot;h&quot;:&quot;ht&quot;," calcext:value-type="string">
            <text:p>"h":"ht",</text:p>
          </table:table-cell>
          <table:table-cell table:number-columns-repeated="3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g</text:p>
          </table:table-cell>
          <table:table-cell table:style-name="ce9" table:number-columns-spanned="22" table:number-rows-spanned="1"/>
          <table:covered-table-cell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",</text:p>
          </table:table-cell>
          <table:table-cell table:formula="of:=[.A20]&amp;[.B20]&amp;[.C20]&amp;[.D20]&amp;[.E20]" office:value-type="string" office:string-value="&quot;H&quot;:&quot;Ht&quot;," calcext:value-type="string">
            <text:p>"H":"Ht",</text:p>
          </table:table-cell>
          <table:table-cell table:number-columns-repeated="3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li</text:p>
          </table:table-cell>
          <table:table-cell table:style-name="ce9" table:number-columns-spanned="22" table:number-rows-spanned="1"/>
          <table:covered-table-cell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",</text:p>
          </table:table-cell>
          <table:table-cell table:formula="of:=[.A21]&amp;[.B21]&amp;[.C21]&amp;[.D21]&amp;[.E21]" office:value-type="string" office:string-value="&quot;I&quot;:&quot;y&quot;," calcext:value-type="string">
            <text:p>"I":"y",</text:p>
          </table:table-cell>
          <table:table-cell table:number-columns-repeated="3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h</text:p>
          </table:table-cell>
          <table:table-cell table:style-name="ce9" table:number-columns-spanned="22" table:number-rows-spanned="1"/>
          <table:covered-table-cell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",</text:p>
          </table:table-cell>
          <table:table-cell table:formula="of:=[.A22]&amp;[.B22]&amp;[.C22]&amp;[.D22]&amp;[.E22]" office:value-type="string" office:string-value="&quot;I&quot;:&quot;Y&quot;," calcext:value-type="string">
            <text:p>"I":"Y",</text:p>
          </table:table-cell>
          <table:table-cell table:number-columns-repeated="3"/>
          <table:table-cell table:number-columns-repeated="2" table:style-name="ce1" office:value-type="string" calcext:value-type="string">
            <text:p>q</text:p>
          </table:table-cell>
          <table:table-cell table:style-name="ce9" table:number-columns-spanned="22" table:number-rows-spanned="1"/>
          <table:covered-table-cell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",</text:p>
          </table:table-cell>
          <table:table-cell table:formula="of:=[.A23]&amp;[.B23]&amp;[.C23]&amp;[.D23]&amp;[.E23]" office:value-type="string" office:string-value="&quot;j&quot;:&quot;&quot;," calcext:value-type="string">
            <text:p>"j":"",</text:p>
          </table:table-cell>
          <table:table-cell table:number-columns-repeated="3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'l</text:p>
          </table:table-cell>
          <table:table-cell table:style-name="ce1" office:value-type="string" calcext:value-type="string">
            <text:p>See note 1</text:p>
          </table:table-cell>
          <table:table-cell table:style-name="ce9" table:number-columns-spanned="21" table:number-rows-spanned="1"/>
          <table:covered-table-cell table:number-columns-repeated="20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",</text:p>
          </table:table-cell>
          <table:table-cell table:formula="of:=[.A24]&amp;[.B24]&amp;[.C24]&amp;[.D24]&amp;[.E24]" office:value-type="string" office:string-value="&quot;J&quot;:&quot;&quot;," calcext:value-type="string">
            <text:p>"J":"",</text:p>
          </table:table-cell>
          <table:table-cell table:number-columns-repeated="3"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 table:number-columns-spanned="2" table:number-rows-spanned="1">
            <text:p>Capital S = Z (see note 2)</text:p>
          </table:table-cell>
          <table:covered-table-cell/>
          <table:table-cell table:style-name="ce9" table:number-columns-spanned="20" table:number-rows-spanned="1"/>
          <table:covered-table-cell table:number-columns-repeated="19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",</text:p>
          </table:table-cell>
          <table:table-cell table:formula="of:=[.A25]&amp;[.B25]&amp;[.C25]&amp;[.D25]&amp;[.E25]" office:value-type="string" office:string-value="&quot;k&quot;:&quot;c&quot;," calcext:value-type="string">
            <text:p>"k":"c",</text:p>
          </table:table-cell>
          <table:table-cell table:number-columns-repeated="3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ag</text:p>
          </table:table-cell>
          <table:table-cell table:style-name="ce9" table:number-columns-spanned="22" table:number-rows-spanned="1"/>
          <table:covered-table-cell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",</text:p>
          </table:table-cell>
          <table:table-cell table:formula="of:=[.A26]&amp;[.B26]&amp;[.C26]&amp;[.D26]&amp;[.E26]" office:value-type="string" office:string-value="&quot;K&quot;:&quot;C&quot;," calcext:value-type="string">
            <text:p>"K":"C",</text:p>
          </table:table-cell>
          <table:table-cell table:number-columns-repeated="3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ui</text:p>
          </table:table-cell>
          <table:table-cell table:style-name="ce9" table:number-columns-spanned="22" table:number-rows-spanned="1"/>
          <table:covered-table-cell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",</text:p>
          </table:table-cell>
          <table:table-cell table:formula="of:=[.A27]&amp;[.B27]&amp;[.C27]&amp;[.D27]&amp;[.E27]" office:value-type="string" office:string-value="&quot;l&quot;:&quot;lw&quot;," calcext:value-type="string">
            <text:p>"l":"lw",</text:p>
          </table:table-cell>
          <table:table-cell table:number-columns-repeated="3"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9" table:number-columns-spanned="22" table:number-rows-spanned="1"/>
          <table:covered-table-cell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",</text:p>
          </table:table-cell>
          <table:table-cell table:formula="of:=[.A28]&amp;[.B28]&amp;[.C28]&amp;[.D28]&amp;[.E28]" office:value-type="string" office:string-value="&quot;L&quot;:&quot;Lw&quot;," calcext:value-type="string">
            <text:p>"L":"Lw",</text:p>
          </table:table-cell>
          <table:table-cell table:number-columns-repeated="3"/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wg</text:p>
          </table:table-cell>
          <table:table-cell table:style-name="ce9" table:number-columns-spanned="22" table:number-rows-spanned="1"/>
          <table:covered-table-cell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",</text:p>
          </table:table-cell>
          <table:table-cell table:formula="of:=[.A29]&amp;[.B29]&amp;[.C29]&amp;[.D29]&amp;[.E29]" office:value-type="string" office:string-value="&quot;m&quot;:&quot;mg&quot;," calcext:value-type="string">
            <text:p>"m":"mg",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table:style-name="ce9"/>
          <table:table-cell table:style-name="ce1" office:value-type="string" calcext:value-type="string" table:number-columns-spanned="6" table:number-rows-spanned="1">
            <text:p>Even though 'excavation' appears, it's never translated, so X is a mystery</text:p>
          </table:table-cell>
          <table:covered-table-cell table:number-columns-repeated="5"/>
          <table:table-cell table:style-name="ce9" table:number-columns-spanned="16" table:number-rows-spanned="1"/>
          <table:covered-table-cell table:number-columns-repeated="15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",</text:p>
          </table:table-cell>
          <table:table-cell table:formula="of:=[.A30]&amp;[.B30]&amp;[.C30]&amp;[.D30]&amp;[.E30]" office:value-type="string" office:string-value="&quot;M&quot;:&quot;Mg&quot;," calcext:value-type="string">
            <text:p>"M":"Mg",</text:p>
          </table:table-cell>
          <table:table-cell table:number-columns-repeated="3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eh</text:p>
          </table:table-cell>
          <table:table-cell table:style-name="ce9" table:number-columns-spanned="22" table:number-rows-spanned="1"/>
          <table:covered-table-cell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",</text:p>
          </table:table-cell>
          <table:table-cell table:formula="of:=[.A31]&amp;[.B31]&amp;[.C31]&amp;[.D31]&amp;[.E31]" office:value-type="string" office:string-value="&quot;n&quot;:&quot;ng&quot;," calcext:value-type="string">
            <text:p>"n":"ng",</text:p>
          </table:table-cell>
          <table:table-cell table:number-columns-repeated="3"/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ts</text:p>
          </table:table-cell>
          <table:table-cell table:style-name="ce9" table:number-columns-spanned="22" table:number-rows-spanned="1"/>
          <table:covered-table-cell table:number-columns-repeated="21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",</text:p>
          </table:table-cell>
          <table:table-cell table:formula="of:=[.A32]&amp;[.B32]&amp;[.C32]&amp;[.D32]&amp;[.E32]" office:value-type="string" office:string-value="&quot;N&quot;:&quot;Ng&quot;," calcext:value-type="string">
            <text:p>"N":"Ng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",</text:p>
          </table:table-cell>
          <table:table-cell table:formula="of:=[.A33]&amp;[.B33]&amp;[.C33]&amp;[.D33]&amp;[.E33]" office:value-type="string" office:string-value="&quot;o&quot;:&quot;li&quot;," calcext:value-type="string">
            <text:p>"o":"li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",</text:p>
          </table:table-cell>
          <table:table-cell table:formula="of:=[.A34]&amp;[.B34]&amp;[.C34]&amp;[.D34]&amp;[.E34]" office:value-type="string" office:string-value="&quot;O&quot;:&quot;Li&quot;," calcext:value-type="string">
            <text:p>"O":"Li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",</text:p>
          </table:table-cell>
          <table:table-cell table:formula="of:=[.A35]&amp;[.B35]&amp;[.C35]&amp;[.D35]&amp;[.E35]" office:value-type="string" office:string-value="&quot;p&quot;:&quot;ph&quot;," calcext:value-type="string">
            <text:p>"p":"ph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",</text:p>
          </table:table-cell>
          <table:table-cell table:formula="of:=[.A36]&amp;[.B36]&amp;[.C36]&amp;[.D36]&amp;[.E36]" office:value-type="string" office:string-value="&quot;P&quot;:&quot;Ph&quot;," calcext:value-type="string">
            <text:p>"P":"Ph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",</text:p>
          </table:table-cell>
          <table:table-cell table:formula="of:=[.A37]&amp;[.B37]&amp;[.C37]&amp;[.D37]&amp;[.E37]" office:value-type="string" office:string-value="&quot;q&quot;:&quot;q&quot;," calcext:value-type="string">
            <text:p>"q":"q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",</text:p>
          </table:table-cell>
          <table:table-cell table:formula="of:=[.A38]&amp;[.B38]&amp;[.C38]&amp;[.D38]&amp;[.E38]" office:value-type="string" office:string-value="&quot;Q&quot;:&quot;Q&quot;," calcext:value-type="string">
            <text:p>"Q":"Q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r’l</text:p>
          </table:table-cell>
          <table:table-cell office:value-type="string" calcext:value-type="string">
            <text:p>",</text:p>
          </table:table-cell>
          <table:table-cell table:formula="of:=[.A39]&amp;[.B39]&amp;[.C39]&amp;[.D39]&amp;[.E39]" office:value-type="string" office:string-value="&quot;r&quot;:&quot;r’l&quot;," calcext:value-type="string">
            <text:p>"r":"r’l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R’l</text:p>
          </table:table-cell>
          <table:table-cell office:value-type="string" calcext:value-type="string">
            <text:p>",</text:p>
          </table:table-cell>
          <table:table-cell table:formula="of:=[.A40]&amp;[.B40]&amp;[.C40]&amp;[.D40]&amp;[.E40]" office:value-type="string" office:string-value="&quot;R&quot;:&quot;R’l&quot;," calcext:value-type="string">
            <text:p>"R":"R’l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",</text:p>
          </table:table-cell>
          <table:table-cell table:formula="of:=[.A41]&amp;[.B41]&amp;[.C41]&amp;[.D41]&amp;[.E41]" office:value-type="string" office:string-value="&quot;s&quot;:&quot;s&quot;," calcext:value-type="string">
            <text:p>"s":"s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",</text:p>
          </table:table-cell>
          <table:table-cell table:formula="of:=[.A42]&amp;[.B42]&amp;[.C42]&amp;[.D42]&amp;[.E42]" office:value-type="string" office:string-value="&quot;S&quot;:&quot;Z&quot;," calcext:value-type="string">
            <text:p>"S":"Z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",</text:p>
          </table:table-cell>
          <table:table-cell table:formula="of:=[.A43]&amp;[.B43]&amp;[.C43]&amp;[.D43]&amp;[.E43]" office:value-type="string" office:string-value="&quot;t&quot;:&quot;tag&quot;," calcext:value-type="string">
            <text:p>"t":"tag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",</text:p>
          </table:table-cell>
          <table:table-cell table:formula="of:=[.A44]&amp;[.B44]&amp;[.C44]&amp;[.D44]&amp;[.E44]" office:value-type="string" office:string-value="&quot;T&quot;:&quot;Tag&quot;," calcext:value-type="string">
            <text:p>"T":"Tag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",</text:p>
          </table:table-cell>
          <table:table-cell table:formula="of:=[.A45]&amp;[.B45]&amp;[.C45]&amp;[.D45]&amp;[.E45]" office:value-type="string" office:string-value="&quot;u&quot;:&quot;ui&quot;," calcext:value-type="string">
            <text:p>"u":"ui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",</text:p>
          </table:table-cell>
          <table:table-cell table:formula="of:=[.A46]&amp;[.B46]&amp;[.C46]&amp;[.D46]&amp;[.E46]" office:value-type="string" office:string-value="&quot;U&quot;:&quot;Ui&quot;," calcext:value-type="string">
            <text:p>"U":"Ui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",</text:p>
          </table:table-cell>
          <table:table-cell table:formula="of:=[.A47]&amp;[.B47]&amp;[.C47]&amp;[.D47]&amp;[.E47]" office:value-type="string" office:string-value="&quot;v&quot;:&quot;w&quot;," calcext:value-type="string">
            <text:p>"v":"w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",</text:p>
          </table:table-cell>
          <table:table-cell table:formula="of:=[.A48]&amp;[.B48]&amp;[.C48]&amp;[.D48]&amp;[.E48]" office:value-type="string" office:string-value="&quot;V&quot;:&quot;W&quot;," calcext:value-type="string">
            <text:p>"V":"W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",</text:p>
          </table:table-cell>
          <table:table-cell table:formula="of:=[.A49]&amp;[.B49]&amp;[.C49]&amp;[.D49]&amp;[.E49]" office:value-type="string" office:string-value="&quot;w&quot;:&quot;wg&quot;," calcext:value-type="string">
            <text:p>"w":"wg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",</text:p>
          </table:table-cell>
          <table:table-cell table:formula="of:=[.A50]&amp;[.B50]&amp;[.C50]&amp;[.D50]&amp;[.E50]" office:value-type="string" office:string-value="&quot;W&quot;:&quot;Wg&quot;," calcext:value-type="string">
            <text:p>"W":"Wg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xa</text:p>
          </table:table-cell>
          <table:table-cell office:value-type="string" calcext:value-type="string">
            <text:p>",</text:p>
          </table:table-cell>
          <table:table-cell table:formula="of:=[.A51]&amp;[.B51]&amp;[.C51]&amp;[.D51]&amp;[.E51]" office:value-type="string" office:string-value="&quot;x&quot;:&quot;xa&quot;," calcext:value-type="string">
            <text:p>"x":"xa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Xa</text:p>
          </table:table-cell>
          <table:table-cell office:value-type="string" calcext:value-type="string">
            <text:p>",</text:p>
          </table:table-cell>
          <table:table-cell table:formula="of:=[.A52]&amp;[.B52]&amp;[.C52]&amp;[.D52]&amp;[.E52]" office:value-type="string" office:string-value="&quot;X&quot;:&quot;Xa&quot;," calcext:value-type="string">
            <text:p>"X":"Xa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yeh</text:p>
          </table:table-cell>
          <table:table-cell office:value-type="string" calcext:value-type="string">
            <text:p>",</text:p>
          </table:table-cell>
          <table:table-cell table:formula="of:=[.A53]&amp;[.B53]&amp;[.C53]&amp;[.D53]&amp;[.E53]" office:value-type="string" office:string-value="&quot;y&quot;:&quot;yeh&quot;," calcext:value-type="string">
            <text:p>"y":"yeh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Yeh</text:p>
          </table:table-cell>
          <table:table-cell office:value-type="string" calcext:value-type="string">
            <text:p>",</text:p>
          </table:table-cell>
          <table:table-cell table:formula="of:=[.A54]&amp;[.B54]&amp;[.C54]&amp;[.D54]&amp;[.E54]" office:value-type="string" office:string-value="&quot;Y&quot;:&quot;Yeh&quot;," calcext:value-type="string">
            <text:p>"Y":"Yeh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",</text:p>
          </table:table-cell>
          <table:table-cell table:formula="of:=[.A55]&amp;[.B55]&amp;[.C55]&amp;[.D55]&amp;[.E55]" office:value-type="string" office:string-value="&quot;z&quot;:&quot;ts&quot;," calcext:value-type="string">
            <text:p>"z":"ts"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",</text:p>
          </table:table-cell>
          <table:table-cell table:formula="of:=[.A56]&amp;[.B56]&amp;[.C56]&amp;[.D56]&amp;[.E56]" office:value-type="string" office:string-value="&quot;Z&quot;:&quot;Ts&quot;," calcext:value-type="string">
            <text:p>"Z":"Ts",</text:p>
          </table:table-cell>
          <table:table-cell table:number-columns-repeated="27"/>
        </table:table-row>
      </table:table>
      <table:table table:name="word key" table:style-name="ta1">
        <table:table-column table:style-name="co1" table:number-columns-repeated="1024" table:default-cell-style-name="ce5"/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h’heh</text:p>
          </table:table-cell>
          <table:table-cell table:style-name="ce4" office:value-type="string" calcext:value-type="string">
            <text:p>",</text:p>
          </table:table-cell>
          <table:table-cell table:formula="of:=[.A1]&amp;[.B1]&amp;[.C1]&amp;[.D1]&amp;[.E1]" office:value-type="string" office:string-value="&quot;a&quot;:&quot;ah’heh&quot;," calcext:value-type="string">
            <text:p>"a":"ah’h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about#English" xlink:type="simple">about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aveh’dag</text:p>
          </table:table-cell>
          <table:table-cell table:style-name="ce4" office:value-type="string" calcext:value-type="string">
            <text:p>",</text:p>
          </table:table-cell>
          <table:table-cell table:formula="of:=[.A2]&amp;[.B2]&amp;[.C2]&amp;[.D2]&amp;[.E2]" office:value-type="string" office:string-value="&quot;about&quot;:&quot;aveh’dag&quot;," calcext:value-type="string">
            <text:p>"about":"aveh’dag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cquaint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h’oht</text:p>
          </table:table-cell>
          <table:table-cell table:style-name="ce4" office:value-type="string" calcext:value-type="string">
            <text:p>",</text:p>
          </table:table-cell>
          <table:table-cell table:formula="of:=[.A3]&amp;[.B3]&amp;[.C3]&amp;[.D3]&amp;[.E3]" office:value-type="string" office:string-value="&quot;acquainted&quot;:&quot;meh’oht&quot;," calcext:value-type="string">
            <text:p>"acquainted":"meh’oh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after#English" xlink:type="simple">after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efeth</text:p>
          </table:table-cell>
          <table:table-cell table:style-name="ce4" office:value-type="string" calcext:value-type="string">
            <text:p>",</text:p>
          </table:table-cell>
          <table:table-cell table:formula="of:=[.A4]&amp;[.B4]&amp;[.C4]&amp;[.D4]&amp;[.E4]" office:value-type="string" office:string-value="&quot;after&quot;:&quot;efeth&quot;," calcext:value-type="string">
            <text:p>"after":"ef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gai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dashek</text:p>
          </table:table-cell>
          <table:table-cell table:style-name="ce4" office:value-type="string" calcext:value-type="string">
            <text:p>",</text:p>
          </table:table-cell>
          <table:table-cell table:formula="of:=[.A5]&amp;[.B5]&amp;[.C5]&amp;[.D5]&amp;[.E5]" office:value-type="string" office:string-value="&quot;again&quot;:&quot;dashek&quot;," calcext:value-type="string">
            <text:p>"again":"dashek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ago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p’zhan</text:p>
          </table:table-cell>
          <table:table-cell table:style-name="ce4" office:value-type="string" calcext:value-type="string">
            <text:p>",</text:p>
          </table:table-cell>
          <table:table-cell table:formula="of:=[.A6]&amp;[.B6]&amp;[.C6]&amp;[.D6]&amp;[.E6]" office:value-type="string" office:string-value="&quot;ago&quot;:&quot;ap’zhan&quot;," calcext:value-type="string">
            <text:p>"ago":"ap’zhan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i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uthos</text:p>
          </table:table-cell>
          <table:table-cell table:style-name="ce4" office:value-type="string" calcext:value-type="string">
            <text:p>",</text:p>
          </table:table-cell>
          <table:table-cell table:formula="of:=[.A7]&amp;[.B7]&amp;[.C7]&amp;[.D7]&amp;[.E7]" office:value-type="string" office:string-value="&quot;air&quot;:&quot;authos&quot;," calcext:value-type="string">
            <text:p>"air":"authos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all#English" xlink:type="simple">all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avleh</text:p>
          </table:table-cell>
          <table:table-cell table:style-name="ce4" office:value-type="string" calcext:value-type="string">
            <text:p>",</text:p>
          </table:table-cell>
          <table:table-cell table:formula="of:=[.A8]&amp;[.B8]&amp;[.C8]&amp;[.D8]&amp;[.E8]" office:value-type="string" office:string-value="&quot;all&quot;:&quot;avleh&quot;," calcext:value-type="string">
            <text:p>"all":"avl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lon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ineh</text:p>
          </table:table-cell>
          <table:table-cell table:style-name="ce4" office:value-type="string" calcext:value-type="string">
            <text:p>",</text:p>
          </table:table-cell>
          <table:table-cell table:formula="of:=[.A9]&amp;[.B9]&amp;[.C9]&amp;[.D9]&amp;[.E9]" office:value-type="string" office:string-value="&quot;alone&quot;:&quot;eineh&quot;," calcext:value-type="string">
            <text:p>"alone":"ein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also#English" xlink:type="simple">also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lazhi</text:p>
          </table:table-cell>
          <table:table-cell table:style-name="ce4" office:value-type="string" calcext:value-type="string">
            <text:p>",</text:p>
          </table:table-cell>
          <table:table-cell table:formula="of:=[.A10]&amp;[.B10]&amp;[.C10]&amp;[.D10]&amp;[.E10]" office:value-type="string" office:string-value="&quot;also&quot;:&quot;lazhi&quot;," calcext:value-type="string">
            <text:p>"also":"lazhi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lso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undakh</text:p>
          </table:table-cell>
          <table:table-cell table:style-name="ce4" office:value-type="string" calcext:value-type="string">
            <text:p>",</text:p>
          </table:table-cell>
          <table:table-cell table:formula="of:=[.A11]&amp;[.B11]&amp;[.C11]&amp;[.D11]&amp;[.E11]" office:value-type="string" office:string-value="&quot;also&quot;:&quot;undakh&quot;," calcext:value-type="string">
            <text:p>"also":"undak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lway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usch</text:p>
          </table:table-cell>
          <table:table-cell table:style-name="ce4" office:value-type="string" calcext:value-type="string">
            <text:p>",</text:p>
          </table:table-cell>
          <table:table-cell table:formula="of:=[.A12]&amp;[.B12]&amp;[.C12]&amp;[.D12]&amp;[.E12]" office:value-type="string" office:string-value="&quot;always&quot;:&quot;usch&quot;," calcext:value-type="string">
            <text:p>"always":"us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mmunitio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altax</text:p>
          </table:table-cell>
          <table:table-cell table:style-name="ce4" office:value-type="string" calcext:value-type="string">
            <text:p>",</text:p>
          </table:table-cell>
          <table:table-cell table:formula="of:=[.A13]&amp;[.B13]&amp;[.C13]&amp;[.D13]&amp;[.E13]" office:value-type="string" office:string-value="&quot;ammunition&quot;:&quot;valtax&quot;," calcext:value-type="string">
            <text:p>"ammunition":"valtax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kh</text:p>
          </table:table-cell>
          <table:table-cell table:style-name="ce4" office:value-type="string" calcext:value-type="string">
            <text:p>",</text:p>
          </table:table-cell>
          <table:table-cell table:formula="of:=[.A14]&amp;[.B14]&amp;[.C14]&amp;[.D14]&amp;[.E14]" office:value-type="string" office:string-value="&quot;an&quot;:&quot;ekh&quot;," calcext:value-type="string">
            <text:p>"an":"ek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n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ond</text:p>
          </table:table-cell>
          <table:table-cell table:style-name="ce4" office:value-type="string" calcext:value-type="string">
            <text:p>",</text:p>
          </table:table-cell>
          <table:table-cell table:formula="of:=[.A15]&amp;[.B15]&amp;[.C15]&amp;[.D15]&amp;[.E15]" office:value-type="string" office:string-value="&quot;and&quot;:&quot;ond&quot;," calcext:value-type="string">
            <text:p>"and":"ond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ng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raf</text:p>
          </table:table-cell>
          <table:table-cell table:style-name="ce4" office:value-type="string" calcext:value-type="string">
            <text:p>",</text:p>
          </table:table-cell>
          <table:table-cell table:formula="of:=[.A16]&amp;[.B16]&amp;[.C16]&amp;[.D16]&amp;[.E16]" office:value-type="string" office:string-value="&quot;anger&quot;:&quot;vraf&quot;," calcext:value-type="string">
            <text:p>"anger":"vraf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nima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eh’rakau</text:p>
          </table:table-cell>
          <table:table-cell table:style-name="ce4" office:value-type="string" calcext:value-type="string">
            <text:p>",</text:p>
          </table:table-cell>
          <table:table-cell table:formula="of:=[.A17]&amp;[.B17]&amp;[.C17]&amp;[.D17]&amp;[.E17]" office:value-type="string" office:string-value="&quot;animal&quot;:&quot;teh’rakau&quot;," calcext:value-type="string">
            <text:p>"animal":"teh’rakau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any#English" xlink:type="simple">any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ag’yeh</text:p>
          </table:table-cell>
          <table:table-cell table:style-name="ce4" office:value-type="string" calcext:value-type="string">
            <text:p>",</text:p>
          </table:table-cell>
          <table:table-cell table:formula="of:=[.A18]&amp;[.B18]&amp;[.C18]&amp;[.D18]&amp;[.E18]" office:value-type="string" office:string-value="&quot;any&quot;:&quot;ag’yeh&quot;," calcext:value-type="string">
            <text:p>"any":"ag’y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pparatu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prat</text:p>
          </table:table-cell>
          <table:table-cell table:style-name="ce4" office:value-type="string" calcext:value-type="string">
            <text:p>",</text:p>
          </table:table-cell>
          <table:table-cell table:formula="of:=[.A19]&amp;[.B19]&amp;[.C19]&amp;[.D19]&amp;[.E19]" office:value-type="string" office:string-value="&quot;apparatus&quot;:&quot;aprat&quot;," calcext:value-type="string">
            <text:p>"apparatus":"apra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r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ua</text:p>
          </table:table-cell>
          <table:table-cell table:style-name="ce4" office:value-type="string" calcext:value-type="string">
            <text:p>",</text:p>
          </table:table-cell>
          <table:table-cell table:formula="of:=[.A20]&amp;[.B20]&amp;[.C20]&amp;[.D20]&amp;[.E20]" office:value-type="string" office:string-value="&quot;are&quot;:&quot;ua&quot;," calcext:value-type="string">
            <text:p>"are":"ua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rm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isch</text:p>
          </table:table-cell>
          <table:table-cell table:style-name="ce4" office:value-type="string" calcext:value-type="string">
            <text:p>",</text:p>
          </table:table-cell>
          <table:table-cell table:formula="of:=[.A21]&amp;[.B21]&amp;[.C21]&amp;[.D21]&amp;[.E21]" office:value-type="string" office:string-value="&quot;army&quot;:&quot;keisch&quot;," calcext:value-type="string">
            <text:p>"army":"keis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rres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ralesch’ekeh</text:p>
          </table:table-cell>
          <table:table-cell table:style-name="ce4" office:value-type="string" calcext:value-type="string">
            <text:p>",</text:p>
          </table:table-cell>
          <table:table-cell table:formula="of:=[.A22]&amp;[.B22]&amp;[.C22]&amp;[.D22]&amp;[.E22]" office:value-type="string" office:string-value="&quot;arrest&quot;:&quot;zralesch’ekeh&quot;," calcext:value-type="string">
            <text:p>"arrest":"zralesch’ek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rriv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leemezheth</text:p>
          </table:table-cell>
          <table:table-cell table:style-name="ce4" office:value-type="string" calcext:value-type="string">
            <text:p>",</text:p>
          </table:table-cell>
          <table:table-cell table:formula="of:=[.A23]&amp;[.B23]&amp;[.C23]&amp;[.D23]&amp;[.E23]" office:value-type="string" office:string-value="&quot;arrive&quot;:&quot;kleemezheth&quot;," calcext:value-type="string">
            <text:p>"arrive":"kleemezh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rriv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neth</text:p>
          </table:table-cell>
          <table:table-cell table:style-name="ce4" office:value-type="string" calcext:value-type="string">
            <text:p>",</text:p>
          </table:table-cell>
          <table:table-cell table:formula="of:=[.A24]&amp;[.B24]&amp;[.C24]&amp;[.D24]&amp;[.E24]" office:value-type="string" office:string-value="&quot;arrive&quot;:&quot;aneth&quot;," calcext:value-type="string">
            <text:p>"arrive":"an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rrow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altax</text:p>
          </table:table-cell>
          <table:table-cell table:style-name="ce4" office:value-type="string" calcext:value-type="string">
            <text:p>",</text:p>
          </table:table-cell>
          <table:table-cell table:formula="of:=[.A25]&amp;[.B25]&amp;[.C25]&amp;[.D25]&amp;[.E25]" office:value-type="string" office:string-value="&quot;arrows&quot;:&quot;valtax&quot;," calcext:value-type="string">
            <text:p>"arrows":"valtax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rtific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kh’edah’aprat</text:p>
          </table:table-cell>
          <table:table-cell table:style-name="ce4" office:value-type="string" calcext:value-type="string">
            <text:p>",</text:p>
          </table:table-cell>
          <table:table-cell table:formula="of:=[.A26]&amp;[.B26]&amp;[.C26]&amp;[.D26]&amp;[.E26]" office:value-type="string" office:string-value="&quot;artificer&quot;:&quot;mekh’edah’aprat&quot;," calcext:value-type="string">
            <text:p>"artificer":"mekh’edah’apra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zh</text:p>
          </table:table-cell>
          <table:table-cell table:style-name="ce4" office:value-type="string" calcext:value-type="string">
            <text:p>",</text:p>
          </table:table-cell>
          <table:table-cell table:formula="of:=[.A27]&amp;[.B27]&amp;[.C27]&amp;[.D27]&amp;[.E27]" office:value-type="string" office:string-value="&quot;as&quot;:&quot;ezh&quot;," calcext:value-type="string">
            <text:p>"as":"ez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sk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tsan</text:p>
          </table:table-cell>
          <table:table-cell table:style-name="ce4" office:value-type="string" calcext:value-type="string">
            <text:p>",</text:p>
          </table:table-cell>
          <table:table-cell table:formula="of:=[.A28]&amp;[.B28]&amp;[.C28]&amp;[.D28]&amp;[.E28]" office:value-type="string" office:string-value="&quot;ask&quot;:&quot;atsan&quot;," calcext:value-type="string">
            <text:p>"ask":"atsan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at#English" xlink:type="simple">at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etag</text:p>
          </table:table-cell>
          <table:table-cell table:style-name="ce4" office:value-type="string" calcext:value-type="string">
            <text:p>",</text:p>
          </table:table-cell>
          <table:table-cell table:formula="of:=[.A29]&amp;[.B29]&amp;[.C29]&amp;[.D29]&amp;[.E29]" office:value-type="string" office:string-value="&quot;at&quot;:&quot;etag&quot;," calcext:value-type="string">
            <text:p>"at":"etag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ttentio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daketh</text:p>
          </table:table-cell>
          <table:table-cell table:style-name="ce4" office:value-type="string" calcext:value-type="string">
            <text:p>",</text:p>
          </table:table-cell>
          <table:table-cell table:formula="of:=[.A30]&amp;[.B30]&amp;[.C30]&amp;[.D30]&amp;[.E30]" office:value-type="string" office:string-value="&quot;attention&quot;:&quot;daketh&quot;," calcext:value-type="string">
            <text:p>"attention":"dak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back#English" xlink:type="simple">back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nax</text:p>
          </table:table-cell>
          <table:table-cell table:style-name="ce4" office:value-type="string" calcext:value-type="string">
            <text:p>",</text:p>
          </table:table-cell>
          <table:table-cell table:formula="of:=[.A31]&amp;[.B31]&amp;[.C31]&amp;[.D31]&amp;[.E31]" office:value-type="string" office:string-value="&quot;back&quot;:&quot;nax&quot;," calcext:value-type="string">
            <text:p>"back":"nax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an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isch</text:p>
          </table:table-cell>
          <table:table-cell table:style-name="ce4" office:value-type="string" calcext:value-type="string">
            <text:p>",</text:p>
          </table:table-cell>
          <table:table-cell table:formula="of:=[.A32]&amp;[.B32]&amp;[.C32]&amp;[.D32]&amp;[.E32]" office:value-type="string" office:string-value="&quot;band&quot;:&quot;keisch&quot;," calcext:value-type="string">
            <text:p>"band":"keis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arbaria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rassater</text:p>
          </table:table-cell>
          <table:table-cell table:style-name="ce4" office:value-type="string" calcext:value-type="string">
            <text:p>",</text:p>
          </table:table-cell>
          <table:table-cell table:formula="of:=[.A33]&amp;[.B33]&amp;[.C33]&amp;[.D33]&amp;[.E33]" office:value-type="string" office:string-value="&quot;barbarian&quot;:&quot;krassater&quot;," calcext:value-type="string">
            <text:p>"barbarian":"krassater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attl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ank</text:p>
          </table:table-cell>
          <table:table-cell table:style-name="ce4" office:value-type="string" calcext:value-type="string">
            <text:p>",</text:p>
          </table:table-cell>
          <table:table-cell table:formula="of:=[.A34]&amp;[.B34]&amp;[.C34]&amp;[.D34]&amp;[.E34]" office:value-type="string" office:string-value="&quot;battle&quot;:&quot;kank&quot;," calcext:value-type="string">
            <text:p>"battle":"kank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ei</text:p>
          </table:table-cell>
          <table:table-cell table:style-name="ce4" office:value-type="string" calcext:value-type="string">
            <text:p>",</text:p>
          </table:table-cell>
          <table:table-cell table:formula="of:=[.A35]&amp;[.B35]&amp;[.C35]&amp;[.D35]&amp;[.E35]" office:value-type="string" office:string-value="&quot;be&quot;:&quot;zei&quot;," calcext:value-type="string">
            <text:p>"be":"zei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eas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eh’rakau</text:p>
          </table:table-cell>
          <table:table-cell table:style-name="ce4" office:value-type="string" calcext:value-type="string">
            <text:p>",</text:p>
          </table:table-cell>
          <table:table-cell table:formula="of:=[.A36]&amp;[.B36]&amp;[.C36]&amp;[.D36]&amp;[.E36]" office:value-type="string" office:string-value="&quot;beast&quot;:&quot;teh’rakau&quot;," calcext:value-type="string">
            <text:p>"beast":"teh’rakau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because#English" xlink:type="simple">because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vek’eshah</text:p>
          </table:table-cell>
          <table:table-cell table:style-name="ce4" office:value-type="string" calcext:value-type="string">
            <text:p>",</text:p>
          </table:table-cell>
          <table:table-cell table:formula="of:=[.A37]&amp;[.B37]&amp;[.C37]&amp;[.D37]&amp;[.E37]" office:value-type="string" office:string-value="&quot;because&quot;:&quot;vek’eshah&quot;," calcext:value-type="string">
            <text:p>"because":"vek’esha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efor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p’zhan</text:p>
          </table:table-cell>
          <table:table-cell table:style-name="ce4" office:value-type="string" calcext:value-type="string">
            <text:p>",</text:p>
          </table:table-cell>
          <table:table-cell table:formula="of:=[.A38]&amp;[.B38]&amp;[.C38]&amp;[.D38]&amp;[.E38]" office:value-type="string" office:string-value="&quot;before&quot;:&quot;ap’zhan&quot;," calcext:value-type="string">
            <text:p>"before":"ap’zhan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e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ei</text:p>
          </table:table-cell>
          <table:table-cell table:style-name="ce4" office:value-type="string" calcext:value-type="string">
            <text:p>",</text:p>
          </table:table-cell>
          <table:table-cell table:formula="of:=[.A39]&amp;[.B39]&amp;[.C39]&amp;[.D39]&amp;[.E39]" office:value-type="string" office:string-value="&quot;being&quot;:&quot;zei&quot;," calcext:value-type="string">
            <text:p>"being":"zei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elief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iueveh</text:p>
          </table:table-cell>
          <table:table-cell table:style-name="ce4" office:value-type="string" calcext:value-type="string">
            <text:p>",</text:p>
          </table:table-cell>
          <table:table-cell table:formula="of:=[.A40]&amp;[.B40]&amp;[.C40]&amp;[.D40]&amp;[.E40]" office:value-type="string" office:string-value="&quot;belief&quot;:&quot;liueveh&quot;," calcext:value-type="string">
            <text:p>"belief":"liuev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eliev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iueveh</text:p>
          </table:table-cell>
          <table:table-cell table:style-name="ce4" office:value-type="string" calcext:value-type="string">
            <text:p>",</text:p>
          </table:table-cell>
          <table:table-cell table:formula="of:=[.A41]&amp;[.B41]&amp;[.C41]&amp;[.D41]&amp;[.E41]" office:value-type="string" office:string-value="&quot;believe&quot;:&quot;liueveh&quot;," calcext:value-type="string">
            <text:p>"believe":"liuev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eseech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tsan</text:p>
          </table:table-cell>
          <table:table-cell table:style-name="ce4" office:value-type="string" calcext:value-type="string">
            <text:p>",</text:p>
          </table:table-cell>
          <table:table-cell table:formula="of:=[.A42]&amp;[.B42]&amp;[.C42]&amp;[.D42]&amp;[.E42]" office:value-type="string" office:string-value="&quot;beseech&quot;:&quot;atsan&quot;," calcext:value-type="string">
            <text:p>"beseech":"atsan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etra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avrai</text:p>
          </table:table-cell>
          <table:table-cell table:style-name="ce4" office:value-type="string" calcext:value-type="string">
            <text:p>",</text:p>
          </table:table-cell>
          <table:table-cell table:formula="of:=[.A43]&amp;[.B43]&amp;[.C43]&amp;[.D43]&amp;[.E43]" office:value-type="string" office:string-value="&quot;betray&quot;:&quot;kavrai&quot;," calcext:value-type="string">
            <text:p>"betray":"kavrai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ett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liesekt</text:p>
          </table:table-cell>
          <table:table-cell table:style-name="ce4" office:value-type="string" calcext:value-type="string">
            <text:p>",</text:p>
          </table:table-cell>
          <table:table-cell table:formula="of:=[.A44]&amp;[.B44]&amp;[.C44]&amp;[.D44]&amp;[.E44]" office:value-type="string" office:string-value="&quot;better&quot;:&quot;kliesekt&quot;," calcext:value-type="string">
            <text:p>"better":"kliesek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eyon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azh lakh</text:p>
          </table:table-cell>
          <table:table-cell table:style-name="ce4" office:value-type="string" calcext:value-type="string">
            <text:p>",</text:p>
          </table:table-cell>
          <table:table-cell table:formula="of:=[.A45]&amp;[.B45]&amp;[.C45]&amp;[.D45]&amp;[.E45]" office:value-type="string" office:string-value="&quot;beyond&quot;:&quot;fazh lakh&quot;," calcext:value-type="string">
            <text:p>"beyond":"fazh lak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itch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iglivaka</text:p>
          </table:table-cell>
          <table:table-cell table:style-name="ce4" office:value-type="string" calcext:value-type="string">
            <text:p>",</text:p>
          </table:table-cell>
          <table:table-cell table:formula="of:=[.A46]&amp;[.B46]&amp;[.C46]&amp;[.D46]&amp;[.E46]" office:value-type="string" office:string-value="&quot;bitch&quot;:&quot;iglivaka&quot;," calcext:value-type="string">
            <text:p>"bitch":"iglivaka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odyguar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idax</text:p>
          </table:table-cell>
          <table:table-cell table:style-name="ce4" office:value-type="string" calcext:value-type="string">
            <text:p>",</text:p>
          </table:table-cell>
          <table:table-cell table:formula="of:=[.A47]&amp;[.B47]&amp;[.C47]&amp;[.D47]&amp;[.E47]" office:value-type="string" office:string-value="&quot;bodyguard&quot;:&quot;veidax&quot;," calcext:value-type="string">
            <text:p>"bodyguard":"veidax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olt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altax</text:p>
          </table:table-cell>
          <table:table-cell table:style-name="ce4" office:value-type="string" calcext:value-type="string">
            <text:p>",</text:p>
          </table:table-cell>
          <table:table-cell table:formula="of:=[.A48]&amp;[.B48]&amp;[.C48]&amp;[.D48]&amp;[.E48]" office:value-type="string" office:string-value="&quot;bolts&quot;:&quot;valtax&quot;," calcext:value-type="string">
            <text:p>"bolts":"valtax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or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ir’ichal</text:p>
          </table:table-cell>
          <table:table-cell table:style-name="ce4" office:value-type="string" calcext:value-type="string">
            <text:p>",</text:p>
          </table:table-cell>
          <table:table-cell table:formula="of:=[.A49]&amp;[.B49]&amp;[.C49]&amp;[.D49]&amp;[.E49]" office:value-type="string" office:string-value="&quot;boring&quot;:&quot;vir’ichal&quot;," calcext:value-type="string">
            <text:p>"boring":"vir’ichal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roke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ahling’tha</text:p>
          </table:table-cell>
          <table:table-cell table:style-name="ce4" office:value-type="string" calcext:value-type="string">
            <text:p>",</text:p>
          </table:table-cell>
          <table:table-cell table:formula="of:=[.A50]&amp;[.B50]&amp;[.C50]&amp;[.D50]&amp;[.E50]" office:value-type="string" office:string-value="&quot;broken&quot;:&quot;kahling’tha&quot;," calcext:value-type="string">
            <text:p>"broken":"kahling’tha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ullet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altax</text:p>
          </table:table-cell>
          <table:table-cell table:style-name="ce4" office:value-type="string" calcext:value-type="string">
            <text:p>",</text:p>
          </table:table-cell>
          <table:table-cell table:formula="of:=[.A51]&amp;[.B51]&amp;[.C51]&amp;[.D51]&amp;[.E51]" office:value-type="string" office:string-value="&quot;bullets&quot;:&quot;valtax&quot;," calcext:value-type="string">
            <text:p>"bullets":"valtax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ur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eile</text:p>
          </table:table-cell>
          <table:table-cell table:style-name="ce4" office:value-type="string" calcext:value-type="string">
            <text:p>",</text:p>
          </table:table-cell>
          <table:table-cell table:formula="of:=[.A52]&amp;[.B52]&amp;[.C52]&amp;[.D52]&amp;[.E52]" office:value-type="string" office:string-value="&quot;burn&quot;:&quot;zeile&quot;," calcext:value-type="string">
            <text:p>"burn":"zeile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but#English" xlink:type="simple">but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vitag</text:p>
          </table:table-cell>
          <table:table-cell table:style-name="ce4" office:value-type="string" calcext:value-type="string">
            <text:p>",</text:p>
          </table:table-cell>
          <table:table-cell table:formula="of:=[.A53]&amp;[.B53]&amp;[.C53]&amp;[.D53]&amp;[.E53]" office:value-type="string" office:string-value="&quot;but&quot;:&quot;vitag&quot;," calcext:value-type="string">
            <text:p>"but":"vitag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by#English" xlink:type="simple">by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veh</text:p>
          </table:table-cell>
          <table:table-cell table:style-name="ce4" office:value-type="string" calcext:value-type="string">
            <text:p>",</text:p>
          </table:table-cell>
          <table:table-cell table:formula="of:=[.A54]&amp;[.B54]&amp;[.C54]&amp;[.D54]&amp;[.E54]" office:value-type="string" office:string-value="&quot;by&quot;:&quot;veh&quot;," calcext:value-type="string">
            <text:p>"by":"ve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amp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itareh</text:p>
          </table:table-cell>
          <table:table-cell table:style-name="ce4" office:value-type="string" calcext:value-type="string">
            <text:p>",</text:p>
          </table:table-cell>
          <table:table-cell table:formula="of:=[.A55]&amp;[.B55]&amp;[.C55]&amp;[.D55]&amp;[.E55]" office:value-type="string" office:string-value="&quot;camp&quot;:&quot;kitareh&quot;," calcext:value-type="string">
            <text:p>"camp":"kitare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a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an</text:p>
          </table:table-cell>
          <table:table-cell table:style-name="ce4" office:value-type="string" calcext:value-type="string">
            <text:p>",</text:p>
          </table:table-cell>
          <table:table-cell table:formula="of:=[.A56]&amp;[.B56]&amp;[.C56]&amp;[.D56]&amp;[.E56]" office:value-type="string" office:string-value="&quot;can&quot;:&quot;kan&quot;," calcext:value-type="string">
            <text:p>"can":"kan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annonball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altax</text:p>
          </table:table-cell>
          <table:table-cell table:style-name="ce4" office:value-type="string" calcext:value-type="string">
            <text:p>",</text:p>
          </table:table-cell>
          <table:table-cell table:formula="of:=[.A57]&amp;[.B57]&amp;[.C57]&amp;[.D57]&amp;[.E57]" office:value-type="string" office:string-value="&quot;cannonballs&quot;:&quot;valtax&quot;," calcext:value-type="string">
            <text:p>"cannonballs":"valtax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arr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esech</text:p>
          </table:table-cell>
          <table:table-cell table:style-name="ce4" office:value-type="string" calcext:value-type="string">
            <text:p>",</text:p>
          </table:table-cell>
          <table:table-cell table:formula="of:=[.A58]&amp;[.B58]&amp;[.C58]&amp;[.D58]&amp;[.E58]" office:value-type="string" office:string-value="&quot;carry&quot;:&quot;lesech&quot;," calcext:value-type="string">
            <text:p>"carry":"lesec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as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phazh’theha</text:p>
          </table:table-cell>
          <table:table-cell table:style-name="ce4" office:value-type="string" calcext:value-type="string">
            <text:p>",</text:p>
          </table:table-cell>
          <table:table-cell table:formula="of:=[.A59]&amp;[.B59]&amp;[.C59]&amp;[.D59]&amp;[.E59]" office:value-type="string" office:string-value="&quot;cast&quot;:&quot;phazh’theha&quot;," calcext:value-type="string">
            <text:p>"cast":"phazh’theha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ast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kh’edax</text:p>
          </table:table-cell>
          <table:table-cell table:style-name="ce4" office:value-type="string" calcext:value-type="string">
            <text:p>",</text:p>
          </table:table-cell>
          <table:table-cell table:formula="of:=[.A60]&amp;[.B60]&amp;[.C60]&amp;[.D60]&amp;[.E60]" office:value-type="string" office:string-value="&quot;caster&quot;:&quot;mekh’edax&quot;," calcext:value-type="string">
            <text:p>"caster":"mekh’edax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hanc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he’fax</text:p>
          </table:table-cell>
          <table:table-cell table:style-name="ce4" office:value-type="string" calcext:value-type="string">
            <text:p>",</text:p>
          </table:table-cell>
          <table:table-cell table:formula="of:=[.A61]&amp;[.B61]&amp;[.C61]&amp;[.D61]&amp;[.E61]" office:value-type="string" office:string-value="&quot;chance&quot;:&quot;he’fax&quot;," calcext:value-type="string">
            <text:p>"chance":"he’fax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hang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inleketh</text:p>
          </table:table-cell>
          <table:table-cell table:style-name="ce4" office:value-type="string" calcext:value-type="string">
            <text:p>",</text:p>
          </table:table-cell>
          <table:table-cell table:formula="of:=[.A62]&amp;[.B62]&amp;[.C62]&amp;[.D62]&amp;[.E62]" office:value-type="string" office:string-value="&quot;change&quot;:&quot;inleketh&quot;," calcext:value-type="string">
            <text:p>"change":"inleket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hape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arkeh</text:p>
          </table:table-cell>
          <table:table-cell table:style-name="ce4" office:value-type="string" calcext:value-type="string">
            <text:p>",</text:p>
          </table:table-cell>
          <table:table-cell table:formula="of:=[.A63]&amp;[.B63]&amp;[.C63]&amp;[.D63]&amp;[.E63]" office:value-type="string" office:string-value="&quot;chapel&quot;:&quot;tarkeh&quot;," calcext:value-type="string">
            <text:p>"chapel":"tarke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hil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hkulau</text:p>
          </table:table-cell>
          <table:table-cell table:style-name="ce4" office:value-type="string" calcext:value-type="string">
            <text:p>",</text:p>
          </table:table-cell>
          <table:table-cell table:formula="of:=[.A64]&amp;[.B64]&amp;[.C64]&amp;[.D64]&amp;[.E64]" office:value-type="string" office:string-value="&quot;child&quot;:&quot;mehkulau&quot;," calcext:value-type="string">
            <text:p>"child":"mehkulau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hildre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hkulau</text:p>
          </table:table-cell>
          <table:table-cell table:style-name="ce4" office:value-type="string" calcext:value-type="string">
            <text:p>",</text:p>
          </table:table-cell>
          <table:table-cell table:formula="of:=[.A65]&amp;[.B65]&amp;[.C65]&amp;[.D65]&amp;[.E65]" office:value-type="string" office:string-value="&quot;children&quot;:&quot;mehkulau&quot;," calcext:value-type="string">
            <text:p>"children":"mehkulau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huck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dreizen</text:p>
          </table:table-cell>
          <table:table-cell table:style-name="ce4" office:value-type="string" calcext:value-type="string">
            <text:p>",</text:p>
          </table:table-cell>
          <table:table-cell table:formula="of:=[.A66]&amp;[.B66]&amp;[.C66]&amp;[.D66]&amp;[.E66]" office:value-type="string" office:string-value="&quot;chuck&quot;:&quot;dreizen&quot;," calcext:value-type="string">
            <text:p>"chuck":"dreizen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hurch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arkeh</text:p>
          </table:table-cell>
          <table:table-cell table:style-name="ce4" office:value-type="string" calcext:value-type="string">
            <text:p>",</text:p>
          </table:table-cell>
          <table:table-cell table:formula="of:=[.A67]&amp;[.B67]&amp;[.C67]&amp;[.D67]&amp;[.E67]" office:value-type="string" office:string-value="&quot;church&quot;:&quot;tarkeh&quot;," calcext:value-type="string">
            <text:p>"church":"tarke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it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itareh</text:p>
          </table:table-cell>
          <table:table-cell table:style-name="ce4" office:value-type="string" calcext:value-type="string">
            <text:p>",</text:p>
          </table:table-cell>
          <table:table-cell table:formula="of:=[.A68]&amp;[.B68]&amp;[.C68]&amp;[.D68]&amp;[.E68]" office:value-type="string" office:string-value="&quot;city&quot;:&quot;kitareh&quot;," calcext:value-type="string">
            <text:p>"city":"kitare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la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isch</text:p>
          </table:table-cell>
          <table:table-cell table:style-name="ce4" office:value-type="string" calcext:value-type="string">
            <text:p>",</text:p>
          </table:table-cell>
          <table:table-cell table:formula="of:=[.A69]&amp;[.B69]&amp;[.C69]&amp;[.D69]&amp;[.E69]" office:value-type="string" office:string-value="&quot;clan&quot;:&quot;keisch&quot;," calcext:value-type="string">
            <text:p>"clan":"keisc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leric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tik</text:p>
          </table:table-cell>
          <table:table-cell table:style-name="ce4" office:value-type="string" calcext:value-type="string">
            <text:p>",</text:p>
          </table:table-cell>
          <table:table-cell table:formula="of:=[.A70]&amp;[.B70]&amp;[.C70]&amp;[.D70]&amp;[.E70]" office:value-type="string" office:string-value="&quot;cleric&quot;:&quot;atik&quot;," calcext:value-type="string">
            <text:p>"cleric":"atik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alitio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isch</text:p>
          </table:table-cell>
          <table:table-cell table:style-name="ce4" office:value-type="string" calcext:value-type="string">
            <text:p>",</text:p>
          </table:table-cell>
          <table:table-cell table:formula="of:=[.A71]&amp;[.B71]&amp;[.C71]&amp;[.D71]&amp;[.E71]" office:value-type="string" office:string-value="&quot;coalition&quot;:&quot;keisch&quot;," calcext:value-type="string">
            <text:p>"coalition":"keisc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l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nrauch</text:p>
          </table:table-cell>
          <table:table-cell table:style-name="ce4" office:value-type="string" calcext:value-type="string">
            <text:p>",</text:p>
          </table:table-cell>
          <table:table-cell table:formula="of:=[.A72]&amp;[.B72]&amp;[.C72]&amp;[.D72]&amp;[.E72]" office:value-type="string" office:string-value="&quot;cold&quot;:&quot;enrauch&quot;," calcext:value-type="string">
            <text:p>"cold":"enrauc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come#English" xlink:type="simple">come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kahling’theh</text:p>
          </table:table-cell>
          <table:table-cell table:style-name="ce4" office:value-type="string" calcext:value-type="string">
            <text:p>",</text:p>
          </table:table-cell>
          <table:table-cell table:formula="of:=[.A73]&amp;[.B73]&amp;[.C73]&amp;[.D73]&amp;[.E73]" office:value-type="string" office:string-value="&quot;come&quot;:&quot;kahling’theh&quot;," calcext:value-type="string">
            <text:p>"come":"kahling’the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mplet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auh</text:p>
          </table:table-cell>
          <table:table-cell table:style-name="ce4" office:value-type="string" calcext:value-type="string">
            <text:p>",</text:p>
          </table:table-cell>
          <table:table-cell table:formula="of:=[.A74]&amp;[.B74]&amp;[.C74]&amp;[.D74]&amp;[.E74]" office:value-type="string" office:string-value="&quot;complete&quot;:&quot;fauh&quot;," calcext:value-type="string">
            <text:p>"complete":"fau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mpletel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auh</text:p>
          </table:table-cell>
          <table:table-cell table:style-name="ce4" office:value-type="string" calcext:value-type="string">
            <text:p>",</text:p>
          </table:table-cell>
          <table:table-cell table:formula="of:=[.A75]&amp;[.B75]&amp;[.C75]&amp;[.D75]&amp;[.E75]" office:value-type="string" office:string-value="&quot;completely&quot;:&quot;fauh&quot;," calcext:value-type="string">
            <text:p>"completely":"fau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nten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ibesch</text:p>
          </table:table-cell>
          <table:table-cell table:style-name="ce4" office:value-type="string" calcext:value-type="string">
            <text:p>",</text:p>
          </table:table-cell>
          <table:table-cell table:formula="of:=[.A76]&amp;[.B76]&amp;[.C76]&amp;[.D76]&amp;[.E76]" office:value-type="string" office:string-value="&quot;content&quot;:&quot;libesch&quot;," calcext:value-type="string">
            <text:p>"content":"libesc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ntraptio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prat</text:p>
          </table:table-cell>
          <table:table-cell table:style-name="ce4" office:value-type="string" calcext:value-type="string">
            <text:p>",</text:p>
          </table:table-cell>
          <table:table-cell table:formula="of:=[.A77]&amp;[.B77]&amp;[.C77]&amp;[.D77]&amp;[.E77]" office:value-type="string" office:string-value="&quot;contraption&quot;:&quot;aprat&quot;," calcext:value-type="string">
            <text:p>"contraption":"aprat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rrup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ahling’tha</text:p>
          </table:table-cell>
          <table:table-cell table:style-name="ce4" office:value-type="string" calcext:value-type="string">
            <text:p>",</text:p>
          </table:table-cell>
          <table:table-cell table:formula="of:=[.A78]&amp;[.B78]&amp;[.C78]&amp;[.D78]&amp;[.E78]" office:value-type="string" office:string-value="&quot;corrupt&quot;:&quot;kahling’tha&quot;," calcext:value-type="string">
            <text:p>"corrupt":"kahling’tha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rruptio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ahling’tha</text:p>
          </table:table-cell>
          <table:table-cell table:style-name="ce4" office:value-type="string" calcext:value-type="string">
            <text:p>",</text:p>
          </table:table-cell>
          <table:table-cell table:formula="of:=[.A79]&amp;[.B79]&amp;[.C79]&amp;[.D79]&amp;[.E79]" office:value-type="string" office:string-value="&quot;corruption&quot;:&quot;kahling’tha&quot;," calcext:value-type="string">
            <text:p>"corruption":"kahling’tha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could#English" xlink:type="simple">could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li’hukh</text:p>
          </table:table-cell>
          <table:table-cell table:style-name="ce4" office:value-type="string" calcext:value-type="string">
            <text:p>",</text:p>
          </table:table-cell>
          <table:table-cell table:formula="of:=[.A80]&amp;[.B80]&amp;[.C80]&amp;[.D80]&amp;[.E80]" office:value-type="string" office:string-value="&quot;could&quot;:&quot;li’hukh&quot;," calcext:value-type="string">
            <text:p>"could":"li’huk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v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rab’haka</text:p>
          </table:table-cell>
          <table:table-cell table:style-name="ce4" office:value-type="string" calcext:value-type="string">
            <text:p>",</text:p>
          </table:table-cell>
          <table:table-cell table:formula="of:=[.A81]&amp;[.B81]&amp;[.C81]&amp;[.D81]&amp;[.E81]" office:value-type="string" office:string-value="&quot;cover&quot;:&quot;rab’haka&quot;," calcext:value-type="string">
            <text:p>"cover":"rab’haka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war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iglivaka</text:p>
          </table:table-cell>
          <table:table-cell table:style-name="ce4" office:value-type="string" calcext:value-type="string">
            <text:p>",</text:p>
          </table:table-cell>
          <table:table-cell table:formula="of:=[.A82]&amp;[.B82]&amp;[.C82]&amp;[.D82]&amp;[.E82]" office:value-type="string" office:string-value="&quot;coward&quot;:&quot;iglivaka&quot;," calcext:value-type="string">
            <text:p>"coward":"iglivaka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reatur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eh’rakau</text:p>
          </table:table-cell>
          <table:table-cell table:style-name="ce4" office:value-type="string" calcext:value-type="string">
            <text:p>",</text:p>
          </table:table-cell>
          <table:table-cell table:formula="of:=[.A83]&amp;[.B83]&amp;[.C83]&amp;[.D83]&amp;[.E83]" office:value-type="string" office:string-value="&quot;creature&quot;:&quot;teh’rakau&quot;," calcext:value-type="string">
            <text:p>"creature":"teh’rakau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rim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kef</text:p>
          </table:table-cell>
          <table:table-cell table:style-name="ce4" office:value-type="string" calcext:value-type="string">
            <text:p>",</text:p>
          </table:table-cell>
          <table:table-cell table:formula="of:=[.A84]&amp;[.B84]&amp;[.C84]&amp;[.D84]&amp;[.E84]" office:value-type="string" office:string-value="&quot;crime&quot;:&quot;mekef&quot;," calcext:value-type="string">
            <text:p>"crime":"mekef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ros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or’zhe</text:p>
          </table:table-cell>
          <table:table-cell table:style-name="ce4" office:value-type="string" calcext:value-type="string">
            <text:p>",</text:p>
          </table:table-cell>
          <table:table-cell table:formula="of:=[.A85]&amp;[.B85]&amp;[.C85]&amp;[.D85]&amp;[.E85]" office:value-type="string" office:string-value="&quot;cross&quot;:&quot;or’zhe&quot;," calcext:value-type="string">
            <text:p>"cross":"or’zhe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amag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ahling’tha</text:p>
          </table:table-cell>
          <table:table-cell table:style-name="ce4" office:value-type="string" calcext:value-type="string">
            <text:p>",</text:p>
          </table:table-cell>
          <table:table-cell table:formula="of:=[.A86]&amp;[.B86]&amp;[.C86]&amp;[.D86]&amp;[.E86]" office:value-type="string" office:string-value="&quot;damaged&quot;:&quot;kahling’tha&quot;," calcext:value-type="string">
            <text:p>"damaged":"kahling’tha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ang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taxar</text:p>
          </table:table-cell>
          <table:table-cell table:style-name="ce4" office:value-type="string" calcext:value-type="string">
            <text:p>",</text:p>
          </table:table-cell>
          <table:table-cell table:formula="of:=[.A87]&amp;[.B87]&amp;[.C87]&amp;[.D87]&amp;[.E87]" office:value-type="string" office:string-value="&quot;danger&quot;:&quot;schtaxar&quot;," calcext:value-type="string">
            <text:p>"danger":"schtaxar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ark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schtalek</text:p>
          </table:table-cell>
          <table:table-cell table:style-name="ce4" office:value-type="string" calcext:value-type="string">
            <text:p>",</text:p>
          </table:table-cell>
          <table:table-cell table:formula="of:=[.A88]&amp;[.B88]&amp;[.C88]&amp;[.D88]&amp;[.E88]" office:value-type="string" office:string-value="&quot;dark&quot;:&quot;schtalek&quot;," calcext:value-type="string">
            <text:p>"dark":"schtalek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day#English" xlink:type="simple">day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tha’yeh</text:p>
          </table:table-cell>
          <table:table-cell table:style-name="ce4" office:value-type="string" calcext:value-type="string">
            <text:p>",</text:p>
          </table:table-cell>
          <table:table-cell table:formula="of:=[.A89]&amp;[.B89]&amp;[.C89]&amp;[.D89]&amp;[.E89]" office:value-type="string" office:string-value="&quot;day&quot;:&quot;tha’yeh&quot;," calcext:value-type="string">
            <text:p>"day":"tha’ye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eath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uthah</text:p>
          </table:table-cell>
          <table:table-cell table:style-name="ce4" office:value-type="string" calcext:value-type="string">
            <text:p>",</text:p>
          </table:table-cell>
          <table:table-cell table:formula="of:=[.A90]&amp;[.B90]&amp;[.C90]&amp;[.D90]&amp;[.E90]" office:value-type="string" office:string-value="&quot;death&quot;:&quot;schuthah&quot;," calcext:value-type="string">
            <text:p>"death":"schutha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eceiv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lahriweth</text:p>
          </table:table-cell>
          <table:table-cell table:style-name="ce4" office:value-type="string" calcext:value-type="string">
            <text:p>",</text:p>
          </table:table-cell>
          <table:table-cell table:formula="of:=[.A91]&amp;[.B91]&amp;[.C91]&amp;[.D91]&amp;[.E91]" office:value-type="string" office:string-value="&quot;deceive&quot;:&quot;alahriweth&quot;," calcext:value-type="string">
            <text:p>"deceive":"alahriwet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eceiv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lahriweth</text:p>
          </table:table-cell>
          <table:table-cell table:style-name="ce4" office:value-type="string" calcext:value-type="string">
            <text:p>",</text:p>
          </table:table-cell>
          <table:table-cell table:formula="of:=[.A92]&amp;[.B92]&amp;[.C92]&amp;[.D92]&amp;[.E92]" office:value-type="string" office:string-value="&quot;deceived&quot;:&quot;alahriweth&quot;," calcext:value-type="string">
            <text:p>"deceived":"alahriwet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eceiv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welah’thalah</text:p>
          </table:table-cell>
          <table:table-cell table:style-name="ce4" office:value-type="string" calcext:value-type="string">
            <text:p>",</text:p>
          </table:table-cell>
          <table:table-cell table:formula="of:=[.A93]&amp;[.B93]&amp;[.C93]&amp;[.D93]&amp;[.E93]" office:value-type="string" office:string-value="&quot;deceiver&quot;:&quot;welah’thalah&quot;," calcext:value-type="string">
            <text:p>"deceiver":"welah’thala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eceptio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lweth</text:p>
          </table:table-cell>
          <table:table-cell table:style-name="ce4" office:value-type="string" calcext:value-type="string">
            <text:p>",</text:p>
          </table:table-cell>
          <table:table-cell table:formula="of:=[.A94]&amp;[.B94]&amp;[.C94]&amp;[.D94]&amp;[.E94]" office:value-type="string" office:string-value="&quot;deception&quot;:&quot;alweth&quot;," calcext:value-type="string">
            <text:p>"deception":"alwet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estro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raufsat</text:p>
          </table:table-cell>
          <table:table-cell table:style-name="ce4" office:value-type="string" calcext:value-type="string">
            <text:p>",</text:p>
          </table:table-cell>
          <table:table-cell table:formula="of:=[.A95]&amp;[.B95]&amp;[.C95]&amp;[.D95]&amp;[.E95]" office:value-type="string" office:string-value="&quot;destroy&quot;:&quot;kraufsat&quot;," calcext:value-type="string">
            <text:p>"destroy":"kraufsat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evic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prat</text:p>
          </table:table-cell>
          <table:table-cell table:style-name="ce4" office:value-type="string" calcext:value-type="string">
            <text:p>",</text:p>
          </table:table-cell>
          <table:table-cell table:formula="of:=[.A96]&amp;[.B96]&amp;[.C96]&amp;[.D96]&amp;[.E96]" office:value-type="string" office:string-value="&quot;device&quot;:&quot;aprat&quot;," calcext:value-type="string">
            <text:p>"device":"aprat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i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icht</text:p>
          </table:table-cell>
          <table:table-cell table:style-name="ce4" office:value-type="string" calcext:value-type="string">
            <text:p>",</text:p>
          </table:table-cell>
          <table:table-cell table:formula="of:=[.A97]&amp;[.B97]&amp;[.C97]&amp;[.D97]&amp;[.E97]" office:value-type="string" office:string-value="&quot;did&quot;:&quot;icht&quot;," calcext:value-type="string">
            <text:p>"did":"icht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i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uthah</text:p>
          </table:table-cell>
          <table:table-cell table:style-name="ce4" office:value-type="string" calcext:value-type="string">
            <text:p>",</text:p>
          </table:table-cell>
          <table:table-cell table:formula="of:=[.A98]&amp;[.B98]&amp;[.C98]&amp;[.D98]&amp;[.E98]" office:value-type="string" office:string-value="&quot;die&quot;:&quot;schuthah&quot;," calcext:value-type="string">
            <text:p>"die":"schutha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irt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ahling’tha</text:p>
          </table:table-cell>
          <table:table-cell table:style-name="ce4" office:value-type="string" calcext:value-type="string">
            <text:p>",</text:p>
          </table:table-cell>
          <table:table-cell table:formula="of:=[.A99]&amp;[.B99]&amp;[.C99]&amp;[.D99]&amp;[.E99]" office:value-type="string" office:string-value="&quot;dirty&quot;:&quot;kahling’tha&quot;," calcext:value-type="string">
            <text:p>"dirty":"kahling’tha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iscov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leva</text:p>
          </table:table-cell>
          <table:table-cell table:style-name="ce4" office:value-type="string" calcext:value-type="string">
            <text:p>",</text:p>
          </table:table-cell>
          <table:table-cell table:formula="of:=[.A100]&amp;[.B100]&amp;[.C100]&amp;[.D100]&amp;[.E100]" office:value-type="string" office:string-value="&quot;discover&quot;:&quot;kleva&quot;," calcext:value-type="string">
            <text:p>"discover":"kleva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do#English" xlink:type="simple">do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icht</text:p>
          </table:table-cell>
          <table:table-cell table:style-name="ce4" office:value-type="string" calcext:value-type="string">
            <text:p>",</text:p>
          </table:table-cell>
          <table:table-cell table:formula="of:=[.A101]&amp;[.B101]&amp;[.C101]&amp;[.D101]&amp;[.E101]" office:value-type="string" office:string-value="&quot;do&quot;:&quot;icht&quot;," calcext:value-type="string">
            <text:p>"do":"icht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oom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taleh</text:p>
          </table:table-cell>
          <table:table-cell table:style-name="ce4" office:value-type="string" calcext:value-type="string">
            <text:p>",</text:p>
          </table:table-cell>
          <table:table-cell table:formula="of:=[.A102]&amp;[.B102]&amp;[.C102]&amp;[.D102]&amp;[.E102]" office:value-type="string" office:string-value="&quot;doom&quot;:&quot;fetaleh&quot;," calcext:value-type="string">
            <text:p>"doom":"fetale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rui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tik</text:p>
          </table:table-cell>
          <table:table-cell table:style-name="ce4" office:value-type="string" calcext:value-type="string">
            <text:p>",</text:p>
          </table:table-cell>
          <table:table-cell table:formula="of:=[.A103]&amp;[.B103]&amp;[.C103]&amp;[.D103]&amp;[.E103]" office:value-type="string" office:string-value="&quot;druid&quot;:&quot;atik&quot;," calcext:value-type="string">
            <text:p>"druid":"atik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usk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ktayeh</text:p>
          </table:table-cell>
          <table:table-cell table:style-name="ce4" office:value-type="string" calcext:value-type="string">
            <text:p>",</text:p>
          </table:table-cell>
          <table:table-cell table:formula="of:=[.A104]&amp;[.B104]&amp;[.C104]&amp;[.D104]&amp;[.E104]" office:value-type="string" office:string-value="&quot;dusk&quot;:&quot;ektayeh&quot;," calcext:value-type="string">
            <text:p>"dusk":"ektaye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eas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ax</text:p>
          </table:table-cell>
          <table:table-cell table:style-name="ce4" office:value-type="string" calcext:value-type="string">
            <text:p>",</text:p>
          </table:table-cell>
          <table:table-cell table:formula="of:=[.A105]&amp;[.B105]&amp;[.C105]&amp;[.D105]&amp;[.E105]" office:value-type="string" office:string-value="&quot;easy&quot;:&quot;fax&quot;," calcext:value-type="string">
            <text:p>"easy":"fax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eld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ifster</text:p>
          </table:table-cell>
          <table:table-cell table:style-name="ce4" office:value-type="string" calcext:value-type="string">
            <text:p>",</text:p>
          </table:table-cell>
          <table:table-cell table:formula="of:=[.A106]&amp;[.B106]&amp;[.C106]&amp;[.D106]&amp;[.E106]" office:value-type="string" office:string-value="&quot;elder&quot;:&quot;eifster&quot;," calcext:value-type="string">
            <text:p>"elder":"eifster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enem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kau’esch</text:p>
          </table:table-cell>
          <table:table-cell table:style-name="ce4" office:value-type="string" calcext:value-type="string">
            <text:p>",</text:p>
          </table:table-cell>
          <table:table-cell table:formula="of:=[.A107]&amp;[.B107]&amp;[.C107]&amp;[.D107]&amp;[.E107]" office:value-type="string" office:string-value="&quot;enemy&quot;:&quot;skau’esch&quot;," calcext:value-type="string">
            <text:p>"enemy":"skau’esc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enough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balt</text:p>
          </table:table-cell>
          <table:table-cell table:style-name="ce4" office:value-type="string" calcext:value-type="string">
            <text:p>",</text:p>
          </table:table-cell>
          <table:table-cell table:formula="of:=[.A108]&amp;[.B108]&amp;[.C108]&amp;[.D108]&amp;[.E108]" office:value-type="string" office:string-value="&quot;enough&quot;:&quot;balt&quot;," calcext:value-type="string">
            <text:p>"enough":"balt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ent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lekt</text:p>
          </table:table-cell>
          <table:table-cell table:style-name="ce4" office:value-type="string" calcext:value-type="string">
            <text:p>",</text:p>
          </table:table-cell>
          <table:table-cell table:formula="of:=[.A109]&amp;[.B109]&amp;[.C109]&amp;[.D109]&amp;[.E109]" office:value-type="string" office:string-value="&quot;enter&quot;:&quot;felekt&quot;," calcext:value-type="string">
            <text:p>"enter":"felekt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entir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alath</text:p>
          </table:table-cell>
          <table:table-cell table:style-name="ce4" office:value-type="string" calcext:value-type="string">
            <text:p>",</text:p>
          </table:table-cell>
          <table:table-cell table:formula="of:=[.A110]&amp;[.B110]&amp;[.C110]&amp;[.D110]&amp;[.E110]" office:value-type="string" office:string-value="&quot;entire&quot;:&quot;malath&quot;," calcext:value-type="string">
            <text:p>"entire":"malat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even#English" xlink:type="simple">even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vengh</text:p>
          </table:table-cell>
          <table:table-cell table:style-name="ce4" office:value-type="string" calcext:value-type="string">
            <text:p>",</text:p>
          </table:table-cell>
          <table:table-cell table:formula="of:=[.A111]&amp;[.B111]&amp;[.C111]&amp;[.D111]&amp;[.E111]" office:value-type="string" office:string-value="&quot;even&quot;:&quot;vengh&quot;," calcext:value-type="string">
            <text:p>"even":"veng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ever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alath</text:p>
          </table:table-cell>
          <table:table-cell table:style-name="ce4" office:value-type="string" calcext:value-type="string">
            <text:p>",</text:p>
          </table:table-cell>
          <table:table-cell table:formula="of:=[.A112]&amp;[.B112]&amp;[.C112]&amp;[.D112]&amp;[.E112]" office:value-type="string" office:string-value="&quot;every&quot;:&quot;malath&quot;," calcext:value-type="string">
            <text:p>"every":"malat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everyth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chtagen</text:p>
          </table:table-cell>
          <table:table-cell table:style-name="ce4" office:value-type="string" calcext:value-type="string">
            <text:p>",</text:p>
          </table:table-cell>
          <table:table-cell table:formula="of:=[.A113]&amp;[.B113]&amp;[.C113]&amp;[.D113]&amp;[.E113]" office:value-type="string" office:string-value="&quot;everything&quot;:&quot;mechtagen&quot;," calcext:value-type="string">
            <text:p>"everything":"mechtagen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eyes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augen</text:p>
          </table:table-cell>
          <table:table-cell table:style-name="ce4" office:value-type="string" calcext:value-type="string">
            <text:p>",</text:p>
          </table:table-cell>
          <table:table-cell table:formula="of:=[.A114]&amp;[.B114]&amp;[.C114]&amp;[.D114]&amp;[.E114]" office:value-type="string" office:string-value="&quot;eyes&quot;:&quot;augen&quot;," calcext:value-type="string">
            <text:p>"eyes":"augen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aith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pfeh</text:p>
          </table:table-cell>
          <table:table-cell table:style-name="ce4" office:value-type="string" calcext:value-type="string">
            <text:p>",</text:p>
          </table:table-cell>
          <table:table-cell table:formula="of:=[.A115]&amp;[.B115]&amp;[.C115]&amp;[.D115]&amp;[.E115]" office:value-type="string" office:string-value="&quot;faith&quot;:&quot;epfeh&quot;," calcext:value-type="string">
            <text:p>"faith":"epfe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al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hurghast</text:p>
          </table:table-cell>
          <table:table-cell table:style-name="ce4" office:value-type="string" calcext:value-type="string">
            <text:p>",</text:p>
          </table:table-cell>
          <table:table-cell table:formula="of:=[.A116]&amp;[.B116]&amp;[.C116]&amp;[.D116]&amp;[.E116]" office:value-type="string" office:string-value="&quot;fall&quot;:&quot;thurghast&quot;," calcext:value-type="string">
            <text:p>"fall":"thurghast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amil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heirdak</text:p>
          </table:table-cell>
          <table:table-cell table:style-name="ce4" office:value-type="string" calcext:value-type="string">
            <text:p>",</text:p>
          </table:table-cell>
          <table:table-cell table:formula="of:=[.A117]&amp;[.B117]&amp;[.C117]&amp;[.D117]&amp;[.E117]" office:value-type="string" office:string-value="&quot;family&quot;:&quot;heirdak&quot;," calcext:value-type="string">
            <text:p>"family":"heirdak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ast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auft</text:p>
          </table:table-cell>
          <table:table-cell table:style-name="ce4" office:value-type="string" calcext:value-type="string">
            <text:p>",</text:p>
          </table:table-cell>
          <table:table-cell table:formula="of:=[.A118]&amp;[.B118]&amp;[.C118]&amp;[.D118]&amp;[.E118]" office:value-type="string" office:string-value="&quot;faster&quot;:&quot;schauft&quot;," calcext:value-type="string">
            <text:p>"faster":"schauft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ate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Fazh-aleh</text:p>
          </table:table-cell>
          <table:table-cell table:style-name="ce4" office:value-type="string" calcext:value-type="string">
            <text:p>",</text:p>
          </table:table-cell>
          <table:table-cell table:formula="of:=[.A119]&amp;[.B119]&amp;[.C119]&amp;[.D119]&amp;[.E119]" office:value-type="string" office:string-value="&quot;fate&quot;:&quot;Fazh-aleh&quot;," calcext:value-type="string">
            <text:p>"fate":"Fazh-ale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ath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asch’heir</text:p>
          </table:table-cell>
          <table:table-cell table:style-name="ce4" office:value-type="string" calcext:value-type="string">
            <text:p>",</text:p>
          </table:table-cell>
          <table:table-cell table:formula="of:=[.A120]&amp;[.B120]&amp;[.C120]&amp;[.D120]&amp;[.E120]" office:value-type="string" office:string-value="&quot;father&quot;:&quot;vasch’heir&quot;," calcext:value-type="string">
            <text:p>"father":"vasch’heir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ear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theh hat</text:p>
          </table:table-cell>
          <table:table-cell table:style-name="ce4" office:value-type="string" calcext:value-type="string">
            <text:p>",</text:p>
          </table:table-cell>
          <table:table-cell table:formula="of:=[.A121]&amp;[.B121]&amp;[.C121]&amp;[.D121]&amp;[.E121]" office:value-type="string" office:string-value="&quot;fear&quot;:&quot;theh hat&quot;," calcext:value-type="string">
            <text:p>"fear":"theh hat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hku</text:p>
          </table:table-cell>
          <table:table-cell table:style-name="ce4" office:value-type="string" calcext:value-type="string">
            <text:p>",</text:p>
          </table:table-cell>
          <table:table-cell table:formula="of:=[.A122]&amp;[.B122]&amp;[.C122]&amp;[.D122]&amp;[.E122]" office:value-type="string" office:string-value="&quot;female&quot;:&quot;mehku&quot;," calcext:value-type="string">
            <text:p>"female":"mehku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igh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amps</text:p>
          </table:table-cell>
          <table:table-cell table:style-name="ce4" office:value-type="string" calcext:value-type="string">
            <text:p>",</text:p>
          </table:table-cell>
          <table:table-cell table:formula="of:=[.A123]&amp;[.B123]&amp;[.C123]&amp;[.D123]&amp;[.E123]" office:value-type="string" office:string-value="&quot;fight&quot;:&quot;kamps&quot;," calcext:value-type="string">
            <text:p>"fight":"kamps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ight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rassater</text:p>
          </table:table-cell>
          <table:table-cell table:style-name="ce4" office:value-type="string" calcext:value-type="string">
            <text:p>",</text:p>
          </table:table-cell>
          <table:table-cell table:formula="of:=[.A124]&amp;[.B124]&amp;[.C124]&amp;[.D124]&amp;[.E124]" office:value-type="string" office:string-value="&quot;fighter&quot;:&quot;krassater&quot;," calcext:value-type="string">
            <text:p>"fighter":"krassater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ina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tseth</text:p>
          </table:table-cell>
          <table:table-cell table:style-name="ce4" office:value-type="string" calcext:value-type="string">
            <text:p>",</text:p>
          </table:table-cell>
          <table:table-cell table:formula="of:=[.A125]&amp;[.B125]&amp;[.C125]&amp;[.D125]&amp;[.E125]" office:value-type="string" office:string-value="&quot;final&quot;:&quot;fetseth&quot;," calcext:value-type="string">
            <text:p>"final":"fetset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inall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itseleh</text:p>
          </table:table-cell>
          <table:table-cell table:style-name="ce4" office:value-type="string" calcext:value-type="string">
            <text:p>",</text:p>
          </table:table-cell>
          <table:table-cell table:formula="of:=[.A126]&amp;[.B126]&amp;[.C126]&amp;[.D126]&amp;[.E126]" office:value-type="string" office:string-value="&quot;finally&quot;:&quot;feitseleh&quot;," calcext:value-type="string">
            <text:p>"finally":"feitsele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find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wesk</text:p>
          </table:table-cell>
          <table:table-cell table:style-name="ce4" office:value-type="string" calcext:value-type="string">
            <text:p>",</text:p>
          </table:table-cell>
          <table:table-cell table:formula="of:=[.A127]&amp;[.B127]&amp;[.C127]&amp;[.D127]&amp;[.E127]" office:value-type="string" office:string-value="&quot;find&quot;:&quot;wesk&quot;," calcext:value-type="string">
            <text:p>"find":"wesk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in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leva</text:p>
          </table:table-cell>
          <table:table-cell table:style-name="ce4" office:value-type="string" calcext:value-type="string">
            <text:p>",</text:p>
          </table:table-cell>
          <table:table-cell table:formula="of:=[.A128]&amp;[.B128]&amp;[.C128]&amp;[.D128]&amp;[.E128]" office:value-type="string" office:string-value="&quot;find&quot;:&quot;kleva&quot;," calcext:value-type="string">
            <text:p>"find":"kleva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ir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eile</text:p>
          </table:table-cell>
          <table:table-cell table:style-name="ce4" office:value-type="string" calcext:value-type="string">
            <text:p>",</text:p>
          </table:table-cell>
          <table:table-cell table:formula="of:=[.A129]&amp;[.B129]&amp;[.C129]&amp;[.D129]&amp;[.E129]" office:value-type="string" office:string-value="&quot;fire&quot;:&quot;zeile&quot;," calcext:value-type="string">
            <text:p>"fire":"zeile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first#English" xlink:type="simple">first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fehschtag</text:p>
          </table:table-cell>
          <table:table-cell table:style-name="ce4" office:value-type="string" calcext:value-type="string">
            <text:p>",</text:p>
          </table:table-cell>
          <table:table-cell table:formula="of:=[.A130]&amp;[.B130]&amp;[.C130]&amp;[.D130]&amp;[.E130]" office:value-type="string" office:string-value="&quot;first&quot;:&quot;fehschtag&quot;," calcext:value-type="string">
            <text:p>"first":"fehschtag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o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kau’esch</text:p>
          </table:table-cell>
          <table:table-cell table:style-name="ce4" office:value-type="string" calcext:value-type="string">
            <text:p>",</text:p>
          </table:table-cell>
          <table:table-cell table:formula="of:=[.A131]&amp;[.B131]&amp;[.C131]&amp;[.D131]&amp;[.E131]" office:value-type="string" office:string-value="&quot;foe&quot;:&quot;skau’esch&quot;," calcext:value-type="string">
            <text:p>"foe":"skau’esc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oo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ielah’aresch</text:p>
          </table:table-cell>
          <table:table-cell table:style-name="ce4" office:value-type="string" calcext:value-type="string">
            <text:p>",</text:p>
          </table:table-cell>
          <table:table-cell table:formula="of:=[.A132]&amp;[.B132]&amp;[.C132]&amp;[.D132]&amp;[.E132]" office:value-type="string" office:string-value="&quot;fool&quot;:&quot;fielah’aresch&quot;," calcext:value-type="string">
            <text:p>"fool":"fielah’aresc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oolish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rekish</text:p>
          </table:table-cell>
          <table:table-cell table:style-name="ce4" office:value-type="string" calcext:value-type="string">
            <text:p>",</text:p>
          </table:table-cell>
          <table:table-cell table:formula="of:=[.A133]&amp;[.B133]&amp;[.C133]&amp;[.D133]&amp;[.E133]" office:value-type="string" office:string-value="&quot;foolish&quot;:&quot;rekish&quot;," calcext:value-type="string">
            <text:p>"foolish":"rekis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o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um</text:p>
          </table:table-cell>
          <table:table-cell table:style-name="ce4" office:value-type="string" calcext:value-type="string">
            <text:p>",</text:p>
          </table:table-cell>
          <table:table-cell table:formula="of:=[.A134]&amp;[.B134]&amp;[.C134]&amp;[.D134]&amp;[.E134]" office:value-type="string" office:string-value="&quot;for&quot;:&quot;um&quot;," calcext:value-type="string">
            <text:p>"for":"um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ores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i’krazh’laheh</text:p>
          </table:table-cell>
          <table:table-cell table:style-name="ce4" office:value-type="string" calcext:value-type="string">
            <text:p>",</text:p>
          </table:table-cell>
          <table:table-cell table:formula="of:=[.A135]&amp;[.B135]&amp;[.C135]&amp;[.D135]&amp;[.E135]" office:value-type="string" office:string-value="&quot;forest&quot;:&quot;mi’krazh’laheh&quot;," calcext:value-type="string">
            <text:p>"forest":"mi’krazh’lahe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reedom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zhel ka hait</text:p>
          </table:table-cell>
          <table:table-cell table:style-name="ce4" office:value-type="string" calcext:value-type="string">
            <text:p>",</text:p>
          </table:table-cell>
          <table:table-cell table:formula="of:=[.A136]&amp;[.B136]&amp;[.C136]&amp;[.D136]&amp;[.E136]" office:value-type="string" office:string-value="&quot;freedom&quot;:&quot;fezhel ka hait&quot;," calcext:value-type="string">
            <text:p>"freedom":"fezhel ka hait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from#English" xlink:type="simple">from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furhlig</text:p>
          </table:table-cell>
          <table:table-cell table:style-name="ce4" office:value-type="string" calcext:value-type="string">
            <text:p>",</text:p>
          </table:table-cell>
          <table:table-cell table:formula="of:=[.A137]&amp;[.B137]&amp;[.C137]&amp;[.D137]&amp;[.E137]" office:value-type="string" office:string-value="&quot;from&quot;:&quot;furhlig&quot;," calcext:value-type="string">
            <text:p>"from":"furhlig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ul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auh</text:p>
          </table:table-cell>
          <table:table-cell table:style-name="ce4" office:value-type="string" calcext:value-type="string">
            <text:p>",</text:p>
          </table:table-cell>
          <table:table-cell table:formula="of:=[.A138]&amp;[.B138]&amp;[.C138]&amp;[.D138]&amp;[.E138]" office:value-type="string" office:string-value="&quot;full&quot;:&quot;fauh&quot;," calcext:value-type="string">
            <text:p>"full":"fau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ull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auh</text:p>
          </table:table-cell>
          <table:table-cell table:style-name="ce4" office:value-type="string" calcext:value-type="string">
            <text:p>",</text:p>
          </table:table-cell>
          <table:table-cell table:formula="of:=[.A139]&amp;[.B139]&amp;[.C139]&amp;[.D139]&amp;[.E139]" office:value-type="string" office:string-value="&quot;fully&quot;:&quot;fauh&quot;," calcext:value-type="string">
            <text:p>"fully":"fau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uture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Fazh-aleh</text:p>
          </table:table-cell>
          <table:table-cell table:style-name="ce4" office:value-type="string" calcext:value-type="string">
            <text:p>",</text:p>
          </table:table-cell>
          <table:table-cell table:formula="of:=[.A140]&amp;[.B140]&amp;[.C140]&amp;[.D140]&amp;[.E140]" office:value-type="string" office:string-value="&quot;future&quot;:&quot;Fazh-aleh&quot;," calcext:value-type="string">
            <text:p>"future":"Fazh-ale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a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isch</text:p>
          </table:table-cell>
          <table:table-cell table:style-name="ce4" office:value-type="string" calcext:value-type="string">
            <text:p>",</text:p>
          </table:table-cell>
          <table:table-cell table:formula="of:=[.A141]&amp;[.B141]&amp;[.C141]&amp;[.D141]&amp;[.E141]" office:value-type="string" office:string-value="&quot;gang&quot;:&quot;keisch&quot;," calcext:value-type="string">
            <text:p>"gang":"keisc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em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tarlikt</text:p>
          </table:table-cell>
          <table:table-cell table:style-name="ce4" office:value-type="string" calcext:value-type="string">
            <text:p>",</text:p>
          </table:table-cell>
          <table:table-cell table:formula="of:=[.A142]&amp;[.B142]&amp;[.C142]&amp;[.D142]&amp;[.E142]" office:value-type="string" office:string-value="&quot;gem&quot;:&quot;schtarlikt&quot;," calcext:value-type="string">
            <text:p>"gem":"schtarlikt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em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tarlikt</text:p>
          </table:table-cell>
          <table:table-cell table:style-name="ce4" office:value-type="string" calcext:value-type="string">
            <text:p>",</text:p>
          </table:table-cell>
          <table:table-cell table:formula="of:=[.A143]&amp;[.B143]&amp;[.C143]&amp;[.D143]&amp;[.E143]" office:value-type="string" office:string-value="&quot;gems&quot;:&quot;schtarlikt&quot;," calcext:value-type="string">
            <text:p>"gems":"schtarlikt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get#English" xlink:type="simple">get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gleth</text:p>
          </table:table-cell>
          <table:table-cell table:style-name="ce4" office:value-type="string" calcext:value-type="string">
            <text:p>",</text:p>
          </table:table-cell>
          <table:table-cell table:formula="of:=[.A144]&amp;[.B144]&amp;[.C144]&amp;[.D144]&amp;[.E144]" office:value-type="string" office:string-value="&quot;get&quot;:&quot;gleth&quot;," calcext:value-type="string">
            <text:p>"get":"glet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give#English" xlink:type="simple">give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lest</text:p>
          </table:table-cell>
          <table:table-cell table:style-name="ce4" office:value-type="string" calcext:value-type="string">
            <text:p>",</text:p>
          </table:table-cell>
          <table:table-cell table:formula="of:=[.A145]&amp;[.B145]&amp;[.C145]&amp;[.D145]&amp;[.E145]" office:value-type="string" office:string-value="&quot;give&quot;:&quot;lest&quot;," calcext:value-type="string">
            <text:p>"give":"lest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lor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rantz</text:p>
          </table:table-cell>
          <table:table-cell table:style-name="ce4" office:value-type="string" calcext:value-type="string">
            <text:p>",</text:p>
          </table:table-cell>
          <table:table-cell table:formula="of:=[.A146]&amp;[.B146]&amp;[.C146]&amp;[.D146]&amp;[.E146]" office:value-type="string" office:string-value="&quot;glory&quot;:&quot;krantz&quot;," calcext:value-type="string">
            <text:p>"glory":"krantz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go#English" xlink:type="simple">go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gehli</text:p>
          </table:table-cell>
          <table:table-cell table:style-name="ce4" office:value-type="string" calcext:value-type="string">
            <text:p>",</text:p>
          </table:table-cell>
          <table:table-cell table:formula="of:=[.A147]&amp;[.B147]&amp;[.C147]&amp;[.D147]&amp;[.E147]" office:value-type="string" office:string-value="&quot;go&quot;:&quot;gehli&quot;," calcext:value-type="string">
            <text:p>"go":"gehli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o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ethah</text:p>
          </table:table-cell>
          <table:table-cell table:style-name="ce4" office:value-type="string" calcext:value-type="string">
            <text:p>",</text:p>
          </table:table-cell>
          <table:table-cell table:formula="of:=[.A148]&amp;[.B148]&amp;[.C148]&amp;[.D148]&amp;[.E148]" office:value-type="string" office:string-value="&quot;go&quot;:&quot;tethah&quot;," calcext:value-type="string">
            <text:p>"go":"tetha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good#English" xlink:type="simple">good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libesch</text:p>
          </table:table-cell>
          <table:table-cell table:style-name="ce4" office:value-type="string" calcext:value-type="string">
            <text:p>",</text:p>
          </table:table-cell>
          <table:table-cell table:formula="of:=[.A149]&amp;[.B149]&amp;[.C149]&amp;[.D149]&amp;[.E149]" office:value-type="string" office:string-value="&quot;good&quot;:&quot;libesch&quot;," calcext:value-type="string">
            <text:p>"good":"libesc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roup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isch</text:p>
          </table:table-cell>
          <table:table-cell table:style-name="ce4" office:value-type="string" calcext:value-type="string">
            <text:p>",</text:p>
          </table:table-cell>
          <table:table-cell table:formula="of:=[.A150]&amp;[.B150]&amp;[.C150]&amp;[.D150]&amp;[.E150]" office:value-type="string" office:string-value="&quot;group&quot;:&quot;keisch&quot;," calcext:value-type="string">
            <text:p>"group":"keisch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uar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i</text:p>
          </table:table-cell>
          <table:table-cell table:style-name="ce4" office:value-type="string" calcext:value-type="string">
            <text:p>",</text:p>
          </table:table-cell>
          <table:table-cell table:formula="of:=[.A151]&amp;[.B151]&amp;[.C151]&amp;[.D151]&amp;[.E151]" office:value-type="string" office:string-value="&quot;guard&quot;:&quot;vei&quot;," calcext:value-type="string">
            <text:p>"guard":"vei",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uardia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i</text:p>
          </table:table-cell>
          <table:table-cell table:style-name="ce4" office:value-type="string" calcext:value-type="string">
            <text:p>",</text:p>
          </table:table-cell>
          <table:table-cell table:formula="of:=[.A152]&amp;[.B152]&amp;[.C152]&amp;[.D152]&amp;[.E152]" office:value-type="string" office:string-value="&quot;guardian&quot;:&quot;vei&quot;," calcext:value-type="string">
            <text:p>"guardian":"vei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app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ibesch</text:p>
          </table:table-cell>
          <table:table-cell table:style-name="ce4" office:value-type="string" calcext:value-type="string">
            <text:p>",</text:p>
          </table:table-cell>
          <table:table-cell table:formula="of:=[.A153]&amp;[.B153]&amp;[.C153]&amp;[.D153]&amp;[.E153]" office:value-type="string" office:string-value="&quot;happy&quot;:&quot;libesch&quot;," calcext:value-type="string">
            <text:p>"happy":"libes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ar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hara’zhe</text:p>
          </table:table-cell>
          <table:table-cell table:style-name="ce4" office:value-type="string" calcext:value-type="string">
            <text:p>",</text:p>
          </table:table-cell>
          <table:table-cell table:formula="of:=[.A154]&amp;[.B154]&amp;[.C154]&amp;[.D154]&amp;[.E154]" office:value-type="string" office:string-value="&quot;hard&quot;:&quot;hara’zhe&quot;," calcext:value-type="string">
            <text:p>"hard":"hara’zhe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atr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raf</text:p>
          </table:table-cell>
          <table:table-cell table:style-name="ce4" office:value-type="string" calcext:value-type="string">
            <text:p>",</text:p>
          </table:table-cell>
          <table:table-cell table:formula="of:=[.A155]&amp;[.B155]&amp;[.C155]&amp;[.D155]&amp;[.E155]" office:value-type="string" office:string-value="&quot;hatred&quot;:&quot;schraf&quot;," calcext:value-type="string">
            <text:p>"hatred":"schraf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av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eik</text:p>
          </table:table-cell>
          <table:table-cell table:style-name="ce4" office:value-type="string" calcext:value-type="string">
            <text:p>",</text:p>
          </table:table-cell>
          <table:table-cell table:formula="of:=[.A156]&amp;[.B156]&amp;[.C156]&amp;[.D156]&amp;[.E156]" office:value-type="string" office:string-value="&quot;have&quot;:&quot;teik&quot;," calcext:value-type="string">
            <text:p>"have":"teik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ea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daketh</text:p>
          </table:table-cell>
          <table:table-cell table:style-name="ce4" office:value-type="string" calcext:value-type="string">
            <text:p>",</text:p>
          </table:table-cell>
          <table:table-cell table:formula="of:=[.A157]&amp;[.B157]&amp;[.C157]&amp;[.D157]&amp;[.E157]" office:value-type="string" office:string-value="&quot;hear&quot;:&quot;daketh&quot;," calcext:value-type="string">
            <text:p>"hear":"dak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ear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xere</text:p>
          </table:table-cell>
          <table:table-cell table:style-name="ce4" office:value-type="string" calcext:value-type="string">
            <text:p>",</text:p>
          </table:table-cell>
          <table:table-cell table:formula="of:=[.A158]&amp;[.B158]&amp;[.C158]&amp;[.D158]&amp;[.E158]" office:value-type="string" office:string-value="&quot;heart&quot;:&quot;xere&quot;," calcext:value-type="string">
            <text:p>"heart":"xere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eart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xere</text:p>
          </table:table-cell>
          <table:table-cell table:style-name="ce4" office:value-type="string" calcext:value-type="string">
            <text:p>",</text:p>
          </table:table-cell>
          <table:table-cell table:formula="of:=[.A159]&amp;[.B159]&amp;[.C159]&amp;[.D159]&amp;[.E159]" office:value-type="string" office:string-value="&quot;hearts&quot;:&quot;xere&quot;," calcext:value-type="string">
            <text:p>"hearts":"xere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e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daketh</text:p>
          </table:table-cell>
          <table:table-cell table:style-name="ce4" office:value-type="string" calcext:value-type="string">
            <text:p>",</text:p>
          </table:table-cell>
          <table:table-cell table:formula="of:=[.A160]&amp;[.B160]&amp;[.C160]&amp;[.D160]&amp;[.E160]" office:value-type="string" office:string-value="&quot;heed&quot;:&quot;daketh&quot;," calcext:value-type="string">
            <text:p>"heed":"dak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ello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helvi</text:p>
          </table:table-cell>
          <table:table-cell table:style-name="ce4" office:value-type="string" calcext:value-type="string">
            <text:p>",</text:p>
          </table:table-cell>
          <table:table-cell table:formula="of:=[.A161]&amp;[.B161]&amp;[.C161]&amp;[.D161]&amp;[.E161]" office:value-type="string" office:string-value="&quot;hello&quot;:&quot;helvi&quot;," calcext:value-type="string">
            <text:p>"hello":"helvi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sheh</text:p>
          </table:table-cell>
          <table:table-cell table:style-name="ce4" office:value-type="string" calcext:value-type="string">
            <text:p>",</text:p>
          </table:table-cell>
          <table:table-cell table:formula="of:=[.A162]&amp;[.B162]&amp;[.C162]&amp;[.D162]&amp;[.E162]" office:value-type="string" office:string-value="&quot;her&quot;:&quot;esheh&quot;," calcext:value-type="string">
            <text:p>"her":"esh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er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ensch</text:p>
          </table:table-cell>
          <table:table-cell table:style-name="ce4" office:value-type="string" calcext:value-type="string">
            <text:p>",</text:p>
          </table:table-cell>
          <table:table-cell table:formula="of:=[.A163]&amp;[.B163]&amp;[.C163]&amp;[.D163]&amp;[.E163]" office:value-type="string" office:string-value="&quot;here&quot;:&quot;sensch&quot;," calcext:value-type="string">
            <text:p>"here":"sens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er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ensch</text:p>
          </table:table-cell>
          <table:table-cell table:style-name="ce4" office:value-type="string" calcext:value-type="string">
            <text:p>",</text:p>
          </table:table-cell>
          <table:table-cell table:formula="of:=[.A164]&amp;[.B164]&amp;[.C164]&amp;[.D164]&amp;[.E164]" office:value-type="string" office:string-value="&quot;here&quot;:&quot;sensch&quot;," calcext:value-type="string">
            <text:p>"here":"sens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her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sheh</text:p>
          </table:table-cell>
          <table:table-cell table:style-name="ce4" office:value-type="string" calcext:value-type="string">
            <text:p>",</text:p>
          </table:table-cell>
          <table:table-cell table:formula="of:=[.A165]&amp;[.B165]&amp;[.C165]&amp;[.D165]&amp;[.E165]" office:value-type="string" office:string-value="&quot;hers&quot;:&quot;esheh&quot;," calcext:value-type="string">
            <text:p>"hers":"esh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erself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sis</text:p>
          </table:table-cell>
          <table:table-cell table:style-name="ce4" office:value-type="string" calcext:value-type="string">
            <text:p>",</text:p>
          </table:table-cell>
          <table:table-cell table:formula="of:=[.A166]&amp;[.B166]&amp;[.C166]&amp;[.D166]&amp;[.E166]" office:value-type="string" office:string-value="&quot;herself&quot;:&quot;kesis&quot;," calcext:value-type="string">
            <text:p>"herself":"kesis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id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ekkeh</text:p>
          </table:table-cell>
          <table:table-cell table:style-name="ce4" office:value-type="string" calcext:value-type="string">
            <text:p>",</text:p>
          </table:table-cell>
          <table:table-cell table:formula="of:=[.A167]&amp;[.B167]&amp;[.C167]&amp;[.D167]&amp;[.E167]" office:value-type="string" office:string-value="&quot;hide&quot;:&quot;tekkeh&quot;," calcext:value-type="string">
            <text:p>"hide":"tekk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him#English" xlink:type="simple">him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theghah</text:p>
          </table:table-cell>
          <table:table-cell table:style-name="ce4" office:value-type="string" calcext:value-type="string">
            <text:p>",</text:p>
          </table:table-cell>
          <table:table-cell table:formula="of:=[.A168]&amp;[.B168]&amp;[.C168]&amp;[.D168]&amp;[.E168]" office:value-type="string" office:string-value="&quot;him&quot;:&quot;theghah&quot;," calcext:value-type="string">
            <text:p>"him":"thegha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imself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sis</text:p>
          </table:table-cell>
          <table:table-cell table:style-name="ce4" office:value-type="string" calcext:value-type="string">
            <text:p>",</text:p>
          </table:table-cell>
          <table:table-cell table:formula="of:=[.A169]&amp;[.B169]&amp;[.C169]&amp;[.D169]&amp;[.E169]" office:value-type="string" office:string-value="&quot;himself&quot;:&quot;kesis&quot;," calcext:value-type="string">
            <text:p>"himself":"kesis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is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theghah</text:p>
          </table:table-cell>
          <table:table-cell table:style-name="ce4" office:value-type="string" calcext:value-type="string">
            <text:p>",</text:p>
          </table:table-cell>
          <table:table-cell table:formula="of:=[.A170]&amp;[.B170]&amp;[.C170]&amp;[.D170]&amp;[.E170]" office:value-type="string" office:string-value="&quot;his&quot;:&quot;theghah&quot;," calcext:value-type="string">
            <text:p>"his":"thegha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his#English" xlink:type="simple">his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theghah</text:p>
          </table:table-cell>
          <table:table-cell table:style-name="ce4" office:value-type="string" calcext:value-type="string">
            <text:p>",</text:p>
          </table:table-cell>
          <table:table-cell table:formula="of:=[.A171]&amp;[.B171]&amp;[.C171]&amp;[.D171]&amp;[.E171]" office:value-type="string" office:string-value="&quot;his&quot;:&quot;theghah&quot;," calcext:value-type="string">
            <text:p>"his":"thegha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i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hacht</text:p>
          </table:table-cell>
          <table:table-cell table:style-name="ce4" office:value-type="string" calcext:value-type="string">
            <text:p>",</text:p>
          </table:table-cell>
          <table:table-cell table:formula="of:=[.A172]&amp;[.B172]&amp;[.C172]&amp;[.D172]&amp;[.E172]" office:value-type="string" office:string-value="&quot;hit&quot;:&quot;hacht&quot;," calcext:value-type="string">
            <text:p>"hit":"hach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ol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ralesch’ekeh</text:p>
          </table:table-cell>
          <table:table-cell table:style-name="ce4" office:value-type="string" calcext:value-type="string">
            <text:p>",</text:p>
          </table:table-cell>
          <table:table-cell table:formula="of:=[.A173]&amp;[.B173]&amp;[.C173]&amp;[.D173]&amp;[.E173]" office:value-type="string" office:string-value="&quot;hold&quot;:&quot;zralesch’ekeh&quot;," calcext:value-type="string">
            <text:p>"hold":"zralesch’ek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ome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mi’hat</text:p>
          </table:table-cell>
          <table:table-cell table:style-name="ce4" office:value-type="string" calcext:value-type="string">
            <text:p>",</text:p>
          </table:table-cell>
          <table:table-cell table:formula="of:=[.A174]&amp;[.B174]&amp;[.C174]&amp;[.D174]&amp;[.E174]" office:value-type="string" office:string-value="&quot;home&quot;:&quot;mi’hat&quot;," calcext:value-type="string">
            <text:p>"home":"mi’ha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ono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rantz</text:p>
          </table:table-cell>
          <table:table-cell table:style-name="ce4" office:value-type="string" calcext:value-type="string">
            <text:p>",</text:p>
          </table:table-cell>
          <table:table-cell table:formula="of:=[.A175]&amp;[.B175]&amp;[.C175]&amp;[.D175]&amp;[.E175]" office:value-type="string" office:string-value="&quot;honor&quot;:&quot;krantz&quot;," calcext:value-type="string">
            <text:p>"honor":"krantz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op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urd’eshak</text:p>
          </table:table-cell>
          <table:table-cell table:style-name="ce4" office:value-type="string" calcext:value-type="string">
            <text:p>",</text:p>
          </table:table-cell>
          <table:table-cell table:formula="of:=[.A176]&amp;[.B176]&amp;[.C176]&amp;[.D176]&amp;[.E176]" office:value-type="string" office:string-value="&quot;hope&quot;:&quot;urd’eshak&quot;," calcext:value-type="string">
            <text:p>"hope":"urd’eshak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o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eile</text:p>
          </table:table-cell>
          <table:table-cell table:style-name="ce4" office:value-type="string" calcext:value-type="string">
            <text:p>",</text:p>
          </table:table-cell>
          <table:table-cell table:formula="of:=[.A177]&amp;[.B177]&amp;[.C177]&amp;[.D177]&amp;[.E177]" office:value-type="string" office:string-value="&quot;hot&quot;:&quot;zeile&quot;," calcext:value-type="string">
            <text:p>"hot":"zeile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hour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thurli’ah</text:p>
          </table:table-cell>
          <table:table-cell table:style-name="ce4" office:value-type="string" calcext:value-type="string">
            <text:p>",</text:p>
          </table:table-cell>
          <table:table-cell table:formula="of:=[.A178]&amp;[.B178]&amp;[.C178]&amp;[.D178]&amp;[.E178]" office:value-type="string" office:string-value="&quot;hour&quot;:&quot;thurli’ah&quot;," calcext:value-type="string">
            <text:p>"hour":"thurli’a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ow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an</text:p>
          </table:table-cell>
          <table:table-cell table:style-name="ce4" office:value-type="string" calcext:value-type="string">
            <text:p>",</text:p>
          </table:table-cell>
          <table:table-cell table:formula="of:=[.A179]&amp;[.B179]&amp;[.C179]&amp;[.D179]&amp;[.E179]" office:value-type="string" office:string-value="&quot;how&quot;:&quot;tan&quot;," calcext:value-type="string">
            <text:p>"how":"tan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uma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idax</text:p>
          </table:table-cell>
          <table:table-cell table:style-name="ce4" office:value-type="string" calcext:value-type="string">
            <text:p>",</text:p>
          </table:table-cell>
          <table:table-cell table:formula="of:=[.A180]&amp;[.B180]&amp;[.C180]&amp;[.D180]&amp;[.E180]" office:value-type="string" office:string-value="&quot;human&quot;:&quot;eidax&quot;," calcext:value-type="string">
            <text:p>"human":"eidax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ur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dreizen</text:p>
          </table:table-cell>
          <table:table-cell table:style-name="ce4" office:value-type="string" calcext:value-type="string">
            <text:p>",</text:p>
          </table:table-cell>
          <table:table-cell table:formula="of:=[.A181]&amp;[.B181]&amp;[.C181]&amp;[.D181]&amp;[.E181]" office:value-type="string" office:string-value="&quot;hurl&quot;:&quot;dreizen&quot;," calcext:value-type="string">
            <text:p>"hurl":"dreizen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I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n</text:p>
          </table:table-cell>
          <table:table-cell table:style-name="ce4" office:value-type="string" calcext:value-type="string">
            <text:p>",</text:p>
          </table:table-cell>
          <table:table-cell table:formula="of:=[.A182]&amp;[.B182]&amp;[.C182]&amp;[.D182]&amp;[.E182]" office:value-type="string" office:string-value="&quot;I&quot;:&quot;en&quot;," calcext:value-type="string">
            <text:p>"I":"en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ic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n’kisech</text:p>
          </table:table-cell>
          <table:table-cell table:style-name="ce4" office:value-type="string" calcext:value-type="string">
            <text:p>",</text:p>
          </table:table-cell>
          <table:table-cell table:formula="of:=[.A183]&amp;[.B183]&amp;[.C183]&amp;[.D183]&amp;[.E183]" office:value-type="string" office:string-value="&quot;ice&quot;:&quot;en’kisech&quot;," calcext:value-type="string">
            <text:p>"ice":"en’kise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idio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thakh</text:p>
          </table:table-cell>
          <table:table-cell table:style-name="ce4" office:value-type="string" calcext:value-type="string">
            <text:p>",</text:p>
          </table:table-cell>
          <table:table-cell table:formula="of:=[.A184]&amp;[.B184]&amp;[.C184]&amp;[.D184]&amp;[.E184]" office:value-type="string" office:string-value="&quot;idiot&quot;:&quot;athakh&quot;," calcext:value-type="string">
            <text:p>"idiot":"athak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if#English" xlink:type="simple">if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yehf</text:p>
          </table:table-cell>
          <table:table-cell table:style-name="ce4" office:value-type="string" calcext:value-type="string">
            <text:p>",</text:p>
          </table:table-cell>
          <table:table-cell table:formula="of:=[.A185]&amp;[.B185]&amp;[.C185]&amp;[.D185]&amp;[.E185]" office:value-type="string" office:string-value="&quot;if&quot;:&quot;yehf&quot;," calcext:value-type="string">
            <text:p>"if":"yehf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impriso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ralesch’ekeh</text:p>
          </table:table-cell>
          <table:table-cell table:style-name="ce4" office:value-type="string" calcext:value-type="string">
            <text:p>",</text:p>
          </table:table-cell>
          <table:table-cell table:formula="of:=[.A186]&amp;[.B186]&amp;[.C186]&amp;[.D186]&amp;[.E186]" office:value-type="string" office:string-value="&quot;imprison&quot;:&quot;zralesch’ekeh&quot;," calcext:value-type="string">
            <text:p>"imprison":"zralesch’ek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improv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liesekt</text:p>
          </table:table-cell>
          <table:table-cell table:style-name="ce4" office:value-type="string" calcext:value-type="string">
            <text:p>",</text:p>
          </table:table-cell>
          <table:table-cell table:formula="of:=[.A187]&amp;[.B187]&amp;[.C187]&amp;[.D187]&amp;[.E187]" office:value-type="string" office:string-value="&quot;improve&quot;:&quot;kliesekt&quot;," calcext:value-type="string">
            <text:p>"improve":"kliesek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i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eh</text:p>
          </table:table-cell>
          <table:table-cell table:style-name="ce4" office:value-type="string" calcext:value-type="string">
            <text:p>",</text:p>
          </table:table-cell>
          <table:table-cell table:formula="of:=[.A188]&amp;[.B188]&amp;[.C188]&amp;[.D188]&amp;[.E188]" office:value-type="string" office:string-value="&quot;in&quot;:&quot;leh&quot;," calcext:value-type="string">
            <text:p>"in":"l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interest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eschtagen</text:p>
          </table:table-cell>
          <table:table-cell table:style-name="ce4" office:value-type="string" calcext:value-type="string">
            <text:p>",</text:p>
          </table:table-cell>
          <table:table-cell table:formula="of:=[.A189]&amp;[.B189]&amp;[.C189]&amp;[.D189]&amp;[.E189]" office:value-type="string" office:string-value="&quot;interesting&quot;:&quot;leschtagen&quot;," calcext:value-type="string">
            <text:p>"interesting":"leschtagen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into#English" xlink:type="simple">into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gehtalah</text:p>
          </table:table-cell>
          <table:table-cell table:style-name="ce4" office:value-type="string" calcext:value-type="string">
            <text:p>",</text:p>
          </table:table-cell>
          <table:table-cell table:formula="of:=[.A190]&amp;[.B190]&amp;[.C190]&amp;[.D190]&amp;[.E190]" office:value-type="string" office:string-value="&quot;into&quot;:&quot;gehtalah&quot;," calcext:value-type="string">
            <text:p>"into":"gehtala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introduc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h’oht</text:p>
          </table:table-cell>
          <table:table-cell table:style-name="ce4" office:value-type="string" calcext:value-type="string">
            <text:p>",</text:p>
          </table:table-cell>
          <table:table-cell table:formula="of:=[.A191]&amp;[.B191]&amp;[.C191]&amp;[.D191]&amp;[.E191]" office:value-type="string" office:string-value="&quot;introduce&quot;:&quot;meh’oht&quot;," calcext:value-type="string">
            <text:p>"introduce":"meh’oh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i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uf</text:p>
          </table:table-cell>
          <table:table-cell table:style-name="ce4" office:value-type="string" calcext:value-type="string">
            <text:p>",</text:p>
          </table:table-cell>
          <table:table-cell table:formula="of:=[.A192]&amp;[.B192]&amp;[.C192]&amp;[.D192]&amp;[.E192]" office:value-type="string" office:string-value="&quot;is&quot;:&quot;auf&quot;," calcext:value-type="string">
            <text:p>"is":"auf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i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hetha</text:p>
          </table:table-cell>
          <table:table-cell table:style-name="ce4" office:value-type="string" calcext:value-type="string">
            <text:p>",</text:p>
          </table:table-cell>
          <table:table-cell table:formula="of:=[.A193]&amp;[.B193]&amp;[.C193]&amp;[.D193]&amp;[.E193]" office:value-type="string" office:string-value="&quot;it&quot;:&quot;hetha&quot;," calcext:value-type="string">
            <text:p>"it":"hetha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its#English" xlink:type="simple">its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gehlischt</text:p>
          </table:table-cell>
          <table:table-cell table:style-name="ce4" office:value-type="string" calcext:value-type="string">
            <text:p>",</text:p>
          </table:table-cell>
          <table:table-cell table:formula="of:=[.A194]&amp;[.B194]&amp;[.C194]&amp;[.D194]&amp;[.E194]" office:value-type="string" office:string-value="&quot;its&quot;:&quot;gehlischt&quot;," calcext:value-type="string">
            <text:p>"its":"gehlisch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jewe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tarlikt</text:p>
          </table:table-cell>
          <table:table-cell table:style-name="ce4" office:value-type="string" calcext:value-type="string">
            <text:p>",</text:p>
          </table:table-cell>
          <table:table-cell table:formula="of:=[.A195]&amp;[.B195]&amp;[.C195]&amp;[.D195]&amp;[.E195]" office:value-type="string" office:string-value="&quot;jewel&quot;:&quot;schtarlikt&quot;," calcext:value-type="string">
            <text:p>"jewel":"schtarlik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jewel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tarlikt</text:p>
          </table:table-cell>
          <table:table-cell table:style-name="ce4" office:value-type="string" calcext:value-type="string">
            <text:p>",</text:p>
          </table:table-cell>
          <table:table-cell table:formula="of:=[.A196]&amp;[.B196]&amp;[.C196]&amp;[.D196]&amp;[.E196]" office:value-type="string" office:string-value="&quot;jewels&quot;:&quot;schtarlikt&quot;," calcext:value-type="string">
            <text:p>"jewels":"schtarlik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just#English" xlink:type="simple">just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eineh</text:p>
          </table:table-cell>
          <table:table-cell table:style-name="ce4" office:value-type="string" calcext:value-type="string">
            <text:p>",</text:p>
          </table:table-cell>
          <table:table-cell table:formula="of:=[.A197]&amp;[.B197]&amp;[.C197]&amp;[.D197]&amp;[.E197]" office:value-type="string" office:string-value="&quot;just&quot;:&quot;eineh&quot;," calcext:value-type="string">
            <text:p>"just":"ein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kidnap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ralesch’ekeh</text:p>
          </table:table-cell>
          <table:table-cell table:style-name="ce4" office:value-type="string" calcext:value-type="string">
            <text:p>",</text:p>
          </table:table-cell>
          <table:table-cell table:formula="of:=[.A198]&amp;[.B198]&amp;[.C198]&amp;[.D198]&amp;[.E198]" office:value-type="string" office:string-value="&quot;kidnap&quot;:&quot;zralesch’ekeh&quot;," calcext:value-type="string">
            <text:p>"kidnap":"zralesch’ek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kil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raufsat</text:p>
          </table:table-cell>
          <table:table-cell table:style-name="ce4" office:value-type="string" calcext:value-type="string">
            <text:p>",</text:p>
          </table:table-cell>
          <table:table-cell table:formula="of:=[.A199]&amp;[.B199]&amp;[.C199]&amp;[.D199]&amp;[.E199]" office:value-type="string" office:string-value="&quot;kill&quot;:&quot;kraufsat&quot;," calcext:value-type="string">
            <text:p>"kill":"kraufsa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kill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ilic</text:p>
          </table:table-cell>
          <table:table-cell table:style-name="ce4" office:value-type="string" calcext:value-type="string">
            <text:p>",</text:p>
          </table:table-cell>
          <table:table-cell table:formula="of:=[.A200]&amp;[.B200]&amp;[.C200]&amp;[.D200]&amp;[.E200]" office:value-type="string" office:string-value="&quot;killer&quot;:&quot;eilic&quot;," calcext:value-type="string">
            <text:p>"killer":"eilic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knigh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rassater</text:p>
          </table:table-cell>
          <table:table-cell table:style-name="ce4" office:value-type="string" calcext:value-type="string">
            <text:p>",</text:p>
          </table:table-cell>
          <table:table-cell table:formula="of:=[.A201]&amp;[.B201]&amp;[.C201]&amp;[.D201]&amp;[.E201]" office:value-type="string" office:string-value="&quot;knight&quot;:&quot;krassater&quot;," calcext:value-type="string">
            <text:p>"knight":"krassater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know#English" xlink:type="simple">know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leuhet</text:p>
          </table:table-cell>
          <table:table-cell table:style-name="ce4" office:value-type="string" calcext:value-type="string">
            <text:p>",</text:p>
          </table:table-cell>
          <table:table-cell table:formula="of:=[.A202]&amp;[.B202]&amp;[.C202]&amp;[.D202]&amp;[.E202]" office:value-type="string" office:string-value="&quot;know&quot;:&quot;leuhet&quot;," calcext:value-type="string">
            <text:p>"know":"leuhe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ad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hku</text:p>
          </table:table-cell>
          <table:table-cell table:style-name="ce4" office:value-type="string" calcext:value-type="string">
            <text:p>",</text:p>
          </table:table-cell>
          <table:table-cell table:formula="of:=[.A203]&amp;[.B203]&amp;[.C203]&amp;[.D203]&amp;[.E203]" office:value-type="string" office:string-value="&quot;lady&quot;:&quot;mehku&quot;," calcext:value-type="string">
            <text:p>"lady":"mehku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as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tseth</text:p>
          </table:table-cell>
          <table:table-cell table:style-name="ce4" office:value-type="string" calcext:value-type="string">
            <text:p>",</text:p>
          </table:table-cell>
          <table:table-cell table:formula="of:=[.A204]&amp;[.B204]&amp;[.C204]&amp;[.D204]&amp;[.E204]" office:value-type="string" office:string-value="&quot;last&quot;:&quot;fetseth&quot;," calcext:value-type="string">
            <text:p>"last":"fets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egio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isch</text:p>
          </table:table-cell>
          <table:table-cell table:style-name="ce4" office:value-type="string" calcext:value-type="string">
            <text:p>",</text:p>
          </table:table-cell>
          <table:table-cell table:formula="of:=[.A205]&amp;[.B205]&amp;[.C205]&amp;[.D205]&amp;[.E205]" office:value-type="string" office:string-value="&quot;legion&quot;:&quot;keisch&quot;," calcext:value-type="string">
            <text:p>"legion":"keis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en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est</text:p>
          </table:table-cell>
          <table:table-cell table:style-name="ce4" office:value-type="string" calcext:value-type="string">
            <text:p>",</text:p>
          </table:table-cell>
          <table:table-cell table:formula="of:=[.A206]&amp;[.B206]&amp;[.C206]&amp;[.D206]&amp;[.E206]" office:value-type="string" office:string-value="&quot;lend&quot;:&quot;lest&quot;," calcext:value-type="string">
            <text:p>"lend":"les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es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ehras</text:p>
          </table:table-cell>
          <table:table-cell table:style-name="ce4" office:value-type="string" calcext:value-type="string">
            <text:p>",</text:p>
          </table:table-cell>
          <table:table-cell table:formula="of:=[.A207]&amp;[.B207]&amp;[.C207]&amp;[.D207]&amp;[.E207]" office:value-type="string" office:string-value="&quot;less&quot;:&quot;lehras&quot;," calcext:value-type="string">
            <text:p>"less":"lehras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ia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welah’thalah</text:p>
          </table:table-cell>
          <table:table-cell table:style-name="ce4" office:value-type="string" calcext:value-type="string">
            <text:p>",</text:p>
          </table:table-cell>
          <table:table-cell table:formula="of:=[.A208]&amp;[.B208]&amp;[.C208]&amp;[.D208]&amp;[.E208]" office:value-type="string" office:string-value="&quot;liar&quot;:&quot;welah’thalah&quot;," calcext:value-type="string">
            <text:p>"liar":"welah’thala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i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lahriweth</text:p>
          </table:table-cell>
          <table:table-cell table:style-name="ce4" office:value-type="string" calcext:value-type="string">
            <text:p>",</text:p>
          </table:table-cell>
          <table:table-cell table:formula="of:=[.A209]&amp;[.B209]&amp;[.C209]&amp;[.D209]&amp;[.E209]" office:value-type="string" office:string-value="&quot;lie&quot;:&quot;alahriweth&quot;," calcext:value-type="string">
            <text:p>"lie":"alahriw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i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lahriweth</text:p>
          </table:table-cell>
          <table:table-cell table:style-name="ce4" office:value-type="string" calcext:value-type="string">
            <text:p>",</text:p>
          </table:table-cell>
          <table:table-cell table:formula="of:=[.A210]&amp;[.B210]&amp;[.C210]&amp;[.D210]&amp;[.E210]" office:value-type="string" office:string-value="&quot;lied&quot;:&quot;alahriweth&quot;," calcext:value-type="string">
            <text:p>"lied":"alahriw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ie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lahriweth</text:p>
          </table:table-cell>
          <table:table-cell table:style-name="ce4" office:value-type="string" calcext:value-type="string">
            <text:p>",</text:p>
          </table:table-cell>
          <table:table-cell table:formula="of:=[.A211]&amp;[.B211]&amp;[.C211]&amp;[.D211]&amp;[.E211]" office:value-type="string" office:string-value="&quot;lies&quot;:&quot;alahriweth&quot;," calcext:value-type="string">
            <text:p>"lies":"alahriw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if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h’schah</text:p>
          </table:table-cell>
          <table:table-cell table:style-name="ce4" office:value-type="string" calcext:value-type="string">
            <text:p>",</text:p>
          </table:table-cell>
          <table:table-cell table:formula="of:=[.A212]&amp;[.B212]&amp;[.C212]&amp;[.D212]&amp;[.E212]" office:value-type="string" office:string-value="&quot;life&quot;:&quot;eh’schah&quot;," calcext:value-type="string">
            <text:p>"life":"eh’scha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igh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rlicht</text:p>
          </table:table-cell>
          <table:table-cell table:style-name="ce4" office:value-type="string" calcext:value-type="string">
            <text:p>",</text:p>
          </table:table-cell>
          <table:table-cell table:formula="of:=[.A213]&amp;[.B213]&amp;[.C213]&amp;[.D213]&amp;[.E213]" office:value-type="string" office:string-value="&quot;light&quot;:&quot;verlicht&quot;," calcext:value-type="string">
            <text:p>"light":"verlich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ightn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heteth</text:p>
          </table:table-cell>
          <table:table-cell table:style-name="ce4" office:value-type="string" calcext:value-type="string">
            <text:p>",</text:p>
          </table:table-cell>
          <table:table-cell table:formula="of:=[.A214]&amp;[.B214]&amp;[.C214]&amp;[.D214]&amp;[.E214]" office:value-type="string" office:string-value="&quot;lightning&quot;:&quot;heteth&quot;," calcext:value-type="string">
            <text:p>"lightning":"het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ik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tuleuker</text:p>
          </table:table-cell>
          <table:table-cell table:style-name="ce4" office:value-type="string" calcext:value-type="string">
            <text:p>",</text:p>
          </table:table-cell>
          <table:table-cell table:formula="of:=[.A215]&amp;[.B215]&amp;[.C215]&amp;[.D215]&amp;[.E215]" office:value-type="string" office:string-value="&quot;like&quot;:&quot;schtuleuker&quot;," calcext:value-type="string">
            <text:p>"like":"schtuleuker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iste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daketh</text:p>
          </table:table-cell>
          <table:table-cell table:style-name="ce4" office:value-type="string" calcext:value-type="string">
            <text:p>",</text:p>
          </table:table-cell>
          <table:table-cell table:formula="of:=[.A216]&amp;[.B216]&amp;[.C216]&amp;[.D216]&amp;[.E216]" office:value-type="string" office:string-value="&quot;listen&quot;:&quot;daketh&quot;," calcext:value-type="string">
            <text:p>"listen":"dak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iv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nruzhal</text:p>
          </table:table-cell>
          <table:table-cell table:style-name="ce4" office:value-type="string" calcext:value-type="string">
            <text:p>",</text:p>
          </table:table-cell>
          <table:table-cell table:formula="of:=[.A217]&amp;[.B217]&amp;[.C217]&amp;[.D217]&amp;[.E217]" office:value-type="string" office:string-value="&quot;live&quot;:&quot;enruzhal&quot;," calcext:value-type="string">
            <text:p>"live":"enruzhal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ong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orteth</text:p>
          </table:table-cell>
          <table:table-cell table:style-name="ce4" office:value-type="string" calcext:value-type="string">
            <text:p>",</text:p>
          </table:table-cell>
          <table:table-cell table:formula="of:=[.A218]&amp;[.B218]&amp;[.C218]&amp;[.D218]&amp;[.E218]" office:value-type="string" office:string-value="&quot;longer&quot;:&quot;lorteth&quot;," calcext:value-type="string">
            <text:p>"longer":"lort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ook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akh</text:p>
          </table:table-cell>
          <table:table-cell table:style-name="ce4" office:value-type="string" calcext:value-type="string">
            <text:p>",</text:p>
          </table:table-cell>
          <table:table-cell table:formula="of:=[.A219]&amp;[.B219]&amp;[.C219]&amp;[.D219]&amp;[.E219]" office:value-type="string" office:string-value="&quot;look&quot;:&quot;lakh&quot;," calcext:value-type="string">
            <text:p>"look":"lak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os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hurghast</text:p>
          </table:table-cell>
          <table:table-cell table:style-name="ce4" office:value-type="string" calcext:value-type="string">
            <text:p>",</text:p>
          </table:table-cell>
          <table:table-cell table:formula="of:=[.A220]&amp;[.B220]&amp;[.C220]&amp;[.D220]&amp;[.E220]" office:value-type="string" office:string-value="&quot;lose&quot;:&quot;thurghast&quot;," calcext:value-type="string">
            <text:p>"lose":"thurghas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os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hurghast</text:p>
          </table:table-cell>
          <table:table-cell table:style-name="ce4" office:value-type="string" calcext:value-type="string">
            <text:p>",</text:p>
          </table:table-cell>
          <table:table-cell table:formula="of:=[.A221]&amp;[.B221]&amp;[.C221]&amp;[.D221]&amp;[.E221]" office:value-type="string" office:string-value="&quot;loss&quot;:&quot;thurghast&quot;," calcext:value-type="string">
            <text:p>"loss":"thurghas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ov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ibesch</text:p>
          </table:table-cell>
          <table:table-cell table:style-name="ce4" office:value-type="string" calcext:value-type="string">
            <text:p>",</text:p>
          </table:table-cell>
          <table:table-cell table:formula="of:=[.A222]&amp;[.B222]&amp;[.C222]&amp;[.D222]&amp;[.E222]" office:value-type="string" office:string-value="&quot;love&quot;:&quot;libesch&quot;," calcext:value-type="string">
            <text:p>"love":"libes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achin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prat</text:p>
          </table:table-cell>
          <table:table-cell table:style-name="ce4" office:value-type="string" calcext:value-type="string">
            <text:p>",</text:p>
          </table:table-cell>
          <table:table-cell table:formula="of:=[.A223]&amp;[.B223]&amp;[.C223]&amp;[.D223]&amp;[.E223]" office:value-type="string" office:string-value="&quot;machine&quot;:&quot;aprat&quot;," calcext:value-type="string">
            <text:p>"machine":"apra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ad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ascheth</text:p>
          </table:table-cell>
          <table:table-cell table:style-name="ce4" office:value-type="string" calcext:value-type="string">
            <text:p>",</text:p>
          </table:table-cell>
          <table:table-cell table:formula="of:=[.A224]&amp;[.B224]&amp;[.C224]&amp;[.D224]&amp;[.E224]" office:value-type="string" office:string-value="&quot;made&quot;:&quot;tascheth&quot;," calcext:value-type="string">
            <text:p>"made":"tasch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agic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ieker</text:p>
          </table:table-cell>
          <table:table-cell table:style-name="ce4" office:value-type="string" calcext:value-type="string">
            <text:p>",</text:p>
          </table:table-cell>
          <table:table-cell table:formula="of:=[.A225]&amp;[.B225]&amp;[.C225]&amp;[.D225]&amp;[.E225]" office:value-type="string" office:string-value="&quot;magic&quot;:&quot;mieker&quot;," calcext:value-type="string">
            <text:p>"magic":"mieker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agicia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kh’edax</text:p>
          </table:table-cell>
          <table:table-cell table:style-name="ce4" office:value-type="string" calcext:value-type="string">
            <text:p>",</text:p>
          </table:table-cell>
          <table:table-cell table:formula="of:=[.A226]&amp;[.B226]&amp;[.C226]&amp;[.D226]&amp;[.E226]" office:value-type="string" office:string-value="&quot;magician&quot;:&quot;mekh’edax&quot;," calcext:value-type="string">
            <text:p>"magician":"mekh’edax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agic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ieker</text:p>
          </table:table-cell>
          <table:table-cell table:style-name="ce4" office:value-type="string" calcext:value-type="string">
            <text:p>",</text:p>
          </table:table-cell>
          <table:table-cell table:formula="of:=[.A227]&amp;[.B227]&amp;[.C227]&amp;[.D227]&amp;[.E227]" office:value-type="string" office:string-value="&quot;magics&quot;:&quot;mieker&quot;," calcext:value-type="string">
            <text:p>"magics":"mieker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ai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est’ach</text:p>
          </table:table-cell>
          <table:table-cell table:style-name="ce4" office:value-type="string" calcext:value-type="string">
            <text:p>",</text:p>
          </table:table-cell>
          <table:table-cell table:formula="of:=[.A228]&amp;[.B228]&amp;[.C228]&amp;[.D228]&amp;[.E228]" office:value-type="string" office:string-value="&quot;mail&quot;:&quot;lest’ach&quot;," calcext:value-type="string">
            <text:p>"mail":"lest’a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make#English" xlink:type="simple">make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tascheth</text:p>
          </table:table-cell>
          <table:table-cell table:style-name="ce4" office:value-type="string" calcext:value-type="string">
            <text:p>",</text:p>
          </table:table-cell>
          <table:table-cell table:formula="of:=[.A229]&amp;[.B229]&amp;[.C229]&amp;[.D229]&amp;[.E229]" office:value-type="string" office:string-value="&quot;make&quot;:&quot;tascheth&quot;," calcext:value-type="string">
            <text:p>"make":"tasch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hkhe</text:p>
          </table:table-cell>
          <table:table-cell table:style-name="ce4" office:value-type="string" calcext:value-type="string">
            <text:p>",</text:p>
          </table:table-cell>
          <table:table-cell table:formula="of:=[.A230]&amp;[.B230]&amp;[.C230]&amp;[.D230]&amp;[.E230]" office:value-type="string" office:string-value="&quot;male&quot;:&quot;mehkhe&quot;," calcext:value-type="string">
            <text:p>"male":"mehkhe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a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hkhe</text:p>
          </table:table-cell>
          <table:table-cell table:style-name="ce4" office:value-type="string" calcext:value-type="string">
            <text:p>",</text:p>
          </table:table-cell>
          <table:table-cell table:formula="of:=[.A231]&amp;[.B231]&amp;[.C231]&amp;[.D231]&amp;[.E231]" office:value-type="string" office:string-value="&quot;man&quot;:&quot;mehkhe&quot;," calcext:value-type="string">
            <text:p>"man":"mehkhe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me#English" xlink:type="simple">me</text:a>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n</text:p>
          </table:table-cell>
          <table:table-cell table:style-name="ce4" office:value-type="string" calcext:value-type="string">
            <text:p>",</text:p>
          </table:table-cell>
          <table:table-cell table:formula="of:=[.A232]&amp;[.B232]&amp;[.C232]&amp;[.D232]&amp;[.E232]" office:value-type="string" office:string-value="&quot;me&quot;:&quot;en&quot;," calcext:value-type="string">
            <text:p>"me":"en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ee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h’oht</text:p>
          </table:table-cell>
          <table:table-cell table:style-name="ce4" office:value-type="string" calcext:value-type="string">
            <text:p>",</text:p>
          </table:table-cell>
          <table:table-cell table:formula="of:=[.A233]&amp;[.B233]&amp;[.C233]&amp;[.D233]&amp;[.E233]" office:value-type="string" office:string-value="&quot;meet&quot;:&quot;meh’oht&quot;," calcext:value-type="string">
            <text:p>"meet":"meh’oh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e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hkhe</text:p>
          </table:table-cell>
          <table:table-cell table:style-name="ce4" office:value-type="string" calcext:value-type="string">
            <text:p>",</text:p>
          </table:table-cell>
          <table:table-cell table:formula="of:=[.A234]&amp;[.B234]&amp;[.C234]&amp;[.D234]&amp;[.E234]" office:value-type="string" office:string-value="&quot;men&quot;:&quot;mehkhe&quot;," calcext:value-type="string">
            <text:p>"men":"mehkhe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er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lach</text:p>
          </table:table-cell>
          <table:table-cell table:style-name="ce4" office:value-type="string" calcext:value-type="string">
            <text:p>",</text:p>
          </table:table-cell>
          <table:table-cell table:formula="of:=[.A235]&amp;[.B235]&amp;[.C235]&amp;[.D235]&amp;[.E235]" office:value-type="string" office:string-value="&quot;mere&quot;:&quot;kelach&quot;," calcext:value-type="string">
            <text:p>"mere":"kela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e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h’oht</text:p>
          </table:table-cell>
          <table:table-cell table:style-name="ce4" office:value-type="string" calcext:value-type="string">
            <text:p>",</text:p>
          </table:table-cell>
          <table:table-cell table:formula="of:=[.A236]&amp;[.B236]&amp;[.C236]&amp;[.D236]&amp;[.E236]" office:value-type="string" office:string-value="&quot;met&quot;:&quot;meh’oht&quot;," calcext:value-type="string">
            <text:p>"met":"meh’oh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min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krer</text:p>
          </table:table-cell>
          <table:table-cell table:style-name="ce4" office:value-type="string" calcext:value-type="string">
            <text:p>",</text:p>
          </table:table-cell>
          <table:table-cell table:formula="of:=[.A237]&amp;[.B237]&amp;[.C237]&amp;[.D237]&amp;[.E237]" office:value-type="string" office:string-value="&quot;mine&quot;:&quot;mekrer&quot;," calcext:value-type="string">
            <text:p>"mine":"mekrer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minute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inscheh</text:p>
          </table:table-cell>
          <table:table-cell table:style-name="ce4" office:value-type="string" calcext:value-type="string">
            <text:p>",</text:p>
          </table:table-cell>
          <table:table-cell table:formula="of:=[.A238]&amp;[.B238]&amp;[.C238]&amp;[.D238]&amp;[.E238]" office:value-type="string" office:string-value="&quot;minute&quot;:&quot;inscheh&quot;," calcext:value-type="string">
            <text:p>"minute":"insch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is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ashek</text:p>
          </table:table-cell>
          <table:table-cell table:style-name="ce4" office:value-type="string" calcext:value-type="string">
            <text:p>",</text:p>
          </table:table-cell>
          <table:table-cell table:formula="of:=[.A239]&amp;[.B239]&amp;[.C239]&amp;[.D239]&amp;[.E239]" office:value-type="string" office:string-value="&quot;miss&quot;:&quot;mashek&quot;," calcext:value-type="string">
            <text:p>"miss":"mashek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or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ilech</text:p>
          </table:table-cell>
          <table:table-cell table:style-name="ce4" office:value-type="string" calcext:value-type="string">
            <text:p>",</text:p>
          </table:table-cell>
          <table:table-cell table:formula="of:=[.A240]&amp;[.B240]&amp;[.C240]&amp;[.D240]&amp;[.E240]" office:value-type="string" office:string-value="&quot;more&quot;:&quot;milech&quot;," calcext:value-type="string">
            <text:p>"more":"mile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orn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tag</text:p>
          </table:table-cell>
          <table:table-cell table:style-name="ce4" office:value-type="string" calcext:value-type="string">
            <text:p>",</text:p>
          </table:table-cell>
          <table:table-cell table:formula="of:=[.A241]&amp;[.B241]&amp;[.C241]&amp;[.D241]&amp;[.E241]" office:value-type="string" office:string-value="&quot;morning&quot;:&quot;schtag&quot;," calcext:value-type="string">
            <text:p>"morning":"schtag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osqu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arkeh</text:p>
          </table:table-cell>
          <table:table-cell table:style-name="ce4" office:value-type="string" calcext:value-type="string">
            <text:p>",</text:p>
          </table:table-cell>
          <table:table-cell table:formula="of:=[.A242]&amp;[.B242]&amp;[.C242]&amp;[.D242]&amp;[.E242]" office:value-type="string" office:string-value="&quot;mosque&quot;:&quot;tarkeh&quot;," calcext:value-type="string">
            <text:p>"mosque":"tark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most#English" xlink:type="simple">most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magasch</text:p>
          </table:table-cell>
          <table:table-cell table:style-name="ce4" office:value-type="string" calcext:value-type="string">
            <text:p>",</text:p>
          </table:table-cell>
          <table:table-cell table:formula="of:=[.A243]&amp;[.B243]&amp;[.C243]&amp;[.D243]&amp;[.E243]" office:value-type="string" office:string-value="&quot;most&quot;:&quot;magasch&quot;," calcext:value-type="string">
            <text:p>"most":"magas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oth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ich’heir</text:p>
          </table:table-cell>
          <table:table-cell table:style-name="ce4" office:value-type="string" calcext:value-type="string">
            <text:p>",</text:p>
          </table:table-cell>
          <table:table-cell table:formula="of:=[.A244]&amp;[.B244]&amp;[.C244]&amp;[.D244]&amp;[.E244]" office:value-type="string" office:string-value="&quot;mother&quot;:&quot;mich’heir&quot;," calcext:value-type="string">
            <text:p>"mother":"mich’heir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krer</text:p>
          </table:table-cell>
          <table:table-cell table:style-name="ce4" office:value-type="string" calcext:value-type="string">
            <text:p>",</text:p>
          </table:table-cell>
          <table:table-cell table:formula="of:=[.A245]&amp;[.B245]&amp;[.C245]&amp;[.D245]&amp;[.E245]" office:value-type="string" office:string-value="&quot;my&quot;:&quot;mekrer&quot;," calcext:value-type="string">
            <text:p>"my":"mekrer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nea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nah</text:p>
          </table:table-cell>
          <table:table-cell table:style-name="ce4" office:value-type="string" calcext:value-type="string">
            <text:p>",</text:p>
          </table:table-cell>
          <table:table-cell table:formula="of:=[.A246]&amp;[.B246]&amp;[.C246]&amp;[.D246]&amp;[.E246]" office:value-type="string" office:string-value="&quot;near&quot;:&quot;nah&quot;," calcext:value-type="string">
            <text:p>"near":"na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necromanc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kh’edah’schuth</text:p>
          </table:table-cell>
          <table:table-cell table:style-name="ce4" office:value-type="string" calcext:value-type="string">
            <text:p>",</text:p>
          </table:table-cell>
          <table:table-cell table:formula="of:=[.A247]&amp;[.B247]&amp;[.C247]&amp;[.D247]&amp;[.E247]" office:value-type="string" office:string-value="&quot;necromancer&quot;:&quot;mekh’edah’schuth&quot;," calcext:value-type="string">
            <text:p>"necromancer":"mekh’edah’schu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ne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nezhek’ta</text:p>
          </table:table-cell>
          <table:table-cell table:style-name="ce4" office:value-type="string" calcext:value-type="string">
            <text:p>",</text:p>
          </table:table-cell>
          <table:table-cell table:formula="of:=[.A248]&amp;[.B248]&amp;[.C248]&amp;[.D248]&amp;[.E248]" office:value-type="string" office:string-value="&quot;need&quot;:&quot;nezhek’ta&quot;," calcext:value-type="string">
            <text:p>"need":"nezhek’ta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nemesi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kau’esch</text:p>
          </table:table-cell>
          <table:table-cell table:style-name="ce4" office:value-type="string" calcext:value-type="string">
            <text:p>",</text:p>
          </table:table-cell>
          <table:table-cell table:formula="of:=[.A249]&amp;[.B249]&amp;[.C249]&amp;[.D249]&amp;[.E249]" office:value-type="string" office:string-value="&quot;nemesis&quot;:&quot;skau’esch&quot;," calcext:value-type="string">
            <text:p>"nemesis":"skau’es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nev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evrahlech</text:p>
          </table:table-cell>
          <table:table-cell table:style-name="ce4" office:value-type="string" calcext:value-type="string">
            <text:p>",</text:p>
          </table:table-cell>
          <table:table-cell table:formula="of:=[.A250]&amp;[.B250]&amp;[.C250]&amp;[.D250]&amp;[.E250]" office:value-type="string" office:string-value="&quot;never&quot;:&quot;gevrahlech&quot;," calcext:value-type="string">
            <text:p>"never":"gevrahle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new#English" xlink:type="simple">new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ingvah</text:p>
          </table:table-cell>
          <table:table-cell table:style-name="ce4" office:value-type="string" calcext:value-type="string">
            <text:p>",</text:p>
          </table:table-cell>
          <table:table-cell table:formula="of:=[.A251]&amp;[.B251]&amp;[.C251]&amp;[.D251]&amp;[.E251]" office:value-type="string" office:string-value="&quot;new&quot;:&quot;ingvah&quot;," calcext:value-type="string">
            <text:p>"new":"ingva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nigh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ing’hetag</text:p>
          </table:table-cell>
          <table:table-cell table:style-name="ce4" office:value-type="string" calcext:value-type="string">
            <text:p>",</text:p>
          </table:table-cell>
          <table:table-cell table:formula="of:=[.A252]&amp;[.B252]&amp;[.C252]&amp;[.D252]&amp;[.E252]" office:value-type="string" office:string-value="&quot;night&quot;:&quot;ing’hetag&quot;," calcext:value-type="string">
            <text:p>"night":"ing’hetag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no#English" xlink:type="simple">no</text:a>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ha</text:p>
          </table:table-cell>
          <table:table-cell table:style-name="ce4" office:value-type="string" calcext:value-type="string">
            <text:p>",</text:p>
          </table:table-cell>
          <table:table-cell table:formula="of:=[.A253]&amp;[.B253]&amp;[.C253]&amp;[.D253]&amp;[.E253]" office:value-type="string" office:string-value="&quot;no&quot;:&quot;zha&quot;," calcext:value-type="string">
            <text:p>"no":"zha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hngel</text:p>
          </table:table-cell>
          <table:table-cell table:style-name="ce4" office:value-type="string" calcext:value-type="string">
            <text:p>",</text:p>
          </table:table-cell>
          <table:table-cell table:formula="of:=[.A254]&amp;[.B254]&amp;[.C254]&amp;[.D254]&amp;[.E254]" office:value-type="string" office:string-value="&quot;none&quot;:&quot;ehngel&quot;," calcext:value-type="string">
            <text:p>"none":"ehngel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noo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ekahlecht</text:p>
          </table:table-cell>
          <table:table-cell table:style-name="ce4" office:value-type="string" calcext:value-type="string">
            <text:p>",</text:p>
          </table:table-cell>
          <table:table-cell table:formula="of:=[.A255]&amp;[.B255]&amp;[.C255]&amp;[.D255]&amp;[.E255]" office:value-type="string" office:string-value="&quot;noon&quot;:&quot;gekahlecht&quot;," calcext:value-type="string">
            <text:p>"noon":"gekahlech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no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ha</text:p>
          </table:table-cell>
          <table:table-cell table:style-name="ce4" office:value-type="string" calcext:value-type="string">
            <text:p>",</text:p>
          </table:table-cell>
          <table:table-cell table:formula="of:=[.A256]&amp;[.B256]&amp;[.C256]&amp;[.D256]&amp;[.E256]" office:value-type="string" office:string-value="&quot;not&quot;:&quot;zha&quot;," calcext:value-type="string">
            <text:p>"not":"zha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noth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a-hetagein</text:p>
          </table:table-cell>
          <table:table-cell table:style-name="ce4" office:value-type="string" calcext:value-type="string">
            <text:p>",</text:p>
          </table:table-cell>
          <table:table-cell table:formula="of:=[.A257]&amp;[.B257]&amp;[.C257]&amp;[.D257]&amp;[.E257]" office:value-type="string" office:string-value="&quot;nothing&quot;:&quot;za-hetagein&quot;," calcext:value-type="string">
            <text:p>"nothing":"za-hetagein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now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hoot</text:p>
          </table:table-cell>
          <table:table-cell table:style-name="ce4" office:value-type="string" calcext:value-type="string">
            <text:p>",</text:p>
          </table:table-cell>
          <table:table-cell table:formula="of:=[.A258]&amp;[.B258]&amp;[.C258]&amp;[.D258]&amp;[.E258]" office:value-type="string" office:string-value="&quot;now&quot;:&quot;hoot&quot;," calcext:value-type="string">
            <text:p>"now":"hoo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of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ye</text:p>
          </table:table-cell>
          <table:table-cell table:style-name="ce4" office:value-type="string" calcext:value-type="string">
            <text:p>",</text:p>
          </table:table-cell>
          <table:table-cell table:formula="of:=[.A259]&amp;[.B259]&amp;[.C259]&amp;[.D259]&amp;[.E259]" office:value-type="string" office:string-value="&quot;of&quot;:&quot;lye&quot;," calcext:value-type="string">
            <text:p>"of":"lye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ol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ifster</text:p>
          </table:table-cell>
          <table:table-cell table:style-name="ce4" office:value-type="string" calcext:value-type="string">
            <text:p>",</text:p>
          </table:table-cell>
          <table:table-cell table:formula="of:=[.A260]&amp;[.B260]&amp;[.C260]&amp;[.D260]&amp;[.E260]" office:value-type="string" office:string-value="&quot;old&quot;:&quot;eifster&quot;," calcext:value-type="string">
            <text:p>"old":"eifster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old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ifster</text:p>
          </table:table-cell>
          <table:table-cell table:style-name="ce4" office:value-type="string" calcext:value-type="string">
            <text:p>",</text:p>
          </table:table-cell>
          <table:table-cell table:formula="of:=[.A261]&amp;[.B261]&amp;[.C261]&amp;[.D261]&amp;[.E261]" office:value-type="string" office:string-value="&quot;older&quot;:&quot;eifster&quot;," calcext:value-type="string">
            <text:p>"older":"eifster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on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ein</text:p>
          </table:table-cell>
          <table:table-cell table:style-name="ce4" office:value-type="string" calcext:value-type="string">
            <text:p>",</text:p>
          </table:table-cell>
          <table:table-cell table:formula="of:=[.A262]&amp;[.B262]&amp;[.C262]&amp;[.D262]&amp;[.E262]" office:value-type="string" office:string-value="&quot;on&quot;:&quot;ein&quot;," calcext:value-type="string">
            <text:p>"on":"ein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onc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izen</text:p>
          </table:table-cell>
          <table:table-cell table:style-name="ce4" office:value-type="string" calcext:value-type="string">
            <text:p>",</text:p>
          </table:table-cell>
          <table:table-cell table:formula="of:=[.A263]&amp;[.B263]&amp;[.C263]&amp;[.D263]&amp;[.E263]" office:value-type="string" office:string-value="&quot;once&quot;:&quot;eizen&quot;," calcext:value-type="string">
            <text:p>"once":"eizen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one#English" xlink:type="simple">one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ligath</text:p>
          </table:table-cell>
          <table:table-cell table:style-name="ce4" office:value-type="string" calcext:value-type="string">
            <text:p>",</text:p>
          </table:table-cell>
          <table:table-cell table:formula="of:=[.A264]&amp;[.B264]&amp;[.C264]&amp;[.D264]&amp;[.E264]" office:value-type="string" office:string-value="&quot;one&quot;:&quot;ligath&quot;," calcext:value-type="string">
            <text:p>"one":"liga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only#English" xlink:type="simple">only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eineh</text:p>
          </table:table-cell>
          <table:table-cell table:style-name="ce4" office:value-type="string" calcext:value-type="string">
            <text:p>",</text:p>
          </table:table-cell>
          <table:table-cell table:formula="of:=[.A265]&amp;[.B265]&amp;[.C265]&amp;[.D265]&amp;[.E265]" office:value-type="string" office:string-value="&quot;only&quot;:&quot;eineh&quot;," calcext:value-type="string">
            <text:p>"only":"ein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ope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eketh</text:p>
          </table:table-cell>
          <table:table-cell table:style-name="ce4" office:value-type="string" calcext:value-type="string">
            <text:p>",</text:p>
          </table:table-cell>
          <table:table-cell table:formula="of:=[.A266]&amp;[.B266]&amp;[.C266]&amp;[.D266]&amp;[.E266]" office:value-type="string" office:string-value="&quot;open&quot;:&quot;leketh&quot;," calcext:value-type="string">
            <text:p>"open":"lek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o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i-eh</text:p>
          </table:table-cell>
          <table:table-cell table:style-name="ce4" office:value-type="string" calcext:value-type="string">
            <text:p>",</text:p>
          </table:table-cell>
          <table:table-cell table:formula="of:=[.A267]&amp;[.B267]&amp;[.C267]&amp;[.D267]&amp;[.E267]" office:value-type="string" office:string-value="&quot;or&quot;:&quot;Li-eh&quot;," calcext:value-type="string">
            <text:p>"or":"Li-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oth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ach’tathehr</text:p>
          </table:table-cell>
          <table:table-cell table:style-name="ce4" office:value-type="string" calcext:value-type="string">
            <text:p>",</text:p>
          </table:table-cell>
          <table:table-cell table:formula="of:=[.A268]&amp;[.B268]&amp;[.C268]&amp;[.D268]&amp;[.E268]" office:value-type="string" office:string-value="&quot;other&quot;:&quot;lach’tathehr&quot;," calcext:value-type="string">
            <text:p>"other":"lach’tathehr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our#English" xlink:type="simple">our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uverh</text:p>
          </table:table-cell>
          <table:table-cell table:style-name="ce4" office:value-type="string" calcext:value-type="string">
            <text:p>",</text:p>
          </table:table-cell>
          <table:table-cell table:formula="of:=[.A269]&amp;[.B269]&amp;[.C269]&amp;[.D269]&amp;[.E269]" office:value-type="string" office:string-value="&quot;our&quot;:&quot;uverh&quot;," calcext:value-type="string">
            <text:p>"our":"uver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out#English" xlink:type="simple">out</text:a></text:p>
          </table:table-cell>
          <table:table-cell table:style-name="ce4" office:value-type="string" calcext:value-type="string">
            <text:p>":"</text:p>
          </table:table-cell>
          <table:table-cell table:style-name="Default" office:value-type="string" calcext:value-type="string">
            <text:p>dagtah</text:p>
          </table:table-cell>
          <table:table-cell table:style-name="ce4" office:value-type="string" calcext:value-type="string">
            <text:p>",</text:p>
          </table:table-cell>
          <table:table-cell table:formula="of:=[.A270]&amp;[.B270]&amp;[.C270]&amp;[.D270]&amp;[.E270]" office:value-type="string" office:string-value="&quot;out&quot;:&quot;dagtah&quot;," calcext:value-type="string">
            <text:p>"out":"dagta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over#English" xlink:type="simple">over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vehrleh</text:p>
          </table:table-cell>
          <table:table-cell table:style-name="ce4" office:value-type="string" calcext:value-type="string">
            <text:p>",</text:p>
          </table:table-cell>
          <table:table-cell table:formula="of:=[.A271]&amp;[.B271]&amp;[.C271]&amp;[.D271]&amp;[.E271]" office:value-type="string" office:string-value="&quot;over&quot;:&quot;vehrleh&quot;," calcext:value-type="string">
            <text:p>"over":"vehrl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ath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peschath</text:p>
          </table:table-cell>
          <table:table-cell table:style-name="ce4" office:value-type="string" calcext:value-type="string">
            <text:p>",</text:p>
          </table:table-cell>
          <table:table-cell table:formula="of:=[.A272]&amp;[.B272]&amp;[.C272]&amp;[.D272]&amp;[.E272]" office:value-type="string" office:string-value="&quot;path&quot;:&quot;peschath&quot;," calcext:value-type="string">
            <text:p>"path":"pescha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ayback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raf</text:p>
          </table:table-cell>
          <table:table-cell table:style-name="ce4" office:value-type="string" calcext:value-type="string">
            <text:p>",</text:p>
          </table:table-cell>
          <table:table-cell table:formula="of:=[.A273]&amp;[.B273]&amp;[.C273]&amp;[.D273]&amp;[.E273]" office:value-type="string" office:string-value="&quot;payback&quot;:&quot;schraf&quot;," calcext:value-type="string">
            <text:p>"payback":"schraf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people#English" xlink:type="simple">people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eidax</text:p>
          </table:table-cell>
          <table:table-cell table:style-name="ce4" office:value-type="string" calcext:value-type="string">
            <text:p>",</text:p>
          </table:table-cell>
          <table:table-cell table:formula="of:=[.A274]&amp;[.B274]&amp;[.C274]&amp;[.D274]&amp;[.E274]" office:value-type="string" office:string-value="&quot;people&quot;:&quot;eidax&quot;," calcext:value-type="string">
            <text:p>"people":"eidax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erfec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liesekt</text:p>
          </table:table-cell>
          <table:table-cell table:style-name="ce4" office:value-type="string" calcext:value-type="string">
            <text:p>",</text:p>
          </table:table-cell>
          <table:table-cell table:formula="of:=[.A275]&amp;[.B275]&amp;[.C275]&amp;[.D275]&amp;[.E275]" office:value-type="string" office:string-value="&quot;perfect&quot;:&quot;kliesekt&quot;," calcext:value-type="string">
            <text:p>"perfect":"kliesek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erso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idax</text:p>
          </table:table-cell>
          <table:table-cell table:style-name="ce4" office:value-type="string" calcext:value-type="string">
            <text:p>",</text:p>
          </table:table-cell>
          <table:table-cell table:formula="of:=[.A276]&amp;[.B276]&amp;[.C276]&amp;[.D276]&amp;[.E276]" office:value-type="string" office:string-value="&quot;person&quot;:&quot;eidax&quot;," calcext:value-type="string">
            <text:p>"person":"eidax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itch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dreizen</text:p>
          </table:table-cell>
          <table:table-cell table:style-name="ce4" office:value-type="string" calcext:value-type="string">
            <text:p>",</text:p>
          </table:table-cell>
          <table:table-cell table:formula="of:=[.A277]&amp;[.B277]&amp;[.C277]&amp;[.D277]&amp;[.E277]" office:value-type="string" office:string-value="&quot;pitch&quot;:&quot;dreizen&quot;," calcext:value-type="string">
            <text:p>"pitch":"dreizen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place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ferkelenstax</text:p>
          </table:table-cell>
          <table:table-cell table:style-name="ce4" office:value-type="string" calcext:value-type="string">
            <text:p>",</text:p>
          </table:table-cell>
          <table:table-cell table:formula="of:=[.A278]&amp;[.B278]&amp;[.C278]&amp;[.D278]&amp;[.E278]" office:value-type="string" office:string-value="&quot;place&quot;:&quot;ferkelenstax&quot;," calcext:value-type="string">
            <text:p>"place":"ferkelenstax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leas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ibesch</text:p>
          </table:table-cell>
          <table:table-cell table:style-name="ce4" office:value-type="string" calcext:value-type="string">
            <text:p>",</text:p>
          </table:table-cell>
          <table:table-cell table:formula="of:=[.A279]&amp;[.B279]&amp;[.C279]&amp;[.D279]&amp;[.E279]" office:value-type="string" office:string-value="&quot;pleased&quot;:&quot;libesch&quot;," calcext:value-type="string">
            <text:p>"pleased":"libes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ow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wrisch fie</text:p>
          </table:table-cell>
          <table:table-cell table:style-name="ce4" office:value-type="string" calcext:value-type="string">
            <text:p>",</text:p>
          </table:table-cell>
          <table:table-cell table:formula="of:=[.A280]&amp;[.B280]&amp;[.C280]&amp;[.D280]&amp;[.E280]" office:value-type="string" office:string-value="&quot;power&quot;:&quot;wrisch fie&quot;," calcext:value-type="string">
            <text:p>"power":"wrisch fie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ower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rafst</text:p>
          </table:table-cell>
          <table:table-cell table:style-name="ce4" office:value-type="string" calcext:value-type="string">
            <text:p>",</text:p>
          </table:table-cell>
          <table:table-cell table:formula="of:=[.A281]&amp;[.B281]&amp;[.C281]&amp;[.D281]&amp;[.E281]" office:value-type="string" office:string-value="&quot;powers&quot;:&quot;krafst&quot;," calcext:value-type="string">
            <text:p>"powers":"krafs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ries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tik</text:p>
          </table:table-cell>
          <table:table-cell table:style-name="ce4" office:value-type="string" calcext:value-type="string">
            <text:p>",</text:p>
          </table:table-cell>
          <table:table-cell table:formula="of:=[.A282]&amp;[.B282]&amp;[.C282]&amp;[.D282]&amp;[.E282]" office:value-type="string" office:string-value="&quot;priest&quot;:&quot;atik&quot;," calcext:value-type="string">
            <text:p>"priest":"atik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robabl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ashki</text:p>
          </table:table-cell>
          <table:table-cell table:style-name="ce4" office:value-type="string" calcext:value-type="string">
            <text:p>",</text:p>
          </table:table-cell>
          <table:table-cell table:formula="of:=[.A283]&amp;[.B283]&amp;[.C283]&amp;[.D283]&amp;[.E283]" office:value-type="string" office:string-value="&quot;probably&quot;:&quot;kashki&quot;," calcext:value-type="string">
            <text:p>"probably":"kashki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rotecto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i</text:p>
          </table:table-cell>
          <table:table-cell table:style-name="ce4" office:value-type="string" calcext:value-type="string">
            <text:p>",</text:p>
          </table:table-cell>
          <table:table-cell table:formula="of:=[.A284]&amp;[.B284]&amp;[.C284]&amp;[.D284]&amp;[.E284]" office:value-type="string" office:string-value="&quot;protector&quot;:&quot;vei&quot;," calcext:value-type="string">
            <text:p>"protector":"vei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urpose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faushek</text:p>
          </table:table-cell>
          <table:table-cell table:style-name="ce4" office:value-type="string" calcext:value-type="string">
            <text:p>",</text:p>
          </table:table-cell>
          <table:table-cell table:formula="of:=[.A285]&amp;[.B285]&amp;[.C285]&amp;[.D285]&amp;[.E285]" office:value-type="string" office:string-value="&quot;purpose&quot;:&quot;faushek&quot;," calcext:value-type="string">
            <text:p>"purpose":"faushek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ag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raf</text:p>
          </table:table-cell>
          <table:table-cell table:style-name="ce4" office:value-type="string" calcext:value-type="string">
            <text:p>",</text:p>
          </table:table-cell>
          <table:table-cell table:formula="of:=[.A286]&amp;[.B286]&amp;[.C286]&amp;[.D286]&amp;[.E286]" office:value-type="string" office:string-value="&quot;rage&quot;:&quot;vraf&quot;," calcext:value-type="string">
            <text:p>"rage":"vraf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ai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isech</text:p>
          </table:table-cell>
          <table:table-cell table:style-name="ce4" office:value-type="string" calcext:value-type="string">
            <text:p>",</text:p>
          </table:table-cell>
          <table:table-cell table:formula="of:=[.A287]&amp;[.B287]&amp;[.C287]&amp;[.D287]&amp;[.E287]" office:value-type="string" office:string-value="&quot;rain&quot;:&quot;kisech&quot;," calcext:value-type="string">
            <text:p>"rain":"kise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eckles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rekisch</text:p>
          </table:table-cell>
          <table:table-cell table:style-name="ce4" office:value-type="string" calcext:value-type="string">
            <text:p>",</text:p>
          </table:table-cell>
          <table:table-cell table:formula="of:=[.A288]&amp;[.B288]&amp;[.C288]&amp;[.D288]&amp;[.E288]" office:value-type="string" office:string-value="&quot;reckless&quot;:&quot;rekisch&quot;," calcext:value-type="string">
            <text:p>"reckless":"rekis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rek</text:p>
          </table:table-cell>
          <table:table-cell table:style-name="ce4" office:value-type="string" calcext:value-type="string">
            <text:p>",</text:p>
          </table:table-cell>
          <table:table-cell table:formula="of:=[.A289]&amp;[.B289]&amp;[.C289]&amp;[.D289]&amp;[.E289]" office:value-type="string" office:string-value="&quot;red&quot;:&quot;rek&quot;," calcext:value-type="string">
            <text:p>"red":"rek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remains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roymek</text:p>
          </table:table-cell>
          <table:table-cell table:style-name="ce4" office:value-type="string" calcext:value-type="string">
            <text:p>",</text:p>
          </table:table-cell>
          <table:table-cell table:formula="of:=[.A290]&amp;[.B290]&amp;[.C290]&amp;[.D290]&amp;[.E290]" office:value-type="string" office:string-value="&quot;remains&quot;:&quot;roymek&quot;," calcext:value-type="string">
            <text:p>"remains":"roymek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epea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dashek</text:p>
          </table:table-cell>
          <table:table-cell table:style-name="ce4" office:value-type="string" calcext:value-type="string">
            <text:p>",</text:p>
          </table:table-cell>
          <table:table-cell table:formula="of:=[.A291]&amp;[.B291]&amp;[.C291]&amp;[.D291]&amp;[.E291]" office:value-type="string" office:string-value="&quot;repeat&quot;:&quot;dashek&quot;," calcext:value-type="string">
            <text:p>"repeat":"dashek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eques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tsan</text:p>
          </table:table-cell>
          <table:table-cell table:style-name="ce4" office:value-type="string" calcext:value-type="string">
            <text:p>",</text:p>
          </table:table-cell>
          <table:table-cell table:formula="of:=[.A292]&amp;[.B292]&amp;[.C292]&amp;[.D292]&amp;[.E292]" office:value-type="string" office:string-value="&quot;request&quot;:&quot;atsan&quot;," calcext:value-type="string">
            <text:p>"request":"atsan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estrai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ralesch’ekeh</text:p>
          </table:table-cell>
          <table:table-cell table:style-name="ce4" office:value-type="string" calcext:value-type="string">
            <text:p>",</text:p>
          </table:table-cell>
          <table:table-cell table:formula="of:=[.A293]&amp;[.B293]&amp;[.C293]&amp;[.D293]&amp;[.E293]" office:value-type="string" office:string-value="&quot;restrain&quot;:&quot;zralesch’ekeh&quot;," calcext:value-type="string">
            <text:p>"restrain":"zralesch’ek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etur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rechtag</text:p>
          </table:table-cell>
          <table:table-cell table:style-name="ce4" office:value-type="string" calcext:value-type="string">
            <text:p>",</text:p>
          </table:table-cell>
          <table:table-cell table:formula="of:=[.A294]&amp;[.B294]&amp;[.C294]&amp;[.D294]&amp;[.E294]" office:value-type="string" office:string-value="&quot;return&quot;:&quot;rechtag&quot;," calcext:value-type="string">
            <text:p>"return":"rechtag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evea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leva</text:p>
          </table:table-cell>
          <table:table-cell table:style-name="ce4" office:value-type="string" calcext:value-type="string">
            <text:p>",</text:p>
          </table:table-cell>
          <table:table-cell table:formula="of:=[.A295]&amp;[.B295]&amp;[.C295]&amp;[.D295]&amp;[.E295]" office:value-type="string" office:string-value="&quot;reveal&quot;:&quot;kleva&quot;," calcext:value-type="string">
            <text:p>"reveal":"kleva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eveng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raf</text:p>
          </table:table-cell>
          <table:table-cell table:style-name="ce4" office:value-type="string" calcext:value-type="string">
            <text:p>",</text:p>
          </table:table-cell>
          <table:table-cell table:formula="of:=[.A296]&amp;[.B296]&amp;[.C296]&amp;[.D296]&amp;[.E296]" office:value-type="string" office:string-value="&quot;revenge&quot;:&quot;schraf&quot;," calcext:value-type="string">
            <text:p>"revenge":"schraf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iva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kau’esch</text:p>
          </table:table-cell>
          <table:table-cell table:style-name="ce4" office:value-type="string" calcext:value-type="string">
            <text:p>",</text:p>
          </table:table-cell>
          <table:table-cell table:formula="of:=[.A297]&amp;[.B297]&amp;[.C297]&amp;[.D297]&amp;[.E297]" office:value-type="string" office:string-value="&quot;rival&quot;:&quot;skau’esch&quot;," calcext:value-type="string">
            <text:p>"rival":"skau’es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road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peschath</text:p>
          </table:table-cell>
          <table:table-cell table:style-name="ce4" office:value-type="string" calcext:value-type="string">
            <text:p>",</text:p>
          </table:table-cell>
          <table:table-cell table:formula="of:=[.A298]&amp;[.B298]&amp;[.C298]&amp;[.D298]&amp;[.E298]" office:value-type="string" office:string-value="&quot;road&quot;:&quot;peschath&quot;," calcext:value-type="string">
            <text:p>"road":"pescha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ui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etz</text:p>
          </table:table-cell>
          <table:table-cell table:style-name="ce4" office:value-type="string" calcext:value-type="string">
            <text:p>",</text:p>
          </table:table-cell>
          <table:table-cell table:formula="of:=[.A299]&amp;[.B299]&amp;[.C299]&amp;[.D299]&amp;[.E299]" office:value-type="string" office:string-value="&quot;ruin&quot;:&quot;letz&quot;," calcext:value-type="string">
            <text:p>"ruin":"letz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uin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ahling’tha</text:p>
          </table:table-cell>
          <table:table-cell table:style-name="ce4" office:value-type="string" calcext:value-type="string">
            <text:p>",</text:p>
          </table:table-cell>
          <table:table-cell table:formula="of:=[.A300]&amp;[.B300]&amp;[.C300]&amp;[.D300]&amp;[.E300]" office:value-type="string" office:string-value="&quot;ruined&quot;:&quot;kahling’tha&quot;," calcext:value-type="string">
            <text:p>"ruined":"kahling’tha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u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ah’leveh</text:p>
          </table:table-cell>
          <table:table-cell table:style-name="ce4" office:value-type="string" calcext:value-type="string">
            <text:p>",</text:p>
          </table:table-cell>
          <table:table-cell table:formula="of:=[.A301]&amp;[.B301]&amp;[.C301]&amp;[.D301]&amp;[.E301]" office:value-type="string" office:string-value="&quot;run&quot;:&quot;fah’leveh&quot;," calcext:value-type="string">
            <text:p>"run":"fah’lev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afet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ah’ekh</text:p>
          </table:table-cell>
          <table:table-cell table:style-name="ce4" office:value-type="string" calcext:value-type="string">
            <text:p>",</text:p>
          </table:table-cell>
          <table:table-cell table:formula="of:=[.A302]&amp;[.B302]&amp;[.C302]&amp;[.D302]&amp;[.E302]" office:value-type="string" office:string-value="&quot;safety&quot;:&quot;zah’ekh&quot;," calcext:value-type="string">
            <text:p>"safety":"zah’ek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afet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ah’ekh</text:p>
          </table:table-cell>
          <table:table-cell table:style-name="ce4" office:value-type="string" calcext:value-type="string">
            <text:p>",</text:p>
          </table:table-cell>
          <table:table-cell table:formula="of:=[.A303]&amp;[.B303]&amp;[.C303]&amp;[.D303]&amp;[.E303]" office:value-type="string" office:string-value="&quot;safety&quot;:&quot;zah’ekh&quot;," calcext:value-type="string">
            <text:p>"safety":"zah’ek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atisfi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ibesch</text:p>
          </table:table-cell>
          <table:table-cell table:style-name="ce4" office:value-type="string" calcext:value-type="string">
            <text:p>",</text:p>
          </table:table-cell>
          <table:table-cell table:formula="of:=[.A304]&amp;[.B304]&amp;[.C304]&amp;[.D304]&amp;[.E304]" office:value-type="string" office:string-value="&quot;satisfied&quot;:&quot;libesch&quot;," calcext:value-type="string">
            <text:p>"satisfied":"libes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av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nruzhal</text:p>
          </table:table-cell>
          <table:table-cell table:style-name="ce4" office:value-type="string" calcext:value-type="string">
            <text:p>",</text:p>
          </table:table-cell>
          <table:table-cell table:formula="of:=[.A305]&amp;[.B305]&amp;[.C305]&amp;[.D305]&amp;[.E305]" office:value-type="string" office:string-value="&quot;save&quot;:&quot;enruzhal&quot;," calcext:value-type="string">
            <text:p>"save":"enruzhal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say#English" xlink:type="simple">say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spe’hach</text:p>
          </table:table-cell>
          <table:table-cell table:style-name="ce4" office:value-type="string" calcext:value-type="string">
            <text:p>",</text:p>
          </table:table-cell>
          <table:table-cell table:formula="of:=[.A306]&amp;[.B306]&amp;[.C306]&amp;[.D306]&amp;[.E306]" office:value-type="string" office:string-value="&quot;say&quot;:&quot;spe’hach&quot;," calcext:value-type="string">
            <text:p>"say":"spe’ha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second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zein</text:p>
          </table:table-cell>
          <table:table-cell table:style-name="ce4" office:value-type="string" calcext:value-type="string">
            <text:p>",</text:p>
          </table:table-cell>
          <table:table-cell table:formula="of:=[.A307]&amp;[.B307]&amp;[.C307]&amp;[.D307]&amp;[.E307]" office:value-type="string" office:string-value="&quot;second&quot;:&quot;zein&quot;," calcext:value-type="string">
            <text:p>"second":"zein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ecurit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i</text:p>
          </table:table-cell>
          <table:table-cell table:style-name="ce4" office:value-type="string" calcext:value-type="string">
            <text:p>",</text:p>
          </table:table-cell>
          <table:table-cell table:formula="of:=[.A308]&amp;[.B308]&amp;[.C308]&amp;[.D308]&amp;[.E308]" office:value-type="string" office:string-value="&quot;security&quot;:&quot;vei&quot;," calcext:value-type="string">
            <text:p>"security":"vei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e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akh</text:p>
          </table:table-cell>
          <table:table-cell table:style-name="ce4" office:value-type="string" calcext:value-type="string">
            <text:p>",</text:p>
          </table:table-cell>
          <table:table-cell table:formula="of:=[.A309]&amp;[.B309]&amp;[.C309]&amp;[.D309]&amp;[.E309]" office:value-type="string" office:string-value="&quot;see&quot;:&quot;lakh&quot;," calcext:value-type="string">
            <text:p>"see":"lak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en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est</text:p>
          </table:table-cell>
          <table:table-cell table:style-name="ce4" office:value-type="string" calcext:value-type="string">
            <text:p>",</text:p>
          </table:table-cell>
          <table:table-cell table:formula="of:=[.A310]&amp;[.B310]&amp;[.C310]&amp;[.D310]&amp;[.E310]" office:value-type="string" office:string-value="&quot;send&quot;:&quot;lest&quot;," calcext:value-type="string">
            <text:p>"send":"les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end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eseth</text:p>
          </table:table-cell>
          <table:table-cell table:style-name="ce4" office:value-type="string" calcext:value-type="string">
            <text:p>",</text:p>
          </table:table-cell>
          <table:table-cell table:formula="of:=[.A311]&amp;[.B311]&amp;[.C311]&amp;[.D311]&amp;[.E311]" office:value-type="string" office:string-value="&quot;sender&quot;:&quot;leseth&quot;," calcext:value-type="string">
            <text:p>"sender":"les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enio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ifster</text:p>
          </table:table-cell>
          <table:table-cell table:style-name="ce4" office:value-type="string" calcext:value-type="string">
            <text:p>",</text:p>
          </table:table-cell>
          <table:table-cell table:formula="of:=[.A312]&amp;[.B312]&amp;[.C312]&amp;[.D312]&amp;[.E312]" office:value-type="string" office:string-value="&quot;senior&quot;:&quot;eifster&quot;," calcext:value-type="string">
            <text:p>"senior":"eifster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ense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schonzer</text:p>
          </table:table-cell>
          <table:table-cell table:style-name="ce4" office:value-type="string" calcext:value-type="string">
            <text:p>",</text:p>
          </table:table-cell>
          <table:table-cell table:formula="of:=[.A313]&amp;[.B313]&amp;[.C313]&amp;[.D313]&amp;[.E313]" office:value-type="string" office:string-value="&quot;sense&quot;:&quot;schonzer&quot;," calcext:value-type="string">
            <text:p>"sense":"schonzer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hackl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ralesch’ekeh</text:p>
          </table:table-cell>
          <table:table-cell table:style-name="ce4" office:value-type="string" calcext:value-type="string">
            <text:p>",</text:p>
          </table:table-cell>
          <table:table-cell table:formula="of:=[.A314]&amp;[.B314]&amp;[.C314]&amp;[.D314]&amp;[.E314]" office:value-type="string" office:string-value="&quot;shackle&quot;:&quot;zralesch’ekeh&quot;," calcext:value-type="string">
            <text:p>"shackle":"zralesch’ek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hape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althakepz</text:p>
          </table:table-cell>
          <table:table-cell table:style-name="ce4" office:value-type="string" calcext:value-type="string">
            <text:p>",</text:p>
          </table:table-cell>
          <table:table-cell table:formula="of:=[.A315]&amp;[.B315]&amp;[.C315]&amp;[.D315]&amp;[.E315]" office:value-type="string" office:string-value="&quot;shape&quot;:&quot;althakepz&quot;," calcext:value-type="string">
            <text:p>"shape":"althakepz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har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tarlikt</text:p>
          </table:table-cell>
          <table:table-cell table:style-name="ce4" office:value-type="string" calcext:value-type="string">
            <text:p>",</text:p>
          </table:table-cell>
          <table:table-cell table:formula="of:=[.A316]&amp;[.B316]&amp;[.C316]&amp;[.D316]&amp;[.E316]" office:value-type="string" office:string-value="&quot;shard&quot;:&quot;schtarlikt&quot;," calcext:value-type="string">
            <text:p>"shard":"schtarlik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hard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tarlikt</text:p>
          </table:table-cell>
          <table:table-cell table:style-name="ce4" office:value-type="string" calcext:value-type="string">
            <text:p>",</text:p>
          </table:table-cell>
          <table:table-cell table:formula="of:=[.A317]&amp;[.B317]&amp;[.C317]&amp;[.D317]&amp;[.E317]" office:value-type="string" office:string-value="&quot;shards&quot;:&quot;schtarlikt&quot;," calcext:value-type="string">
            <text:p>"shards":"schtarlik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har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tech</text:p>
          </table:table-cell>
          <table:table-cell table:style-name="ce4" office:value-type="string" calcext:value-type="string">
            <text:p>",</text:p>
          </table:table-cell>
          <table:table-cell table:formula="of:=[.A318]&amp;[.B318]&amp;[.C318]&amp;[.D318]&amp;[.E318]" office:value-type="string" office:string-value="&quot;share&quot;:&quot;metech&quot;," calcext:value-type="string">
            <text:p>"share":"mete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she#English" xlink:type="simple">she</text:a>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sheh</text:p>
          </table:table-cell>
          <table:table-cell table:style-name="ce4" office:value-type="string" calcext:value-type="string">
            <text:p>",</text:p>
          </table:table-cell>
          <table:table-cell table:formula="of:=[.A319]&amp;[.B319]&amp;[.C319]&amp;[.D319]&amp;[.E319]" office:value-type="string" office:string-value="&quot;she&quot;:&quot;esheh&quot;," calcext:value-type="string">
            <text:p>"she":"esh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hiel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rab’haka</text:p>
          </table:table-cell>
          <table:table-cell table:style-name="ce4" office:value-type="string" calcext:value-type="string">
            <text:p>",</text:p>
          </table:table-cell>
          <table:table-cell table:formula="of:=[.A320]&amp;[.B320]&amp;[.C320]&amp;[.D320]&amp;[.E320]" office:value-type="string" office:string-value="&quot;shield&quot;:&quot;rab’haka&quot;," calcext:value-type="string">
            <text:p>"shield":"rab’haka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hine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schetz</text:p>
          </table:table-cell>
          <table:table-cell table:style-name="ce4" office:value-type="string" calcext:value-type="string">
            <text:p>",</text:p>
          </table:table-cell>
          <table:table-cell table:formula="of:=[.A321]&amp;[.B321]&amp;[.C321]&amp;[.D321]&amp;[.E321]" office:value-type="string" office:string-value="&quot;shine&quot;:&quot;schetz&quot;," calcext:value-type="string">
            <text:p>"shine":"schetz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hines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schetz</text:p>
          </table:table-cell>
          <table:table-cell table:style-name="ce4" office:value-type="string" calcext:value-type="string">
            <text:p>",</text:p>
          </table:table-cell>
          <table:table-cell table:formula="of:=[.A322]&amp;[.B322]&amp;[.C322]&amp;[.D322]&amp;[.E322]" office:value-type="string" office:string-value="&quot;shines&quot;:&quot;schetz&quot;," calcext:value-type="string">
            <text:p>"shines":"schetz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hining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schetzing</text:p>
          </table:table-cell>
          <table:table-cell table:style-name="ce4" office:value-type="string" calcext:value-type="string">
            <text:p>",</text:p>
          </table:table-cell>
          <table:table-cell table:formula="of:=[.A323]&amp;[.B323]&amp;[.C323]&amp;[.D323]&amp;[.E323]" office:value-type="string" office:string-value="&quot;shining&quot;:&quot;schetzing&quot;," calcext:value-type="string">
            <text:p>"shining":"schetzing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hock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heteth</text:p>
          </table:table-cell>
          <table:table-cell table:style-name="ce4" office:value-type="string" calcext:value-type="string">
            <text:p>",</text:p>
          </table:table-cell>
          <table:table-cell table:formula="of:=[.A324]&amp;[.B324]&amp;[.C324]&amp;[.D324]&amp;[.E324]" office:value-type="string" office:string-value="&quot;shock&quot;:&quot;heteth&quot;," calcext:value-type="string">
            <text:p>"shock":"het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hrin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arkeh</text:p>
          </table:table-cell>
          <table:table-cell table:style-name="ce4" office:value-type="string" calcext:value-type="string">
            <text:p>",</text:p>
          </table:table-cell>
          <table:table-cell table:formula="of:=[.A325]&amp;[.B325]&amp;[.C325]&amp;[.D325]&amp;[.E325]" office:value-type="string" office:string-value="&quot;shrine&quot;:&quot;tarkeh&quot;," calcext:value-type="string">
            <text:p>"shrine":"tark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l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dreizen</text:p>
          </table:table-cell>
          <table:table-cell table:style-name="ce4" office:value-type="string" calcext:value-type="string">
            <text:p>",</text:p>
          </table:table-cell>
          <table:table-cell table:formula="of:=[.A326]&amp;[.B326]&amp;[.C326]&amp;[.D326]&amp;[.E326]" office:value-type="string" office:string-value="&quot;sling&quot;:&quot;dreizen&quot;," calcext:value-type="string">
            <text:p>"sling":"dreizen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mel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riekleh</text:p>
          </table:table-cell>
          <table:table-cell table:style-name="ce4" office:value-type="string" calcext:value-type="string">
            <text:p>",</text:p>
          </table:table-cell>
          <table:table-cell table:formula="of:=[.A327]&amp;[.B327]&amp;[.C327]&amp;[.D327]&amp;[.E327]" office:value-type="string" office:string-value="&quot;smell&quot;:&quot;riekleh&quot;," calcext:value-type="string">
            <text:p>"smell":"riekl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now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n’kisech</text:p>
          </table:table-cell>
          <table:table-cell table:style-name="ce4" office:value-type="string" calcext:value-type="string">
            <text:p>",</text:p>
          </table:table-cell>
          <table:table-cell table:formula="of:=[.A328]&amp;[.B328]&amp;[.C328]&amp;[.D328]&amp;[.E328]" office:value-type="string" office:string-value="&quot;snow&quot;:&quot;en’kisech&quot;," calcext:value-type="string">
            <text:p>"snow":"en’kise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so#English" xlink:type="simple">so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schau</text:p>
          </table:table-cell>
          <table:table-cell table:style-name="ce4" office:value-type="string" calcext:value-type="string">
            <text:p>",</text:p>
          </table:table-cell>
          <table:table-cell table:formula="of:=[.A329]&amp;[.B329]&amp;[.C329]&amp;[.D329]&amp;[.E329]" office:value-type="string" office:string-value="&quot;so&quot;:&quot;schau&quot;," calcext:value-type="string">
            <text:p>"so":"schau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some#English" xlink:type="simple">some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schliheth</text:p>
          </table:table-cell>
          <table:table-cell table:style-name="ce4" office:value-type="string" calcext:value-type="string">
            <text:p>",</text:p>
          </table:table-cell>
          <table:table-cell table:formula="of:=[.A330]&amp;[.B330]&amp;[.C330]&amp;[.D330]&amp;[.E330]" office:value-type="string" office:string-value="&quot;some&quot;:&quot;schliheth&quot;," calcext:value-type="string">
            <text:p>"some":"schlih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ometh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heth’taglah</text:p>
          </table:table-cell>
          <table:table-cell table:style-name="ce4" office:value-type="string" calcext:value-type="string">
            <text:p>",</text:p>
          </table:table-cell>
          <table:table-cell table:formula="of:=[.A331]&amp;[.B331]&amp;[.C331]&amp;[.D331]&amp;[.E331]" office:value-type="string" office:string-value="&quot;something&quot;:&quot;sheth’taglah&quot;," calcext:value-type="string">
            <text:p>"something":"sheth’tagla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oo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hel</text:p>
          </table:table-cell>
          <table:table-cell table:style-name="ce4" office:value-type="string" calcext:value-type="string">
            <text:p>",</text:p>
          </table:table-cell>
          <table:table-cell table:formula="of:=[.A332]&amp;[.B332]&amp;[.C332]&amp;[.D332]&amp;[.E332]" office:value-type="string" office:string-value="&quot;soon&quot;:&quot;hel&quot;," calcext:value-type="string">
            <text:p>"soon":"hel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orcer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kh’edax</text:p>
          </table:table-cell>
          <table:table-cell table:style-name="ce4" office:value-type="string" calcext:value-type="string">
            <text:p>",</text:p>
          </table:table-cell>
          <table:table-cell table:formula="of:=[.A333]&amp;[.B333]&amp;[.C333]&amp;[.D333]&amp;[.E333]" office:value-type="string" office:string-value="&quot;sorcerer&quot;:&quot;mekh’edax&quot;," calcext:value-type="string">
            <text:p>"sorcerer":"mekh’edax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ou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sch</text:p>
          </table:table-cell>
          <table:table-cell table:style-name="ce4" office:value-type="string" calcext:value-type="string">
            <text:p>",</text:p>
          </table:table-cell>
          <table:table-cell table:formula="of:=[.A334]&amp;[.B334]&amp;[.C334]&amp;[.D334]&amp;[.E334]" office:value-type="string" office:string-value="&quot;soul&quot;:&quot;esch&quot;," calcext:value-type="string">
            <text:p>"soul":"es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ourc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lauke</text:p>
          </table:table-cell>
          <table:table-cell table:style-name="ce4" office:value-type="string" calcext:value-type="string">
            <text:p>",</text:p>
          </table:table-cell>
          <table:table-cell table:formula="of:=[.A335]&amp;[.B335]&amp;[.C335]&amp;[.D335]&amp;[.E335]" office:value-type="string" office:string-value="&quot;source&quot;:&quot;schlauke&quot;," calcext:value-type="string">
            <text:p>"source":"schlauke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ource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lauke</text:p>
          </table:table-cell>
          <table:table-cell table:style-name="ce4" office:value-type="string" calcext:value-type="string">
            <text:p>",</text:p>
          </table:table-cell>
          <table:table-cell table:formula="of:=[.A336]&amp;[.B336]&amp;[.C336]&amp;[.D336]&amp;[.E336]" office:value-type="string" office:string-value="&quot;sources&quot;:&quot;schlauke&quot;," calcext:value-type="string">
            <text:p>"sources":"schlauke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pen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penschtah</text:p>
          </table:table-cell>
          <table:table-cell table:style-name="ce4" office:value-type="string" calcext:value-type="string">
            <text:p>",</text:p>
          </table:table-cell>
          <table:table-cell table:formula="of:=[.A337]&amp;[.B337]&amp;[.C337]&amp;[.D337]&amp;[.E337]" office:value-type="string" office:string-value="&quot;spend&quot;:&quot;spenschtah&quot;," calcext:value-type="string">
            <text:p>"spend":"spenschta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piri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sch</text:p>
          </table:table-cell>
          <table:table-cell table:style-name="ce4" office:value-type="string" calcext:value-type="string">
            <text:p>",</text:p>
          </table:table-cell>
          <table:table-cell table:formula="of:=[.A338]&amp;[.B338]&amp;[.C338]&amp;[.D338]&amp;[.E338]" office:value-type="string" office:string-value="&quot;spirit&quot;:&quot;esch&quot;," calcext:value-type="string">
            <text:p>"spirit":"es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ta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vech</text:p>
          </table:table-cell>
          <table:table-cell table:style-name="ce4" office:value-type="string" calcext:value-type="string">
            <text:p>",</text:p>
          </table:table-cell>
          <table:table-cell table:formula="of:=[.A339]&amp;[.B339]&amp;[.C339]&amp;[.D339]&amp;[.E339]" office:value-type="string" office:string-value="&quot;star&quot;:&quot;evech&quot;," calcext:value-type="string">
            <text:p>"star":"eve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tar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vech</text:p>
          </table:table-cell>
          <table:table-cell table:style-name="ce4" office:value-type="string" calcext:value-type="string">
            <text:p>",</text:p>
          </table:table-cell>
          <table:table-cell table:formula="of:=[.A340]&amp;[.B340]&amp;[.C340]&amp;[.D340]&amp;[.E340]" office:value-type="string" office:string-value="&quot;stars&quot;:&quot;evech&quot;," calcext:value-type="string">
            <text:p>"stars":"eve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ta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blei</text:p>
          </table:table-cell>
          <table:table-cell table:style-name="ce4" office:value-type="string" calcext:value-type="string">
            <text:p>",</text:p>
          </table:table-cell>
          <table:table-cell table:formula="of:=[.A341]&amp;[.B341]&amp;[.C341]&amp;[.D341]&amp;[.E341]" office:value-type="string" office:string-value="&quot;stay&quot;:&quot;blei&quot;," calcext:value-type="string">
            <text:p>"stay":"blei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ton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tarlikt</text:p>
          </table:table-cell>
          <table:table-cell table:style-name="ce4" office:value-type="string" calcext:value-type="string">
            <text:p>",</text:p>
          </table:table-cell>
          <table:table-cell table:formula="of:=[.A342]&amp;[.B342]&amp;[.C342]&amp;[.D342]&amp;[.E342]" office:value-type="string" office:string-value="&quot;stone&quot;:&quot;schtarlikt&quot;," calcext:value-type="string">
            <text:p>"stone":"schtarlik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tone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tarlikt</text:p>
          </table:table-cell>
          <table:table-cell table:style-name="ce4" office:value-type="string" calcext:value-type="string">
            <text:p>",</text:p>
          </table:table-cell>
          <table:table-cell table:formula="of:=[.A343]&amp;[.B343]&amp;[.C343]&amp;[.D343]&amp;[.E343]" office:value-type="string" office:string-value="&quot;stones&quot;:&quot;schtarlikt&quot;," calcext:value-type="string">
            <text:p>"stones":"schtarlik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street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peschath</text:p>
          </table:table-cell>
          <table:table-cell table:style-name="ce4" office:value-type="string" calcext:value-type="string">
            <text:p>",</text:p>
          </table:table-cell>
          <table:table-cell table:formula="of:=[.A344]&amp;[.B344]&amp;[.C344]&amp;[.D344]&amp;[.E344]" office:value-type="string" office:string-value="&quot;street&quot;:&quot;peschath&quot;," calcext:value-type="string">
            <text:p>"street":"pescha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trength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wrisch fie</text:p>
          </table:table-cell>
          <table:table-cell table:style-name="ce4" office:value-type="string" calcext:value-type="string">
            <text:p>",</text:p>
          </table:table-cell>
          <table:table-cell table:formula="of:=[.A345]&amp;[.B345]&amp;[.C345]&amp;[.D345]&amp;[.E345]" office:value-type="string" office:string-value="&quot;strength&quot;:&quot;wrisch fie&quot;," calcext:value-type="string">
            <text:p>"strength":"wrisch fie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trong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wrischen</text:p>
          </table:table-cell>
          <table:table-cell table:style-name="ce4" office:value-type="string" calcext:value-type="string">
            <text:p>",</text:p>
          </table:table-cell>
          <table:table-cell table:formula="of:=[.A346]&amp;[.B346]&amp;[.C346]&amp;[.D346]&amp;[.E346]" office:value-type="string" office:string-value="&quot;stronger&quot;:&quot;wrischen&quot;," calcext:value-type="string">
            <text:p>"stronger":"wrischen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tupi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thakh</text:p>
          </table:table-cell>
          <table:table-cell table:style-name="ce4" office:value-type="string" calcext:value-type="string">
            <text:p>",</text:p>
          </table:table-cell>
          <table:table-cell table:formula="of:=[.A347]&amp;[.B347]&amp;[.C347]&amp;[.D347]&amp;[.E347]" office:value-type="string" office:string-value="&quot;stupid&quot;:&quot;athakh&quot;," calcext:value-type="string">
            <text:p>"stupid":"athak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uffic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aufekh</text:p>
          </table:table-cell>
          <table:table-cell table:style-name="ce4" office:value-type="string" calcext:value-type="string">
            <text:p>",</text:p>
          </table:table-cell>
          <table:table-cell table:formula="of:=[.A348]&amp;[.B348]&amp;[.C348]&amp;[.D348]&amp;[.E348]" office:value-type="string" office:string-value="&quot;suffice&quot;:&quot;schaufekh&quot;," calcext:value-type="string">
            <text:p>"suffice":"schaufek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u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relageth</text:p>
          </table:table-cell>
          <table:table-cell table:style-name="ce4" office:value-type="string" calcext:value-type="string">
            <text:p>",</text:p>
          </table:table-cell>
          <table:table-cell table:formula="of:=[.A349]&amp;[.B349]&amp;[.C349]&amp;[.D349]&amp;[.E349]" office:value-type="string" office:string-value="&quot;sun&quot;:&quot;vrelageth&quot;," calcext:value-type="string">
            <text:p>"sun":"vrelag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unris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rech’tagaf</text:p>
          </table:table-cell>
          <table:table-cell table:style-name="ce4" office:value-type="string" calcext:value-type="string">
            <text:p>",</text:p>
          </table:table-cell>
          <table:table-cell table:formula="of:=[.A350]&amp;[.B350]&amp;[.C350]&amp;[.D350]&amp;[.E350]" office:value-type="string" office:string-value="&quot;sunrise&quot;:&quot;vrech’tagaf&quot;," calcext:value-type="string">
            <text:p>"sunrise":"vrech’tagaf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unse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rech’ligach</text:p>
          </table:table-cell>
          <table:table-cell table:style-name="ce4" office:value-type="string" calcext:value-type="string">
            <text:p>",</text:p>
          </table:table-cell>
          <table:table-cell table:formula="of:=[.A351]&amp;[.B351]&amp;[.C351]&amp;[.D351]&amp;[.E351]" office:value-type="string" office:string-value="&quot;sunset&quot;:&quot;vrech’ligach&quot;," calcext:value-type="string">
            <text:p>"sunset":"vrech’liga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ure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schwa</text:p>
          </table:table-cell>
          <table:table-cell table:style-name="ce4" office:value-type="string" calcext:value-type="string">
            <text:p>",</text:p>
          </table:table-cell>
          <table:table-cell table:formula="of:=[.A352]&amp;[.B352]&amp;[.C352]&amp;[.D352]&amp;[.E352]" office:value-type="string" office:string-value="&quot;sure&quot;:&quot;schwa&quot;," calcext:value-type="string">
            <text:p>"sure":"schwa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urely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schwa</text:p>
          </table:table-cell>
          <table:table-cell table:style-name="ce4" office:value-type="string" calcext:value-type="string">
            <text:p>",</text:p>
          </table:table-cell>
          <table:table-cell table:formula="of:=[.A353]&amp;[.B353]&amp;[.C353]&amp;[.D353]&amp;[.E353]" office:value-type="string" office:string-value="&quot;surely&quot;:&quot;schwa&quot;," calcext:value-type="string">
            <text:p>"surely":"schwa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urrend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hurghast</text:p>
          </table:table-cell>
          <table:table-cell table:style-name="ce4" office:value-type="string" calcext:value-type="string">
            <text:p>",</text:p>
          </table:table-cell>
          <table:table-cell table:formula="of:=[.A354]&amp;[.B354]&amp;[.C354]&amp;[.D354]&amp;[.E354]" office:value-type="string" office:string-value="&quot;surrender&quot;:&quot;thurghast&quot;," calcext:value-type="string">
            <text:p>"surrender":"thurghas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urviv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nruzhal</text:p>
          </table:table-cell>
          <table:table-cell table:style-name="ce4" office:value-type="string" calcext:value-type="string">
            <text:p>",</text:p>
          </table:table-cell>
          <table:table-cell table:formula="of:=[.A355]&amp;[.B355]&amp;[.C355]&amp;[.D355]&amp;[.E355]" office:value-type="string" office:string-value="&quot;survive&quot;:&quot;enruzhal&quot;," calcext:value-type="string">
            <text:p>"survive":"enruzhal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warm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isch</text:p>
          </table:table-cell>
          <table:table-cell table:style-name="ce4" office:value-type="string" calcext:value-type="string">
            <text:p>",</text:p>
          </table:table-cell>
          <table:table-cell table:formula="of:=[.A356]&amp;[.B356]&amp;[.C356]&amp;[.D356]&amp;[.E356]" office:value-type="string" office:string-value="&quot;swarm&quot;:&quot;keisch&quot;," calcext:value-type="string">
            <text:p>"swarm":"keis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witch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deschu</text:p>
          </table:table-cell>
          <table:table-cell table:style-name="ce4" office:value-type="string" calcext:value-type="string">
            <text:p>",</text:p>
          </table:table-cell>
          <table:table-cell table:formula="of:=[.A357]&amp;[.B357]&amp;[.C357]&amp;[.D357]&amp;[.E357]" office:value-type="string" office:string-value="&quot;switch&quot;:&quot;deschu&quot;," calcext:value-type="string">
            <text:p>"switch":"deschu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witche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deschu</text:p>
          </table:table-cell>
          <table:table-cell table:style-name="ce4" office:value-type="string" calcext:value-type="string">
            <text:p>",</text:p>
          </table:table-cell>
          <table:table-cell table:formula="of:=[.A358]&amp;[.B358]&amp;[.C358]&amp;[.D358]&amp;[.E358]" office:value-type="string" office:string-value="&quot;switches&quot;:&quot;deschu&quot;," calcext:value-type="string">
            <text:p>"switches":"deschu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take#English" xlink:type="simple">take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remgelech</text:p>
          </table:table-cell>
          <table:table-cell table:style-name="ce4" office:value-type="string" calcext:value-type="string">
            <text:p>",</text:p>
          </table:table-cell>
          <table:table-cell table:formula="of:=[.A359]&amp;[.B359]&amp;[.C359]&amp;[.D359]&amp;[.E359]" office:value-type="string" office:string-value="&quot;take&quot;:&quot;remgelech&quot;," calcext:value-type="string">
            <text:p>"take":"remgele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aken 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thieth</text:p>
          </table:table-cell>
          <table:table-cell table:style-name="ce4" office:value-type="string" calcext:value-type="string">
            <text:p>",</text:p>
          </table:table-cell>
          <table:table-cell table:formula="of:=[.A360]&amp;[.B360]&amp;[.C360]&amp;[.D360]&amp;[.E360]" office:value-type="string" office:string-value="&quot;taken &quot;:&quot;thieth&quot;," calcext:value-type="string">
            <text:p>"taken ":"thi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empl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arkeh</text:p>
          </table:table-cell>
          <table:table-cell table:style-name="ce4" office:value-type="string" calcext:value-type="string">
            <text:p>",</text:p>
          </table:table-cell>
          <table:table-cell table:formula="of:=[.A361]&amp;[.B361]&amp;[.C361]&amp;[.D361]&amp;[.E361]" office:value-type="string" office:string-value="&quot;temple&quot;:&quot;tarkeh&quot;," calcext:value-type="string">
            <text:p>"temple":"tark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than#English" xlink:type="simple">than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takteh</text:p>
          </table:table-cell>
          <table:table-cell table:style-name="ce4" office:value-type="string" calcext:value-type="string">
            <text:p>",</text:p>
          </table:table-cell>
          <table:table-cell table:formula="of:=[.A362]&amp;[.B362]&amp;[.C362]&amp;[.D362]&amp;[.E362]" office:value-type="string" office:string-value="&quot;than&quot;:&quot;takteh&quot;," calcext:value-type="string">
            <text:p>"than":"takt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ha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thek</text:p>
          </table:table-cell>
          <table:table-cell table:style-name="ce4" office:value-type="string" calcext:value-type="string">
            <text:p>",</text:p>
          </table:table-cell>
          <table:table-cell table:formula="of:=[.A363]&amp;[.B363]&amp;[.C363]&amp;[.D363]&amp;[.E363]" office:value-type="string" office:string-value="&quot;that&quot;:&quot;ethek&quot;," calcext:value-type="string">
            <text:p>"that":"ethek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h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heth</text:p>
          </table:table-cell>
          <table:table-cell table:style-name="ce4" office:value-type="string" calcext:value-type="string">
            <text:p>",</text:p>
          </table:table-cell>
          <table:table-cell table:formula="of:=[.A364]&amp;[.B364]&amp;[.C364]&amp;[.D364]&amp;[.E364]" office:value-type="string" office:string-value="&quot;the&quot;:&quot;heth&quot;," calcext:value-type="string">
            <text:p>"the":"h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their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usch</text:p>
          </table:table-cell>
          <table:table-cell table:style-name="ce4" office:value-type="string" calcext:value-type="string">
            <text:p>",</text:p>
          </table:table-cell>
          <table:table-cell table:formula="of:=[.A365]&amp;[.B365]&amp;[.C365]&amp;[.D365]&amp;[.E365]" office:value-type="string" office:string-value="&quot;their&quot;:&quot;usch&quot;," calcext:value-type="string">
            <text:p>"their":"us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theirs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usch</text:p>
          </table:table-cell>
          <table:table-cell table:style-name="ce4" office:value-type="string" calcext:value-type="string">
            <text:p>",</text:p>
          </table:table-cell>
          <table:table-cell table:formula="of:=[.A366]&amp;[.B366]&amp;[.C366]&amp;[.D366]&amp;[.E366]" office:value-type="string" office:string-value="&quot;theirs&quot;:&quot;usch&quot;," calcext:value-type="string">
            <text:p>"theirs":"us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them#English" xlink:type="simple">them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uschlau</text:p>
          </table:table-cell>
          <table:table-cell table:style-name="ce4" office:value-type="string" calcext:value-type="string">
            <text:p>",</text:p>
          </table:table-cell>
          <table:table-cell table:formula="of:=[.A367]&amp;[.B367]&amp;[.C367]&amp;[.D367]&amp;[.E367]" office:value-type="string" office:string-value="&quot;them&quot;:&quot;uschlau&quot;," calcext:value-type="string">
            <text:p>"them":"uschlau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hemselve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sis</text:p>
          </table:table-cell>
          <table:table-cell table:style-name="ce4" office:value-type="string" calcext:value-type="string">
            <text:p>",</text:p>
          </table:table-cell>
          <table:table-cell table:formula="of:=[.A368]&amp;[.B368]&amp;[.C368]&amp;[.D368]&amp;[.E368]" office:value-type="string" office:string-value="&quot;themselves&quot;:&quot;kesis&quot;," calcext:value-type="string">
            <text:p>"themselves":"kesis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then#English" xlink:type="simple">then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tagath</text:p>
          </table:table-cell>
          <table:table-cell table:style-name="ce4" office:value-type="string" calcext:value-type="string">
            <text:p>",</text:p>
          </table:table-cell>
          <table:table-cell table:formula="of:=[.A369]&amp;[.B369]&amp;[.C369]&amp;[.D369]&amp;[.E369]" office:value-type="string" office:string-value="&quot;then&quot;:&quot;tagath&quot;," calcext:value-type="string">
            <text:p>"then":"taga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her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hrlech</text:p>
          </table:table-cell>
          <table:table-cell table:style-name="ce4" office:value-type="string" calcext:value-type="string">
            <text:p>",</text:p>
          </table:table-cell>
          <table:table-cell table:formula="of:=[.A370]&amp;[.B370]&amp;[.C370]&amp;[.D370]&amp;[.E370]" office:value-type="string" office:string-value="&quot;there&quot;:&quot;ehrlech&quot;," calcext:value-type="string">
            <text:p>"there":"ehrle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hes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heketh</text:p>
          </table:table-cell>
          <table:table-cell table:style-name="ce4" office:value-type="string" calcext:value-type="string">
            <text:p>",</text:p>
          </table:table-cell>
          <table:table-cell table:formula="of:=[.A371]&amp;[.B371]&amp;[.C371]&amp;[.D371]&amp;[.E371]" office:value-type="string" office:string-value="&quot;these&quot;:&quot;heketh&quot;," calcext:value-type="string">
            <text:p>"these":"hek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he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a</text:p>
          </table:table-cell>
          <table:table-cell table:style-name="ce4" office:value-type="string" calcext:value-type="string">
            <text:p>",</text:p>
          </table:table-cell>
          <table:table-cell table:formula="of:=[.A372]&amp;[.B372]&amp;[.C372]&amp;[.D372]&amp;[.E372]" office:value-type="string" office:string-value="&quot;they&quot;:&quot;ta&quot;," calcext:value-type="string">
            <text:p>"they":"ta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think#English" xlink:type="simple">think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hetal’gidah</text:p>
          </table:table-cell>
          <table:table-cell table:style-name="ce4" office:value-type="string" calcext:value-type="string">
            <text:p>",</text:p>
          </table:table-cell>
          <table:table-cell table:formula="of:=[.A373]&amp;[.B373]&amp;[.C373]&amp;[.D373]&amp;[.E373]" office:value-type="string" office:string-value="&quot;think&quot;:&quot;hetal’gidah&quot;," calcext:value-type="string">
            <text:p>"think":"hetal’gida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hi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het</text:p>
          </table:table-cell>
          <table:table-cell table:style-name="ce4" office:value-type="string" calcext:value-type="string">
            <text:p>",</text:p>
          </table:table-cell>
          <table:table-cell table:formula="of:=[.A374]&amp;[.B374]&amp;[.C374]&amp;[.D374]&amp;[.E374]" office:value-type="string" office:string-value="&quot;this&quot;:&quot;het&quot;," calcext:value-type="string">
            <text:p>"this":"he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hi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hetha</text:p>
          </table:table-cell>
          <table:table-cell table:style-name="ce4" office:value-type="string" calcext:value-type="string">
            <text:p>",</text:p>
          </table:table-cell>
          <table:table-cell table:formula="of:=[.A375]&amp;[.B375]&amp;[.C375]&amp;[.D375]&amp;[.E375]" office:value-type="string" office:string-value="&quot;this&quot;:&quot;hetha&quot;," calcext:value-type="string">
            <text:p>"this":"hetha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hos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heketh</text:p>
          </table:table-cell>
          <table:table-cell table:style-name="ce4" office:value-type="string" calcext:value-type="string">
            <text:p>",</text:p>
          </table:table-cell>
          <table:table-cell table:formula="of:=[.A376]&amp;[.B376]&amp;[.C376]&amp;[.D376]&amp;[.E376]" office:value-type="string" office:string-value="&quot;those&quot;:&quot;heketh&quot;," calcext:value-type="string">
            <text:p>"those":"hek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hrow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dreizen</text:p>
          </table:table-cell>
          <table:table-cell table:style-name="ce4" office:value-type="string" calcext:value-type="string">
            <text:p>",</text:p>
          </table:table-cell>
          <table:table-cell table:formula="of:=[.A377]&amp;[.B377]&amp;[.C377]&amp;[.D377]&amp;[.E377]" office:value-type="string" office:string-value="&quot;throw&quot;:&quot;dreizen&quot;," calcext:value-type="string">
            <text:p>"throw":"dreizen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time#English" xlink:type="simple">time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fal</text:p>
          </table:table-cell>
          <table:table-cell table:style-name="ce4" office:value-type="string" calcext:value-type="string">
            <text:p>",</text:p>
          </table:table-cell>
          <table:table-cell table:formula="of:=[.A378]&amp;[.B378]&amp;[.C378]&amp;[.D378]&amp;[.E378]" office:value-type="string" office:string-value="&quot;time&quot;:&quot;fal&quot;," calcext:value-type="string">
            <text:p>"time":"fal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o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he</text:p>
          </table:table-cell>
          <table:table-cell table:style-name="ce4" office:value-type="string" calcext:value-type="string">
            <text:p>",</text:p>
          </table:table-cell>
          <table:table-cell table:formula="of:=[.A379]&amp;[.B379]&amp;[.C379]&amp;[.D379]&amp;[.E379]" office:value-type="string" office:string-value="&quot;to&quot;:&quot;zhe&quot;," calcext:value-type="string">
            <text:p>"to":"zhe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os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dreizen</text:p>
          </table:table-cell>
          <table:table-cell table:style-name="ce4" office:value-type="string" calcext:value-type="string">
            <text:p>",</text:p>
          </table:table-cell>
          <table:table-cell table:formula="of:=[.A380]&amp;[.B380]&amp;[.C380]&amp;[.D380]&amp;[.E380]" office:value-type="string" office:string-value="&quot;toss&quot;:&quot;dreizen&quot;," calcext:value-type="string">
            <text:p>"toss":"dreizen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ouch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ehluckt</text:p>
          </table:table-cell>
          <table:table-cell table:style-name="ce4" office:value-type="string" calcext:value-type="string">
            <text:p>",</text:p>
          </table:table-cell>
          <table:table-cell table:formula="of:=[.A381]&amp;[.B381]&amp;[.C381]&amp;[.D381]&amp;[.E381]" office:value-type="string" office:string-value="&quot;touch&quot;:&quot;gehluckt&quot;," calcext:value-type="string">
            <text:p>"touch":"gehluck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ow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itareh</text:p>
          </table:table-cell>
          <table:table-cell table:style-name="ce4" office:value-type="string" calcext:value-type="string">
            <text:p>",</text:p>
          </table:table-cell>
          <table:table-cell table:formula="of:=[.A382]&amp;[.B382]&amp;[.C382]&amp;[.D382]&amp;[.E382]" office:value-type="string" office:string-value="&quot;town&quot;:&quot;kitareh&quot;," calcext:value-type="string">
            <text:p>"town":"kitar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rap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prat</text:p>
          </table:table-cell>
          <table:table-cell table:style-name="ce4" office:value-type="string" calcext:value-type="string">
            <text:p>",</text:p>
          </table:table-cell>
          <table:table-cell table:formula="of:=[.A383]&amp;[.B383]&amp;[.C383]&amp;[.D383]&amp;[.E383]" office:value-type="string" office:string-value="&quot;trap&quot;:&quot;aprat&quot;," calcext:value-type="string">
            <text:p>"trap":"apra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rave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hethah</text:p>
          </table:table-cell>
          <table:table-cell table:style-name="ce4" office:value-type="string" calcext:value-type="string">
            <text:p>",</text:p>
          </table:table-cell>
          <table:table-cell table:formula="of:=[.A384]&amp;[.B384]&amp;[.C384]&amp;[.D384]&amp;[.E384]" office:value-type="string" office:string-value="&quot;travel&quot;:&quot;zhethah&quot;," calcext:value-type="string">
            <text:p>"travel":"zhetha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ravers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or’zhe</text:p>
          </table:table-cell>
          <table:table-cell table:style-name="ce4" office:value-type="string" calcext:value-type="string">
            <text:p>",</text:p>
          </table:table-cell>
          <table:table-cell table:formula="of:=[.A385]&amp;[.B385]&amp;[.C385]&amp;[.D385]&amp;[.E385]" office:value-type="string" office:string-value="&quot;traverse&quot;:&quot;or’zhe&quot;," calcext:value-type="string">
            <text:p>"traverse":"or’zhe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re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i’krazh’laheh</text:p>
          </table:table-cell>
          <table:table-cell table:style-name="ce4" office:value-type="string" calcext:value-type="string">
            <text:p>",</text:p>
          </table:table-cell>
          <table:table-cell table:formula="of:=[.A386]&amp;[.B386]&amp;[.C386]&amp;[.D386]&amp;[.E386]" office:value-type="string" office:string-value="&quot;tree&quot;:&quot;mi’krazh’laheh&quot;," calcext:value-type="string">
            <text:p>"tree":"mi’krazh’lah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ree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i’krazh’laheh</text:p>
          </table:table-cell>
          <table:table-cell table:style-name="ce4" office:value-type="string" calcext:value-type="string">
            <text:p>",</text:p>
          </table:table-cell>
          <table:table-cell table:formula="of:=[.A387]&amp;[.B387]&amp;[.C387]&amp;[.D387]&amp;[.E387]" office:value-type="string" office:string-value="&quot;trees&quot;:&quot;mi’krazh’laheh&quot;," calcext:value-type="string">
            <text:p>"trees":"mi’krazh’lah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rib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isch</text:p>
          </table:table-cell>
          <table:table-cell table:style-name="ce4" office:value-type="string" calcext:value-type="string">
            <text:p>",</text:p>
          </table:table-cell>
          <table:table-cell table:formula="of:=[.A388]&amp;[.B388]&amp;[.C388]&amp;[.D388]&amp;[.E388]" office:value-type="string" office:string-value="&quot;tribe&quot;:&quot;keisch&quot;," calcext:value-type="string">
            <text:p>"tribe":"keis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roop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isch</text:p>
          </table:table-cell>
          <table:table-cell table:style-name="ce4" office:value-type="string" calcext:value-type="string">
            <text:p>",</text:p>
          </table:table-cell>
          <table:table-cell table:formula="of:=[.A389]&amp;[.B389]&amp;[.C389]&amp;[.D389]&amp;[.E389]" office:value-type="string" office:string-value="&quot;troop&quot;:&quot;keisch&quot;," calcext:value-type="string">
            <text:p>"troop":"keis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rus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hi’lau</text:p>
          </table:table-cell>
          <table:table-cell table:style-name="ce4" office:value-type="string" calcext:value-type="string">
            <text:p>",</text:p>
          </table:table-cell>
          <table:table-cell table:formula="of:=[.A390]&amp;[.B390]&amp;[.C390]&amp;[.D390]&amp;[.E390]" office:value-type="string" office:string-value="&quot;trust&quot;:&quot;zhi’lau&quot;," calcext:value-type="string">
            <text:p>"trust":"zhi’lau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ur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inleketh</text:p>
          </table:table-cell>
          <table:table-cell table:style-name="ce4" office:value-type="string" calcext:value-type="string">
            <text:p>",</text:p>
          </table:table-cell>
          <table:table-cell table:formula="of:=[.A391]&amp;[.B391]&amp;[.C391]&amp;[.D391]&amp;[.E391]" office:value-type="string" office:string-value="&quot;turn&quot;:&quot;inleketh&quot;," calcext:value-type="string">
            <text:p>"turn":"inlek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wo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pefeih</text:p>
          </table:table-cell>
          <table:table-cell table:style-name="ce4" office:value-type="string" calcext:value-type="string">
            <text:p>",</text:p>
          </table:table-cell>
          <table:table-cell table:formula="of:=[.A392]&amp;[.B392]&amp;[.C392]&amp;[.D392]&amp;[.E392]" office:value-type="string" office:string-value="&quot;two&quot;:&quot;pefeih&quot;," calcext:value-type="string">
            <text:p>"two":"pefei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uncov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leva</text:p>
          </table:table-cell>
          <table:table-cell table:style-name="ce4" office:value-type="string" calcext:value-type="string">
            <text:p>",</text:p>
          </table:table-cell>
          <table:table-cell table:formula="of:=[.A393]&amp;[.B393]&amp;[.C393]&amp;[.D393]&amp;[.E393]" office:value-type="string" office:string-value="&quot;uncover&quot;:&quot;kleva&quot;," calcext:value-type="string">
            <text:p>"uncover":"kleva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up#English" xlink:type="simple">up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avileh</text:p>
          </table:table-cell>
          <table:table-cell table:style-name="ce4" office:value-type="string" calcext:value-type="string">
            <text:p>",</text:p>
          </table:table-cell>
          <table:table-cell table:formula="of:=[.A394]&amp;[.B394]&amp;[.C394]&amp;[.D394]&amp;[.E394]" office:value-type="string" office:string-value="&quot;up&quot;:&quot;avileh&quot;," calcext:value-type="string">
            <text:p>"up":"avil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us#English" xlink:type="simple">us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nezheh</text:p>
          </table:table-cell>
          <table:table-cell table:style-name="ce4" office:value-type="string" calcext:value-type="string">
            <text:p>",</text:p>
          </table:table-cell>
          <table:table-cell table:formula="of:=[.A395]&amp;[.B395]&amp;[.C395]&amp;[.D395]&amp;[.E395]" office:value-type="string" office:string-value="&quot;us&quot;:&quot;nezheh&quot;," calcext:value-type="string">
            <text:p>"us":"nezh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use#English" xlink:type="simple">use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auscheh</text:p>
          </table:table-cell>
          <table:table-cell table:style-name="ce4" office:value-type="string" calcext:value-type="string">
            <text:p>",</text:p>
          </table:table-cell>
          <table:table-cell table:formula="of:=[.A396]&amp;[.B396]&amp;[.C396]&amp;[.D396]&amp;[.E396]" office:value-type="string" office:string-value="&quot;use&quot;:&quot;auscheh&quot;," calcext:value-type="string">
            <text:p>"use":"ausch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vengeanc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raf</text:p>
          </table:table-cell>
          <table:table-cell table:style-name="ce4" office:value-type="string" calcext:value-type="string">
            <text:p>",</text:p>
          </table:table-cell>
          <table:table-cell table:formula="of:=[.A397]&amp;[.B397]&amp;[.C397]&amp;[.D397]&amp;[.E397]" office:value-type="string" office:string-value="&quot;vengeance&quot;:&quot;schraf&quot;," calcext:value-type="string">
            <text:p>"vengeance":"schraf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ver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hel</text:p>
          </table:table-cell>
          <table:table-cell table:style-name="ce4" office:value-type="string" calcext:value-type="string">
            <text:p>",</text:p>
          </table:table-cell>
          <table:table-cell table:formula="of:=[.A398]&amp;[.B398]&amp;[.C398]&amp;[.D398]&amp;[.E398]" office:value-type="string" office:string-value="&quot;very&quot;:&quot;hel&quot;," calcext:value-type="string">
            <text:p>"very":"hel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view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akh</text:p>
          </table:table-cell>
          <table:table-cell table:style-name="ce4" office:value-type="string" calcext:value-type="string">
            <text:p>",</text:p>
          </table:table-cell>
          <table:table-cell table:formula="of:=[.A399]&amp;[.B399]&amp;[.C399]&amp;[.D399]&amp;[.E399]" office:value-type="string" office:string-value="&quot;view&quot;:&quot;lakh&quot;," calcext:value-type="string">
            <text:p>"view":"lak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villag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itareh</text:p>
          </table:table-cell>
          <table:table-cell table:style-name="ce4" office:value-type="string" calcext:value-type="string">
            <text:p>",</text:p>
          </table:table-cell>
          <table:table-cell table:formula="of:=[.A400]&amp;[.B400]&amp;[.C400]&amp;[.D400]&amp;[.E400]" office:value-type="string" office:string-value="&quot;village&quot;:&quot;kitareh&quot;," calcext:value-type="string">
            <text:p>"village":"kitar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alk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peschath</text:p>
          </table:table-cell>
          <table:table-cell table:style-name="ce4" office:value-type="string" calcext:value-type="string">
            <text:p>",</text:p>
          </table:table-cell>
          <table:table-cell table:formula="of:=[.A401]&amp;[.B401]&amp;[.C401]&amp;[.D401]&amp;[.E401]" office:value-type="string" office:string-value="&quot;walk&quot;:&quot;peschath&quot;," calcext:value-type="string">
            <text:p>"walk":"pescha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al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auer</text:p>
          </table:table-cell>
          <table:table-cell table:style-name="ce4" office:value-type="string" calcext:value-type="string">
            <text:p>",</text:p>
          </table:table-cell>
          <table:table-cell table:formula="of:=[.A402]&amp;[.B402]&amp;[.C402]&amp;[.D402]&amp;[.E402]" office:value-type="string" office:string-value="&quot;wall&quot;:&quot;mauer&quot;," calcext:value-type="string">
            <text:p>"wall":"mauer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all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auer</text:p>
          </table:table-cell>
          <table:table-cell table:style-name="ce4" office:value-type="string" calcext:value-type="string">
            <text:p>",</text:p>
          </table:table-cell>
          <table:table-cell table:formula="of:=[.A403]&amp;[.B403]&amp;[.C403]&amp;[.D403]&amp;[.E403]" office:value-type="string" office:string-value="&quot;walls&quot;:&quot;mauer&quot;," calcext:value-type="string">
            <text:p>"walls":"mauer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want#English" xlink:type="simple">want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ketschaleh</text:p>
          </table:table-cell>
          <table:table-cell table:style-name="ce4" office:value-type="string" calcext:value-type="string">
            <text:p>",</text:p>
          </table:table-cell>
          <table:table-cell table:formula="of:=[.A404]&amp;[.B404]&amp;[.C404]&amp;[.D404]&amp;[.E404]" office:value-type="string" office:string-value="&quot;want&quot;:&quot;ketschaleh&quot;," calcext:value-type="string">
            <text:p>"want":"ketschale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arlock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kh’edax</text:p>
          </table:table-cell>
          <table:table-cell table:style-name="ce4" office:value-type="string" calcext:value-type="string">
            <text:p>",</text:p>
          </table:table-cell>
          <table:table-cell table:formula="of:=[.A405]&amp;[.B405]&amp;[.C405]&amp;[.D405]&amp;[.E405]" office:value-type="string" office:string-value="&quot;warlock&quot;:&quot;mekh’edax&quot;," calcext:value-type="string">
            <text:p>"warlock":"mekh’edax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arm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ik’zilah</text:p>
          </table:table-cell>
          <table:table-cell table:style-name="ce4" office:value-type="string" calcext:value-type="string">
            <text:p>",</text:p>
          </table:table-cell>
          <table:table-cell table:formula="of:=[.A406]&amp;[.B406]&amp;[.C406]&amp;[.D406]&amp;[.E406]" office:value-type="string" office:string-value="&quot;warm&quot;:&quot;ik’zilah&quot;," calcext:value-type="string">
            <text:p>"warm":"ik’zila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arrio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rassater</text:p>
          </table:table-cell>
          <table:table-cell table:style-name="ce4" office:value-type="string" calcext:value-type="string">
            <text:p>",</text:p>
          </table:table-cell>
          <table:table-cell table:formula="of:=[.A407]&amp;[.B407]&amp;[.C407]&amp;[.D407]&amp;[.E407]" office:value-type="string" office:string-value="&quot;warrior&quot;:&quot;krassater&quot;," calcext:value-type="string">
            <text:p>"warrior":"krassater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a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seth</text:p>
          </table:table-cell>
          <table:table-cell table:style-name="ce4" office:value-type="string" calcext:value-type="string">
            <text:p>",</text:p>
          </table:table-cell>
          <table:table-cell table:formula="of:=[.A408]&amp;[.B408]&amp;[.C408]&amp;[.D408]&amp;[.E408]" office:value-type="string" office:string-value="&quot;was&quot;:&quot;keseth&quot;," calcext:value-type="string">
            <text:p>"was":"kes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atch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akh</text:p>
          </table:table-cell>
          <table:table-cell table:style-name="ce4" office:value-type="string" calcext:value-type="string">
            <text:p>",</text:p>
          </table:table-cell>
          <table:table-cell table:formula="of:=[.A409]&amp;[.B409]&amp;[.C409]&amp;[.D409]&amp;[.E409]" office:value-type="string" office:string-value="&quot;watch&quot;:&quot;lakh&quot;," calcext:value-type="string">
            <text:p>"watch":"lak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at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isech</text:p>
          </table:table-cell>
          <table:table-cell table:style-name="ce4" office:value-type="string" calcext:value-type="string">
            <text:p>",</text:p>
          </table:table-cell>
          <table:table-cell table:formula="of:=[.A410]&amp;[.B410]&amp;[.C410]&amp;[.D410]&amp;[.E410]" office:value-type="string" office:string-value="&quot;water&quot;:&quot;kisech&quot;," calcext:value-type="string">
            <text:p>"water":"kise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way#English" xlink:type="simple">way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peschath</text:p>
          </table:table-cell>
          <table:table-cell table:style-name="ce4" office:value-type="string" calcext:value-type="string">
            <text:p>",</text:p>
          </table:table-cell>
          <table:table-cell table:formula="of:=[.A411]&amp;[.B411]&amp;[.C411]&amp;[.D411]&amp;[.E411]" office:value-type="string" office:string-value="&quot;way&quot;:&quot;peschath&quot;," calcext:value-type="string">
            <text:p>"way":"pescha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we#English" xlink:type="simple">we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nezh</text:p>
          </table:table-cell>
          <table:table-cell table:style-name="ce4" office:value-type="string" calcext:value-type="string">
            <text:p>",</text:p>
          </table:table-cell>
          <table:table-cell table:formula="of:=[.A412]&amp;[.B412]&amp;[.C412]&amp;[.D412]&amp;[.E412]" office:value-type="string" office:string-value="&quot;we&quot;:&quot;nezh&quot;," calcext:value-type="string">
            <text:p>"we":"nez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eak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igvakh</text:p>
          </table:table-cell>
          <table:table-cell table:style-name="ce4" office:value-type="string" calcext:value-type="string">
            <text:p>",</text:p>
          </table:table-cell>
          <table:table-cell table:formula="of:=[.A413]&amp;[.B413]&amp;[.C413]&amp;[.D413]&amp;[.E413]" office:value-type="string" office:string-value="&quot;weak&quot;:&quot;igvakh&quot;," calcext:value-type="string">
            <text:p>"weak":"igvak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eakl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iglivaka</text:p>
          </table:table-cell>
          <table:table-cell table:style-name="ce4" office:value-type="string" calcext:value-type="string">
            <text:p>",</text:p>
          </table:table-cell>
          <table:table-cell table:formula="of:=[.A414]&amp;[.B414]&amp;[.C414]&amp;[.D414]&amp;[.E414]" office:value-type="string" office:string-value="&quot;weakling&quot;:&quot;iglivaka&quot;," calcext:value-type="string">
            <text:p>"weakling":"iglivaka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eapo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ehlaf</text:p>
          </table:table-cell>
          <table:table-cell table:style-name="ce4" office:value-type="string" calcext:value-type="string">
            <text:p>",</text:p>
          </table:table-cell>
          <table:table-cell table:formula="of:=[.A415]&amp;[.B415]&amp;[.C415]&amp;[.D415]&amp;[.E415]" office:value-type="string" office:string-value="&quot;weapon&quot;:&quot;zehlaf&quot;," calcext:value-type="string">
            <text:p>"weapon":"zehlaf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well#English" xlink:type="simple">well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gehla</text:p>
          </table:table-cell>
          <table:table-cell table:style-name="ce4" office:value-type="string" calcext:value-type="string">
            <text:p>",</text:p>
          </table:table-cell>
          <table:table-cell table:formula="of:=[.A416]&amp;[.B416]&amp;[.C416]&amp;[.D416]&amp;[.E416]" office:value-type="string" office:string-value="&quot;well&quot;:&quot;gehla&quot;," calcext:value-type="string">
            <text:p>"well":"gehla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er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seth</text:p>
          </table:table-cell>
          <table:table-cell table:style-name="ce4" office:value-type="string" calcext:value-type="string">
            <text:p>",</text:p>
          </table:table-cell>
          <table:table-cell table:formula="of:=[.A417]&amp;[.B417]&amp;[.C417]&amp;[.D417]&amp;[.E417]" office:value-type="string" office:string-value="&quot;were&quot;:&quot;keseth&quot;," calcext:value-type="string">
            <text:p>"were":"kes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ha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k</text:p>
          </table:table-cell>
          <table:table-cell table:style-name="ce4" office:value-type="string" calcext:value-type="string">
            <text:p>",</text:p>
          </table:table-cell>
          <table:table-cell table:formula="of:=[.A418]&amp;[.B418]&amp;[.C418]&amp;[.D418]&amp;[.E418]" office:value-type="string" office:string-value="&quot;what&quot;:&quot;vek&quot;," calcext:value-type="string">
            <text:p>"what":"vek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he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rei</text:p>
          </table:table-cell>
          <table:table-cell table:style-name="ce4" office:value-type="string" calcext:value-type="string">
            <text:p>",</text:p>
          </table:table-cell>
          <table:table-cell table:formula="of:=[.A419]&amp;[.B419]&amp;[.C419]&amp;[.D419]&amp;[.E419]" office:value-type="string" office:string-value="&quot;when&quot;:&quot;zrei&quot;," calcext:value-type="string">
            <text:p>"when":"zrei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her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rath</text:p>
          </table:table-cell>
          <table:table-cell table:style-name="ce4" office:value-type="string" calcext:value-type="string">
            <text:p>",</text:p>
          </table:table-cell>
          <table:table-cell table:formula="of:=[.A420]&amp;[.B420]&amp;[.C420]&amp;[.D420]&amp;[.E420]" office:value-type="string" office:string-value="&quot;where&quot;:&quot;zrath&quot;," calcext:value-type="string">
            <text:p>"where":"zra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which#English" xlink:type="simple">which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veketh</text:p>
          </table:table-cell>
          <table:table-cell table:style-name="ce4" office:value-type="string" calcext:value-type="string">
            <text:p>",</text:p>
          </table:table-cell>
          <table:table-cell table:formula="of:=[.A421]&amp;[.B421]&amp;[.C421]&amp;[.D421]&amp;[.E421]" office:value-type="string" office:string-value="&quot;which&quot;:&quot;veketh&quot;," calcext:value-type="string">
            <text:p>"which":"veke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ho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klah</text:p>
          </table:table-cell>
          <table:table-cell table:style-name="ce4" office:value-type="string" calcext:value-type="string">
            <text:p>",</text:p>
          </table:table-cell>
          <table:table-cell table:formula="of:=[.A422]&amp;[.B422]&amp;[.C422]&amp;[.D422]&amp;[.E422]" office:value-type="string" office:string-value="&quot;who&quot;:&quot;veklah&quot;," calcext:value-type="string">
            <text:p>"who":"vekla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hol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alath</text:p>
          </table:table-cell>
          <table:table-cell table:style-name="ce4" office:value-type="string" calcext:value-type="string">
            <text:p>",</text:p>
          </table:table-cell>
          <table:table-cell table:formula="of:=[.A423]&amp;[.B423]&amp;[.C423]&amp;[.D423]&amp;[.E423]" office:value-type="string" office:string-value="&quot;whole&quot;:&quot;malath&quot;," calcext:value-type="string">
            <text:p>"whole":"mala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h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k’fah</text:p>
          </table:table-cell>
          <table:table-cell table:style-name="ce4" office:value-type="string" calcext:value-type="string">
            <text:p>",</text:p>
          </table:table-cell>
          <table:table-cell table:formula="of:=[.A424]&amp;[.B424]&amp;[.C424]&amp;[.D424]&amp;[.E424]" office:value-type="string" office:string-value="&quot;why&quot;:&quot;vek’fah&quot;," calcext:value-type="string">
            <text:p>"why":"vek’fa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il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ra</text:p>
          </table:table-cell>
          <table:table-cell table:style-name="ce4" office:value-type="string" calcext:value-type="string">
            <text:p>",</text:p>
          </table:table-cell>
          <table:table-cell table:formula="of:=[.A425]&amp;[.B425]&amp;[.C425]&amp;[.D425]&amp;[.E425]" office:value-type="string" office:string-value="&quot;will&quot;:&quot;schra&quot;," calcext:value-type="string">
            <text:p>"will":"schra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i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skilath</text:p>
          </table:table-cell>
          <table:table-cell table:style-name="ce4" office:value-type="string" calcext:value-type="string">
            <text:p>",</text:p>
          </table:table-cell>
          <table:table-cell table:formula="of:=[.A426]&amp;[.B426]&amp;[.C426]&amp;[.D426]&amp;[.E426]" office:value-type="string" office:string-value="&quot;win&quot;:&quot;veskilath&quot;," calcext:value-type="string">
            <text:p>"win":"veskilat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in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uthos</text:p>
          </table:table-cell>
          <table:table-cell table:style-name="ce4" office:value-type="string" calcext:value-type="string">
            <text:p>",</text:p>
          </table:table-cell>
          <table:table-cell table:formula="of:=[.A427]&amp;[.B427]&amp;[.C427]&amp;[.D427]&amp;[.E427]" office:value-type="string" office:string-value="&quot;wind&quot;:&quot;authos&quot;," calcext:value-type="string">
            <text:p>"wind":"authos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ith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it</text:p>
          </table:table-cell>
          <table:table-cell table:style-name="ce4" office:value-type="string" calcext:value-type="string">
            <text:p>",</text:p>
          </table:table-cell>
          <table:table-cell table:formula="of:=[.A428]&amp;[.B428]&amp;[.C428]&amp;[.D428]&amp;[.E428]" office:value-type="string" office:string-value="&quot;with&quot;:&quot;mit&quot;," calcext:value-type="string">
            <text:p>"with":"mi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izar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kh’edax</text:p>
          </table:table-cell>
          <table:table-cell table:style-name="ce4" office:value-type="string" calcext:value-type="string">
            <text:p>",</text:p>
          </table:table-cell>
          <table:table-cell table:formula="of:=[.A429]&amp;[.B429]&amp;[.C429]&amp;[.D429]&amp;[.E429]" office:value-type="string" office:string-value="&quot;wizard&quot;:&quot;mekh’edax&quot;," calcext:value-type="string">
            <text:p>"wizard":"mekh’edax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oma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hku</text:p>
          </table:table-cell>
          <table:table-cell table:style-name="ce4" office:value-type="string" calcext:value-type="string">
            <text:p>",</text:p>
          </table:table-cell>
          <table:table-cell table:formula="of:=[.A430]&amp;[.B430]&amp;[.C430]&amp;[.D430]&amp;[.E430]" office:value-type="string" office:string-value="&quot;woman&quot;:&quot;mehku&quot;," calcext:value-type="string">
            <text:p>"woman":"mehku",</text:p>
          </table:table-cell>
          <table:table-cell table:number-columns-repeated="4"/>
          <table:table-cell office:value-type="string" calcext:value-type="string">
            <text:p>one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ome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hku</text:p>
          </table:table-cell>
          <table:table-cell table:style-name="ce4" office:value-type="string" calcext:value-type="string">
            <text:p>",</text:p>
          </table:table-cell>
          <table:table-cell table:formula="of:=[.A431]&amp;[.B431]&amp;[.C431]&amp;[.D431]&amp;[.E431]" office:value-type="string" office:string-value="&quot;women&quot;:&quot;mehku&quot;," calcext:value-type="string">
            <text:p>"women":"mehku",</text:p>
          </table:table-cell>
          <table:table-cell table:number-columns-repeated="4"/>
          <table:table-cell office:value-type="string" calcext:value-type="string">
            <text:p>tw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ood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i’krazh’laheh</text:p>
          </table:table-cell>
          <table:table-cell table:style-name="ce4" office:value-type="string" calcext:value-type="string">
            <text:p>",</text:p>
          </table:table-cell>
          <table:table-cell table:formula="of:=[.A432]&amp;[.B432]&amp;[.C432]&amp;[.D432]&amp;[.E432]" office:value-type="string" office:string-value="&quot;woods&quot;:&quot;mi’krazh’laheh&quot;," calcext:value-type="string">
            <text:p>"woods":"mi’krazh’laheh",</text:p>
          </table:table-cell>
          <table:table-cell table:number-columns-repeated="4"/>
          <table:table-cell office:value-type="string" calcext:value-type="string">
            <text:p>three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ork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beitah</text:p>
          </table:table-cell>
          <table:table-cell table:style-name="ce4" office:value-type="string" calcext:value-type="string">
            <text:p>",</text:p>
          </table:table-cell>
          <table:table-cell table:formula="of:=[.A433]&amp;[.B433]&amp;[.C433]&amp;[.D433]&amp;[.E433]" office:value-type="string" office:string-value="&quot;work&quot;:&quot;beitah&quot;," calcext:value-type="string">
            <text:p>"work":"beitah",</text:p>
          </table:table-cell>
          <table:table-cell table:number-columns-repeated="4"/>
          <table:table-cell office:value-type="string" calcext:value-type="string">
            <text:p>four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orl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hast</text:p>
          </table:table-cell>
          <table:table-cell table:style-name="ce4" office:value-type="string" calcext:value-type="string">
            <text:p>",</text:p>
          </table:table-cell>
          <table:table-cell table:formula="of:=[.A434]&amp;[.B434]&amp;[.C434]&amp;[.D434]&amp;[.E434]" office:value-type="string" office:string-value="&quot;world&quot;:&quot;thast&quot;," calcext:value-type="string">
            <text:p>"world":"thast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would#English" xlink:type="simple">would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schra</text:p>
          </table:table-cell>
          <table:table-cell table:style-name="ce4" office:value-type="string" calcext:value-type="string">
            <text:p>",</text:p>
          </table:table-cell>
          <table:table-cell table:formula="of:=[.A435]&amp;[.B435]&amp;[.C435]&amp;[.D435]&amp;[.E435]" office:value-type="string" office:string-value="&quot;would&quot;:&quot;schra&quot;," calcext:value-type="string">
            <text:p>"would":"schra",</text:p>
          </table:table-cell>
          <table:table-cell table:number-columns-repeated="4"/>
          <table:table-cell office:value-type="string" calcext:value-type="string">
            <text:p>four</text:p>
          </table:table-cell>
          <table:table-cell table:formula="of:=MATCH([.K435];[.K430:.K433];0)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rath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raf</text:p>
          </table:table-cell>
          <table:table-cell table:style-name="ce4" office:value-type="string" calcext:value-type="string">
            <text:p>",</text:p>
          </table:table-cell>
          <table:table-cell table:formula="of:=[.A436]&amp;[.B436]&amp;[.C436]&amp;[.D436]&amp;[.E436]" office:value-type="string" office:string-value="&quot;wrath&quot;:&quot;vraf&quot;," calcext:value-type="string">
            <text:p>"wrath":"vraf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year#English" xlink:type="simple">year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enach</text:p>
          </table:table-cell>
          <table:table-cell table:style-name="ce4" office:value-type="string" calcext:value-type="string">
            <text:p>",</text:p>
          </table:table-cell>
          <table:table-cell table:formula="of:=[.A437]&amp;[.B437]&amp;[.C437]&amp;[.D437]&amp;[.E437]" office:value-type="string" office:string-value="&quot;year&quot;:&quot;enach&quot;," calcext:value-type="string">
            <text:p>"year":"enac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you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hi’lau</text:p>
          </table:table-cell>
          <table:table-cell table:style-name="ce4" office:value-type="string" calcext:value-type="string">
            <text:p>",</text:p>
          </table:table-cell>
          <table:table-cell table:formula="of:=[.A438]&amp;[.B438]&amp;[.C438]&amp;[.D438]&amp;[.E438]" office:value-type="string" office:string-value="&quot;you&quot;:&quot;zhi’lau&quot;," calcext:value-type="string">
            <text:p>"you":"zhi’lau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ce6" office:value-type="string" calcext:value-type="string">
            <text:p><text:a xlink:href="https://en.wiktionary.org/wiki/your#English" xlink:type="simple">your</text:a></text:p>
          </table:table-cell>
          <table:table-cell table:style-name="ce4" office:value-type="string" calcext:value-type="string">
            <text:p>":"</text:p>
          </table:table-cell>
          <table:table-cell table:style-name="ce6" office:value-type="string" calcext:value-type="string">
            <text:p>auf’zhilah</text:p>
          </table:table-cell>
          <table:table-cell table:style-name="ce4" office:value-type="string" calcext:value-type="string">
            <text:p>",</text:p>
          </table:table-cell>
          <table:table-cell table:formula="of:=[.A439]&amp;[.B439]&amp;[.C439]&amp;[.D439]&amp;[.E439]" office:value-type="string" office:string-value="&quot;your&quot;:&quot;auf’zhilah&quot;," calcext:value-type="string">
            <text:p>"your":"auf’zhilah",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yourself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zh-keseth</text:p>
          </table:table-cell>
          <table:table-cell table:style-name="ce4" office:value-type="string" calcext:value-type="string">
            <text:p>",</text:p>
          </table:table-cell>
          <table:table-cell table:formula="of:=[.A440]&amp;[.B440]&amp;[.C440]&amp;[.D440]&amp;[.E440]" office:value-type="string" office:string-value="&quot;yourself&quot;:&quot;Ezh-keseth&quot;," calcext:value-type="string">
            <text:p>"yourself":"Ezh-keseth",</text:p>
          </table:table-cell>
          <table:table-cell table:number-columns-repeated="2"/>
          <table:table-cell table:style-name="ce7" office:value-type="string" calcext:value-type="string">
            <text:p>OCCURS</text:p>
          </table:table-cell>
          <table:table-cell/>
          <table:table-cell table:style-name="ce7" office:value-type="string" calcext:value-type="string">
            <text:p>ESCHA OCCURS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table:style-name="Default" office:value-type="string" calcext:value-type="string">
            <text:p>unti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zhakh</text:p>
          </table:table-cell>
          <table:table-cell table:style-name="ce4" office:value-type="string" calcext:value-type="string">
            <text:p>",</text:p>
          </table:table-cell>
          <table:table-cell table:formula="of:=[.A441]&amp;[.B441]&amp;[.C441]&amp;[.D441]&amp;[.E441]" office:value-type="string" office:string-value="&quot;until&quot;:&quot;ezhakh&quot;," calcext:value-type="string">
            <text:p>"until":"ezhakh",</text:p>
          </table:table-cell>
          <table:table-cell table:number-columns-repeated="2"/>
          <table:table-cell table:style-name="ce8" table:formula="of:=MATCH([.B441];[.B$1:.B440]; 0)" office:value-type="string" office:string-value="" calcext:value-type="error">
            <text:p>#N/A</text:p>
          </table:table-cell>
          <table:table-cell/>
          <table:table-cell table:style-name="ce8" table:formula="of:=MATCH([.D441];[.D$1:.D440]; 0)" office:value-type="string" office:string-value="" calcext:value-type="error">
            <text:p>#N/A</text:p>
          </table:table-cell>
          <table:table-cell office:value-type="string" calcext:value-type="string">
            <text:p>hot</text:p>
          </table:table-cell>
          <table:table-cell table:style-name="ce8" table:formula="of:=IF(MATCH([.L441];[.B$1:.B440]; 0) &gt; 0 ;  VLOOKUP([.L441];[.B$1:.D440];3); &quot;not found&quot;)" office:value-type="string" office:string-value="zeile" calcext:value-type="string">
            <text:p>zeile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bl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lagrath</text:p>
          </table:table-cell>
          <table:table-cell table:style-name="ce4" office:value-type="string" calcext:value-type="string">
            <text:p>",</text:p>
          </table:table-cell>
          <table:table-cell table:formula="of:=[.A442]&amp;[.B442]&amp;[.C442]&amp;[.D442]&amp;[.E442]" office:value-type="string" office:string-value="&quot;able&quot;:&quot;flagrath&quot;," calcext:value-type="string">
            <text:p>"able":"flagrath",</text:p>
          </table:table-cell>
          <table:table-cell table:number-columns-repeated="2"/>
          <table:table-cell table:style-name="ce8" table:formula="of:=MATCH([.B442];[.B$1:.B441]; 0)" office:value-type="string" office:string-value="" calcext:value-type="error">
            <text:p>#N/A</text:p>
          </table:table-cell>
          <table:table-cell/>
          <table:table-cell table:style-name="ce8" table:formula="of:=MATCH([.D442];[.D$1:.D441]; 0)" office:value-type="string" office:string-value="" calcext:value-type="error">
            <text:p>#N/A</text:p>
          </table:table-cell>
          <table:table-cell office:value-type="string" calcext:value-type="string">
            <text:p>take</text:p>
          </table:table-cell>
          <table:table-cell table:style-name="ce8" table:formula="of:=IF(MATCH([.L442];[.B$1:.B441]; 0) &gt; 0 ;  VLOOKUP([.L442];[.B$1:.D441];3); &quot;not found&quot;)" office:value-type="string" office:string-value="remgelech" calcext:value-type="string">
            <text:p>remgelech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unabl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ha’flagrath</text:p>
          </table:table-cell>
          <table:table-cell table:style-name="ce4" office:value-type="string" calcext:value-type="string">
            <text:p>",</text:p>
          </table:table-cell>
          <table:table-cell table:formula="of:=[.A443]&amp;[.B443]&amp;[.C443]&amp;[.D443]&amp;[.E443]" office:value-type="string" office:string-value="&quot;unable&quot;:&quot;zha’flagrath&quot;," calcext:value-type="string">
            <text:p>"unable":"zha’flagrath",</text:p>
          </table:table-cell>
          <table:table-cell table:number-columns-repeated="2"/>
          <table:table-cell table:style-name="ce8" table:formula="of:=MATCH([.B443];[.B$1:.B442]; 0)" office:value-type="string" office:string-value="" calcext:value-type="error">
            <text:p>#N/A</text:p>
          </table:table-cell>
          <table:table-cell/>
          <table:table-cell table:style-name="ce8" table:formula="of:=MATCH([.D443];[.D$1:.D442]; 0)" office:value-type="string" office:string-value="" calcext:value-type="error">
            <text:p>#N/A</text:p>
          </table:table-cell>
          <table:table-cell/>
          <table:table-cell table:style-name="ce8" table:formula="of:=IF(MATCH([.L443];[.B$1:.B442]; 0) &gt; 0 ;  VLOOKUP([.L443];[.B$1:.D442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efea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as’kelath</text:p>
          </table:table-cell>
          <table:table-cell table:style-name="ce4" office:value-type="string" calcext:value-type="string">
            <text:p>",</text:p>
          </table:table-cell>
          <table:table-cell table:formula="of:=[.A444]&amp;[.B444]&amp;[.C444]&amp;[.D444]&amp;[.E444]" office:value-type="string" office:string-value="&quot;defeat&quot;:&quot;vas’kelath&quot;," calcext:value-type="string">
            <text:p>"defeat":"vas’kelath",</text:p>
          </table:table-cell>
          <table:table-cell table:number-columns-repeated="2"/>
          <table:table-cell table:style-name="ce8" table:formula="of:=MATCH([.B444];[.B$1:.B443]; 0)" office:value-type="string" office:string-value="" calcext:value-type="error">
            <text:p>#N/A</text:p>
          </table:table-cell>
          <table:table-cell/>
          <table:table-cell table:style-name="ce8" table:formula="of:=MATCH([.D444];[.D$1:.D443]; 0)" office:value-type="string" office:string-value="" calcext:value-type="error">
            <text:p>#N/A</text:p>
          </table:table-cell>
          <table:table-cell/>
          <table:table-cell table:style-name="ce8" table:formula="of:=IF(MATCH([.L444];[.B$1:.B443]; 0) &gt; 0 ;  VLOOKUP([.L444];[.B$1:.D443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enemie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kau’esch</text:p>
          </table:table-cell>
          <table:table-cell table:style-name="ce4" office:value-type="string" calcext:value-type="string">
            <text:p>",</text:p>
          </table:table-cell>
          <table:table-cell table:formula="of:=[.A445]&amp;[.B445]&amp;[.C445]&amp;[.D445]&amp;[.E445]" office:value-type="string" office:string-value="&quot;enemies&quot;:&quot;skau’esch&quot;," calcext:value-type="string">
            <text:p>"enemies":"skau’esch",</text:p>
          </table:table-cell>
          <table:table-cell table:number-columns-repeated="2"/>
          <table:table-cell table:style-name="ce8" table:formula="of:=MATCH([.B445];[.B$1:.B444]; 0)" office:value-type="string" office:string-value="" calcext:value-type="error">
            <text:p>#N/A</text:p>
          </table:table-cell>
          <table:table-cell/>
          <table:table-cell table:style-name="ce8" table:formula="of:=MATCH([.D445];[.D$1:.D444]; 0)" office:value-type="float" office:value="107" calcext:value-type="float">
            <text:p>107</text:p>
          </table:table-cell>
          <table:table-cell/>
          <table:table-cell table:style-name="ce8" table:formula="of:=IF(MATCH([.L445];[.B$1:.B444]; 0) &gt; 0 ;  VLOOKUP([.L445];[.B$1:.D444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oa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aleth</text:p>
          </table:table-cell>
          <table:table-cell table:style-name="ce4" office:value-type="string" calcext:value-type="string">
            <text:p>",</text:p>
          </table:table-cell>
          <table:table-cell table:formula="of:=[.A446]&amp;[.B446]&amp;[.C446]&amp;[.D446]&amp;[.E446]" office:value-type="string" office:string-value="&quot;goal&quot;:&quot;kaleth&quot;," calcext:value-type="string">
            <text:p>"goal":"kaleth",</text:p>
          </table:table-cell>
          <table:table-cell table:number-columns-repeated="2"/>
          <table:table-cell table:style-name="ce8" table:formula="of:=MATCH([.B446];[.B$1:.B445]; 0)" office:value-type="string" office:string-value="" calcext:value-type="error">
            <text:p>#N/A</text:p>
          </table:table-cell>
          <table:table-cell/>
          <table:table-cell table:style-name="ce8" table:formula="of:=MATCH([.D446];[.D$1:.D445]; 0)" office:value-type="string" office:string-value="" calcext:value-type="error">
            <text:p>#N/A</text:p>
          </table:table-cell>
          <table:table-cell/>
          <table:table-cell table:style-name="ce8" table:formula="of:=IF(MATCH([.L446];[.B$1:.B445]; 0) &gt; 0 ;  VLOOKUP([.L446];[.B$1:.D445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tand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aalgaf</text:p>
          </table:table-cell>
          <table:table-cell table:style-name="ce4" office:value-type="string" calcext:value-type="string">
            <text:p>",</text:p>
          </table:table-cell>
          <table:table-cell table:formula="of:=[.A447]&amp;[.B447]&amp;[.C447]&amp;[.D447]&amp;[.E447]" office:value-type="string" office:string-value="&quot;stands&quot;:&quot;taalgaf&quot;," calcext:value-type="string">
            <text:p>"stands":"taalgaf",</text:p>
          </table:table-cell>
          <table:table-cell table:number-columns-repeated="2"/>
          <table:table-cell table:style-name="ce8" table:formula="of:=MATCH([.B447];[.B$1:.B446]; 0)" office:value-type="string" office:string-value="" calcext:value-type="error">
            <text:p>#N/A</text:p>
          </table:table-cell>
          <table:table-cell/>
          <table:table-cell table:style-name="ce8" table:formula="of:=MATCH([.D447];[.D$1:.D446]; 0)" office:value-type="string" office:string-value="" calcext:value-type="error">
            <text:p>#N/A</text:p>
          </table:table-cell>
          <table:table-cell/>
          <table:table-cell table:style-name="ce8" table:formula="of:=IF(MATCH([.L447];[.B$1:.B446]; 0) &gt; 0 ;  VLOOKUP([.L447];[.B$1:.D446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tan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aalgaf</text:p>
          </table:table-cell>
          <table:table-cell table:style-name="ce4" office:value-type="string" calcext:value-type="string">
            <text:p>",</text:p>
          </table:table-cell>
          <table:table-cell table:formula="of:=[.A448]&amp;[.B448]&amp;[.C448]&amp;[.D448]&amp;[.E448]" office:value-type="string" office:string-value="&quot;stand&quot;:&quot;taalgaf&quot;," calcext:value-type="string">
            <text:p>"stand":"taalgaf",</text:p>
          </table:table-cell>
          <table:table-cell table:number-columns-repeated="2"/>
          <table:table-cell table:style-name="ce8" table:formula="of:=MATCH([.B448];[.B$1:.B447]; 0)" office:value-type="string" office:string-value="" calcext:value-type="error">
            <text:p>#N/A</text:p>
          </table:table-cell>
          <table:table-cell/>
          <table:table-cell table:style-name="ce8" table:formula="of:=MATCH([.D448];[.D$1:.D447]; 0)" office:value-type="float" office:value="447" calcext:value-type="float">
            <text:p>447</text:p>
          </table:table-cell>
          <table:table-cell/>
          <table:table-cell table:style-name="ce8" table:formula="of:=IF(MATCH([.L448];[.B$1:.B447]; 0) &gt; 0 ;  VLOOKUP([.L448];[.B$1:.D447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bov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vileh</text:p>
          </table:table-cell>
          <table:table-cell table:style-name="ce4" office:value-type="string" calcext:value-type="string">
            <text:p>",</text:p>
          </table:table-cell>
          <table:table-cell table:formula="of:=[.A449]&amp;[.B449]&amp;[.C449]&amp;[.D449]&amp;[.E449]" office:value-type="string" office:string-value="&quot;above&quot;:&quot;avileh&quot;," calcext:value-type="string">
            <text:p>"above":"avileh",</text:p>
          </table:table-cell>
          <table:table-cell table:number-columns-repeated="2"/>
          <table:table-cell table:style-name="ce8" table:formula="of:=MATCH([.B449];[.B$1:.B448]; 0)" office:value-type="string" office:string-value="" calcext:value-type="error">
            <text:p>#N/A</text:p>
          </table:table-cell>
          <table:table-cell/>
          <table:table-cell table:style-name="ce8" table:formula="of:=MATCH([.D449];[.D$1:.D448]; 0)" office:value-type="float" office:value="394" calcext:value-type="float">
            <text:p>394</text:p>
          </table:table-cell>
          <table:table-cell/>
          <table:table-cell table:style-name="ce8" table:formula="of:=IF(MATCH([.L449];[.B$1:.B448]; 0) &gt; 0 ;  VLOOKUP([.L449];[.B$1:.D448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elow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helvach</text:p>
          </table:table-cell>
          <table:table-cell table:style-name="ce4" office:value-type="string" calcext:value-type="string">
            <text:p>",</text:p>
          </table:table-cell>
          <table:table-cell table:formula="of:=[.A450]&amp;[.B450]&amp;[.C450]&amp;[.D450]&amp;[.E450]" office:value-type="string" office:string-value="&quot;below&quot;:&quot;helvach&quot;," calcext:value-type="string">
            <text:p>"below":"helvach",</text:p>
          </table:table-cell>
          <table:table-cell table:number-columns-repeated="2"/>
          <table:table-cell table:style-name="ce8" table:formula="of:=MATCH([.B450];[.B$1:.B449]; 0)" office:value-type="string" office:string-value="" calcext:value-type="error">
            <text:p>#N/A</text:p>
          </table:table-cell>
          <table:table-cell/>
          <table:table-cell table:style-name="ce8" table:formula="of:=MATCH([.D450];[.D$1:.D449]; 0)" office:value-type="string" office:string-value="" calcext:value-type="error">
            <text:p>#N/A</text:p>
          </table:table-cell>
          <table:table-cell/>
          <table:table-cell table:style-name="ce8" table:formula="of:=IF(MATCH([.L450];[.B$1:.B449]; 0) &gt; 0 ;  VLOOKUP([.L450];[.B$1:.D449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eneath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helvach</text:p>
          </table:table-cell>
          <table:table-cell table:style-name="ce4" office:value-type="string" calcext:value-type="string">
            <text:p>",</text:p>
          </table:table-cell>
          <table:table-cell table:formula="of:=[.A451]&amp;[.B451]&amp;[.C451]&amp;[.D451]&amp;[.E451]" office:value-type="string" office:string-value="&quot;beneath&quot;:&quot;helvach&quot;," calcext:value-type="string">
            <text:p>"beneath":"helvach",</text:p>
          </table:table-cell>
          <table:table-cell table:number-columns-repeated="2"/>
          <table:table-cell table:style-name="ce8" table:formula="of:=MATCH([.B451];[.B$1:.B450]; 0)" office:value-type="string" office:string-value="" calcext:value-type="error">
            <text:p>#N/A</text:p>
          </table:table-cell>
          <table:table-cell/>
          <table:table-cell table:style-name="ce8" table:formula="of:=MATCH([.D451];[.D$1:.D450]; 0)" office:value-type="float" office:value="450" calcext:value-type="float">
            <text:p>450</text:p>
          </table:table-cell>
          <table:table-cell/>
          <table:table-cell table:style-name="ce8" table:formula="of:=IF(MATCH([.L451];[.B$1:.B450]; 0) &gt; 0 ;  VLOOKUP([.L451];[.B$1:.D450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und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helvach</text:p>
          </table:table-cell>
          <table:table-cell table:style-name="ce4" office:value-type="string" calcext:value-type="string">
            <text:p>",</text:p>
          </table:table-cell>
          <table:table-cell table:formula="of:=[.A452]&amp;[.B452]&amp;[.C452]&amp;[.D452]&amp;[.E452]" office:value-type="string" office:string-value="&quot;under&quot;:&quot;helvach&quot;," calcext:value-type="string">
            <text:p>"under":"helvach",</text:p>
          </table:table-cell>
          <table:table-cell table:number-columns-repeated="2"/>
          <table:table-cell table:style-name="ce8" table:formula="of:=MATCH([.B452];[.B$1:.B451]; 0)" office:value-type="string" office:string-value="" calcext:value-type="error">
            <text:p>#N/A</text:p>
          </table:table-cell>
          <table:table-cell/>
          <table:table-cell table:style-name="ce8" table:formula="of:=MATCH([.D452];[.D$1:.D451]; 0)" office:value-type="float" office:value="450" calcext:value-type="float">
            <text:p>450</text:p>
          </table:table-cell>
          <table:table-cell/>
          <table:table-cell table:style-name="ce8" table:formula="of:=IF(MATCH([.L452];[.B$1:.B451]; 0) &gt; 0 ;  VLOOKUP([.L452];[.B$1:.D451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sid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elach</text:p>
          </table:table-cell>
          <table:table-cell table:style-name="ce4" office:value-type="string" calcext:value-type="string">
            <text:p>",</text:p>
          </table:table-cell>
          <table:table-cell table:formula="of:=[.A453]&amp;[.B453]&amp;[.C453]&amp;[.D453]&amp;[.E453]" office:value-type="string" office:string-value="&quot;aside&quot;:&quot;gelach&quot;," calcext:value-type="string">
            <text:p>"aside":"gelach",</text:p>
          </table:table-cell>
          <table:table-cell table:number-columns-repeated="2"/>
          <table:table-cell table:style-name="ce8" table:formula="of:=MATCH([.B453];[.B$1:.B452]; 0)" office:value-type="string" office:string-value="" calcext:value-type="error">
            <text:p>#N/A</text:p>
          </table:table-cell>
          <table:table-cell/>
          <table:table-cell table:style-name="ce8" table:formula="of:=MATCH([.D453];[.D$1:.D452]; 0)" office:value-type="string" office:string-value="" calcext:value-type="error">
            <text:p>#N/A</text:p>
          </table:table-cell>
          <table:table-cell/>
          <table:table-cell table:style-name="ce8" table:formula="of:=IF(MATCH([.L453];[.B$1:.B452]; 0) &gt; 0 ;  VLOOKUP([.L453];[.B$1:.D452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uri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rilekt</text:p>
          </table:table-cell>
          <table:table-cell table:style-name="ce4" office:value-type="string" calcext:value-type="string">
            <text:p>",</text:p>
          </table:table-cell>
          <table:table-cell table:formula="of:=[.A454]&amp;[.B454]&amp;[.C454]&amp;[.D454]&amp;[.E454]" office:value-type="string" office:string-value="&quot;buried&quot;:&quot;vrilekt&quot;," calcext:value-type="string">
            <text:p>"buried":"vrilekt",</text:p>
          </table:table-cell>
          <table:table-cell table:number-columns-repeated="2"/>
          <table:table-cell table:style-name="ce8" table:formula="of:=MATCH([.B454];[.B$1:.B453]; 0)" office:value-type="string" office:string-value="" calcext:value-type="error">
            <text:p>#N/A</text:p>
          </table:table-cell>
          <table:table-cell/>
          <table:table-cell table:style-name="ce8" table:formula="of:=MATCH([.D454];[.D$1:.D453]; 0)" office:value-type="string" office:string-value="" calcext:value-type="error">
            <text:p>#N/A</text:p>
          </table:table-cell>
          <table:table-cell/>
          <table:table-cell table:style-name="ce8" table:formula="of:=IF(MATCH([.L454];[.B$1:.B453]; 0) &gt; 0 ;  VLOOKUP([.L454];[.B$1:.D453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ur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raf</text:p>
          </table:table-cell>
          <table:table-cell table:style-name="ce4" office:value-type="string" calcext:value-type="string">
            <text:p>",</text:p>
          </table:table-cell>
          <table:table-cell table:formula="of:=[.A455]&amp;[.B455]&amp;[.C455]&amp;[.D455]&amp;[.E455]" office:value-type="string" office:string-value="&quot;fury&quot;:&quot;vraf&quot;," calcext:value-type="string">
            <text:p>"fury":"vraf",</text:p>
          </table:table-cell>
          <table:table-cell table:number-columns-repeated="2"/>
          <table:table-cell table:style-name="ce8" table:formula="of:=MATCH([.B455];[.B$1:.B454]; 0)" office:value-type="string" office:string-value="" calcext:value-type="error">
            <text:p>#N/A</text:p>
          </table:table-cell>
          <table:table-cell/>
          <table:table-cell table:style-name="ce8" table:formula="of:=MATCH([.D455];[.D$1:.D454]; 0)" office:value-type="float" office:value="16" calcext:value-type="float">
            <text:p>16</text:p>
          </table:table-cell>
          <table:table-cell/>
          <table:table-cell table:style-name="ce8" table:formula="of:=IF(MATCH([.L455];[.B$1:.B454]; 0) &gt; 0 ;  VLOOKUP([.L455];[.B$1:.D454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ques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stag</text:p>
          </table:table-cell>
          <table:table-cell table:style-name="ce4" office:value-type="string" calcext:value-type="string">
            <text:p>",</text:p>
          </table:table-cell>
          <table:table-cell table:formula="of:=[.A456]&amp;[.B456]&amp;[.C456]&amp;[.D456]&amp;[.E456]" office:value-type="string" office:string-value="&quot;quest&quot;:&quot;kestag&quot;," calcext:value-type="string">
            <text:p>"quest":"kestag",</text:p>
          </table:table-cell>
          <table:table-cell table:number-columns-repeated="2"/>
          <table:table-cell table:style-name="ce8" table:formula="of:=MATCH([.B456];[.B$1:.B455]; 0)" office:value-type="string" office:string-value="" calcext:value-type="error">
            <text:p>#N/A</text:p>
          </table:table-cell>
          <table:table-cell/>
          <table:table-cell table:style-name="ce8" table:formula="of:=MATCH([.D456];[.D$1:.D455]; 0)" office:value-type="string" office:string-value="" calcext:value-type="error">
            <text:p>#N/A</text:p>
          </table:table-cell>
          <table:table-cell/>
          <table:table-cell table:style-name="ce8" table:formula="of:=IF(MATCH([.L456];[.B$1:.B455]; 0) &gt; 0 ;  VLOOKUP([.L456];[.B$1:.D455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journe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stag</text:p>
          </table:table-cell>
          <table:table-cell table:style-name="ce4" office:value-type="string" calcext:value-type="string">
            <text:p>",</text:p>
          </table:table-cell>
          <table:table-cell table:formula="of:=[.A457]&amp;[.B457]&amp;[.C457]&amp;[.D457]&amp;[.E457]" office:value-type="string" office:string-value="&quot;journey&quot;:&quot;kestag&quot;," calcext:value-type="string">
            <text:p>"journey":"kestag",</text:p>
          </table:table-cell>
          <table:table-cell table:number-columns-repeated="2"/>
          <table:table-cell table:style-name="ce8" table:formula="of:=MATCH([.B457];[.B$1:.B456]; 0)" office:value-type="string" office:string-value="" calcext:value-type="error">
            <text:p>#N/A</text:p>
          </table:table-cell>
          <table:table-cell/>
          <table:table-cell table:style-name="ce8" table:formula="of:=MATCH([.D457];[.D$1:.D456]; 0)" office:value-type="float" office:value="456" calcext:value-type="float">
            <text:p>456</text:p>
          </table:table-cell>
          <table:table-cell/>
          <table:table-cell table:style-name="ce8" table:formula="of:=IF(MATCH([.L457];[.B$1:.B456]; 0) &gt; 0 ;  VLOOKUP([.L457];[.B$1:.D456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dventur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stag</text:p>
          </table:table-cell>
          <table:table-cell table:style-name="ce4" office:value-type="string" calcext:value-type="string">
            <text:p>",</text:p>
          </table:table-cell>
          <table:table-cell table:formula="of:=[.A458]&amp;[.B458]&amp;[.C458]&amp;[.D458]&amp;[.E458]" office:value-type="string" office:string-value="&quot;adventure&quot;:&quot;kestag&quot;," calcext:value-type="string">
            <text:p>"adventure":"kestag",</text:p>
          </table:table-cell>
          <table:table-cell table:number-columns-repeated="2"/>
          <table:table-cell table:style-name="ce8" table:formula="of:=MATCH([.B458];[.B$1:.B457]; 0)" office:value-type="string" office:string-value="" calcext:value-type="error">
            <text:p>#N/A</text:p>
          </table:table-cell>
          <table:table-cell/>
          <table:table-cell table:style-name="ce8" table:formula="of:=MATCH([.D458];[.D$1:.D457]; 0)" office:value-type="float" office:value="456" calcext:value-type="float">
            <text:p>456</text:p>
          </table:table-cell>
          <table:table-cell/>
          <table:table-cell table:style-name="ce8" table:formula="of:=IF(MATCH([.L458];[.B$1:.B457]; 0) &gt; 0 ;  VLOOKUP([.L458];[.B$1:.D457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wai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ayeh’dagah</text:p>
          </table:table-cell>
          <table:table-cell table:style-name="ce4" office:value-type="string" calcext:value-type="string">
            <text:p>",</text:p>
          </table:table-cell>
          <table:table-cell table:formula="of:=[.A459]&amp;[.B459]&amp;[.C459]&amp;[.D459]&amp;[.E459]" office:value-type="string" office:string-value="&quot;await&quot;:&quot;gayeh’dagah&quot;," calcext:value-type="string">
            <text:p>"await":"gayeh’dagah",</text:p>
          </table:table-cell>
          <table:table-cell table:number-columns-repeated="2"/>
          <table:table-cell table:style-name="ce8" table:formula="of:=MATCH([.B459];[.B$1:.B458]; 0)" office:value-type="string" office:string-value="" calcext:value-type="error">
            <text:p>#N/A</text:p>
          </table:table-cell>
          <table:table-cell/>
          <table:table-cell table:style-name="ce8" table:formula="of:=MATCH([.D459];[.D$1:.D458]; 0)" office:value-type="string" office:string-value="" calcext:value-type="error">
            <text:p>#N/A</text:p>
          </table:table-cell>
          <table:table-cell/>
          <table:table-cell table:style-name="ce8" table:formula="of:=IF(MATCH([.L459];[.B$1:.B458]; 0) &gt; 0 ;  VLOOKUP([.L459];[.B$1:.D458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wait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ayeh’dagah</text:p>
          </table:table-cell>
          <table:table-cell table:style-name="ce4" office:value-type="string" calcext:value-type="string">
            <text:p>",</text:p>
          </table:table-cell>
          <table:table-cell table:formula="of:=[.A460]&amp;[.B460]&amp;[.C460]&amp;[.D460]&amp;[.E460]" office:value-type="string" office:string-value="&quot;awaits&quot;:&quot;gayeh’dagah&quot;," calcext:value-type="string">
            <text:p>"awaits":"gayeh’dagah",</text:p>
          </table:table-cell>
          <table:table-cell table:number-columns-repeated="2"/>
          <table:table-cell table:style-name="ce8" table:formula="of:=MATCH([.B460];[.B$1:.B459]; 0)" office:value-type="string" office:string-value="" calcext:value-type="error">
            <text:p>#N/A</text:p>
          </table:table-cell>
          <table:table-cell/>
          <table:table-cell table:style-name="ce8" table:formula="of:=MATCH([.D460];[.D$1:.D459]; 0)" office:value-type="float" office:value="459" calcext:value-type="float">
            <text:p>459</text:p>
          </table:table-cell>
          <table:table-cell/>
          <table:table-cell table:style-name="ce8" table:formula="of:=IF(MATCH([.L460];[.B$1:.B459]; 0) &gt; 0 ;  VLOOKUP([.L460];[.B$1:.D459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ai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ayeh’dagah</text:p>
          </table:table-cell>
          <table:table-cell table:style-name="ce4" office:value-type="string" calcext:value-type="string">
            <text:p>",</text:p>
          </table:table-cell>
          <table:table-cell table:formula="of:=[.A461]&amp;[.B461]&amp;[.C461]&amp;[.D461]&amp;[.E461]" office:value-type="string" office:string-value="&quot;wait&quot;:&quot;gayeh’dagah&quot;," calcext:value-type="string">
            <text:p>"wait":"gayeh’dagah",</text:p>
          </table:table-cell>
          <table:table-cell table:number-columns-repeated="2"/>
          <table:table-cell table:style-name="ce8" table:formula="of:=MATCH([.B461];[.B$1:.B460]; 0)" office:value-type="string" office:string-value="" calcext:value-type="error">
            <text:p>#N/A</text:p>
          </table:table-cell>
          <table:table-cell/>
          <table:table-cell table:style-name="ce8" table:formula="of:=MATCH([.D461];[.D$1:.D460]; 0)" office:value-type="float" office:value="459" calcext:value-type="float">
            <text:p>459</text:p>
          </table:table-cell>
          <table:table-cell/>
          <table:table-cell table:style-name="ce8" table:formula="of:=IF(MATCH([.L461];[.B$1:.B460]; 0) &gt; 0 ;  VLOOKUP([.L461];[.B$1:.D460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old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ralesch’ekeh</text:p>
          </table:table-cell>
          <table:table-cell table:style-name="ce4" office:value-type="string" calcext:value-type="string">
            <text:p>",</text:p>
          </table:table-cell>
          <table:table-cell table:formula="of:=[.A462]&amp;[.B462]&amp;[.C462]&amp;[.D462]&amp;[.E462]" office:value-type="string" office:string-value="&quot;holding&quot;:&quot;zralesch’ekeh&quot;," calcext:value-type="string">
            <text:p>"holding":"zralesch’ekeh",</text:p>
          </table:table-cell>
          <table:table-cell table:number-columns-repeated="2"/>
          <table:table-cell table:style-name="ce8" table:formula="of:=MATCH([.B462];[.B$1:.B461]; 0)" office:value-type="string" office:string-value="" calcext:value-type="error">
            <text:p>#N/A</text:p>
          </table:table-cell>
          <table:table-cell/>
          <table:table-cell table:style-name="ce8" table:formula="of:=MATCH([.D462];[.D$1:.D461]; 0)" office:value-type="float" office:value="22" calcext:value-type="float">
            <text:p>22</text:p>
          </table:table-cell>
          <table:table-cell/>
          <table:table-cell table:style-name="ce8" table:formula="of:=IF(MATCH([.L462];[.B$1:.B461]; 0) &gt; 0 ;  VLOOKUP([.L462];[.B$1:.D461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ight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amps’ach</text:p>
          </table:table-cell>
          <table:table-cell table:style-name="ce4" office:value-type="string" calcext:value-type="string">
            <text:p>",</text:p>
          </table:table-cell>
          <table:table-cell table:formula="of:=[.A463]&amp;[.B463]&amp;[.C463]&amp;[.D463]&amp;[.E463]" office:value-type="string" office:string-value="&quot;fighting&quot;:&quot;kamps’ach&quot;," calcext:value-type="string">
            <text:p>"fighting":"kamps’ach",</text:p>
          </table:table-cell>
          <table:table-cell table:number-columns-repeated="2"/>
          <table:table-cell table:style-name="ce8" table:formula="of:=MATCH([.B463];[.B$1:.B462]; 0)" office:value-type="string" office:string-value="" calcext:value-type="error">
            <text:p>#N/A</text:p>
          </table:table-cell>
          <table:table-cell/>
          <table:table-cell table:style-name="ce8" table:formula="of:=MATCH([.D463];[.D$1:.D462]; 0)" office:value-type="string" office:string-value="" calcext:value-type="error">
            <text:p>#N/A</text:p>
          </table:table-cell>
          <table:table-cell/>
          <table:table-cell table:style-name="ce8" table:formula="of:=IF(MATCH([.L463];[.B$1:.B462]; 0) &gt; 0 ;  VLOOKUP([.L463];[.B$1:.D462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tand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aalgach</text:p>
          </table:table-cell>
          <table:table-cell table:style-name="ce4" office:value-type="string" calcext:value-type="string">
            <text:p>",</text:p>
          </table:table-cell>
          <table:table-cell table:formula="of:=[.A464]&amp;[.B464]&amp;[.C464]&amp;[.D464]&amp;[.E464]" office:value-type="string" office:string-value="&quot;standing&quot;:&quot;taalgach&quot;," calcext:value-type="string">
            <text:p>"standing":"taalgach",</text:p>
          </table:table-cell>
          <table:table-cell table:number-columns-repeated="2"/>
          <table:table-cell table:style-name="ce8" table:formula="of:=MATCH([.B464];[.B$1:.B463]; 0)" office:value-type="string" office:string-value="" calcext:value-type="error">
            <text:p>#N/A</text:p>
          </table:table-cell>
          <table:table-cell/>
          <table:table-cell table:style-name="ce8" table:formula="of:=MATCH([.D464];[.D$1:.D463]; 0)" office:value-type="string" office:string-value="" calcext:value-type="error">
            <text:p>#N/A</text:p>
          </table:table-cell>
          <table:table-cell/>
          <table:table-cell table:style-name="ce8" table:formula="of:=IF(MATCH([.L464];[.B$1:.B463]; 0) &gt; 0 ;  VLOOKUP([.L464];[.B$1:.D463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reath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htagreth</text:p>
          </table:table-cell>
          <table:table-cell table:style-name="ce4" office:value-type="string" calcext:value-type="string">
            <text:p>",</text:p>
          </table:table-cell>
          <table:table-cell table:formula="of:=[.A465]&amp;[.B465]&amp;[.C465]&amp;[.D465]&amp;[.E465]" office:value-type="string" office:string-value="&quot;breathing&quot;:&quot;vehtagreth&quot;," calcext:value-type="string">
            <text:p>"breathing":"vehtagreth",</text:p>
          </table:table-cell>
          <table:table-cell table:number-columns-repeated="2"/>
          <table:table-cell table:style-name="ce8" table:formula="of:=MATCH([.B465];[.B$1:.B464]; 0)" office:value-type="string" office:string-value="" calcext:value-type="error">
            <text:p>#N/A</text:p>
          </table:table-cell>
          <table:table-cell/>
          <table:table-cell table:style-name="ce8" table:formula="of:=MATCH([.D465];[.D$1:.D464]; 0)" office:value-type="string" office:string-value="" calcext:value-type="error">
            <text:p>#N/A</text:p>
          </table:table-cell>
          <table:table-cell/>
          <table:table-cell table:style-name="ce8" table:formula="of:=IF(MATCH([.L465];[.B$1:.B464]; 0) &gt; 0 ;  VLOOKUP([.L465];[.B$1:.D464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y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uthach</text:p>
          </table:table-cell>
          <table:table-cell table:style-name="ce4" office:value-type="string" calcext:value-type="string">
            <text:p>",</text:p>
          </table:table-cell>
          <table:table-cell table:formula="of:=[.A466]&amp;[.B466]&amp;[.C466]&amp;[.D466]&amp;[.E466]" office:value-type="string" office:string-value="&quot;dying&quot;:&quot;schuthach&quot;," calcext:value-type="string">
            <text:p>"dying":"schuthach",</text:p>
          </table:table-cell>
          <table:table-cell table:number-columns-repeated="2"/>
          <table:table-cell table:style-name="ce8" table:formula="of:=MATCH([.B466];[.B$1:.B465]; 0)" office:value-type="string" office:string-value="" calcext:value-type="error">
            <text:p>#N/A</text:p>
          </table:table-cell>
          <table:table-cell/>
          <table:table-cell table:style-name="ce8" table:formula="of:=MATCH([.D466];[.D$1:.D465]; 0)" office:value-type="string" office:string-value="" calcext:value-type="error">
            <text:p>#N/A</text:p>
          </table:table-cell>
          <table:table-cell/>
          <table:table-cell table:style-name="ce8" table:formula="of:=IF(MATCH([.L466];[.B$1:.B465]; 0) &gt; 0 ;  VLOOKUP([.L466];[.B$1:.D465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iv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nruzhach</text:p>
          </table:table-cell>
          <table:table-cell table:style-name="ce4" office:value-type="string" calcext:value-type="string">
            <text:p>",</text:p>
          </table:table-cell>
          <table:table-cell table:formula="of:=[.A467]&amp;[.B467]&amp;[.C467]&amp;[.D467]&amp;[.E467]" office:value-type="string" office:string-value="&quot;living&quot;:&quot;enruzhach&quot;," calcext:value-type="string">
            <text:p>"living":"enruzhach",</text:p>
          </table:table-cell>
          <table:table-cell table:number-columns-repeated="2"/>
          <table:table-cell table:style-name="ce8" table:formula="of:=MATCH([.B467];[.B$1:.B466]; 0)" office:value-type="string" office:string-value="" calcext:value-type="error">
            <text:p>#N/A</text:p>
          </table:table-cell>
          <table:table-cell/>
          <table:table-cell table:style-name="ce8" table:formula="of:=MATCH([.D467];[.D$1:.D466]; 0)" office:value-type="string" office:string-value="" calcext:value-type="error">
            <text:p>#N/A</text:p>
          </table:table-cell>
          <table:table-cell/>
          <table:table-cell table:style-name="ce8" table:formula="of:=IF(MATCH([.L467];[.B$1:.B466]; 0) &gt; 0 ;  VLOOKUP([.L467];[.B$1:.D466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urviv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nruzhach</text:p>
          </table:table-cell>
          <table:table-cell table:style-name="ce4" office:value-type="string" calcext:value-type="string">
            <text:p>",</text:p>
          </table:table-cell>
          <table:table-cell table:formula="of:=[.A468]&amp;[.B468]&amp;[.C468]&amp;[.D468]&amp;[.E468]" office:value-type="string" office:string-value="&quot;surviving&quot;:&quot;enruzhach&quot;," calcext:value-type="string">
            <text:p>"surviving":"enruzhach",</text:p>
          </table:table-cell>
          <table:table-cell table:number-columns-repeated="2"/>
          <table:table-cell table:style-name="ce8" table:formula="of:=MATCH([.B468];[.B$1:.B467]; 0)" office:value-type="string" office:string-value="" calcext:value-type="error">
            <text:p>#N/A</text:p>
          </table:table-cell>
          <table:table-cell/>
          <table:table-cell table:style-name="ce8" table:formula="of:=MATCH([.D468];[.D$1:.D467]; 0)" office:value-type="float" office:value="467" calcext:value-type="float">
            <text:p>467</text:p>
          </table:table-cell>
          <table:table-cell/>
          <table:table-cell table:style-name="ce8" table:formula="of:=IF(MATCH([.L468];[.B$1:.B467]; 0) &gt; 0 ;  VLOOKUP([.L468];[.B$1:.D467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kill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raufsach</text:p>
          </table:table-cell>
          <table:table-cell table:style-name="ce4" office:value-type="string" calcext:value-type="string">
            <text:p>",</text:p>
          </table:table-cell>
          <table:table-cell table:formula="of:=[.A469]&amp;[.B469]&amp;[.C469]&amp;[.D469]&amp;[.E469]" office:value-type="string" office:string-value="&quot;killing&quot;:&quot;kraufsach&quot;," calcext:value-type="string">
            <text:p>"killing":"kraufsach",</text:p>
          </table:table-cell>
          <table:table-cell table:number-columns-repeated="2"/>
          <table:table-cell table:style-name="ce8" table:formula="of:=MATCH([.B469];[.B$1:.B468]; 0)" office:value-type="string" office:string-value="" calcext:value-type="error">
            <text:p>#N/A</text:p>
          </table:table-cell>
          <table:table-cell/>
          <table:table-cell table:style-name="ce8" table:formula="of:=MATCH([.D469];[.D$1:.D468]; 0)" office:value-type="string" office:string-value="" calcext:value-type="error">
            <text:p>#N/A</text:p>
          </table:table-cell>
          <table:table-cell/>
          <table:table-cell table:style-name="ce8" table:formula="of:=IF(MATCH([.L469];[.B$1:.B468]; 0) &gt; 0 ;  VLOOKUP([.L469];[.B$1:.D468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enjo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tuleuker</text:p>
          </table:table-cell>
          <table:table-cell table:style-name="ce4" office:value-type="string" calcext:value-type="string">
            <text:p>",</text:p>
          </table:table-cell>
          <table:table-cell table:formula="of:=[.A470]&amp;[.B470]&amp;[.C470]&amp;[.D470]&amp;[.E470]" office:value-type="string" office:string-value="&quot;enjoy&quot;:&quot;schtuleuker&quot;," calcext:value-type="string">
            <text:p>"enjoy":"schtuleuker",</text:p>
          </table:table-cell>
          <table:table-cell table:number-columns-repeated="2"/>
          <table:table-cell table:style-name="ce8" table:formula="of:=MATCH([.B470];[.B$1:.B469]; 0)" office:value-type="string" office:string-value="" calcext:value-type="error">
            <text:p>#N/A</text:p>
          </table:table-cell>
          <table:table-cell/>
          <table:table-cell table:style-name="ce8" table:formula="of:=MATCH([.D470];[.D$1:.D469]; 0)" office:value-type="float" office:value="215" calcext:value-type="float">
            <text:p>215</text:p>
          </table:table-cell>
          <table:table-cell/>
          <table:table-cell table:style-name="ce8" table:formula="of:=IF(MATCH([.L470];[.B$1:.B469]; 0) &gt; 0 ;  VLOOKUP([.L470];[.B$1:.D469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elish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tuleuker</text:p>
          </table:table-cell>
          <table:table-cell table:style-name="ce4" office:value-type="string" calcext:value-type="string">
            <text:p>",</text:p>
          </table:table-cell>
          <table:table-cell table:formula="of:=[.A471]&amp;[.B471]&amp;[.C471]&amp;[.D471]&amp;[.E471]" office:value-type="string" office:string-value="&quot;relish&quot;:&quot;schtuleuker&quot;," calcext:value-type="string">
            <text:p>"relish":"schtuleuker",</text:p>
          </table:table-cell>
          <table:table-cell table:number-columns-repeated="2"/>
          <table:table-cell table:style-name="ce8" table:formula="of:=MATCH([.B471];[.B$1:.B470]; 0)" office:value-type="string" office:string-value="" calcext:value-type="error">
            <text:p>#N/A</text:p>
          </table:table-cell>
          <table:table-cell/>
          <table:table-cell table:style-name="ce8" table:formula="of:=MATCH([.D471];[.D$1:.D470]; 0)" office:value-type="float" office:value="215" calcext:value-type="float">
            <text:p>215</text:p>
          </table:table-cell>
          <table:table-cell/>
          <table:table-cell table:style-name="ce8" table:formula="of:=IF(MATCH([.L471];[.B$1:.B470]; 0) &gt; 0 ;  VLOOKUP([.L471];[.B$1:.D470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urn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inleketh</text:p>
          </table:table-cell>
          <table:table-cell table:style-name="ce4" office:value-type="string" calcext:value-type="string">
            <text:p>",</text:p>
          </table:table-cell>
          <table:table-cell table:formula="of:=[.A472]&amp;[.B472]&amp;[.C472]&amp;[.D472]&amp;[.E472]" office:value-type="string" office:string-value="&quot;turned&quot;:&quot;inleketh&quot;," calcext:value-type="string">
            <text:p>"turned":"inleketh",</text:p>
          </table:table-cell>
          <table:table-cell table:number-columns-repeated="2"/>
          <table:table-cell table:style-name="ce8" table:formula="of:=MATCH([.B472];[.B$1:.B471]; 0)" office:value-type="string" office:string-value="" calcext:value-type="error">
            <text:p>#N/A</text:p>
          </table:table-cell>
          <table:table-cell/>
          <table:table-cell table:style-name="ce8" table:formula="of:=MATCH([.D472];[.D$1:.D471]; 0)" office:value-type="float" office:value="62" calcext:value-type="float">
            <text:p>62</text:p>
          </table:table-cell>
          <table:table-cell/>
          <table:table-cell table:style-name="ce8" table:formula="of:=IF(MATCH([.L472];[.B$1:.B471]; 0) &gt; 0 ;  VLOOKUP([.L472];[.B$1:.D471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nash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regath</text:p>
          </table:table-cell>
          <table:table-cell table:style-name="ce4" office:value-type="string" calcext:value-type="string">
            <text:p>",</text:p>
          </table:table-cell>
          <table:table-cell table:formula="of:=[.A473]&amp;[.B473]&amp;[.C473]&amp;[.D473]&amp;[.E473]" office:value-type="string" office:string-value="&quot;gnash&quot;:&quot;vregath&quot;," calcext:value-type="string">
            <text:p>"gnash":"vregath",</text:p>
          </table:table-cell>
          <table:table-cell table:number-columns-repeated="2"/>
          <table:table-cell table:style-name="ce8" table:formula="of:=MATCH([.B473];[.B$1:.B472]; 0)" office:value-type="string" office:string-value="" calcext:value-type="error">
            <text:p>#N/A</text:p>
          </table:table-cell>
          <table:table-cell/>
          <table:table-cell table:style-name="ce8" table:formula="of:=MATCH([.D473];[.D$1:.D472]; 0)" office:value-type="string" office:string-value="" calcext:value-type="error">
            <text:p>#N/A</text:p>
          </table:table-cell>
          <table:table-cell/>
          <table:table-cell table:style-name="ce8" table:formula="of:=IF(MATCH([.L473];[.B$1:.B472]; 0) &gt; 0 ;  VLOOKUP([.L473];[.B$1:.D472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hew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regath</text:p>
          </table:table-cell>
          <table:table-cell table:style-name="ce4" office:value-type="string" calcext:value-type="string">
            <text:p>",</text:p>
          </table:table-cell>
          <table:table-cell table:formula="of:=[.A474]&amp;[.B474]&amp;[.C474]&amp;[.D474]&amp;[.E474]" office:value-type="string" office:string-value="&quot;chew&quot;:&quot;vregath&quot;," calcext:value-type="string">
            <text:p>"chew":"vregath",</text:p>
          </table:table-cell>
          <table:table-cell table:number-columns-repeated="2"/>
          <table:table-cell table:style-name="ce8" table:formula="of:=MATCH([.B474];[.B$1:.B473]; 0)" office:value-type="string" office:string-value="" calcext:value-type="error">
            <text:p>#N/A</text:p>
          </table:table-cell>
          <table:table-cell/>
          <table:table-cell table:style-name="ce8" table:formula="of:=MATCH([.D474];[.D$1:.D473]; 0)" office:value-type="float" office:value="473" calcext:value-type="float">
            <text:p>473</text:p>
          </table:table-cell>
          <table:table-cell/>
          <table:table-cell table:style-name="ce8" table:formula="of:=IF(MATCH([.L474];[.B$1:.B473]; 0) &gt; 0 ;  VLOOKUP([.L474];[.B$1:.D473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ip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pheh’talwath</text:p>
          </table:table-cell>
          <table:table-cell table:style-name="ce4" office:value-type="string" calcext:value-type="string">
            <text:p>",</text:p>
          </table:table-cell>
          <table:table-cell table:formula="of:=[.A475]&amp;[.B475]&amp;[.C475]&amp;[.D475]&amp;[.E475]" office:value-type="string" office:string-value="&quot;rip&quot;:&quot;pheh’talwath&quot;," calcext:value-type="string">
            <text:p>"rip":"pheh’talwath",</text:p>
          </table:table-cell>
          <table:table-cell table:number-columns-repeated="2"/>
          <table:table-cell table:style-name="ce8" table:formula="of:=MATCH([.B475];[.B$1:.B474]; 0)" office:value-type="string" office:string-value="" calcext:value-type="error">
            <text:p>#N/A</text:p>
          </table:table-cell>
          <table:table-cell/>
          <table:table-cell table:style-name="ce8" table:formula="of:=MATCH([.D475];[.D$1:.D474]; 0)" office:value-type="string" office:string-value="" calcext:value-type="error">
            <text:p>#N/A</text:p>
          </table:table-cell>
          <table:table-cell/>
          <table:table-cell table:style-name="ce8" table:formula="of:=IF(MATCH([.L475];[.B$1:.B474]; 0) &gt; 0 ;  VLOOKUP([.L475];[.B$1:.D474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ea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pheh’talwath</text:p>
          </table:table-cell>
          <table:table-cell table:style-name="ce4" office:value-type="string" calcext:value-type="string">
            <text:p>",</text:p>
          </table:table-cell>
          <table:table-cell table:formula="of:=[.A476]&amp;[.B476]&amp;[.C476]&amp;[.D476]&amp;[.E476]" office:value-type="string" office:string-value="&quot;tear&quot;:&quot;pheh’talwath&quot;," calcext:value-type="string">
            <text:p>"tear":"pheh’talwath",</text:p>
          </table:table-cell>
          <table:table-cell table:number-columns-repeated="2"/>
          <table:table-cell table:style-name="ce8" table:formula="of:=MATCH([.B476];[.B$1:.B475]; 0)" office:value-type="string" office:string-value="" calcext:value-type="error">
            <text:p>#N/A</text:p>
          </table:table-cell>
          <table:table-cell/>
          <table:table-cell table:style-name="ce8" table:formula="of:=MATCH([.D476];[.D$1:.D475]; 0)" office:value-type="float" office:value="475" calcext:value-type="float">
            <text:p>475</text:p>
          </table:table-cell>
          <table:table-cell/>
          <table:table-cell table:style-name="ce8" table:formula="of:=IF(MATCH([.L476];[.B$1:.B475]; 0) &gt; 0 ;  VLOOKUP([.L476];[.B$1:.D475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or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pheh’talwath</text:p>
          </table:table-cell>
          <table:table-cell table:style-name="ce4" office:value-type="string" calcext:value-type="string">
            <text:p>",</text:p>
          </table:table-cell>
          <table:table-cell table:formula="of:=[.A477]&amp;[.B477]&amp;[.C477]&amp;[.D477]&amp;[.E477]" office:value-type="string" office:string-value="&quot;torn&quot;:&quot;pheh’talwath&quot;," calcext:value-type="string">
            <text:p>"torn":"pheh’talwath",</text:p>
          </table:table-cell>
          <table:table-cell table:number-columns-repeated="2"/>
          <table:table-cell table:style-name="ce8" table:formula="of:=MATCH([.B477];[.B$1:.B476]; 0)" office:value-type="string" office:string-value="" calcext:value-type="error">
            <text:p>#N/A</text:p>
          </table:table-cell>
          <table:table-cell/>
          <table:table-cell table:style-name="ce8" table:formula="of:=MATCH([.D477];[.D$1:.D476]; 0)" office:value-type="float" office:value="475" calcext:value-type="float">
            <text:p>475</text:p>
          </table:table-cell>
          <table:table-cell/>
          <table:table-cell table:style-name="ce8" table:formula="of:=IF(MATCH([.L477];[.B$1:.B476]; 0) &gt; 0 ;  VLOOKUP([.L477];[.B$1:.D476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ipp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pheh’talwath</text:p>
          </table:table-cell>
          <table:table-cell table:style-name="ce4" office:value-type="string" calcext:value-type="string">
            <text:p>",</text:p>
          </table:table-cell>
          <table:table-cell table:formula="of:=[.A478]&amp;[.B478]&amp;[.C478]&amp;[.D478]&amp;[.E478]" office:value-type="string" office:string-value="&quot;ripped&quot;:&quot;pheh’talwath&quot;," calcext:value-type="string">
            <text:p>"ripped":"pheh’talwath",</text:p>
          </table:table-cell>
          <table:table-cell table:number-columns-repeated="2"/>
          <table:table-cell table:style-name="ce8" table:formula="of:=MATCH([.B478];[.B$1:.B477]; 0)" office:value-type="string" office:string-value="" calcext:value-type="error">
            <text:p>#N/A</text:p>
          </table:table-cell>
          <table:table-cell/>
          <table:table-cell table:style-name="ce8" table:formula="of:=MATCH([.D478];[.D$1:.D477]; 0)" office:value-type="float" office:value="475" calcext:value-type="float">
            <text:p>475</text:p>
          </table:table-cell>
          <table:table-cell/>
          <table:table-cell table:style-name="ce8" table:formula="of:=IF(MATCH([.L478];[.B$1:.B477]; 0) &gt; 0 ;  VLOOKUP([.L478];[.B$1:.D477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ipp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pheh’talach</text:p>
          </table:table-cell>
          <table:table-cell table:style-name="ce4" office:value-type="string" calcext:value-type="string">
            <text:p>",</text:p>
          </table:table-cell>
          <table:table-cell table:formula="of:=[.A479]&amp;[.B479]&amp;[.C479]&amp;[.D479]&amp;[.E479]" office:value-type="string" office:string-value="&quot;ripping&quot;:&quot;pheh’talach&quot;," calcext:value-type="string">
            <text:p>"ripping":"pheh’talach",</text:p>
          </table:table-cell>
          <table:table-cell table:number-columns-repeated="2"/>
          <table:table-cell table:style-name="ce8" table:formula="of:=MATCH([.B479];[.B$1:.B478]; 0)" office:value-type="string" office:string-value="" calcext:value-type="error">
            <text:p>#N/A</text:p>
          </table:table-cell>
          <table:table-cell/>
          <table:table-cell table:style-name="ce8" table:formula="of:=MATCH([.D479];[.D$1:.D478]; 0)" office:value-type="string" office:string-value="" calcext:value-type="error">
            <text:p>#N/A</text:p>
          </table:table-cell>
          <table:table-cell/>
          <table:table-cell table:style-name="ce8" table:formula="of:=IF(MATCH([.L479];[.B$1:.B478]; 0) &gt; 0 ;  VLOOKUP([.L479];[.B$1:.D478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par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phah’raleph</text:p>
          </table:table-cell>
          <table:table-cell table:style-name="ce4" office:value-type="string" calcext:value-type="string">
            <text:p>",</text:p>
          </table:table-cell>
          <table:table-cell table:formula="of:=[.A480]&amp;[.B480]&amp;[.C480]&amp;[.D480]&amp;[.E480]" office:value-type="string" office:string-value="&quot;apart&quot;:&quot;phah’raleph&quot;," calcext:value-type="string">
            <text:p>"apart":"phah’raleph",</text:p>
          </table:table-cell>
          <table:table-cell table:number-columns-repeated="2"/>
          <table:table-cell table:style-name="ce8" table:formula="of:=MATCH([.B480];[.B$1:.B479]; 0)" office:value-type="string" office:string-value="" calcext:value-type="error">
            <text:p>#N/A</text:p>
          </table:table-cell>
          <table:table-cell/>
          <table:table-cell table:style-name="ce8" table:formula="of:=MATCH([.D480];[.D$1:.D479]; 0)" office:value-type="string" office:string-value="" calcext:value-type="error">
            <text:p>#N/A</text:p>
          </table:table-cell>
          <table:table-cell/>
          <table:table-cell table:style-name="ce8" table:formula="of:=IF(MATCH([.L480];[.B$1:.B479]; 0) &gt; 0 ;  VLOOKUP([.L480];[.B$1:.D479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ogeth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agal’hath</text:p>
          </table:table-cell>
          <table:table-cell table:style-name="ce4" office:value-type="string" calcext:value-type="string">
            <text:p>",</text:p>
          </table:table-cell>
          <table:table-cell table:formula="of:=[.A481]&amp;[.B481]&amp;[.C481]&amp;[.D481]&amp;[.E481]" office:value-type="string" office:string-value="&quot;together&quot;:&quot;tagal’hath&quot;," calcext:value-type="string">
            <text:p>"together":"tagal’hath",</text:p>
          </table:table-cell>
          <table:table-cell table:number-columns-repeated="2"/>
          <table:table-cell table:style-name="ce8" table:formula="of:=MATCH([.B481];[.B$1:.B480]; 0)" office:value-type="string" office:string-value="" calcext:value-type="error">
            <text:p>#N/A</text:p>
          </table:table-cell>
          <table:table-cell/>
          <table:table-cell table:style-name="ce8" table:formula="of:=MATCH([.D481];[.D$1:.D480]; 0)" office:value-type="string" office:string-value="" calcext:value-type="error">
            <text:p>#N/A</text:p>
          </table:table-cell>
          <table:table-cell/>
          <table:table-cell table:style-name="ce8" table:formula="of:=IF(MATCH([.L481];[.B$1:.B480]; 0) &gt; 0 ;  VLOOKUP([.L481];[.B$1:.D480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lic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pheh’talwath</text:p>
          </table:table-cell>
          <table:table-cell table:style-name="ce4" office:value-type="string" calcext:value-type="string">
            <text:p>",</text:p>
          </table:table-cell>
          <table:table-cell table:formula="of:=[.A482]&amp;[.B482]&amp;[.C482]&amp;[.D482]&amp;[.E482]" office:value-type="string" office:string-value="&quot;slice&quot;:&quot;pheh’talwath&quot;," calcext:value-type="string">
            <text:p>"slice":"pheh’talwath",</text:p>
          </table:table-cell>
          <table:table-cell table:number-columns-repeated="2"/>
          <table:table-cell table:style-name="ce8" table:formula="of:=MATCH([.B482];[.B$1:.B481]; 0)" office:value-type="string" office:string-value="" calcext:value-type="error">
            <text:p>#N/A</text:p>
          </table:table-cell>
          <table:table-cell/>
          <table:table-cell table:style-name="ce8" table:formula="of:=MATCH([.D482];[.D$1:.D481]; 0)" office:value-type="float" office:value="475" calcext:value-type="float">
            <text:p>475</text:p>
          </table:table-cell>
          <table:table-cell/>
          <table:table-cell table:style-name="ce8" table:formula="of:=IF(MATCH([.L482];[.B$1:.B481]; 0) &gt; 0 ;  VLOOKUP([.L482];[.B$1:.D481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lic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pheh’talwath</text:p>
          </table:table-cell>
          <table:table-cell table:style-name="ce4" office:value-type="string" calcext:value-type="string">
            <text:p>",</text:p>
          </table:table-cell>
          <table:table-cell table:formula="of:=[.A483]&amp;[.B483]&amp;[.C483]&amp;[.D483]&amp;[.E483]" office:value-type="string" office:string-value="&quot;sliced&quot;:&quot;pheh’talwath&quot;," calcext:value-type="string">
            <text:p>"sliced":"pheh’talwath",</text:p>
          </table:table-cell>
          <table:table-cell table:number-columns-repeated="2"/>
          <table:table-cell table:style-name="ce8" table:formula="of:=MATCH([.B483];[.B$1:.B482]; 0)" office:value-type="string" office:string-value="" calcext:value-type="error">
            <text:p>#N/A</text:p>
          </table:table-cell>
          <table:table-cell/>
          <table:table-cell table:style-name="ce8" table:formula="of:=MATCH([.D483];[.D$1:.D482]; 0)" office:value-type="float" office:value="475" calcext:value-type="float">
            <text:p>475</text:p>
          </table:table-cell>
          <table:table-cell/>
          <table:table-cell table:style-name="ce8" table:formula="of:=IF(MATCH([.L483];[.B$1:.B482]; 0) &gt; 0 ;  VLOOKUP([.L483];[.B$1:.D482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lic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pheh’talach</text:p>
          </table:table-cell>
          <table:table-cell table:style-name="ce4" office:value-type="string" calcext:value-type="string">
            <text:p>",</text:p>
          </table:table-cell>
          <table:table-cell table:formula="of:=[.A484]&amp;[.B484]&amp;[.C484]&amp;[.D484]&amp;[.E484]" office:value-type="string" office:string-value="&quot;slicing&quot;:&quot;pheh’talach&quot;," calcext:value-type="string">
            <text:p>"slicing":"pheh’talach",</text:p>
          </table:table-cell>
          <table:table-cell table:number-columns-repeated="2"/>
          <table:table-cell table:style-name="ce8" table:formula="of:=MATCH([.B484];[.B$1:.B483]; 0)" office:value-type="string" office:string-value="" calcext:value-type="error">
            <text:p>#N/A</text:p>
          </table:table-cell>
          <table:table-cell/>
          <table:table-cell table:style-name="ce8" table:formula="of:=MATCH([.D484];[.D$1:.D483]; 0)" office:value-type="float" office:value="479" calcext:value-type="float">
            <text:p>479</text:p>
          </table:table-cell>
          <table:table-cell/>
          <table:table-cell table:style-name="ce8" table:formula="of:=IF(MATCH([.L484];[.B$1:.B483]; 0) &gt; 0 ;  VLOOKUP([.L484];[.B$1:.D483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ear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pheh’talach</text:p>
          </table:table-cell>
          <table:table-cell table:style-name="ce4" office:value-type="string" calcext:value-type="string">
            <text:p>",</text:p>
          </table:table-cell>
          <table:table-cell table:formula="of:=[.A485]&amp;[.B485]&amp;[.C485]&amp;[.D485]&amp;[.E485]" office:value-type="string" office:string-value="&quot;tearing&quot;:&quot;pheh’talach&quot;," calcext:value-type="string">
            <text:p>"tearing":"pheh’talach",</text:p>
          </table:table-cell>
          <table:table-cell table:number-columns-repeated="2"/>
          <table:table-cell table:style-name="ce8" table:formula="of:=MATCH([.B485];[.B$1:.B484]; 0)" office:value-type="string" office:string-value="" calcext:value-type="error">
            <text:p>#N/A</text:p>
          </table:table-cell>
          <table:table-cell/>
          <table:table-cell table:style-name="ce8" table:formula="of:=MATCH([.D485];[.D$1:.D484]; 0)" office:value-type="float" office:value="479" calcext:value-type="float">
            <text:p>479</text:p>
          </table:table-cell>
          <table:table-cell/>
          <table:table-cell table:style-name="ce8" table:formula="of:=IF(MATCH([.L485];[.B$1:.B484]; 0) &gt; 0 ;  VLOOKUP([.L485];[.B$1:.D484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on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lestach</text:p>
          </table:table-cell>
          <table:table-cell table:style-name="ce4" office:value-type="string" calcext:value-type="string">
            <text:p>",</text:p>
          </table:table-cell>
          <table:table-cell table:formula="of:=[.A486]&amp;[.B486]&amp;[.C486]&amp;[.D486]&amp;[.E486]" office:value-type="string" office:string-value="&quot;bone&quot;:&quot;vlestach&quot;," calcext:value-type="string">
            <text:p>"bone":"vlestach",</text:p>
          </table:table-cell>
          <table:table-cell table:number-columns-repeated="2"/>
          <table:table-cell table:style-name="ce8" table:formula="of:=MATCH([.B486];[.B$1:.B485]; 0)" office:value-type="string" office:string-value="" calcext:value-type="error">
            <text:p>#N/A</text:p>
          </table:table-cell>
          <table:table-cell/>
          <table:table-cell table:style-name="ce8" table:formula="of:=MATCH([.D486];[.D$1:.D485]; 0)" office:value-type="string" office:string-value="" calcext:value-type="error">
            <text:p>#N/A</text:p>
          </table:table-cell>
          <table:table-cell/>
          <table:table-cell table:style-name="ce8" table:formula="of:=IF(MATCH([.L486];[.B$1:.B485]; 0) &gt; 0 ;  VLOOKUP([.L486];[.B$1:.D485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one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lestach</text:p>
          </table:table-cell>
          <table:table-cell table:style-name="ce4" office:value-type="string" calcext:value-type="string">
            <text:p>",</text:p>
          </table:table-cell>
          <table:table-cell table:formula="of:=[.A487]&amp;[.B487]&amp;[.C487]&amp;[.D487]&amp;[.E487]" office:value-type="string" office:string-value="&quot;bones&quot;:&quot;vlestach&quot;," calcext:value-type="string">
            <text:p>"bones":"vlestach",</text:p>
          </table:table-cell>
          <table:table-cell table:number-columns-repeated="2"/>
          <table:table-cell table:style-name="ce8" table:formula="of:=MATCH([.B487];[.B$1:.B486]; 0)" office:value-type="string" office:string-value="" calcext:value-type="error">
            <text:p>#N/A</text:p>
          </table:table-cell>
          <table:table-cell/>
          <table:table-cell table:style-name="ce8" table:formula="of:=MATCH([.D487];[.D$1:.D486]; 0)" office:value-type="float" office:value="486" calcext:value-type="float">
            <text:p>486</text:p>
          </table:table-cell>
          <table:table-cell/>
          <table:table-cell table:style-name="ce8" table:formula="of:=IF(MATCH([.L487];[.B$1:.B486]; 0) &gt; 0 ;  VLOOKUP([.L487];[.B$1:.D486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loo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icht’ahsek</text:p>
          </table:table-cell>
          <table:table-cell table:style-name="ce4" office:value-type="string" calcext:value-type="string">
            <text:p>",</text:p>
          </table:table-cell>
          <table:table-cell table:formula="of:=[.A488]&amp;[.B488]&amp;[.C488]&amp;[.D488]&amp;[.E488]" office:value-type="string" office:string-value="&quot;blood&quot;:&quot;licht’ahsek&quot;," calcext:value-type="string">
            <text:p>"blood":"licht’ahsek",</text:p>
          </table:table-cell>
          <table:table-cell table:number-columns-repeated="2"/>
          <table:table-cell table:style-name="ce8" table:formula="of:=MATCH([.B488];[.B$1:.B487]; 0)" office:value-type="string" office:string-value="" calcext:value-type="error">
            <text:p>#N/A</text:p>
          </table:table-cell>
          <table:table-cell/>
          <table:table-cell table:style-name="ce8" table:formula="of:=MATCH([.D488];[.D$1:.D487]; 0)" office:value-type="string" office:string-value="" calcext:value-type="error">
            <text:p>#N/A</text:p>
          </table:table-cell>
          <table:table-cell/>
          <table:table-cell table:style-name="ce8" table:formula="of:=IF(MATCH([.L488];[.B$1:.B487]; 0) &gt; 0 ;  VLOOKUP([.L488];[.B$1:.D487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le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icht’ahsek</text:p>
          </table:table-cell>
          <table:table-cell table:style-name="ce4" office:value-type="string" calcext:value-type="string">
            <text:p>",</text:p>
          </table:table-cell>
          <table:table-cell table:formula="of:=[.A489]&amp;[.B489]&amp;[.C489]&amp;[.D489]&amp;[.E489]" office:value-type="string" office:string-value="&quot;bleed&quot;:&quot;licht’ahsek&quot;," calcext:value-type="string">
            <text:p>"bleed":"licht’ahsek",</text:p>
          </table:table-cell>
          <table:table-cell table:number-columns-repeated="2"/>
          <table:table-cell table:style-name="ce8" table:formula="of:=MATCH([.B489];[.B$1:.B488]; 0)" office:value-type="string" office:string-value="" calcext:value-type="error">
            <text:p>#N/A</text:p>
          </table:table-cell>
          <table:table-cell/>
          <table:table-cell table:style-name="ce8" table:formula="of:=MATCH([.D489];[.D$1:.D488]; 0)" office:value-type="float" office:value="488" calcext:value-type="float">
            <text:p>488</text:p>
          </table:table-cell>
          <table:table-cell/>
          <table:table-cell table:style-name="ce8" table:formula="of:=IF(MATCH([.L489];[.B$1:.B488]; 0) &gt; 0 ;  VLOOKUP([.L489];[.B$1:.D488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l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icht’ahsek</text:p>
          </table:table-cell>
          <table:table-cell table:style-name="ce4" office:value-type="string" calcext:value-type="string">
            <text:p>",</text:p>
          </table:table-cell>
          <table:table-cell table:formula="of:=[.A490]&amp;[.B490]&amp;[.C490]&amp;[.D490]&amp;[.E490]" office:value-type="string" office:string-value="&quot;bled&quot;:&quot;licht’ahsek&quot;," calcext:value-type="string">
            <text:p>"bled":"licht’ahsek",</text:p>
          </table:table-cell>
          <table:table-cell table:number-columns-repeated="2"/>
          <table:table-cell table:style-name="ce8" table:formula="of:=MATCH([.B490];[.B$1:.B489]; 0)" office:value-type="string" office:string-value="" calcext:value-type="error">
            <text:p>#N/A</text:p>
          </table:table-cell>
          <table:table-cell/>
          <table:table-cell table:style-name="ce8" table:formula="of:=MATCH([.D490];[.D$1:.D489]; 0)" office:value-type="float" office:value="488" calcext:value-type="float">
            <text:p>488</text:p>
          </table:table-cell>
          <table:table-cell/>
          <table:table-cell table:style-name="ce8" table:formula="of:=IF(MATCH([.L490];[.B$1:.B489]; 0) &gt; 0 ;  VLOOKUP([.L490];[.B$1:.D489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lood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icht’ahsek</text:p>
          </table:table-cell>
          <table:table-cell table:style-name="ce4" office:value-type="string" calcext:value-type="string">
            <text:p>",</text:p>
          </table:table-cell>
          <table:table-cell table:formula="of:=[.A491]&amp;[.B491]&amp;[.C491]&amp;[.D491]&amp;[.E491]" office:value-type="string" office:string-value="&quot;bloody&quot;:&quot;licht’ahsek&quot;," calcext:value-type="string">
            <text:p>"bloody":"licht’ahsek",</text:p>
          </table:table-cell>
          <table:table-cell table:number-columns-repeated="2"/>
          <table:table-cell table:style-name="ce8" table:formula="of:=MATCH([.B491];[.B$1:.B490]; 0)" office:value-type="string" office:string-value="" calcext:value-type="error">
            <text:p>#N/A</text:p>
          </table:table-cell>
          <table:table-cell/>
          <table:table-cell table:style-name="ce8" table:formula="of:=MATCH([.D491];[.D$1:.D490]; 0)" office:value-type="float" office:value="488" calcext:value-type="float">
            <text:p>488</text:p>
          </table:table-cell>
          <table:table-cell/>
          <table:table-cell table:style-name="ce8" table:formula="of:=IF(MATCH([.L491];[.B$1:.B490]; 0) &gt; 0 ;  VLOOKUP([.L491];[.B$1:.D490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loodsh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elech’ahsek</text:p>
          </table:table-cell>
          <table:table-cell table:style-name="ce4" office:value-type="string" calcext:value-type="string">
            <text:p>",</text:p>
          </table:table-cell>
          <table:table-cell table:formula="of:=[.A492]&amp;[.B492]&amp;[.C492]&amp;[.D492]&amp;[.E492]" office:value-type="string" office:string-value="&quot;bloodshed&quot;:&quot;gelech’ahsek&quot;," calcext:value-type="string">
            <text:p>"bloodshed":"gelech’ahsek",</text:p>
          </table:table-cell>
          <table:table-cell table:number-columns-repeated="2"/>
          <table:table-cell table:style-name="ce8" table:formula="of:=MATCH([.B492];[.B$1:.B491]; 0)" office:value-type="string" office:string-value="" calcext:value-type="error">
            <text:p>#N/A</text:p>
          </table:table-cell>
          <table:table-cell/>
          <table:table-cell table:style-name="ce8" table:formula="of:=MATCH([.D492];[.D$1:.D491]; 0)" office:value-type="string" office:string-value="" calcext:value-type="error">
            <text:p>#N/A</text:p>
          </table:table-cell>
          <table:table-cell/>
          <table:table-cell table:style-name="ce8" table:formula="of:=IF(MATCH([.L492];[.B$1:.B491]; 0) &gt; 0 ;  VLOOKUP([.L492];[.B$1:.D491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eas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igateyal</text:p>
          </table:table-cell>
          <table:table-cell table:style-name="ce4" office:value-type="string" calcext:value-type="string">
            <text:p>",</text:p>
          </table:table-cell>
          <table:table-cell table:formula="of:=[.A493]&amp;[.B493]&amp;[.C493]&amp;[.D493]&amp;[.E493]" office:value-type="string" office:string-value="&quot;feast&quot;:&quot;vigateyal&quot;," calcext:value-type="string">
            <text:p>"feast":"vigateyal",</text:p>
          </table:table-cell>
          <table:table-cell table:number-columns-repeated="2"/>
          <table:table-cell table:style-name="ce8" table:formula="of:=MATCH([.B493];[.B$1:.B492]; 0)" office:value-type="string" office:string-value="" calcext:value-type="error">
            <text:p>#N/A</text:p>
          </table:table-cell>
          <table:table-cell/>
          <table:table-cell table:style-name="ce8" table:formula="of:=MATCH([.D493];[.D$1:.D492]; 0)" office:value-type="string" office:string-value="" calcext:value-type="error">
            <text:p>#N/A</text:p>
          </table:table-cell>
          <table:table-cell/>
          <table:table-cell table:style-name="ce8" table:formula="of:=IF(MATCH([.L493];[.B$1:.B492]; 0) &gt; 0 ;  VLOOKUP([.L493];[.B$1:.D492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ea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t’thevaal</text:p>
          </table:table-cell>
          <table:table-cell table:style-name="ce4" office:value-type="string" calcext:value-type="string">
            <text:p>",</text:p>
          </table:table-cell>
          <table:table-cell table:formula="of:=[.A494]&amp;[.B494]&amp;[.C494]&amp;[.D494]&amp;[.E494]" office:value-type="string" office:string-value="&quot;eat&quot;:&quot;ket’thevaal&quot;," calcext:value-type="string">
            <text:p>"eat":"ket’thevaal",</text:p>
          </table:table-cell>
          <table:table-cell table:number-columns-repeated="2"/>
          <table:table-cell table:style-name="ce8" table:formula="of:=MATCH([.B494];[.B$1:.B493]; 0)" office:value-type="string" office:string-value="" calcext:value-type="error">
            <text:p>#N/A</text:p>
          </table:table-cell>
          <table:table-cell/>
          <table:table-cell table:style-name="ce8" table:formula="of:=MATCH([.D494];[.D$1:.D493]; 0)" office:value-type="string" office:string-value="" calcext:value-type="error">
            <text:p>#N/A</text:p>
          </table:table-cell>
          <table:table-cell/>
          <table:table-cell table:style-name="ce8" table:formula="of:=IF(MATCH([.L494];[.B$1:.B493]; 0) &gt; 0 ;  VLOOKUP([.L494];[.B$1:.D493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evou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t’thevaal</text:p>
          </table:table-cell>
          <table:table-cell table:style-name="ce4" office:value-type="string" calcext:value-type="string">
            <text:p>",</text:p>
          </table:table-cell>
          <table:table-cell table:formula="of:=[.A495]&amp;[.B495]&amp;[.C495]&amp;[.D495]&amp;[.E495]" office:value-type="string" office:string-value="&quot;devour&quot;:&quot;ket’thevaal&quot;," calcext:value-type="string">
            <text:p>"devour":"ket’thevaal",</text:p>
          </table:table-cell>
          <table:table-cell table:number-columns-repeated="2"/>
          <table:table-cell table:style-name="ce8" table:formula="of:=MATCH([.B495];[.B$1:.B494]; 0)" office:value-type="string" office:string-value="" calcext:value-type="error">
            <text:p>#N/A</text:p>
          </table:table-cell>
          <table:table-cell/>
          <table:table-cell table:style-name="ce8" table:formula="of:=MATCH([.D495];[.D$1:.D494]; 0)" office:value-type="float" office:value="494" calcext:value-type="float">
            <text:p>494</text:p>
          </table:table-cell>
          <table:table-cell/>
          <table:table-cell table:style-name="ce8" table:formula="of:=IF(MATCH([.L495];[.B$1:.B494]; 0) &gt; 0 ;  VLOOKUP([.L495];[.B$1:.D494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tea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ra’gelech</text:p>
          </table:table-cell>
          <table:table-cell table:style-name="ce4" office:value-type="string" calcext:value-type="string">
            <text:p>",</text:p>
          </table:table-cell>
          <table:table-cell table:formula="of:=[.A496]&amp;[.B496]&amp;[.C496]&amp;[.D496]&amp;[.E496]" office:value-type="string" office:string-value="&quot;steal&quot;:&quot;schra’gelech&quot;," calcext:value-type="string">
            <text:p>"steal":"schra’gelech",</text:p>
          </table:table-cell>
          <table:table-cell table:number-columns-repeated="2"/>
          <table:table-cell table:style-name="ce8" table:formula="of:=MATCH([.B496];[.B$1:.B495]; 0)" office:value-type="string" office:string-value="" calcext:value-type="error">
            <text:p>#N/A</text:p>
          </table:table-cell>
          <table:table-cell/>
          <table:table-cell table:style-name="ce8" table:formula="of:=MATCH([.D496];[.D$1:.D495]; 0)" office:value-type="string" office:string-value="" calcext:value-type="error">
            <text:p>#N/A</text:p>
          </table:table-cell>
          <table:table-cell/>
          <table:table-cell table:style-name="ce8" table:formula="of:=IF(MATCH([.L496];[.B$1:.B495]; 0) &gt; 0 ;  VLOOKUP([.L496];[.B$1:.D495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tol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ra’gelech</text:p>
          </table:table-cell>
          <table:table-cell table:style-name="ce4" office:value-type="string" calcext:value-type="string">
            <text:p>",</text:p>
          </table:table-cell>
          <table:table-cell table:formula="of:=[.A497]&amp;[.B497]&amp;[.C497]&amp;[.D497]&amp;[.E497]" office:value-type="string" office:string-value="&quot;stole&quot;:&quot;schra’gelech&quot;," calcext:value-type="string">
            <text:p>"stole":"schra’gelech",</text:p>
          </table:table-cell>
          <table:table-cell table:number-columns-repeated="2"/>
          <table:table-cell table:style-name="ce8" table:formula="of:=MATCH([.B497];[.B$1:.B496]; 0)" office:value-type="string" office:string-value="" calcext:value-type="error">
            <text:p>#N/A</text:p>
          </table:table-cell>
          <table:table-cell/>
          <table:table-cell table:style-name="ce8" table:formula="of:=MATCH([.D497];[.D$1:.D496]; 0)" office:value-type="float" office:value="496" calcext:value-type="float">
            <text:p>496</text:p>
          </table:table-cell>
          <table:table-cell/>
          <table:table-cell table:style-name="ce8" table:formula="of:=IF(MATCH([.L497];[.B$1:.B496]; 0) &gt; 0 ;  VLOOKUP([.L497];[.B$1:.D496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teal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ra’gelech</text:p>
          </table:table-cell>
          <table:table-cell table:style-name="ce4" office:value-type="string" calcext:value-type="string">
            <text:p>",</text:p>
          </table:table-cell>
          <table:table-cell table:formula="of:=[.A498]&amp;[.B498]&amp;[.C498]&amp;[.D498]&amp;[.E498]" office:value-type="string" office:string-value="&quot;stealing&quot;:&quot;schra’gelech&quot;," calcext:value-type="string">
            <text:p>"stealing":"schra’gelech",</text:p>
          </table:table-cell>
          <table:table-cell table:number-columns-repeated="2"/>
          <table:table-cell table:style-name="ce8" table:formula="of:=MATCH([.B498];[.B$1:.B497]; 0)" office:value-type="string" office:string-value="" calcext:value-type="error">
            <text:p>#N/A</text:p>
          </table:table-cell>
          <table:table-cell/>
          <table:table-cell table:style-name="ce8" table:formula="of:=MATCH([.D498];[.D$1:.D497]; 0)" office:value-type="float" office:value="496" calcext:value-type="float">
            <text:p>496</text:p>
          </table:table-cell>
          <table:table-cell/>
          <table:table-cell table:style-name="ce8" table:formula="of:=IF(MATCH([.L498];[.B$1:.B497]; 0) &gt; 0 ;  VLOOKUP([.L498];[.B$1:.D497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eat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t’thevach</text:p>
          </table:table-cell>
          <table:table-cell table:style-name="ce4" office:value-type="string" calcext:value-type="string">
            <text:p>",</text:p>
          </table:table-cell>
          <table:table-cell table:formula="of:=[.A499]&amp;[.B499]&amp;[.C499]&amp;[.D499]&amp;[.E499]" office:value-type="string" office:string-value="&quot;eating&quot;:&quot;ket’thevach&quot;," calcext:value-type="string">
            <text:p>"eating":"ket’thevach",</text:p>
          </table:table-cell>
          <table:table-cell table:number-columns-repeated="2"/>
          <table:table-cell table:style-name="ce8" table:formula="of:=MATCH([.B499];[.B$1:.B498]; 0)" office:value-type="string" office:string-value="" calcext:value-type="error">
            <text:p>#N/A</text:p>
          </table:table-cell>
          <table:table-cell/>
          <table:table-cell table:style-name="ce8" table:formula="of:=MATCH([.D499];[.D$1:.D498]; 0)" office:value-type="string" office:string-value="" calcext:value-type="error">
            <text:p>#N/A</text:p>
          </table:table-cell>
          <table:table-cell/>
          <table:table-cell table:style-name="ce8" table:formula="of:=IF(MATCH([.L499];[.B$1:.B498]; 0) &gt; 0 ;  VLOOKUP([.L499];[.B$1:.D498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evour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t’thevach</text:p>
          </table:table-cell>
          <table:table-cell table:style-name="ce4" office:value-type="string" calcext:value-type="string">
            <text:p>",</text:p>
          </table:table-cell>
          <table:table-cell table:formula="of:=[.A500]&amp;[.B500]&amp;[.C500]&amp;[.D500]&amp;[.E500]" office:value-type="string" office:string-value="&quot;devouring&quot;:&quot;ket’thevach&quot;," calcext:value-type="string">
            <text:p>"devouring":"ket’thevach",</text:p>
          </table:table-cell>
          <table:table-cell table:number-columns-repeated="2"/>
          <table:table-cell table:style-name="ce8" table:formula="of:=MATCH([.B500];[.B$1:.B499]; 0)" office:value-type="string" office:string-value="" calcext:value-type="error">
            <text:p>#N/A</text:p>
          </table:table-cell>
          <table:table-cell/>
          <table:table-cell table:style-name="ce8" table:formula="of:=MATCH([.D500];[.D$1:.D499]; 0)" office:value-type="float" office:value="499" calcext:value-type="float">
            <text:p>499</text:p>
          </table:table-cell>
          <table:table-cell/>
          <table:table-cell table:style-name="ce8" table:formula="of:=IF(MATCH([.L500];[.B$1:.B499]; 0) &gt; 0 ;  VLOOKUP([.L500];[.B$1:.D499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leed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icht’ahsek</text:p>
          </table:table-cell>
          <table:table-cell table:style-name="ce4" office:value-type="string" calcext:value-type="string">
            <text:p>",</text:p>
          </table:table-cell>
          <table:table-cell table:formula="of:=[.A501]&amp;[.B501]&amp;[.C501]&amp;[.D501]&amp;[.E501]" office:value-type="string" office:string-value="&quot;bleeding&quot;:&quot;licht’ahsek&quot;," calcext:value-type="string">
            <text:p>"bleeding":"licht’ahsek",</text:p>
          </table:table-cell>
          <table:table-cell table:number-columns-repeated="2"/>
          <table:table-cell table:style-name="ce8" table:formula="of:=MATCH([.B501];[.B$1:.B500]; 0)" office:value-type="string" office:string-value="" calcext:value-type="error">
            <text:p>#N/A</text:p>
          </table:table-cell>
          <table:table-cell/>
          <table:table-cell table:style-name="ce8" table:formula="of:=MATCH([.D501];[.D$1:.D500]; 0)" office:value-type="float" office:value="488" calcext:value-type="float">
            <text:p>488</text:p>
          </table:table-cell>
          <table:table-cell/>
          <table:table-cell table:style-name="ce8" table:formula="of:=IF(MATCH([.L501];[.B$1:.B500]; 0) &gt; 0 ;  VLOOKUP([.L501];[.B$1:.D500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eat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as’kelach</text:p>
          </table:table-cell>
          <table:table-cell table:style-name="ce4" office:value-type="string" calcext:value-type="string">
            <text:p>",</text:p>
          </table:table-cell>
          <table:table-cell table:formula="of:=[.A502]&amp;[.B502]&amp;[.C502]&amp;[.D502]&amp;[.E502]" office:value-type="string" office:string-value="&quot;beating&quot;:&quot;vas’kelach&quot;," calcext:value-type="string">
            <text:p>"beating":"vas’kelach",</text:p>
          </table:table-cell>
          <table:table-cell table:number-columns-repeated="2"/>
          <table:table-cell table:style-name="ce8" table:formula="of:=MATCH([.B502];[.B$1:.B501]; 0)" office:value-type="string" office:string-value="" calcext:value-type="error">
            <text:p>#N/A</text:p>
          </table:table-cell>
          <table:table-cell/>
          <table:table-cell table:style-name="ce8" table:formula="of:=MATCH([.D502];[.D$1:.D501]; 0)" office:value-type="string" office:string-value="" calcext:value-type="error">
            <text:p>#N/A</text:p>
          </table:table-cell>
          <table:table-cell/>
          <table:table-cell table:style-name="ce8" table:formula="of:=IF(MATCH([.L502];[.B$1:.B501]; 0) &gt; 0 ;  VLOOKUP([.L502];[.B$1:.D501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eate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as’kelath</text:p>
          </table:table-cell>
          <table:table-cell table:style-name="ce4" office:value-type="string" calcext:value-type="string">
            <text:p>",</text:p>
          </table:table-cell>
          <table:table-cell table:formula="of:=[.A503]&amp;[.B503]&amp;[.C503]&amp;[.D503]&amp;[.E503]" office:value-type="string" office:string-value="&quot;beaten&quot;:&quot;vas’kelath&quot;," calcext:value-type="string">
            <text:p>"beaten":"vas’kelath",</text:p>
          </table:table-cell>
          <table:table-cell table:number-columns-repeated="2"/>
          <table:table-cell table:style-name="ce8" table:formula="of:=MATCH([.B503];[.B$1:.B502]; 0)" office:value-type="string" office:string-value="" calcext:value-type="error">
            <text:p>#N/A</text:p>
          </table:table-cell>
          <table:table-cell/>
          <table:table-cell table:style-name="ce8" table:formula="of:=MATCH([.D503];[.D$1:.D502]; 0)" office:value-type="float" office:value="444" calcext:value-type="float">
            <text:p>444</text:p>
          </table:table-cell>
          <table:table-cell/>
          <table:table-cell table:style-name="ce8" table:formula="of:=IF(MATCH([.L503];[.B$1:.B502]; 0) &gt; 0 ;  VLOOKUP([.L503];[.B$1:.D502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ea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as’kelath</text:p>
          </table:table-cell>
          <table:table-cell table:style-name="ce4" office:value-type="string" calcext:value-type="string">
            <text:p>",</text:p>
          </table:table-cell>
          <table:table-cell table:formula="of:=[.A504]&amp;[.B504]&amp;[.C504]&amp;[.D504]&amp;[.E504]" office:value-type="string" office:string-value="&quot;beat&quot;:&quot;vas’kelath&quot;," calcext:value-type="string">
            <text:p>"beat":"vas’kelath",</text:p>
          </table:table-cell>
          <table:table-cell table:number-columns-repeated="2"/>
          <table:table-cell table:style-name="ce8" table:formula="of:=MATCH([.B504];[.B$1:.B503]; 0)" office:value-type="string" office:string-value="" calcext:value-type="error">
            <text:p>#N/A</text:p>
          </table:table-cell>
          <table:table-cell/>
          <table:table-cell table:style-name="ce8" table:formula="of:=MATCH([.D504];[.D$1:.D503]; 0)" office:value-type="float" office:value="444" calcext:value-type="float">
            <text:p>444</text:p>
          </table:table-cell>
          <table:table-cell/>
          <table:table-cell table:style-name="ce8" table:formula="of:=IF(MATCH([.L504];[.B$1:.B503]; 0) &gt; 0 ;  VLOOKUP([.L504];[.B$1:.D503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t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t’thevaal</text:p>
          </table:table-cell>
          <table:table-cell table:style-name="ce4" office:value-type="string" calcext:value-type="string">
            <text:p>",</text:p>
          </table:table-cell>
          <table:table-cell table:formula="of:=[.A505]&amp;[.B505]&amp;[.C505]&amp;[.D505]&amp;[.E505]" office:value-type="string" office:string-value="&quot;ate&quot;:&quot;ket’thevaal&quot;," calcext:value-type="string">
            <text:p>"ate":"ket’thevaal",</text:p>
          </table:table-cell>
          <table:table-cell table:number-columns-repeated="2"/>
          <table:table-cell table:style-name="ce8" table:formula="of:=MATCH([.B505];[.B$1:.B504]; 0)" office:value-type="string" office:string-value="" calcext:value-type="error">
            <text:p>#N/A</text:p>
          </table:table-cell>
          <table:table-cell/>
          <table:table-cell table:style-name="ce8" table:formula="of:=MATCH([.D505];[.D$1:.D504]; 0)" office:value-type="float" office:value="494" calcext:value-type="float">
            <text:p>494</text:p>
          </table:table-cell>
          <table:table-cell/>
          <table:table-cell table:style-name="ce8" table:formula="of:=IF(MATCH([.L505];[.B$1:.B504]; 0) &gt; 0 ;  VLOOKUP([.L505];[.B$1:.D504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lesh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h’yeshteh</text:p>
          </table:table-cell>
          <table:table-cell table:style-name="ce4" office:value-type="string" calcext:value-type="string">
            <text:p>",</text:p>
          </table:table-cell>
          <table:table-cell table:formula="of:=[.A506]&amp;[.B506]&amp;[.C506]&amp;[.D506]&amp;[.E506]" office:value-type="string" office:string-value="&quot;flesh&quot;:&quot;veh’yeshteh&quot;," calcext:value-type="string">
            <text:p>"flesh":"veh’yeshteh",</text:p>
          </table:table-cell>
          <table:table-cell table:number-columns-repeated="2"/>
          <table:table-cell table:style-name="ce8" table:formula="of:=MATCH([.B506];[.B$1:.B505]; 0)" office:value-type="string" office:string-value="" calcext:value-type="error">
            <text:p>#N/A</text:p>
          </table:table-cell>
          <table:table-cell/>
          <table:table-cell table:style-name="ce8" table:formula="of:=MATCH([.D506];[.D$1:.D505]; 0)" office:value-type="string" office:string-value="" calcext:value-type="error">
            <text:p>#N/A</text:p>
          </table:table-cell>
          <table:table-cell/>
          <table:table-cell table:style-name="ce8" table:formula="of:=IF(MATCH([.L506];[.B$1:.B505]; 0) &gt; 0 ;  VLOOKUP([.L506];[.B$1:.D505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ea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h’yeshteh</text:p>
          </table:table-cell>
          <table:table-cell table:style-name="ce4" office:value-type="string" calcext:value-type="string">
            <text:p>",</text:p>
          </table:table-cell>
          <table:table-cell table:formula="of:=[.A507]&amp;[.B507]&amp;[.C507]&amp;[.D507]&amp;[.E507]" office:value-type="string" office:string-value="&quot;meat&quot;:&quot;veh’yeshteh&quot;," calcext:value-type="string">
            <text:p>"meat":"veh’yeshteh",</text:p>
          </table:table-cell>
          <table:table-cell table:number-columns-repeated="2"/>
          <table:table-cell table:style-name="ce8" table:formula="of:=MATCH([.B507];[.B$1:.B506]; 0)" office:value-type="string" office:string-value="" calcext:value-type="error">
            <text:p>#N/A</text:p>
          </table:table-cell>
          <table:table-cell/>
          <table:table-cell table:style-name="ce8" table:formula="of:=MATCH([.D507];[.D$1:.D506]; 0)" office:value-type="float" office:value="506" calcext:value-type="float">
            <text:p>506</text:p>
          </table:table-cell>
          <table:table-cell/>
          <table:table-cell table:style-name="ce8" table:formula="of:=IF(MATCH([.L507];[.B$1:.B506]; 0) &gt; 0 ;  VLOOKUP([.L507];[.B$1:.D506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inew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h’yeshteh</text:p>
          </table:table-cell>
          <table:table-cell table:style-name="ce4" office:value-type="string" calcext:value-type="string">
            <text:p>",</text:p>
          </table:table-cell>
          <table:table-cell table:formula="of:=[.A508]&amp;[.B508]&amp;[.C508]&amp;[.D508]&amp;[.E508]" office:value-type="string" office:string-value="&quot;sinew&quot;:&quot;veh’yeshteh&quot;," calcext:value-type="string">
            <text:p>"sinew":"veh’yeshteh",</text:p>
          </table:table-cell>
          <table:table-cell table:number-columns-repeated="2"/>
          <table:table-cell table:style-name="ce8" table:formula="of:=MATCH([.B508];[.B$1:.B507]; 0)" office:value-type="string" office:string-value="" calcext:value-type="error">
            <text:p>#N/A</text:p>
          </table:table-cell>
          <table:table-cell/>
          <table:table-cell table:style-name="ce8" table:formula="of:=MATCH([.D508];[.D$1:.D507]; 0)" office:value-type="float" office:value="506" calcext:value-type="float">
            <text:p>506</text:p>
          </table:table-cell>
          <table:table-cell/>
          <table:table-cell table:style-name="ce8" table:formula="of:=IF(MATCH([.L508];[.B$1:.B507]; 0) &gt; 0 ;  VLOOKUP([.L508];[.B$1:.D507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a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h’yeshteh</text:p>
          </table:table-cell>
          <table:table-cell table:style-name="ce4" office:value-type="string" calcext:value-type="string">
            <text:p>",</text:p>
          </table:table-cell>
          <table:table-cell table:formula="of:=[.A509]&amp;[.B509]&amp;[.C509]&amp;[.D509]&amp;[.E509]" office:value-type="string" office:string-value="&quot;fat&quot;:&quot;veh’yeshteh&quot;," calcext:value-type="string">
            <text:p>"fat":"veh’yeshteh",</text:p>
          </table:table-cell>
          <table:table-cell table:number-columns-repeated="2"/>
          <table:table-cell table:style-name="ce8" table:formula="of:=MATCH([.B509];[.B$1:.B508]; 0)" office:value-type="string" office:string-value="" calcext:value-type="error">
            <text:p>#N/A</text:p>
          </table:table-cell>
          <table:table-cell/>
          <table:table-cell table:style-name="ce8" table:formula="of:=MATCH([.D509];[.D$1:.D508]; 0)" office:value-type="float" office:value="506" calcext:value-type="float">
            <text:p>506</text:p>
          </table:table-cell>
          <table:table-cell/>
          <table:table-cell table:style-name="ce8" table:formula="of:=IF(MATCH([.L509];[.B$1:.B508]; 0) &gt; 0 ;  VLOOKUP([.L509];[.B$1:.D508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ick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schrah</text:p>
          </table:table-cell>
          <table:table-cell table:style-name="ce4" office:value-type="string" calcext:value-type="string">
            <text:p>",</text:p>
          </table:table-cell>
          <table:table-cell table:formula="of:=[.A510]&amp;[.B510]&amp;[.C510]&amp;[.D510]&amp;[.E510]" office:value-type="string" office:string-value="&quot;sick&quot;:&quot;meschrah&quot;," calcext:value-type="string">
            <text:p>"sick":"meschrah",</text:p>
          </table:table-cell>
          <table:table-cell table:number-columns-repeated="2"/>
          <table:table-cell table:style-name="ce8" table:formula="of:=MATCH([.B510];[.B$1:.B509]; 0)" office:value-type="string" office:string-value="" calcext:value-type="error">
            <text:p>#N/A</text:p>
          </table:table-cell>
          <table:table-cell/>
          <table:table-cell table:style-name="ce8" table:formula="of:=MATCH([.D510];[.D$1:.D509]; 0)" office:value-type="string" office:string-value="" calcext:value-type="error">
            <text:p>#N/A</text:p>
          </table:table-cell>
          <table:table-cell/>
          <table:table-cell table:style-name="ce8" table:formula="of:=IF(MATCH([.L510];[.B$1:.B509]; 0) &gt; 0 ;  VLOOKUP([.L510];[.B$1:.D509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icke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schrah</text:p>
          </table:table-cell>
          <table:table-cell table:style-name="ce4" office:value-type="string" calcext:value-type="string">
            <text:p>",</text:p>
          </table:table-cell>
          <table:table-cell table:formula="of:=[.A511]&amp;[.B511]&amp;[.C511]&amp;[.D511]&amp;[.E511]" office:value-type="string" office:string-value="&quot;sicken&quot;:&quot;meschrah&quot;," calcext:value-type="string">
            <text:p>"sicken":"meschrah",</text:p>
          </table:table-cell>
          <table:table-cell table:number-columns-repeated="2"/>
          <table:table-cell table:style-name="ce8" table:formula="of:=MATCH([.B511];[.B$1:.B510]; 0)" office:value-type="string" office:string-value="" calcext:value-type="error">
            <text:p>#N/A</text:p>
          </table:table-cell>
          <table:table-cell/>
          <table:table-cell table:style-name="ce8" table:formula="of:=MATCH([.D511];[.D$1:.D510]; 0)" office:value-type="float" office:value="510" calcext:value-type="float">
            <text:p>510</text:p>
          </table:table-cell>
          <table:table-cell/>
          <table:table-cell table:style-name="ce8" table:formula="of:=IF(MATCH([.L511];[.B$1:.B510]; 0) &gt; 0 ;  VLOOKUP([.L511];[.B$1:.D510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icken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schrah</text:p>
          </table:table-cell>
          <table:table-cell table:style-name="ce4" office:value-type="string" calcext:value-type="string">
            <text:p>",</text:p>
          </table:table-cell>
          <table:table-cell table:formula="of:=[.A512]&amp;[.B512]&amp;[.C512]&amp;[.D512]&amp;[.E512]" office:value-type="string" office:string-value="&quot;sickens&quot;:&quot;meschrah&quot;," calcext:value-type="string">
            <text:p>"sickens":"meschrah",</text:p>
          </table:table-cell>
          <table:table-cell table:number-columns-repeated="2"/>
          <table:table-cell table:style-name="ce8" table:formula="of:=MATCH([.B512];[.B$1:.B511]; 0)" office:value-type="string" office:string-value="" calcext:value-type="error">
            <text:p>#N/A</text:p>
          </table:table-cell>
          <table:table-cell/>
          <table:table-cell table:style-name="ce8" table:formula="of:=MATCH([.D512];[.D$1:.D511]; 0)" office:value-type="float" office:value="510" calcext:value-type="float">
            <text:p>510</text:p>
          </table:table-cell>
          <table:table-cell/>
          <table:table-cell table:style-name="ce8" table:formula="of:=IF(MATCH([.L512];[.B$1:.B511]; 0) &gt; 0 ;  VLOOKUP([.L512];[.B$1:.D511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icken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schrah</text:p>
          </table:table-cell>
          <table:table-cell table:style-name="ce4" office:value-type="string" calcext:value-type="string">
            <text:p>",</text:p>
          </table:table-cell>
          <table:table-cell table:formula="of:=[.A513]&amp;[.B513]&amp;[.C513]&amp;[.D513]&amp;[.E513]" office:value-type="string" office:string-value="&quot;sickening&quot;:&quot;meschrah&quot;," calcext:value-type="string">
            <text:p>"sickening":"meschrah",</text:p>
          </table:table-cell>
          <table:table-cell table:number-columns-repeated="2"/>
          <table:table-cell table:style-name="ce8" table:formula="of:=MATCH([.B513];[.B$1:.B512]; 0)" office:value-type="string" office:string-value="" calcext:value-type="error">
            <text:p>#N/A</text:p>
          </table:table-cell>
          <table:table-cell/>
          <table:table-cell table:style-name="ce8" table:formula="of:=MATCH([.D513];[.D$1:.D512]; 0)" office:value-type="float" office:value="510" calcext:value-type="float">
            <text:p>510</text:p>
          </table:table-cell>
          <table:table-cell/>
          <table:table-cell table:style-name="ce8" table:formula="of:=IF(MATCH([.L513];[.B$1:.B512]; 0) &gt; 0 ;  VLOOKUP([.L513];[.B$1:.D512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isgust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schrah</text:p>
          </table:table-cell>
          <table:table-cell table:style-name="ce4" office:value-type="string" calcext:value-type="string">
            <text:p>",</text:p>
          </table:table-cell>
          <table:table-cell table:formula="of:=[.A514]&amp;[.B514]&amp;[.C514]&amp;[.D514]&amp;[.E514]" office:value-type="string" office:string-value="&quot;disgusting&quot;:&quot;meschrah&quot;," calcext:value-type="string">
            <text:p>"disgusting":"meschrah",</text:p>
          </table:table-cell>
          <table:table-cell table:number-columns-repeated="2"/>
          <table:table-cell table:style-name="ce8" table:formula="of:=MATCH([.B514];[.B$1:.B513]; 0)" office:value-type="string" office:string-value="" calcext:value-type="error">
            <text:p>#N/A</text:p>
          </table:table-cell>
          <table:table-cell/>
          <table:table-cell table:style-name="ce8" table:formula="of:=MATCH([.D514];[.D$1:.D513]; 0)" office:value-type="float" office:value="510" calcext:value-type="float">
            <text:p>510</text:p>
          </table:table-cell>
          <table:table-cell/>
          <table:table-cell table:style-name="ce8" table:formula="of:=IF(MATCH([.L514];[.B$1:.B513]; 0) &gt; 0 ;  VLOOKUP([.L514];[.B$1:.D513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isgus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eschrah</text:p>
          </table:table-cell>
          <table:table-cell table:style-name="ce4" office:value-type="string" calcext:value-type="string">
            <text:p>",</text:p>
          </table:table-cell>
          <table:table-cell table:formula="of:=[.A515]&amp;[.B515]&amp;[.C515]&amp;[.D515]&amp;[.E515]" office:value-type="string" office:string-value="&quot;disgust&quot;:&quot;meschrah&quot;," calcext:value-type="string">
            <text:p>"disgust":"meschrah",</text:p>
          </table:table-cell>
          <table:table-cell table:number-columns-repeated="2"/>
          <table:table-cell table:style-name="ce8" table:formula="of:=MATCH([.B515];[.B$1:.B514]; 0)" office:value-type="string" office:string-value="" calcext:value-type="error">
            <text:p>#N/A</text:p>
          </table:table-cell>
          <table:table-cell/>
          <table:table-cell table:style-name="ce8" table:formula="of:=MATCH([.D515];[.D$1:.D514]; 0)" office:value-type="float" office:value="510" calcext:value-type="float">
            <text:p>510</text:p>
          </table:table-cell>
          <table:table-cell/>
          <table:table-cell table:style-name="ce8" table:formula="of:=IF(MATCH([.L515];[.B$1:.B514]; 0) &gt; 0 ;  VLOOKUP([.L515];[.B$1:.D514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frai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eh’hat</text:p>
          </table:table-cell>
          <table:table-cell table:style-name="ce4" office:value-type="string" calcext:value-type="string">
            <text:p>",</text:p>
          </table:table-cell>
          <table:table-cell table:formula="of:=[.A516]&amp;[.B516]&amp;[.C516]&amp;[.D516]&amp;[.E516]" office:value-type="string" office:string-value="&quot;afraid&quot;:&quot;leh’hat&quot;," calcext:value-type="string">
            <text:p>"afraid":"leh’hat",</text:p>
          </table:table-cell>
          <table:table-cell table:number-columns-repeated="2"/>
          <table:table-cell table:style-name="ce8" table:formula="of:=MATCH([.B516];[.B$1:.B515]; 0)" office:value-type="string" office:string-value="" calcext:value-type="error">
            <text:p>#N/A</text:p>
          </table:table-cell>
          <table:table-cell/>
          <table:table-cell table:style-name="ce8" table:formula="of:=MATCH([.D516];[.D$1:.D515]; 0)" office:value-type="string" office:string-value="" calcext:value-type="error">
            <text:p>#N/A</text:p>
          </table:table-cell>
          <table:table-cell/>
          <table:table-cell table:style-name="ce8" table:formula="of:=IF(MATCH([.L516];[.B$1:.B515]; 0) &gt; 0 ;  VLOOKUP([.L516];[.B$1:.D515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enrag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ravah</text:p>
          </table:table-cell>
          <table:table-cell table:style-name="ce4" office:value-type="string" calcext:value-type="string">
            <text:p>",</text:p>
          </table:table-cell>
          <table:table-cell table:formula="of:=[.A517]&amp;[.B517]&amp;[.C517]&amp;[.D517]&amp;[.E517]" office:value-type="string" office:string-value="&quot;enraged&quot;:&quot;schravah&quot;," calcext:value-type="string">
            <text:p>"enraged":"schravah",</text:p>
          </table:table-cell>
          <table:table-cell table:number-columns-repeated="2"/>
          <table:table-cell table:style-name="ce8" table:formula="of:=MATCH([.B517];[.B$1:.B516]; 0)" office:value-type="string" office:string-value="" calcext:value-type="error">
            <text:p>#N/A</text:p>
          </table:table-cell>
          <table:table-cell/>
          <table:table-cell table:style-name="ce8" table:formula="of:=MATCH([.D517];[.D$1:.D516]; 0)" office:value-type="string" office:string-value="" calcext:value-type="error">
            <text:p>#N/A</text:p>
          </table:table-cell>
          <table:table-cell/>
          <table:table-cell table:style-name="ce8" table:formula="of:=IF(MATCH([.L517];[.B$1:.B516]; 0) &gt; 0 ;  VLOOKUP([.L517];[.B$1:.D516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nger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ravah</text:p>
          </table:table-cell>
          <table:table-cell table:style-name="ce4" office:value-type="string" calcext:value-type="string">
            <text:p>",</text:p>
          </table:table-cell>
          <table:table-cell table:formula="of:=[.A518]&amp;[.B518]&amp;[.C518]&amp;[.D518]&amp;[.E518]" office:value-type="string" office:string-value="&quot;angered&quot;:&quot;schravah&quot;," calcext:value-type="string">
            <text:p>"angered":"schravah",</text:p>
          </table:table-cell>
          <table:table-cell table:number-columns-repeated="2"/>
          <table:table-cell table:style-name="ce8" table:formula="of:=MATCH([.B518];[.B$1:.B517]; 0)" office:value-type="string" office:string-value="" calcext:value-type="error">
            <text:p>#N/A</text:p>
          </table:table-cell>
          <table:table-cell/>
          <table:table-cell table:style-name="ce8" table:formula="of:=MATCH([.D518];[.D$1:.D517]; 0)" office:value-type="float" office:value="517" calcext:value-type="float">
            <text:p>517</text:p>
          </table:table-cell>
          <table:table-cell/>
          <table:table-cell table:style-name="ce8" table:formula="of:=IF(MATCH([.L518];[.B$1:.B517]; 0) &gt; 0 ;  VLOOKUP([.L518];[.B$1:.D517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l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alfayeh</text:p>
          </table:table-cell>
          <table:table-cell table:style-name="ce4" office:value-type="string" calcext:value-type="string">
            <text:p>",</text:p>
          </table:table-cell>
          <table:table-cell table:formula="of:=[.A519]&amp;[.B519]&amp;[.C519]&amp;[.D519]&amp;[.E519]" office:value-type="string" office:string-value="&quot;fly&quot;:&quot;valfayeh&quot;," calcext:value-type="string">
            <text:p>"fly":"valfayeh",</text:p>
          </table:table-cell>
          <table:table-cell table:number-columns-repeated="2"/>
          <table:table-cell table:style-name="ce8" table:formula="of:=MATCH([.B519];[.B$1:.B518]; 0)" office:value-type="string" office:string-value="" calcext:value-type="error">
            <text:p>#N/A</text:p>
          </table:table-cell>
          <table:table-cell/>
          <table:table-cell table:style-name="ce8" table:formula="of:=MATCH([.D519];[.D$1:.D518]; 0)" office:value-type="string" office:string-value="" calcext:value-type="error">
            <text:p>#N/A</text:p>
          </table:table-cell>
          <table:table-cell/>
          <table:table-cell table:style-name="ce8" table:formula="of:=IF(MATCH([.L519];[.B$1:.B518]; 0) &gt; 0 ;  VLOOKUP([.L519];[.B$1:.D518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wif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stag</text:p>
          </table:table-cell>
          <table:table-cell table:style-name="ce4" office:value-type="string" calcext:value-type="string">
            <text:p>",</text:p>
          </table:table-cell>
          <table:table-cell table:formula="of:=[.A520]&amp;[.B520]&amp;[.C520]&amp;[.D520]&amp;[.E520]" office:value-type="string" office:string-value="&quot;swift&quot;:&quot;festag&quot;," calcext:value-type="string">
            <text:p>"swift":"festag",</text:p>
          </table:table-cell>
          <table:table-cell table:number-columns-repeated="2"/>
          <table:table-cell table:style-name="ce8" table:formula="of:=MATCH([.B520];[.B$1:.B519]; 0)" office:value-type="string" office:string-value="" calcext:value-type="error">
            <text:p>#N/A</text:p>
          </table:table-cell>
          <table:table-cell/>
          <table:table-cell table:style-name="ce8" table:formula="of:=MATCH([.D520];[.D$1:.D519]; 0)" office:value-type="string" office:string-value="" calcext:value-type="error">
            <text:p>#N/A</text:p>
          </table:table-cell>
          <table:table-cell/>
          <table:table-cell table:style-name="ce8" table:formula="of:=IF(MATCH([.L520];[.B$1:.B519]; 0) &gt; 0 ;  VLOOKUP([.L520];[.B$1:.D519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lew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alfayeh</text:p>
          </table:table-cell>
          <table:table-cell table:style-name="ce4" office:value-type="string" calcext:value-type="string">
            <text:p>",</text:p>
          </table:table-cell>
          <table:table-cell table:formula="of:=[.A521]&amp;[.B521]&amp;[.C521]&amp;[.D521]&amp;[.E521]" office:value-type="string" office:string-value="&quot;flew&quot;:&quot;valfayeh&quot;," calcext:value-type="string">
            <text:p>"flew":"valfayeh",</text:p>
          </table:table-cell>
          <table:table-cell table:number-columns-repeated="2"/>
          <table:table-cell table:style-name="ce8" table:formula="of:=MATCH([.B521];[.B$1:.B520]; 0)" office:value-type="string" office:string-value="" calcext:value-type="error">
            <text:p>#N/A</text:p>
          </table:table-cell>
          <table:table-cell/>
          <table:table-cell table:style-name="ce8" table:formula="of:=MATCH([.D521];[.D$1:.D520]; 0)" office:value-type="float" office:value="519" calcext:value-type="float">
            <text:p>519</text:p>
          </table:table-cell>
          <table:table-cell/>
          <table:table-cell table:style-name="ce8" table:formula="of:=IF(MATCH([.L521];[.B$1:.B520]; 0) &gt; 0 ;  VLOOKUP([.L521];[.B$1:.D520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low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alfayeh</text:p>
          </table:table-cell>
          <table:table-cell table:style-name="ce4" office:value-type="string" calcext:value-type="string">
            <text:p>",</text:p>
          </table:table-cell>
          <table:table-cell table:formula="of:=[.A522]&amp;[.B522]&amp;[.C522]&amp;[.D522]&amp;[.E522]" office:value-type="string" office:string-value="&quot;flown&quot;:&quot;valfayeh&quot;," calcext:value-type="string">
            <text:p>"flown":"valfayeh",</text:p>
          </table:table-cell>
          <table:table-cell table:number-columns-repeated="2"/>
          <table:table-cell table:style-name="ce8" table:formula="of:=MATCH([.B522];[.B$1:.B521]; 0)" office:value-type="string" office:string-value="" calcext:value-type="error">
            <text:p>#N/A</text:p>
          </table:table-cell>
          <table:table-cell/>
          <table:table-cell table:style-name="ce8" table:formula="of:=MATCH([.D522];[.D$1:.D521]; 0)" office:value-type="float" office:value="519" calcext:value-type="float">
            <text:p>519</text:p>
          </table:table-cell>
          <table:table-cell/>
          <table:table-cell table:style-name="ce8" table:formula="of:=IF(MATCH([.L522];[.B$1:.B521]; 0) &gt; 0 ;  VLOOKUP([.L522];[.B$1:.D521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amilia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yehzhek</text:p>
          </table:table-cell>
          <table:table-cell table:style-name="ce4" office:value-type="string" calcext:value-type="string">
            <text:p>",</text:p>
          </table:table-cell>
          <table:table-cell table:formula="of:=[.A523]&amp;[.B523]&amp;[.C523]&amp;[.D523]&amp;[.E523]" office:value-type="string" office:string-value="&quot;familiar&quot;:&quot;yehzhek&quot;," calcext:value-type="string">
            <text:p>"familiar":"yehzhek",</text:p>
          </table:table-cell>
          <table:table-cell table:number-columns-repeated="2"/>
          <table:table-cell table:style-name="ce8" table:formula="of:=MATCH([.B523];[.B$1:.B522]; 0)" office:value-type="string" office:string-value="" calcext:value-type="error">
            <text:p>#N/A</text:p>
          </table:table-cell>
          <table:table-cell/>
          <table:table-cell table:style-name="ce8" table:formula="of:=MATCH([.D523];[.D$1:.D522]; 0)" office:value-type="string" office:string-value="" calcext:value-type="error">
            <text:p>#N/A</text:p>
          </table:table-cell>
          <table:table-cell/>
          <table:table-cell table:style-name="ce8" table:formula="of:=IF(MATCH([.L523];[.B$1:.B522]; 0) &gt; 0 ;  VLOOKUP([.L523];[.B$1:.D522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ear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daketh</text:p>
          </table:table-cell>
          <table:table-cell table:style-name="ce4" office:value-type="string" calcext:value-type="string">
            <text:p>",</text:p>
          </table:table-cell>
          <table:table-cell table:formula="of:=[.A524]&amp;[.B524]&amp;[.C524]&amp;[.D524]&amp;[.E524]" office:value-type="string" office:string-value="&quot;heard&quot;:&quot;daketh&quot;," calcext:value-type="string">
            <text:p>"heard":"daketh",</text:p>
          </table:table-cell>
          <table:table-cell table:number-columns-repeated="2"/>
          <table:table-cell table:style-name="ce8" table:formula="of:=MATCH([.B524];[.B$1:.B523]; 0)" office:value-type="string" office:string-value="" calcext:value-type="error">
            <text:p>#N/A</text:p>
          </table:table-cell>
          <table:table-cell/>
          <table:table-cell table:style-name="ce8" table:formula="of:=MATCH([.D524];[.D$1:.D523]; 0)" office:value-type="float" office:value="30" calcext:value-type="float">
            <text:p>30</text:p>
          </table:table-cell>
          <table:table-cell/>
          <table:table-cell table:style-name="ce8" table:formula="of:=IF(MATCH([.L524];[.B$1:.B523]; 0) &gt; 0 ;  VLOOKUP([.L524];[.B$1:.D523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ear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daketh’ach</text:p>
          </table:table-cell>
          <table:table-cell table:style-name="ce4" office:value-type="string" calcext:value-type="string">
            <text:p>",</text:p>
          </table:table-cell>
          <table:table-cell table:formula="of:=[.A525]&amp;[.B525]&amp;[.C525]&amp;[.D525]&amp;[.E525]" office:value-type="string" office:string-value="&quot;hearing&quot;:&quot;daketh’ach&quot;," calcext:value-type="string">
            <text:p>"hearing":"daketh’ach",</text:p>
          </table:table-cell>
          <table:table-cell table:number-columns-repeated="2"/>
          <table:table-cell table:style-name="ce8" table:formula="of:=MATCH([.B525];[.B$1:.B524]; 0)" office:value-type="string" office:string-value="" calcext:value-type="error">
            <text:p>#N/A</text:p>
          </table:table-cell>
          <table:table-cell/>
          <table:table-cell table:style-name="ce8" table:formula="of:=MATCH([.D525];[.D$1:.D524]; 0)" office:value-type="string" office:string-value="" calcext:value-type="error">
            <text:p>#N/A</text:p>
          </table:table-cell>
          <table:table-cell/>
          <table:table-cell table:style-name="ce8" table:formula="of:=IF(MATCH([.L525];[.B$1:.B524]; 0) &gt; 0 ;  VLOOKUP([.L525];[.B$1:.D524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isten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daketh’ach</text:p>
          </table:table-cell>
          <table:table-cell table:style-name="ce4" office:value-type="string" calcext:value-type="string">
            <text:p>",</text:p>
          </table:table-cell>
          <table:table-cell table:formula="of:=[.A526]&amp;[.B526]&amp;[.C526]&amp;[.D526]&amp;[.E526]" office:value-type="string" office:string-value="&quot;listening&quot;:&quot;daketh’ach&quot;," calcext:value-type="string">
            <text:p>"listening":"daketh’ach",</text:p>
          </table:table-cell>
          <table:table-cell table:number-columns-repeated="2"/>
          <table:table-cell table:style-name="ce8" table:formula="of:=MATCH([.B526];[.B$1:.B525]; 0)" office:value-type="string" office:string-value="" calcext:value-type="error">
            <text:p>#N/A</text:p>
          </table:table-cell>
          <table:table-cell/>
          <table:table-cell table:style-name="ce8" table:formula="of:=MATCH([.D526];[.D$1:.D525]; 0)" office:value-type="float" office:value="525" calcext:value-type="float">
            <text:p>525</text:p>
          </table:table-cell>
          <table:table-cell/>
          <table:table-cell table:style-name="ce8" table:formula="of:=IF(MATCH([.L526];[.B$1:.B525]; 0) &gt; 0 ;  VLOOKUP([.L526];[.B$1:.D525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isten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daketh</text:p>
          </table:table-cell>
          <table:table-cell table:style-name="ce4" office:value-type="string" calcext:value-type="string">
            <text:p>",</text:p>
          </table:table-cell>
          <table:table-cell table:formula="of:=[.A527]&amp;[.B527]&amp;[.C527]&amp;[.D527]&amp;[.E527]" office:value-type="string" office:string-value="&quot;listened&quot;:&quot;daketh&quot;," calcext:value-type="string">
            <text:p>"listened":"daketh",</text:p>
          </table:table-cell>
          <table:table-cell table:number-columns-repeated="2"/>
          <table:table-cell table:style-name="ce8" table:formula="of:=MATCH([.B527];[.B$1:.B526]; 0)" office:value-type="string" office:string-value="" calcext:value-type="error">
            <text:p>#N/A</text:p>
          </table:table-cell>
          <table:table-cell/>
          <table:table-cell table:style-name="ce8" table:formula="of:=MATCH([.D527];[.D$1:.D526]; 0)" office:value-type="float" office:value="30" calcext:value-type="float">
            <text:p>30</text:p>
          </table:table-cell>
          <table:table-cell/>
          <table:table-cell table:style-name="ce8" table:formula="of:=IF(MATCH([.L527];[.B$1:.B526]; 0) &gt; 0 ;  VLOOKUP([.L527];[.B$1:.D526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ecko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aaglah</text:p>
          </table:table-cell>
          <table:table-cell table:style-name="ce4" office:value-type="string" calcext:value-type="string">
            <text:p>",</text:p>
          </table:table-cell>
          <table:table-cell table:formula="of:=[.A528]&amp;[.B528]&amp;[.C528]&amp;[.D528]&amp;[.E528]" office:value-type="string" office:string-value="&quot;beckon&quot;:&quot;saaglah&quot;," calcext:value-type="string">
            <text:p>"beckon":"saaglah",</text:p>
          </table:table-cell>
          <table:table-cell table:number-columns-repeated="2"/>
          <table:table-cell table:style-name="ce8" table:formula="of:=MATCH([.B528];[.B$1:.B527]; 0)" office:value-type="string" office:string-value="" calcext:value-type="error">
            <text:p>#N/A</text:p>
          </table:table-cell>
          <table:table-cell/>
          <table:table-cell table:style-name="ce8" table:formula="of:=MATCH([.D528];[.D$1:.D527]; 0)" office:value-type="string" office:string-value="" calcext:value-type="error">
            <text:p>#N/A</text:p>
          </table:table-cell>
          <table:table-cell/>
          <table:table-cell table:style-name="ce8" table:formula="of:=IF(MATCH([.L528];[.B$1:.B527]; 0) &gt; 0 ;  VLOOKUP([.L528];[.B$1:.D527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al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aaglah</text:p>
          </table:table-cell>
          <table:table-cell table:style-name="ce4" office:value-type="string" calcext:value-type="string">
            <text:p>",</text:p>
          </table:table-cell>
          <table:table-cell table:formula="of:=[.A529]&amp;[.B529]&amp;[.C529]&amp;[.D529]&amp;[.E529]" office:value-type="string" office:string-value="&quot;call&quot;:&quot;saaglah&quot;," calcext:value-type="string">
            <text:p>"call":"saaglah",</text:p>
          </table:table-cell>
          <table:table-cell table:number-columns-repeated="2"/>
          <table:table-cell table:style-name="ce8" table:formula="of:=MATCH([.B529];[.B$1:.B528]; 0)" office:value-type="string" office:string-value="" calcext:value-type="error">
            <text:p>#N/A</text:p>
          </table:table-cell>
          <table:table-cell/>
          <table:table-cell table:style-name="ce8" table:formula="of:=MATCH([.D529];[.D$1:.D528]; 0)" office:value-type="float" office:value="528" calcext:value-type="float">
            <text:p>528</text:p>
          </table:table-cell>
          <table:table-cell/>
          <table:table-cell table:style-name="ce8" table:formula="of:=IF(MATCH([.L529];[.B$1:.B528]; 0) &gt; 0 ;  VLOOKUP([.L529];[.B$1:.D528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all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aaglah</text:p>
          </table:table-cell>
          <table:table-cell table:style-name="ce4" office:value-type="string" calcext:value-type="string">
            <text:p>",</text:p>
          </table:table-cell>
          <table:table-cell table:formula="of:=[.A530]&amp;[.B530]&amp;[.C530]&amp;[.D530]&amp;[.E530]" office:value-type="string" office:string-value="&quot;called&quot;:&quot;saaglah&quot;," calcext:value-type="string">
            <text:p>"called":"saaglah",</text:p>
          </table:table-cell>
          <table:table-cell table:number-columns-repeated="2"/>
          <table:table-cell table:style-name="ce8" table:formula="of:=MATCH([.B530];[.B$1:.B529]; 0)" office:value-type="string" office:string-value="" calcext:value-type="error">
            <text:p>#N/A</text:p>
          </table:table-cell>
          <table:table-cell/>
          <table:table-cell table:style-name="ce8" table:formula="of:=MATCH([.D530];[.D$1:.D529]; 0)" office:value-type="float" office:value="528" calcext:value-type="float">
            <text:p>528</text:p>
          </table:table-cell>
          <table:table-cell/>
          <table:table-cell table:style-name="ce8" table:formula="of:=IF(MATCH([.L530];[.B$1:.B529]; 0) &gt; 0 ;  VLOOKUP([.L530];[.B$1:.D529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eckon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aaglah</text:p>
          </table:table-cell>
          <table:table-cell table:style-name="ce4" office:value-type="string" calcext:value-type="string">
            <text:p>",</text:p>
          </table:table-cell>
          <table:table-cell table:formula="of:=[.A531]&amp;[.B531]&amp;[.C531]&amp;[.D531]&amp;[.E531]" office:value-type="string" office:string-value="&quot;beckoned&quot;:&quot;saaglah&quot;," calcext:value-type="string">
            <text:p>"beckoned":"saaglah",</text:p>
          </table:table-cell>
          <table:table-cell table:number-columns-repeated="2"/>
          <table:table-cell table:style-name="ce8" table:formula="of:=MATCH([.B531];[.B$1:.B530]; 0)" office:value-type="string" office:string-value="" calcext:value-type="error">
            <text:p>#N/A</text:p>
          </table:table-cell>
          <table:table-cell/>
          <table:table-cell table:style-name="ce8" table:formula="of:=MATCH([.D531];[.D$1:.D530]; 0)" office:value-type="float" office:value="528" calcext:value-type="float">
            <text:p>528</text:p>
          </table:table-cell>
          <table:table-cell/>
          <table:table-cell table:style-name="ce8" table:formula="of:=IF(MATCH([.L531];[.B$1:.B530]; 0) &gt; 0 ;  VLOOKUP([.L531];[.B$1:.D530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all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aaglach</text:p>
          </table:table-cell>
          <table:table-cell table:style-name="ce4" office:value-type="string" calcext:value-type="string">
            <text:p>",</text:p>
          </table:table-cell>
          <table:table-cell table:formula="of:=[.A532]&amp;[.B532]&amp;[.C532]&amp;[.D532]&amp;[.E532]" office:value-type="string" office:string-value="&quot;calling&quot;:&quot;saaglach&quot;," calcext:value-type="string">
            <text:p>"calling":"saaglach",</text:p>
          </table:table-cell>
          <table:table-cell table:number-columns-repeated="2"/>
          <table:table-cell table:style-name="ce8" table:formula="of:=MATCH([.B532];[.B$1:.B531]; 0)" office:value-type="string" office:string-value="" calcext:value-type="error">
            <text:p>#N/A</text:p>
          </table:table-cell>
          <table:table-cell/>
          <table:table-cell table:style-name="ce8" table:formula="of:=MATCH([.D532];[.D$1:.D531]; 0)" office:value-type="string" office:string-value="" calcext:value-type="error">
            <text:p>#N/A</text:p>
          </table:table-cell>
          <table:table-cell/>
          <table:table-cell table:style-name="ce8" table:formula="of:=IF(MATCH([.L532];[.B$1:.B531]; 0) &gt; 0 ;  VLOOKUP([.L532];[.B$1:.D531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eckon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aaglach</text:p>
          </table:table-cell>
          <table:table-cell table:style-name="ce4" office:value-type="string" calcext:value-type="string">
            <text:p>",</text:p>
          </table:table-cell>
          <table:table-cell table:formula="of:=[.A533]&amp;[.B533]&amp;[.C533]&amp;[.D533]&amp;[.E533]" office:value-type="string" office:string-value="&quot;beckoning&quot;:&quot;saaglach&quot;," calcext:value-type="string">
            <text:p>"beckoning":"saaglach",</text:p>
          </table:table-cell>
          <table:table-cell table:number-columns-repeated="2"/>
          <table:table-cell table:style-name="ce8" table:formula="of:=MATCH([.B533];[.B$1:.B532]; 0)" office:value-type="string" office:string-value="" calcext:value-type="error">
            <text:p>#N/A</text:p>
          </table:table-cell>
          <table:table-cell/>
          <table:table-cell table:style-name="ce8" table:formula="of:=MATCH([.D533];[.D$1:.D532]; 0)" office:value-type="float" office:value="532" calcext:value-type="float">
            <text:p>532</text:p>
          </table:table-cell>
          <table:table-cell/>
          <table:table-cell table:style-name="ce8" table:formula="of:=IF(MATCH([.L533];[.B$1:.B532]; 0) &gt; 0 ;  VLOOKUP([.L533];[.B$1:.D532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ummo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aaglah</text:p>
          </table:table-cell>
          <table:table-cell table:style-name="ce4" office:value-type="string" calcext:value-type="string">
            <text:p>",</text:p>
          </table:table-cell>
          <table:table-cell table:formula="of:=[.A534]&amp;[.B534]&amp;[.C534]&amp;[.D534]&amp;[.E534]" office:value-type="string" office:string-value="&quot;summon&quot;:&quot;saaglah&quot;," calcext:value-type="string">
            <text:p>"summon":"saaglah",</text:p>
          </table:table-cell>
          <table:table-cell table:number-columns-repeated="2"/>
          <table:table-cell table:style-name="ce8" table:formula="of:=MATCH([.B534];[.B$1:.B533]; 0)" office:value-type="string" office:string-value="" calcext:value-type="error">
            <text:p>#N/A</text:p>
          </table:table-cell>
          <table:table-cell/>
          <table:table-cell table:style-name="ce8" table:formula="of:=MATCH([.D534];[.D$1:.D533]; 0)" office:value-type="float" office:value="528" calcext:value-type="float">
            <text:p>528</text:p>
          </table:table-cell>
          <table:table-cell/>
          <table:table-cell table:style-name="ce8" table:formula="of:=IF(MATCH([.L534];[.B$1:.B533]; 0) &gt; 0 ;  VLOOKUP([.L534];[.B$1:.D533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ummon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aaglach</text:p>
          </table:table-cell>
          <table:table-cell table:style-name="ce4" office:value-type="string" calcext:value-type="string">
            <text:p>",</text:p>
          </table:table-cell>
          <table:table-cell table:formula="of:=[.A535]&amp;[.B535]&amp;[.C535]&amp;[.D535]&amp;[.E535]" office:value-type="string" office:string-value="&quot;summoning&quot;:&quot;saaglach&quot;," calcext:value-type="string">
            <text:p>"summoning":"saaglach",</text:p>
          </table:table-cell>
          <table:table-cell table:number-columns-repeated="2"/>
          <table:table-cell table:style-name="ce8" table:formula="of:=MATCH([.B535];[.B$1:.B534]; 0)" office:value-type="string" office:string-value="" calcext:value-type="error">
            <text:p>#N/A</text:p>
          </table:table-cell>
          <table:table-cell/>
          <table:table-cell table:style-name="ce8" table:formula="of:=MATCH([.D535];[.D$1:.D534]; 0)" office:value-type="float" office:value="532" calcext:value-type="float">
            <text:p>532</text:p>
          </table:table-cell>
          <table:table-cell/>
          <table:table-cell table:style-name="ce8" table:formula="of:=IF(MATCH([.L535];[.B$1:.B534]; 0) &gt; 0 ;  VLOOKUP([.L535];[.B$1:.D534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ummon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aaglah</text:p>
          </table:table-cell>
          <table:table-cell table:style-name="ce4" office:value-type="string" calcext:value-type="string">
            <text:p>",</text:p>
          </table:table-cell>
          <table:table-cell table:formula="of:=[.A536]&amp;[.B536]&amp;[.C536]&amp;[.D536]&amp;[.E536]" office:value-type="string" office:string-value="&quot;summoned&quot;:&quot;saaglah&quot;," calcext:value-type="string">
            <text:p>"summoned":"saaglah",</text:p>
          </table:table-cell>
          <table:table-cell table:number-columns-repeated="2"/>
          <table:table-cell table:style-name="ce8" table:formula="of:=MATCH([.B536];[.B$1:.B535]; 0)" office:value-type="string" office:string-value="" calcext:value-type="error">
            <text:p>#N/A</text:p>
          </table:table-cell>
          <table:table-cell/>
          <table:table-cell table:style-name="ce8" table:formula="of:=MATCH([.D536];[.D$1:.D535]; 0)" office:value-type="float" office:value="528" calcext:value-type="float">
            <text:p>528</text:p>
          </table:table-cell>
          <table:table-cell/>
          <table:table-cell table:style-name="ce8" table:formula="of:=IF(MATCH([.L536];[.B$1:.B535]; 0) &gt; 0 ;  VLOOKUP([.L536];[.B$1:.D535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in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hrgacht</text:p>
          </table:table-cell>
          <table:table-cell table:style-name="ce4" office:value-type="string" calcext:value-type="string">
            <text:p>",</text:p>
          </table:table-cell>
          <table:table-cell table:formula="of:=[.A537]&amp;[.B537]&amp;[.C537]&amp;[.D537]&amp;[.E537]" office:value-type="string" office:string-value="&quot;bind&quot;:&quot;vehrgacht&quot;," calcext:value-type="string">
            <text:p>"bind":"vehrgacht",</text:p>
          </table:table-cell>
          <table:table-cell table:number-columns-repeated="2"/>
          <table:table-cell table:style-name="ce8" table:formula="of:=MATCH([.B537];[.B$1:.B536]; 0)" office:value-type="string" office:string-value="" calcext:value-type="error">
            <text:p>#N/A</text:p>
          </table:table-cell>
          <table:table-cell/>
          <table:table-cell table:style-name="ce8" table:formula="of:=MATCH([.D537];[.D$1:.D536]; 0)" office:value-type="string" office:string-value="" calcext:value-type="error">
            <text:p>#N/A</text:p>
          </table:table-cell>
          <table:table-cell/>
          <table:table-cell table:style-name="ce8" table:formula="of:=IF(MATCH([.L537];[.B$1:.B536]; 0) &gt; 0 ;  VLOOKUP([.L537];[.B$1:.D536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oun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hrgacht</text:p>
          </table:table-cell>
          <table:table-cell table:style-name="ce4" office:value-type="string" calcext:value-type="string">
            <text:p>",</text:p>
          </table:table-cell>
          <table:table-cell table:formula="of:=[.A538]&amp;[.B538]&amp;[.C538]&amp;[.D538]&amp;[.E538]" office:value-type="string" office:string-value="&quot;bound&quot;:&quot;vehrgacht&quot;," calcext:value-type="string">
            <text:p>"bound":"vehrgacht",</text:p>
          </table:table-cell>
          <table:table-cell table:number-columns-repeated="2"/>
          <table:table-cell table:style-name="ce8" table:formula="of:=MATCH([.B538];[.B$1:.B537]; 0)" office:value-type="string" office:string-value="" calcext:value-type="error">
            <text:p>#N/A</text:p>
          </table:table-cell>
          <table:table-cell/>
          <table:table-cell table:style-name="ce8" table:formula="of:=MATCH([.D538];[.D$1:.D537]; 0)" office:value-type="float" office:value="537" calcext:value-type="float">
            <text:p>537</text:p>
          </table:table-cell>
          <table:table-cell/>
          <table:table-cell table:style-name="ce8" table:formula="of:=IF(MATCH([.L538];[.B$1:.B537]; 0) &gt; 0 ;  VLOOKUP([.L538];[.B$1:.D537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ind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hrgacht</text:p>
          </table:table-cell>
          <table:table-cell table:style-name="ce4" office:value-type="string" calcext:value-type="string">
            <text:p>",</text:p>
          </table:table-cell>
          <table:table-cell table:formula="of:=[.A539]&amp;[.B539]&amp;[.C539]&amp;[.D539]&amp;[.E539]" office:value-type="string" office:string-value="&quot;binding&quot;:&quot;vehrgacht&quot;," calcext:value-type="string">
            <text:p>"binding":"vehrgacht",</text:p>
          </table:table-cell>
          <table:table-cell table:number-columns-repeated="2"/>
          <table:table-cell table:style-name="ce8" table:formula="of:=MATCH([.B539];[.B$1:.B538]; 0)" office:value-type="string" office:string-value="" calcext:value-type="error">
            <text:p>#N/A</text:p>
          </table:table-cell>
          <table:table-cell/>
          <table:table-cell table:style-name="ce8" table:formula="of:=MATCH([.D539];[.D$1:.D538]; 0)" office:value-type="float" office:value="537" calcext:value-type="float">
            <text:p>537</text:p>
          </table:table-cell>
          <table:table-cell/>
          <table:table-cell table:style-name="ce8" table:formula="of:=IF(MATCH([.L539];[.B$1:.B538]; 0) &gt; 0 ;  VLOOKUP([.L539];[.B$1:.D538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ntrac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raalashek</text:p>
          </table:table-cell>
          <table:table-cell table:style-name="ce4" office:value-type="string" calcext:value-type="string">
            <text:p>",</text:p>
          </table:table-cell>
          <table:table-cell table:formula="of:=[.A540]&amp;[.B540]&amp;[.C540]&amp;[.D540]&amp;[.E540]" office:value-type="string" office:string-value="&quot;contract&quot;:&quot;graalashek&quot;," calcext:value-type="string">
            <text:p>"contract":"graalashek",</text:p>
          </table:table-cell>
          <table:table-cell table:number-columns-repeated="2"/>
          <table:table-cell table:style-name="ce8" table:formula="of:=MATCH([.B540];[.B$1:.B539]; 0)" office:value-type="string" office:string-value="" calcext:value-type="error">
            <text:p>#N/A</text:p>
          </table:table-cell>
          <table:table-cell/>
          <table:table-cell table:style-name="ce8" table:formula="of:=MATCH([.D540];[.D$1:.D539]; 0)" office:value-type="string" office:string-value="" calcext:value-type="error">
            <text:p>#N/A</text:p>
          </table:table-cell>
          <table:table-cell/>
          <table:table-cell table:style-name="ce8" table:formula="of:=IF(MATCH([.L540];[.B$1:.B539]; 0) &gt; 0 ;  VLOOKUP([.L540];[.B$1:.D539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ritte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raal</text:p>
          </table:table-cell>
          <table:table-cell table:style-name="ce4" office:value-type="string" calcext:value-type="string">
            <text:p>",</text:p>
          </table:table-cell>
          <table:table-cell table:formula="of:=[.A541]&amp;[.B541]&amp;[.C541]&amp;[.D541]&amp;[.E541]" office:value-type="string" office:string-value="&quot;written&quot;:&quot;graal&quot;," calcext:value-type="string">
            <text:p>"written":"graal",</text:p>
          </table:table-cell>
          <table:table-cell table:number-columns-repeated="2"/>
          <table:table-cell table:style-name="ce8" table:formula="of:=MATCH([.B541];[.B$1:.B540]; 0)" office:value-type="string" office:string-value="" calcext:value-type="error">
            <text:p>#N/A</text:p>
          </table:table-cell>
          <table:table-cell/>
          <table:table-cell table:style-name="ce8" table:formula="of:=MATCH([.D541];[.D$1:.D540]; 0)" office:value-type="string" office:string-value="" calcext:value-type="error">
            <text:p>#N/A</text:p>
          </table:table-cell>
          <table:table-cell/>
          <table:table-cell table:style-name="ce8" table:formula="of:=IF(MATCH([.L541];[.B$1:.B540]; 0) &gt; 0 ;  VLOOKUP([.L541];[.B$1:.D540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rit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raal</text:p>
          </table:table-cell>
          <table:table-cell table:style-name="ce4" office:value-type="string" calcext:value-type="string">
            <text:p>",</text:p>
          </table:table-cell>
          <table:table-cell table:formula="of:=[.A542]&amp;[.B542]&amp;[.C542]&amp;[.D542]&amp;[.E542]" office:value-type="string" office:string-value="&quot;write&quot;:&quot;graal&quot;," calcext:value-type="string">
            <text:p>"write":"graal",</text:p>
          </table:table-cell>
          <table:table-cell table:number-columns-repeated="2"/>
          <table:table-cell table:style-name="ce8" table:formula="of:=MATCH([.B542];[.B$1:.B541]; 0)" office:value-type="string" office:string-value="" calcext:value-type="error">
            <text:p>#N/A</text:p>
          </table:table-cell>
          <table:table-cell/>
          <table:table-cell table:style-name="ce8" table:formula="of:=MATCH([.D542];[.D$1:.D541]; 0)" office:value-type="float" office:value="541" calcext:value-type="float">
            <text:p>541</text:p>
          </table:table-cell>
          <table:table-cell/>
          <table:table-cell table:style-name="ce8" table:formula="of:=IF(MATCH([.L542];[.B$1:.B541]; 0) &gt; 0 ;  VLOOKUP([.L542];[.B$1:.D541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rot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raal</text:p>
          </table:table-cell>
          <table:table-cell table:style-name="ce4" office:value-type="string" calcext:value-type="string">
            <text:p>",</text:p>
          </table:table-cell>
          <table:table-cell table:formula="of:=[.A543]&amp;[.B543]&amp;[.C543]&amp;[.D543]&amp;[.E543]" office:value-type="string" office:string-value="&quot;wrote&quot;:&quot;graal&quot;," calcext:value-type="string">
            <text:p>"wrote":"graal",</text:p>
          </table:table-cell>
          <table:table-cell table:number-columns-repeated="2"/>
          <table:table-cell table:style-name="ce8" table:formula="of:=MATCH([.B543];[.B$1:.B542]; 0)" office:value-type="string" office:string-value="" calcext:value-type="error">
            <text:p>#N/A</text:p>
          </table:table-cell>
          <table:table-cell/>
          <table:table-cell table:style-name="ce8" table:formula="of:=MATCH([.D543];[.D$1:.D542]; 0)" office:value-type="float" office:value="541" calcext:value-type="float">
            <text:p>541</text:p>
          </table:table-cell>
          <table:table-cell/>
          <table:table-cell table:style-name="ce8" table:formula="of:=IF(MATCH([.L543];[.B$1:.B542]; 0) &gt; 0 ;  VLOOKUP([.L543];[.B$1:.D542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e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raal</text:p>
          </table:table-cell>
          <table:table-cell table:style-name="ce4" office:value-type="string" calcext:value-type="string">
            <text:p>",</text:p>
          </table:table-cell>
          <table:table-cell table:formula="of:=[.A544]&amp;[.B544]&amp;[.C544]&amp;[.D544]&amp;[.E544]" office:value-type="string" office:string-value="&quot;pen&quot;:&quot;graal&quot;," calcext:value-type="string">
            <text:p>"pen":"graal",</text:p>
          </table:table-cell>
          <table:table-cell table:number-columns-repeated="2"/>
          <table:table-cell table:style-name="ce8" table:formula="of:=MATCH([.B544];[.B$1:.B543]; 0)" office:value-type="string" office:string-value="" calcext:value-type="error">
            <text:p>#N/A</text:p>
          </table:table-cell>
          <table:table-cell/>
          <table:table-cell table:style-name="ce8" table:formula="of:=MATCH([.D544];[.D$1:.D543]; 0)" office:value-type="float" office:value="541" calcext:value-type="float">
            <text:p>541</text:p>
          </table:table-cell>
          <table:table-cell/>
          <table:table-cell table:style-name="ce8" table:formula="of:=IF(MATCH([.L544];[.B$1:.B543]; 0) &gt; 0 ;  VLOOKUP([.L544];[.B$1:.D543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enn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raalashek</text:p>
          </table:table-cell>
          <table:table-cell table:style-name="ce4" office:value-type="string" calcext:value-type="string">
            <text:p>",</text:p>
          </table:table-cell>
          <table:table-cell table:formula="of:=[.A545]&amp;[.B545]&amp;[.C545]&amp;[.D545]&amp;[.E545]" office:value-type="string" office:string-value="&quot;penned&quot;:&quot;graalashek&quot;," calcext:value-type="string">
            <text:p>"penned":"graalashek",</text:p>
          </table:table-cell>
          <table:table-cell table:number-columns-repeated="2"/>
          <table:table-cell table:style-name="ce8" table:formula="of:=MATCH([.B545];[.B$1:.B544]; 0)" office:value-type="string" office:string-value="" calcext:value-type="error">
            <text:p>#N/A</text:p>
          </table:table-cell>
          <table:table-cell/>
          <table:table-cell table:style-name="ce8" table:formula="of:=MATCH([.D545];[.D$1:.D544]; 0)" office:value-type="float" office:value="540" calcext:value-type="float">
            <text:p>540</text:p>
          </table:table-cell>
          <table:table-cell/>
          <table:table-cell table:style-name="ce8" table:formula="of:=IF(MATCH([.L545];[.B$1:.B544]; 0) &gt; 0 ;  VLOOKUP([.L545];[.B$1:.D544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rink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htraag</text:p>
          </table:table-cell>
          <table:table-cell table:style-name="ce4" office:value-type="string" calcext:value-type="string">
            <text:p>",</text:p>
          </table:table-cell>
          <table:table-cell table:formula="of:=[.A546]&amp;[.B546]&amp;[.C546]&amp;[.D546]&amp;[.E546]" office:value-type="string" office:string-value="&quot;drink&quot;:&quot;kehtraag&quot;," calcext:value-type="string">
            <text:p>"drink":"kehtraag",</text:p>
          </table:table-cell>
          <table:table-cell table:number-columns-repeated="2"/>
          <table:table-cell table:style-name="ce8" table:formula="of:=MATCH([.B546];[.B$1:.B545]; 0)" office:value-type="string" office:string-value="" calcext:value-type="error">
            <text:p>#N/A</text:p>
          </table:table-cell>
          <table:table-cell/>
          <table:table-cell table:style-name="ce8" table:formula="of:=MATCH([.D546];[.D$1:.D545]; 0)" office:value-type="string" office:string-value="" calcext:value-type="error">
            <text:p>#N/A</text:p>
          </table:table-cell>
          <table:table-cell/>
          <table:table-cell table:style-name="ce8" table:formula="of:=IF(MATCH([.L546];[.B$1:.B545]; 0) &gt; 0 ;  VLOOKUP([.L546];[.B$1:.D545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rank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htraag</text:p>
          </table:table-cell>
          <table:table-cell table:style-name="ce4" office:value-type="string" calcext:value-type="string">
            <text:p>",</text:p>
          </table:table-cell>
          <table:table-cell table:formula="of:=[.A547]&amp;[.B547]&amp;[.C547]&amp;[.D547]&amp;[.E547]" office:value-type="string" office:string-value="&quot;drank&quot;:&quot;kehtraag&quot;," calcext:value-type="string">
            <text:p>"drank":"kehtraag",</text:p>
          </table:table-cell>
          <table:table-cell table:number-columns-repeated="2"/>
          <table:table-cell table:style-name="ce8" table:formula="of:=MATCH([.B547];[.B$1:.B546]; 0)" office:value-type="string" office:string-value="" calcext:value-type="error">
            <text:p>#N/A</text:p>
          </table:table-cell>
          <table:table-cell/>
          <table:table-cell table:style-name="ce8" table:formula="of:=MATCH([.D547];[.D$1:.D546]; 0)" office:value-type="float" office:value="546" calcext:value-type="float">
            <text:p>546</text:p>
          </table:table-cell>
          <table:table-cell/>
          <table:table-cell table:style-name="ce8" table:formula="of:=IF(MATCH([.L547];[.B$1:.B546]; 0) &gt; 0 ;  VLOOKUP([.L547];[.B$1:.D546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runk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htraag</text:p>
          </table:table-cell>
          <table:table-cell table:style-name="ce4" office:value-type="string" calcext:value-type="string">
            <text:p>",</text:p>
          </table:table-cell>
          <table:table-cell table:formula="of:=[.A548]&amp;[.B548]&amp;[.C548]&amp;[.D548]&amp;[.E548]" office:value-type="string" office:string-value="&quot;drunk&quot;:&quot;kehtraag&quot;," calcext:value-type="string">
            <text:p>"drunk":"kehtraag",</text:p>
          </table:table-cell>
          <table:table-cell table:number-columns-repeated="2"/>
          <table:table-cell table:style-name="ce8" table:formula="of:=MATCH([.B548];[.B$1:.B547]; 0)" office:value-type="string" office:string-value="" calcext:value-type="error">
            <text:p>#N/A</text:p>
          </table:table-cell>
          <table:table-cell/>
          <table:table-cell table:style-name="ce8" table:formula="of:=MATCH([.D548];[.D$1:.D547]; 0)" office:value-type="float" office:value="546" calcext:value-type="float">
            <text:p>546</text:p>
          </table:table-cell>
          <table:table-cell/>
          <table:table-cell table:style-name="ce8" table:formula="of:=IF(MATCH([.L548];[.B$1:.B547]; 0) &gt; 0 ;  VLOOKUP([.L548];[.B$1:.D547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l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estraag</text:p>
          </table:table-cell>
          <table:table-cell table:style-name="ce4" office:value-type="string" calcext:value-type="string">
            <text:p>",</text:p>
          </table:table-cell>
          <table:table-cell table:formula="of:=[.A549]&amp;[.B549]&amp;[.C549]&amp;[.D549]&amp;[.E549]" office:value-type="string" office:string-value="&quot;ale&quot;:&quot;lestraag&quot;," calcext:value-type="string">
            <text:p>"ale":"lestraag",</text:p>
          </table:table-cell>
          <table:table-cell table:number-columns-repeated="2"/>
          <table:table-cell table:style-name="ce8" table:formula="of:=MATCH([.B549];[.B$1:.B548]; 0)" office:value-type="string" office:string-value="" calcext:value-type="error">
            <text:p>#N/A</text:p>
          </table:table-cell>
          <table:table-cell/>
          <table:table-cell table:style-name="ce8" table:formula="of:=MATCH([.D549];[.D$1:.D548]; 0)" office:value-type="string" office:string-value="" calcext:value-type="error">
            <text:p>#N/A</text:p>
          </table:table-cell>
          <table:table-cell/>
          <table:table-cell table:style-name="ce8" table:formula="of:=IF(MATCH([.L549];[.B$1:.B548]; 0) &gt; 0 ;  VLOOKUP([.L549];[.B$1:.D548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ea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eilaag</text:p>
          </table:table-cell>
          <table:table-cell table:style-name="ce4" office:value-type="string" calcext:value-type="string">
            <text:p>",</text:p>
          </table:table-cell>
          <table:table-cell table:formula="of:=[.A550]&amp;[.B550]&amp;[.C550]&amp;[.D550]&amp;[.E550]" office:value-type="string" office:string-value="&quot;tea&quot;:&quot;zeilaag&quot;," calcext:value-type="string">
            <text:p>"tea":"zeilaag",</text:p>
          </table:table-cell>
          <table:table-cell table:number-columns-repeated="2"/>
          <table:table-cell table:style-name="ce8" table:formula="of:=MATCH([.B550];[.B$1:.B549]; 0)" office:value-type="string" office:string-value="" calcext:value-type="error">
            <text:p>#N/A</text:p>
          </table:table-cell>
          <table:table-cell/>
          <table:table-cell table:style-name="ce8" table:formula="of:=MATCH([.D550];[.D$1:.D549]; 0)" office:value-type="string" office:string-value="" calcext:value-type="error">
            <text:p>#N/A</text:p>
          </table:table-cell>
          <table:table-cell/>
          <table:table-cell table:style-name="ce8" table:formula="of:=IF(MATCH([.L550];[.B$1:.B549]; 0) &gt; 0 ;  VLOOKUP([.L550];[.B$1:.D549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ffe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eilaag</text:p>
          </table:table-cell>
          <table:table-cell table:style-name="ce4" office:value-type="string" calcext:value-type="string">
            <text:p>",</text:p>
          </table:table-cell>
          <table:table-cell table:formula="of:=[.A551]&amp;[.B551]&amp;[.C551]&amp;[.D551]&amp;[.E551]" office:value-type="string" office:string-value="&quot;coffee&quot;:&quot;zeilaag&quot;," calcext:value-type="string">
            <text:p>"coffee":"zeilaag",</text:p>
          </table:table-cell>
          <table:table-cell table:number-columns-repeated="2"/>
          <table:table-cell table:style-name="ce8" table:formula="of:=MATCH([.B551];[.B$1:.B550]; 0)" office:value-type="string" office:string-value="" calcext:value-type="error">
            <text:p>#N/A</text:p>
          </table:table-cell>
          <table:table-cell/>
          <table:table-cell table:style-name="ce8" table:formula="of:=MATCH([.D551];[.D$1:.D550]; 0)" office:value-type="float" office:value="550" calcext:value-type="float">
            <text:p>550</text:p>
          </table:table-cell>
          <table:table-cell office:value-type="string" calcext:value-type="string">
            <text:p>sense</text:p>
          </table:table-cell>
          <table:table-cell table:style-name="ce8" table:formula="of:=IF(MATCH([.L551];[.B$1:.B550]; 0) &gt; 0 ;  VLOOKUP([.L551];[.B$1:.D550];3); &quot;not found&quot;)" office:value-type="string" office:string-value="schonzer" calcext:value-type="string">
            <text:p>schonzer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ee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hlah</text:p>
          </table:table-cell>
          <table:table-cell table:style-name="ce4" office:value-type="string" calcext:value-type="string">
            <text:p>",</text:p>
          </table:table-cell>
          <table:table-cell table:formula="of:=[.A552]&amp;[.B552]&amp;[.C552]&amp;[.D552]&amp;[.E552]" office:value-type="string" office:string-value="&quot;feel&quot;:&quot;fehlah&quot;," calcext:value-type="string">
            <text:p>"feel":"fehlah",</text:p>
          </table:table-cell>
          <table:table-cell table:number-columns-repeated="2"/>
          <table:table-cell table:style-name="ce8" table:formula="of:=MATCH([.B552];[.B$1:.B551]; 0)" office:value-type="string" office:string-value="" calcext:value-type="error">
            <text:p>#N/A</text:p>
          </table:table-cell>
          <table:table-cell/>
          <table:table-cell table:style-name="ce8" table:formula="of:=MATCH([.D552];[.D$1:.D551]; 0)" office:value-type="string" office:string-value="" calcext:value-type="error">
            <text:p>#N/A</text:p>
          </table:table-cell>
          <table:table-cell/>
          <table:table-cell table:style-name="ce8" table:formula="of:=IF(MATCH([.L552];[.B$1:.B551]; 0) &gt; 0 ;  VLOOKUP([.L552];[.B$1:.D551];3); &quot;not found&quot;)" office:value-type="string" office:string-value="" calcext:value-type="error">
            <text:p>#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el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hlah</text:p>
          </table:table-cell>
          <table:table-cell table:style-name="ce4" office:value-type="string" calcext:value-type="string">
            <text:p>",</text:p>
          </table:table-cell>
          <table:table-cell table:formula="of:=[.A553]&amp;[.B553]&amp;[.C553]&amp;[.D553]&amp;[.E553]" office:value-type="string" office:string-value="&quot;felt&quot;:&quot;fehlah&quot;," calcext:value-type="string">
            <text:p>"felt":"fehlah",</text:p>
          </table:table-cell>
          <table:table-cell table:number-columns-repeated="2"/>
          <table:table-cell table:style-name="ce8" table:formula="of:=MATCH([.B553];[.B$1:.B552]; 0)" office:value-type="string" office:string-value="" calcext:value-type="error">
            <text:p>#N/A</text:p>
          </table:table-cell>
          <table:table-cell/>
          <table:table-cell table:style-name="ce8" table:formula="of:=MATCH([.D553];[.D$1:.D552]; 0)" office:value-type="float" office:value="552" calcext:value-type="float">
            <text:p>55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eel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hlah</text:p>
          </table:table-cell>
          <table:table-cell table:style-name="ce4" office:value-type="string" calcext:value-type="string">
            <text:p>",</text:p>
          </table:table-cell>
          <table:table-cell table:formula="of:=[.A554]&amp;[.B554]&amp;[.C554]&amp;[.D554]&amp;[.E554]" office:value-type="string" office:string-value="&quot;feeling&quot;:&quot;fehlah&quot;," calcext:value-type="string">
            <text:p>"feeling":"fehlah",</text:p>
          </table:table-cell>
          <table:table-cell table:number-columns-repeated="2"/>
          <table:table-cell table:style-name="ce8" table:formula="of:=MATCH([.B554];[.B$1:.B553]; 0)" office:value-type="string" office:string-value="" calcext:value-type="error">
            <text:p>#N/A</text:p>
          </table:table-cell>
          <table:table-cell/>
          <table:table-cell table:style-name="ce8" table:formula="of:=MATCH([.D554];[.D$1:.D553]; 0)" office:value-type="float" office:value="552" calcext:value-type="float">
            <text:p>55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ensatio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onzer</text:p>
          </table:table-cell>
          <table:table-cell table:style-name="ce4" office:value-type="string" calcext:value-type="string">
            <text:p>",</text:p>
          </table:table-cell>
          <table:table-cell table:formula="of:=[.A555]&amp;[.B555]&amp;[.C555]&amp;[.D555]&amp;[.E555]" office:value-type="string" office:string-value="&quot;sensation&quot;:&quot;schonzer&quot;," calcext:value-type="string">
            <text:p>"sensation":"schonzer",</text:p>
          </table:table-cell>
          <table:table-cell table:number-columns-repeated="2"/>
          <table:table-cell table:style-name="ce8" table:formula="of:=MATCH([.B555];[.B$1:.B554]; 0)" office:value-type="string" office:string-value="" calcext:value-type="error">
            <text:p>#N/A</text:p>
          </table:table-cell>
          <table:table-cell/>
          <table:table-cell table:style-name="ce8" table:formula="of:=MATCH([.D555];[.D$1:.D554]; 0)" office:value-type="float" office:value="313" calcext:value-type="float">
            <text:p>31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ense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onzer</text:p>
          </table:table-cell>
          <table:table-cell table:style-name="ce4" office:value-type="string" calcext:value-type="string">
            <text:p>",</text:p>
          </table:table-cell>
          <table:table-cell table:formula="of:=[.A556]&amp;[.B556]&amp;[.C556]&amp;[.D556]&amp;[.E556]" office:value-type="string" office:string-value="&quot;senses&quot;:&quot;schonzer&quot;," calcext:value-type="string">
            <text:p>"senses":"schonzer",</text:p>
          </table:table-cell>
          <table:table-cell table:number-columns-repeated="2"/>
          <table:table-cell table:style-name="ce8" table:formula="of:=MATCH([.B556];[.B$1:.B555]; 0)" office:value-type="string" office:string-value="" calcext:value-type="error">
            <text:p>#N/A</text:p>
          </table:table-cell>
          <table:table-cell/>
          <table:table-cell table:style-name="ce8" table:formula="of:=MATCH([.D556];[.D$1:.D555]; 0)" office:value-type="float" office:value="313" calcext:value-type="float">
            <text:p>31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oun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ngzharilah</text:p>
          </table:table-cell>
          <table:table-cell table:style-name="ce4" office:value-type="string" calcext:value-type="string">
            <text:p>",</text:p>
          </table:table-cell>
          <table:table-cell table:formula="of:=[.A557]&amp;[.B557]&amp;[.C557]&amp;[.D557]&amp;[.E557]" office:value-type="string" office:string-value="&quot;wound&quot;:&quot;engzharilah&quot;," calcext:value-type="string">
            <text:p>"wound":"engzharilah",</text:p>
          </table:table-cell>
          <table:table-cell table:number-columns-repeated="2"/>
          <table:table-cell table:style-name="ce8" table:formula="of:=MATCH([.B557];[.B$1:.B556]; 0)" office:value-type="string" office:string-value="" calcext:value-type="error">
            <text:p>#N/A</text:p>
          </table:table-cell>
          <table:table-cell/>
          <table:table-cell table:style-name="ce8" table:formula="of:=MATCH([.D557];[.D$1:.D55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ound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ngzharilah</text:p>
          </table:table-cell>
          <table:table-cell table:style-name="ce4" office:value-type="string" calcext:value-type="string">
            <text:p>",</text:p>
          </table:table-cell>
          <table:table-cell table:formula="of:=[.A558]&amp;[.B558]&amp;[.C558]&amp;[.D558]&amp;[.E558]" office:value-type="string" office:string-value="&quot;wounded&quot;:&quot;engzharilah&quot;," calcext:value-type="string">
            <text:p>"wounded":"engzharilah",</text:p>
          </table:table-cell>
          <table:table-cell table:number-columns-repeated="2"/>
          <table:table-cell table:style-name="ce8" table:formula="of:=MATCH([.B558];[.B$1:.B557]; 0)" office:value-type="string" office:string-value="" calcext:value-type="error">
            <text:p>#N/A</text:p>
          </table:table-cell>
          <table:table-cell/>
          <table:table-cell table:style-name="ce8" table:formula="of:=MATCH([.D558];[.D$1:.D557]; 0)" office:value-type="float" office:value="557" calcext:value-type="float">
            <text:p>55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ound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ngzharilah</text:p>
          </table:table-cell>
          <table:table-cell table:style-name="ce4" office:value-type="string" calcext:value-type="string">
            <text:p>",</text:p>
          </table:table-cell>
          <table:table-cell table:formula="of:=[.A559]&amp;[.B559]&amp;[.C559]&amp;[.D559]&amp;[.E559]" office:value-type="string" office:string-value="&quot;wounding&quot;:&quot;engzharilah&quot;," calcext:value-type="string">
            <text:p>"wounding":"engzharilah",</text:p>
          </table:table-cell>
          <table:table-cell table:number-columns-repeated="2"/>
          <table:table-cell table:style-name="ce8" table:formula="of:=MATCH([.B559];[.B$1:.B558]; 0)" office:value-type="string" office:string-value="" calcext:value-type="error">
            <text:p>#N/A</text:p>
          </table:table-cell>
          <table:table-cell/>
          <table:table-cell table:style-name="ce8" table:formula="of:=MATCH([.D559];[.D$1:.D558]; 0)" office:value-type="float" office:value="557" calcext:value-type="float">
            <text:p>55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ca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ngzharilah</text:p>
          </table:table-cell>
          <table:table-cell table:style-name="ce4" office:value-type="string" calcext:value-type="string">
            <text:p>",</text:p>
          </table:table-cell>
          <table:table-cell table:formula="of:=[.A560]&amp;[.B560]&amp;[.C560]&amp;[.D560]&amp;[.E560]" office:value-type="string" office:string-value="&quot;scar&quot;:&quot;engzharilah&quot;," calcext:value-type="string">
            <text:p>"scar":"engzharilah",</text:p>
          </table:table-cell>
          <table:table-cell table:number-columns-repeated="2"/>
          <table:table-cell table:style-name="ce8" table:formula="of:=MATCH([.B560];[.B$1:.B559]; 0)" office:value-type="string" office:string-value="" calcext:value-type="error">
            <text:p>#N/A</text:p>
          </table:table-cell>
          <table:table-cell/>
          <table:table-cell table:style-name="ce8" table:formula="of:=MATCH([.D560];[.D$1:.D559]; 0)" office:value-type="float" office:value="557" calcext:value-type="float">
            <text:p>55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carr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ngzharilah</text:p>
          </table:table-cell>
          <table:table-cell table:style-name="ce4" office:value-type="string" calcext:value-type="string">
            <text:p>",</text:p>
          </table:table-cell>
          <table:table-cell table:formula="of:=[.A561]&amp;[.B561]&amp;[.C561]&amp;[.D561]&amp;[.E561]" office:value-type="string" office:string-value="&quot;scarred&quot;:&quot;engzharilah&quot;," calcext:value-type="string">
            <text:p>"scarred":"engzharilah",</text:p>
          </table:table-cell>
          <table:table-cell table:number-columns-repeated="2"/>
          <table:table-cell table:style-name="ce8" table:formula="of:=MATCH([.B561];[.B$1:.B560]; 0)" office:value-type="string" office:string-value="" calcext:value-type="error">
            <text:p>#N/A</text:p>
          </table:table-cell>
          <table:table-cell/>
          <table:table-cell table:style-name="ce8" table:formula="of:=MATCH([.D561];[.D$1:.D560]; 0)" office:value-type="float" office:value="557" calcext:value-type="float">
            <text:p>55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urn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eileth</text:p>
          </table:table-cell>
          <table:table-cell table:style-name="ce4" office:value-type="string" calcext:value-type="string">
            <text:p>",</text:p>
          </table:table-cell>
          <table:table-cell table:formula="of:=[.A562]&amp;[.B562]&amp;[.C562]&amp;[.D562]&amp;[.E562]" office:value-type="string" office:string-value="&quot;burned&quot;:&quot;zeileth&quot;," calcext:value-type="string">
            <text:p>"burned":"zeileth",</text:p>
          </table:table-cell>
          <table:table-cell table:number-columns-repeated="2"/>
          <table:table-cell table:style-name="ce8" table:formula="of:=MATCH([.B562];[.B$1:.B561]; 0)" office:value-type="string" office:string-value="" calcext:value-type="error">
            <text:p>#N/A</text:p>
          </table:table-cell>
          <table:table-cell/>
          <table:table-cell table:style-name="ce8" table:formula="of:=MATCH([.D562];[.D$1:.D56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urn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eileth</text:p>
          </table:table-cell>
          <table:table-cell table:style-name="ce4" office:value-type="string" calcext:value-type="string">
            <text:p>",</text:p>
          </table:table-cell>
          <table:table-cell table:formula="of:=[.A563]&amp;[.B563]&amp;[.C563]&amp;[.D563]&amp;[.E563]" office:value-type="string" office:string-value="&quot;burnt&quot;:&quot;zeileth&quot;," calcext:value-type="string">
            <text:p>"burnt":"zeileth",</text:p>
          </table:table-cell>
          <table:table-cell table:number-columns-repeated="2"/>
          <table:table-cell table:style-name="ce8" table:formula="of:=MATCH([.B563];[.B$1:.B562]; 0)" office:value-type="string" office:string-value="" calcext:value-type="error">
            <text:p>#N/A</text:p>
          </table:table-cell>
          <table:table-cell/>
          <table:table-cell table:style-name="ce8" table:formula="of:=MATCH([.D563];[.D$1:.D562]; 0)" office:value-type="float" office:value="562" calcext:value-type="float">
            <text:p>56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urn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eileth</text:p>
          </table:table-cell>
          <table:table-cell table:style-name="ce4" office:value-type="string" calcext:value-type="string">
            <text:p>",</text:p>
          </table:table-cell>
          <table:table-cell table:formula="of:=[.A564]&amp;[.B564]&amp;[.C564]&amp;[.D564]&amp;[.E564]" office:value-type="string" office:string-value="&quot;burning&quot;:&quot;zeileth&quot;," calcext:value-type="string">
            <text:p>"burning":"zeileth",</text:p>
          </table:table-cell>
          <table:table-cell table:number-columns-repeated="2"/>
          <table:table-cell table:style-name="ce8" table:formula="of:=MATCH([.B564];[.B$1:.B563]; 0)" office:value-type="string" office:string-value="" calcext:value-type="error">
            <text:p>#N/A</text:p>
          </table:table-cell>
          <table:table-cell/>
          <table:table-cell table:style-name="ce8" table:formula="of:=MATCH([.D564];[.D$1:.D563]; 0)" office:value-type="float" office:value="562" calcext:value-type="float">
            <text:p>56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e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etag</text:p>
          </table:table-cell>
          <table:table-cell table:style-name="ce4" office:value-type="string" calcext:value-type="string">
            <text:p>",</text:p>
          </table:table-cell>
          <table:table-cell table:formula="of:=[.A565]&amp;[.B565]&amp;[.C565]&amp;[.D565]&amp;[.E565]" office:value-type="string" office:string-value="&quot;set&quot;:&quot;setag&quot;," calcext:value-type="string">
            <text:p>"set":"setag",</text:p>
          </table:table-cell>
          <table:table-cell table:number-columns-repeated="2"/>
          <table:table-cell table:style-name="ce8" table:formula="of:=MATCH([.B565];[.B$1:.B564]; 0)" office:value-type="string" office:string-value="" calcext:value-type="error">
            <text:p>#N/A</text:p>
          </table:table-cell>
          <table:table-cell/>
          <table:table-cell table:style-name="ce8" table:formula="of:=MATCH([.D565];[.D$1:.D56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ett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etagen</text:p>
          </table:table-cell>
          <table:table-cell table:style-name="ce4" office:value-type="string" calcext:value-type="string">
            <text:p>",</text:p>
          </table:table-cell>
          <table:table-cell table:formula="of:=[.A566]&amp;[.B566]&amp;[.C566]&amp;[.D566]&amp;[.E566]" office:value-type="string" office:string-value="&quot;setting&quot;:&quot;setagen&quot;," calcext:value-type="string">
            <text:p>"setting":"setagen",</text:p>
          </table:table-cell>
          <table:table-cell table:number-columns-repeated="2"/>
          <table:table-cell table:style-name="ce8" table:formula="of:=MATCH([.B566];[.B$1:.B565]; 0)" office:value-type="string" office:string-value="" calcext:value-type="error">
            <text:p>#N/A</text:p>
          </table:table-cell>
          <table:table-cell/>
          <table:table-cell table:style-name="ce8" table:formula="of:=MATCH([.D566];[.D$1:.D56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blaz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eileth</text:p>
          </table:table-cell>
          <table:table-cell table:style-name="ce4" office:value-type="string" calcext:value-type="string">
            <text:p>",</text:p>
          </table:table-cell>
          <table:table-cell table:formula="of:=[.A567]&amp;[.B567]&amp;[.C567]&amp;[.D567]&amp;[.E567]" office:value-type="string" office:string-value="&quot;ablaze&quot;:&quot;zeileth&quot;," calcext:value-type="string">
            <text:p>"ablaze":"zeileth",</text:p>
          </table:table-cell>
          <table:table-cell table:number-columns-repeated="2"/>
          <table:table-cell table:style-name="ce8" table:formula="of:=MATCH([.B567];[.B$1:.B566]; 0)" office:value-type="string" office:string-value="" calcext:value-type="error">
            <text:p>#N/A</text:p>
          </table:table-cell>
          <table:table-cell/>
          <table:table-cell table:style-name="ce8" table:formula="of:=MATCH([.D567];[.D$1:.D566]; 0)" office:value-type="float" office:value="562" calcext:value-type="float">
            <text:p>56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laz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eileth</text:p>
          </table:table-cell>
          <table:table-cell table:style-name="ce4" office:value-type="string" calcext:value-type="string">
            <text:p>",</text:p>
          </table:table-cell>
          <table:table-cell table:formula="of:=[.A568]&amp;[.B568]&amp;[.C568]&amp;[.D568]&amp;[.E568]" office:value-type="string" office:string-value="&quot;blaze&quot;:&quot;zeileth&quot;," calcext:value-type="string">
            <text:p>"blaze":"zeileth",</text:p>
          </table:table-cell>
          <table:table-cell table:number-columns-repeated="2"/>
          <table:table-cell table:style-name="ce8" table:formula="of:=MATCH([.B568];[.B$1:.B567]; 0)" office:value-type="string" office:string-value="" calcext:value-type="error">
            <text:p>#N/A</text:p>
          </table:table-cell>
          <table:table-cell/>
          <table:table-cell table:style-name="ce8" table:formula="of:=MATCH([.D568];[.D$1:.D567]; 0)" office:value-type="float" office:value="562" calcext:value-type="float">
            <text:p>56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laz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zeilecht</text:p>
          </table:table-cell>
          <table:table-cell table:style-name="ce4" office:value-type="string" calcext:value-type="string">
            <text:p>",</text:p>
          </table:table-cell>
          <table:table-cell table:formula="of:=[.A569]&amp;[.B569]&amp;[.C569]&amp;[.D569]&amp;[.E569]" office:value-type="string" office:string-value="&quot;blazing&quot;:&quot;zeilecht&quot;," calcext:value-type="string">
            <text:p>"blazing":"zeilecht",</text:p>
          </table:table-cell>
          <table:table-cell table:number-columns-repeated="2"/>
          <table:table-cell table:style-name="ce8" table:formula="of:=MATCH([.B569];[.B$1:.B568]; 0)" office:value-type="string" office:string-value="" calcext:value-type="error">
            <text:p>#N/A</text:p>
          </table:table-cell>
          <table:table-cell/>
          <table:table-cell table:style-name="ce8" table:formula="of:=MATCH([.D569];[.D$1:.D56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insid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netagrehlah</text:p>
          </table:table-cell>
          <table:table-cell table:style-name="ce4" office:value-type="string" calcext:value-type="string">
            <text:p>",</text:p>
          </table:table-cell>
          <table:table-cell table:formula="of:=[.A570]&amp;[.B570]&amp;[.C570]&amp;[.D570]&amp;[.E570]" office:value-type="string" office:string-value="&quot;inside&quot;:&quot;netagrehlah&quot;," calcext:value-type="string">
            <text:p>"inside":"netagrehlah",</text:p>
          </table:table-cell>
          <table:table-cell table:number-columns-repeated="2"/>
          <table:table-cell table:style-name="ce8" table:formula="of:=MATCH([.B570];[.B$1:.B569]; 0)" office:value-type="string" office:string-value="" calcext:value-type="error">
            <text:p>#N/A</text:p>
          </table:table-cell>
          <table:table-cell/>
          <table:table-cell table:style-name="ce8" table:formula="of:=MATCH([.D570];[.D$1:.D56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outsid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xtagrehlah</text:p>
          </table:table-cell>
          <table:table-cell table:style-name="ce4" office:value-type="string" calcext:value-type="string">
            <text:p>",</text:p>
          </table:table-cell>
          <table:table-cell table:formula="of:=[.A571]&amp;[.B571]&amp;[.C571]&amp;[.D571]&amp;[.E571]" office:value-type="string" office:string-value="&quot;outside&quot;:&quot;extagrehlah&quot;," calcext:value-type="string">
            <text:p>"outside":"extagrehlah",</text:p>
          </table:table-cell>
          <table:table-cell table:number-columns-repeated="2"/>
          <table:table-cell table:style-name="ce8" table:formula="of:=MATCH([.B571];[.B$1:.B570]; 0)" office:value-type="string" office:string-value="" calcext:value-type="error">
            <text:p>#N/A</text:p>
          </table:table-cell>
          <table:table-cell/>
          <table:table-cell table:style-name="ce8" table:formula="of:=MATCH([.D571];[.D$1:.D57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ttack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ampstag</text:p>
          </table:table-cell>
          <table:table-cell table:style-name="ce4" office:value-type="string" calcext:value-type="string">
            <text:p>",</text:p>
          </table:table-cell>
          <table:table-cell table:formula="of:=[.A572]&amp;[.B572]&amp;[.C572]&amp;[.D572]&amp;[.E572]" office:value-type="string" office:string-value="&quot;attack&quot;:&quot;kampstag&quot;," calcext:value-type="string">
            <text:p>"attack":"kampstag",</text:p>
          </table:table-cell>
          <table:table-cell table:number-columns-repeated="2"/>
          <table:table-cell table:style-name="ce8" table:formula="of:=MATCH([.B572];[.B$1:.B571]; 0)" office:value-type="string" office:string-value="" calcext:value-type="error">
            <text:p>#N/A</text:p>
          </table:table-cell>
          <table:table-cell/>
          <table:table-cell table:style-name="ce8" table:formula="of:=MATCH([.D572];[.D$1:.D57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ithi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netagrehlah</text:p>
          </table:table-cell>
          <table:table-cell table:style-name="ce4" office:value-type="string" calcext:value-type="string">
            <text:p>",</text:p>
          </table:table-cell>
          <table:table-cell table:formula="of:=[.A573]&amp;[.B573]&amp;[.C573]&amp;[.D573]&amp;[.E573]" office:value-type="string" office:string-value="&quot;within&quot;:&quot;netagrehlah&quot;," calcext:value-type="string">
            <text:p>"within":"netagrehlah",</text:p>
          </table:table-cell>
          <table:table-cell table:number-columns-repeated="2"/>
          <table:table-cell table:style-name="ce8" table:formula="of:=MATCH([.B573];[.B$1:.B572]; 0)" office:value-type="string" office:string-value="" calcext:value-type="error">
            <text:p>#N/A</text:p>
          </table:table-cell>
          <table:table-cell/>
          <table:table-cell table:style-name="ce8" table:formula="of:=MATCH([.D573];[.D$1:.D572]; 0)" office:value-type="float" office:value="570" calcext:value-type="float">
            <text:p>57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op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liph</text:p>
          </table:table-cell>
          <table:table-cell table:style-name="ce4" office:value-type="string" calcext:value-type="string">
            <text:p>",</text:p>
          </table:table-cell>
          <table:table-cell table:formula="of:=[.A574]&amp;[.B574]&amp;[.C574]&amp;[.D574]&amp;[.E574]" office:value-type="string" office:string-value="&quot;top&quot;:&quot;gliph&quot;," calcext:value-type="string">
            <text:p>"top":"gliph",</text:p>
          </table:table-cell>
          <table:table-cell table:number-columns-repeated="2"/>
          <table:table-cell table:style-name="ce8" table:formula="of:=MATCH([.B574];[.B$1:.B573]; 0)" office:value-type="string" office:string-value="" calcext:value-type="error">
            <text:p>#N/A</text:p>
          </table:table-cell>
          <table:table-cell/>
          <table:table-cell table:style-name="ce8" table:formula="of:=MATCH([.D574];[.D$1:.D57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ottom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ltaglah</text:p>
          </table:table-cell>
          <table:table-cell table:style-name="ce4" office:value-type="string" calcext:value-type="string">
            <text:p>",</text:p>
          </table:table-cell>
          <table:table-cell table:formula="of:=[.A575]&amp;[.B575]&amp;[.C575]&amp;[.D575]&amp;[.E575]" office:value-type="string" office:string-value="&quot;bottom&quot;:&quot;veltaglah&quot;," calcext:value-type="string">
            <text:p>"bottom":"veltaglah",</text:p>
          </table:table-cell>
          <table:table-cell table:number-columns-repeated="2"/>
          <table:table-cell table:style-name="ce8" table:formula="of:=MATCH([.B575];[.B$1:.B574]; 0)" office:value-type="string" office:string-value="" calcext:value-type="error">
            <text:p>#N/A</text:p>
          </table:table-cell>
          <table:table-cell/>
          <table:table-cell table:style-name="ce8" table:formula="of:=MATCH([.D575];[.D$1:.D57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iddl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yecht</text:p>
          </table:table-cell>
          <table:table-cell table:style-name="ce4" office:value-type="string" calcext:value-type="string">
            <text:p>",</text:p>
          </table:table-cell>
          <table:table-cell table:formula="of:=[.A576]&amp;[.B576]&amp;[.C576]&amp;[.D576]&amp;[.E576]" office:value-type="string" office:string-value="&quot;middle&quot;:&quot;yecht&quot;," calcext:value-type="string">
            <text:p>"middle":"yecht",</text:p>
          </table:table-cell>
          <table:table-cell table:number-columns-repeated="2"/>
          <table:table-cell table:style-name="ce8" table:formula="of:=MATCH([.B576];[.B$1:.B575]; 0)" office:value-type="string" office:string-value="" calcext:value-type="error">
            <text:p>#N/A</text:p>
          </table:table-cell>
          <table:table-cell/>
          <table:table-cell table:style-name="ce8" table:formula="of:=MATCH([.D576];[.D$1:.D57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ef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hft</text:p>
          </table:table-cell>
          <table:table-cell table:style-name="ce4" office:value-type="string" calcext:value-type="string">
            <text:p>",</text:p>
          </table:table-cell>
          <table:table-cell table:formula="of:=[.A577]&amp;[.B577]&amp;[.C577]&amp;[.D577]&amp;[.E577]" office:value-type="string" office:string-value="&quot;left&quot;:&quot;vehft&quot;," calcext:value-type="string">
            <text:p>"left":"vehft",</text:p>
          </table:table-cell>
          <table:table-cell table:number-columns-repeated="2"/>
          <table:table-cell table:style-name="ce8" table:formula="of:=MATCH([.B577];[.B$1:.B576]; 0)" office:value-type="string" office:string-value="" calcext:value-type="error">
            <text:p>#N/A</text:p>
          </table:table-cell>
          <table:table-cell/>
          <table:table-cell table:style-name="ce8" table:formula="of:=MATCH([.D577];[.D$1:.D57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igh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reiltag</text:p>
          </table:table-cell>
          <table:table-cell table:style-name="ce4" office:value-type="string" calcext:value-type="string">
            <text:p>",</text:p>
          </table:table-cell>
          <table:table-cell table:formula="of:=[.A578]&amp;[.B578]&amp;[.C578]&amp;[.D578]&amp;[.E578]" office:value-type="string" office:string-value="&quot;right&quot;:&quot;reiltag&quot;," calcext:value-type="string">
            <text:p>"right":"reiltag",</text:p>
          </table:table-cell>
          <table:table-cell table:number-columns-repeated="2"/>
          <table:table-cell table:style-name="ce8" table:formula="of:=MATCH([.B578];[.B$1:.B577]; 0)" office:value-type="string" office:string-value="" calcext:value-type="error">
            <text:p>#N/A</text:p>
          </table:table-cell>
          <table:table-cell/>
          <table:table-cell table:style-name="ce8" table:formula="of:=MATCH([.D578];[.D$1:.D57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ron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uhrlacht</text:p>
          </table:table-cell>
          <table:table-cell table:style-name="ce4" office:value-type="string" calcext:value-type="string">
            <text:p>",</text:p>
          </table:table-cell>
          <table:table-cell table:formula="of:=[.A579]&amp;[.B579]&amp;[.C579]&amp;[.D579]&amp;[.E579]" office:value-type="string" office:string-value="&quot;front&quot;:&quot;fuhrlacht&quot;," calcext:value-type="string">
            <text:p>"front":"fuhrlacht",</text:p>
          </table:table-cell>
          <table:table-cell table:number-columns-repeated="2"/>
          <table:table-cell table:style-name="ce8" table:formula="of:=MATCH([.B579];[.B$1:.B578]; 0)" office:value-type="string" office:string-value="" calcext:value-type="error">
            <text:p>#N/A</text:p>
          </table:table-cell>
          <table:table-cell/>
          <table:table-cell table:style-name="ce8" table:formula="of:=MATCH([.D579];[.D$1:.D57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ehin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ayech</text:p>
          </table:table-cell>
          <table:table-cell table:style-name="ce4" office:value-type="string" calcext:value-type="string">
            <text:p>",</text:p>
          </table:table-cell>
          <table:table-cell table:formula="of:=[.A580]&amp;[.B580]&amp;[.C580]&amp;[.D580]&amp;[.E580]" office:value-type="string" office:string-value="&quot;behind&quot;:&quot;vayech&quot;," calcext:value-type="string">
            <text:p>"behind":"vayech",</text:p>
          </table:table-cell>
          <table:table-cell table:number-columns-repeated="2"/>
          <table:table-cell table:style-name="ce8" table:formula="of:=MATCH([.B580];[.B$1:.B579]; 0)" office:value-type="string" office:string-value="" calcext:value-type="error">
            <text:p>#N/A</text:p>
          </table:table-cell>
          <table:table-cell/>
          <table:table-cell table:style-name="ce8" table:formula="of:=MATCH([.D580];[.D$1:.D57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r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esecht</text:p>
          </table:table-cell>
          <table:table-cell table:style-name="ce4" office:value-type="string" calcext:value-type="string">
            <text:p>",</text:p>
          </table:table-cell>
          <table:table-cell table:formula="of:=[.A581]&amp;[.B581]&amp;[.C581]&amp;[.D581]&amp;[.E581]" office:value-type="string" office:string-value="&quot;core&quot;:&quot;gesecht&quot;," calcext:value-type="string">
            <text:p>"core":"gesecht",</text:p>
          </table:table-cell>
          <table:table-cell table:number-columns-repeated="2"/>
          <table:table-cell table:style-name="ce8" table:formula="of:=MATCH([.B581];[.B$1:.B580]; 0)" office:value-type="string" office:string-value="" calcext:value-type="error">
            <text:p>#N/A</text:p>
          </table:table-cell>
          <table:table-cell/>
          <table:table-cell table:style-name="ce8" table:formula="of:=MATCH([.D581];[.D$1:.D58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ent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esecht</text:p>
          </table:table-cell>
          <table:table-cell table:style-name="ce4" office:value-type="string" calcext:value-type="string">
            <text:p>",</text:p>
          </table:table-cell>
          <table:table-cell table:formula="of:=[.A582]&amp;[.B582]&amp;[.C582]&amp;[.D582]&amp;[.E582]" office:value-type="string" office:string-value="&quot;center&quot;:&quot;gesecht&quot;," calcext:value-type="string">
            <text:p>"center":"gesecht",</text:p>
          </table:table-cell>
          <table:table-cell table:number-columns-repeated="2"/>
          <table:table-cell table:style-name="ce8" table:formula="of:=MATCH([.B582];[.B$1:.B581]; 0)" office:value-type="string" office:string-value="" calcext:value-type="error">
            <text:p>#N/A</text:p>
          </table:table-cell>
          <table:table-cell/>
          <table:table-cell table:style-name="ce8" table:formula="of:=MATCH([.D582];[.D$1:.D581]; 0)" office:value-type="float" office:value="581" calcext:value-type="float">
            <text:p>58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y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lahriweth</text:p>
          </table:table-cell>
          <table:table-cell table:style-name="ce4" office:value-type="string" calcext:value-type="string">
            <text:p>",</text:p>
          </table:table-cell>
          <table:table-cell table:formula="of:=[.A583]&amp;[.B583]&amp;[.C583]&amp;[.D583]&amp;[.E583]" office:value-type="string" office:string-value="&quot;lying&quot;:&quot;alahriweth&quot;," calcext:value-type="string">
            <text:p>"lying":"alahriweth",</text:p>
          </table:table-cell>
          <table:table-cell table:number-columns-repeated="2"/>
          <table:table-cell table:style-name="ce8" table:formula="of:=MATCH([.B583];[.B$1:.B582]; 0)" office:value-type="string" office:string-value="" calcext:value-type="error">
            <text:p>#N/A</text:p>
          </table:table-cell>
          <table:table-cell/>
          <table:table-cell table:style-name="ce8" table:formula="of:=MATCH([.D583];[.D$1:.D582]; 0)" office:value-type="float" office:value="91" calcext:value-type="float">
            <text:p>9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ttack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ampstach</text:p>
          </table:table-cell>
          <table:table-cell table:style-name="ce4" office:value-type="string" calcext:value-type="string">
            <text:p>",</text:p>
          </table:table-cell>
          <table:table-cell table:formula="of:=[.A584]&amp;[.B584]&amp;[.C584]&amp;[.D584]&amp;[.E584]" office:value-type="string" office:string-value="&quot;attacking&quot;:&quot;kampstach&quot;," calcext:value-type="string">
            <text:p>"attacking":"kampstach",</text:p>
          </table:table-cell>
          <table:table-cell table:number-columns-repeated="2"/>
          <table:table-cell table:style-name="ce8" table:formula="of:=MATCH([.B584];[.B$1:.B583]; 0)" office:value-type="string" office:string-value="" calcext:value-type="error">
            <text:p>#N/A</text:p>
          </table:table-cell>
          <table:table-cell/>
          <table:table-cell table:style-name="ce8" table:formula="of:=MATCH([.D584];[.D$1:.D58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eceiv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lahriweth</text:p>
          </table:table-cell>
          <table:table-cell table:style-name="ce4" office:value-type="string" calcext:value-type="string">
            <text:p>",</text:p>
          </table:table-cell>
          <table:table-cell table:formula="of:=[.A585]&amp;[.B585]&amp;[.C585]&amp;[.D585]&amp;[.E585]" office:value-type="string" office:string-value="&quot;deceiving&quot;:&quot;alahriweth&quot;," calcext:value-type="string">
            <text:p>"deceiving":"alahriweth",</text:p>
          </table:table-cell>
          <table:table-cell table:number-columns-repeated="2"/>
          <table:table-cell table:style-name="ce8" table:formula="of:=MATCH([.B585];[.B$1:.B584]; 0)" office:value-type="string" office:string-value="" calcext:value-type="error">
            <text:p>#N/A</text:p>
          </table:table-cell>
          <table:table-cell/>
          <table:table-cell table:style-name="ce8" table:formula="of:=MATCH([.D585];[.D$1:.D584]; 0)" office:value-type="float" office:value="91" calcext:value-type="float">
            <text:p>9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le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ah’leveh</text:p>
          </table:table-cell>
          <table:table-cell table:style-name="ce4" office:value-type="string" calcext:value-type="string">
            <text:p>",</text:p>
          </table:table-cell>
          <table:table-cell table:formula="of:=[.A586]&amp;[.B586]&amp;[.C586]&amp;[.D586]&amp;[.E586]" office:value-type="string" office:string-value="&quot;flee&quot;:&quot;fah’leveh&quot;," calcext:value-type="string">
            <text:p>"flee":"fah’leveh",</text:p>
          </table:table-cell>
          <table:table-cell table:number-columns-repeated="2"/>
          <table:table-cell table:style-name="ce8" table:formula="of:=MATCH([.B586];[.B$1:.B585]; 0)" office:value-type="string" office:string-value="" calcext:value-type="error">
            <text:p>#N/A</text:p>
          </table:table-cell>
          <table:table-cell/>
          <table:table-cell table:style-name="ce8" table:formula="of:=MATCH([.D586];[.D$1:.D585]; 0)" office:value-type="float" office:value="301" calcext:value-type="float">
            <text:p>30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ush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ushacht</text:p>
          </table:table-cell>
          <table:table-cell table:style-name="ce4" office:value-type="string" calcext:value-type="string">
            <text:p>",</text:p>
          </table:table-cell>
          <table:table-cell table:formula="of:=[.A587]&amp;[.B587]&amp;[.C587]&amp;[.D587]&amp;[.E587]" office:value-type="string" office:string-value="&quot;push&quot;:&quot;fushacht&quot;," calcext:value-type="string">
            <text:p>"push":"fushacht",</text:p>
          </table:table-cell>
          <table:table-cell table:number-columns-repeated="2"/>
          <table:table-cell table:style-name="ce8" table:formula="of:=MATCH([.B587];[.B$1:.B586]; 0)" office:value-type="string" office:string-value="" calcext:value-type="error">
            <text:p>#N/A</text:p>
          </table:table-cell>
          <table:table-cell/>
          <table:table-cell table:style-name="ce8" table:formula="of:=MATCH([.D587];[.D$1:.D58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ul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uval</text:p>
          </table:table-cell>
          <table:table-cell table:style-name="ce4" office:value-type="string" calcext:value-type="string">
            <text:p>",</text:p>
          </table:table-cell>
          <table:table-cell table:formula="of:=[.A588]&amp;[.B588]&amp;[.C588]&amp;[.D588]&amp;[.E588]" office:value-type="string" office:string-value="&quot;pull&quot;:&quot;fuval&quot;," calcext:value-type="string">
            <text:p>"pull":"fuval",</text:p>
          </table:table-cell>
          <table:table-cell table:number-columns-repeated="2"/>
          <table:table-cell table:style-name="ce8" table:formula="of:=MATCH([.B588];[.B$1:.B587]; 0)" office:value-type="string" office:string-value="" calcext:value-type="error">
            <text:p>#N/A</text:p>
          </table:table-cell>
          <table:table-cell/>
          <table:table-cell table:style-name="ce8" table:formula="of:=MATCH([.D588];[.D$1:.D58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ov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levah</text:p>
          </table:table-cell>
          <table:table-cell table:style-name="ce4" office:value-type="string" calcext:value-type="string">
            <text:p>",</text:p>
          </table:table-cell>
          <table:table-cell table:formula="of:=[.A589]&amp;[.B589]&amp;[.C589]&amp;[.D589]&amp;[.E589]" office:value-type="string" office:string-value="&quot;move&quot;:&quot;glevah&quot;," calcext:value-type="string">
            <text:p>"move":"glevah",</text:p>
          </table:table-cell>
          <table:table-cell table:number-columns-repeated="2"/>
          <table:table-cell table:style-name="ce8" table:formula="of:=MATCH([.B589];[.B$1:.B588]; 0)" office:value-type="string" office:string-value="" calcext:value-type="error">
            <text:p>#N/A</text:p>
          </table:table-cell>
          <table:table-cell/>
          <table:table-cell table:style-name="ce8" table:formula="of:=MATCH([.D589];[.D$1:.D58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ve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tschaleh</text:p>
          </table:table-cell>
          <table:table-cell table:style-name="ce4" office:value-type="string" calcext:value-type="string">
            <text:p>",</text:p>
          </table:table-cell>
          <table:table-cell table:formula="of:=[.A590]&amp;[.B590]&amp;[.C590]&amp;[.D590]&amp;[.E590]" office:value-type="string" office:string-value="&quot;covet&quot;:&quot;ketschaleh&quot;," calcext:value-type="string">
            <text:p>"covet":"ketschaleh",</text:p>
          </table:table-cell>
          <table:table-cell table:number-columns-repeated="2"/>
          <table:table-cell table:style-name="ce8" table:formula="of:=MATCH([.B590];[.B$1:.B589]; 0)" office:value-type="string" office:string-value="" calcext:value-type="error">
            <text:p>#N/A</text:p>
          </table:table-cell>
          <table:table-cell/>
          <table:table-cell table:style-name="ce8" table:formula="of:=MATCH([.D590];[.D$1:.D589]; 0)"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as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alfayeh</text:p>
          </table:table-cell>
          <table:table-cell table:style-name="ce4" office:value-type="string" calcext:value-type="string">
            <text:p>",</text:p>
          </table:table-cell>
          <table:table-cell table:formula="of:=[.A591]&amp;[.B591]&amp;[.C591]&amp;[.D591]&amp;[.E591]" office:value-type="string" office:string-value="&quot;past&quot;:&quot;kalfayeh&quot;," calcext:value-type="string">
            <text:p>"past":"kalfayeh",</text:p>
          </table:table-cell>
          <table:table-cell table:number-columns-repeated="2"/>
          <table:table-cell table:style-name="ce8" table:formula="of:=MATCH([.B591];[.B$1:.B590]; 0)" office:value-type="string" office:string-value="" calcext:value-type="error">
            <text:p>#N/A</text:p>
          </table:table-cell>
          <table:table-cell/>
          <table:table-cell table:style-name="ce8" table:formula="of:=MATCH([.D591];[.D$1:.D59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resen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ehal</text:p>
          </table:table-cell>
          <table:table-cell table:style-name="ce4" office:value-type="string" calcext:value-type="string">
            <text:p>",</text:p>
          </table:table-cell>
          <table:table-cell table:formula="of:=[.A592]&amp;[.B592]&amp;[.C592]&amp;[.D592]&amp;[.E592]" office:value-type="string" office:string-value="&quot;present&quot;:&quot;gehal&quot;," calcext:value-type="string">
            <text:p>"present":"gehal",</text:p>
          </table:table-cell>
          <table:table-cell table:number-columns-repeated="2"/>
          <table:table-cell table:style-name="ce8" table:formula="of:=MATCH([.B592];[.B$1:.B591]; 0)" office:value-type="string" office:string-value="" calcext:value-type="error">
            <text:p>#N/A</text:p>
          </table:table-cell>
          <table:table-cell/>
          <table:table-cell table:style-name="ce8" table:formula="of:=MATCH([.D592];[.D$1:.D59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you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aldax</text:p>
          </table:table-cell>
          <table:table-cell table:style-name="ce4" office:value-type="string" calcext:value-type="string">
            <text:p>",</text:p>
          </table:table-cell>
          <table:table-cell table:formula="of:=[.A593]&amp;[.B593]&amp;[.C593]&amp;[.D593]&amp;[.E593]" office:value-type="string" office:string-value="&quot;young&quot;:&quot;kaldax&quot;," calcext:value-type="string">
            <text:p>"young":"kaldax",</text:p>
          </table:table-cell>
          <table:table-cell table:number-columns-repeated="2"/>
          <table:table-cell table:style-name="ce8" table:formula="of:=MATCH([.B593];[.B$1:.B592]; 0)" office:value-type="string" office:string-value="" calcext:value-type="error">
            <text:p>#N/A</text:p>
          </table:table-cell>
          <table:table-cell/>
          <table:table-cell table:style-name="ce8" table:formula="of:=MATCH([.D593];[.D$1:.D59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wa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aglav</text:p>
          </table:table-cell>
          <table:table-cell table:style-name="ce4" office:value-type="string" calcext:value-type="string">
            <text:p>",</text:p>
          </table:table-cell>
          <table:table-cell table:formula="of:=[.A594]&amp;[.B594]&amp;[.C594]&amp;[.D594]&amp;[.E594]" office:value-type="string" office:string-value="&quot;away&quot;:&quot;maglav&quot;," calcext:value-type="string">
            <text:p>"away":"maglav",</text:p>
          </table:table-cell>
          <table:table-cell table:number-columns-repeated="2"/>
          <table:table-cell table:style-name="ce8" table:formula="of:=MATCH([.B594];[.B$1:.B593]; 0)" office:value-type="string" office:string-value="" calcext:value-type="error">
            <text:p>#N/A</text:p>
          </table:table-cell>
          <table:table-cell/>
          <table:table-cell table:style-name="ce8" table:formula="of:=MATCH([.D594];[.D$1:.D59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as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stag</text:p>
          </table:table-cell>
          <table:table-cell table:style-name="ce4" office:value-type="string" calcext:value-type="string">
            <text:p>",</text:p>
          </table:table-cell>
          <table:table-cell table:formula="of:=[.A595]&amp;[.B595]&amp;[.C595]&amp;[.D595]&amp;[.E595]" office:value-type="string" office:string-value="&quot;fast&quot;:&quot;festag&quot;," calcext:value-type="string">
            <text:p>"fast":"festag",</text:p>
          </table:table-cell>
          <table:table-cell table:number-columns-repeated="2"/>
          <table:table-cell table:style-name="ce8" table:formula="of:=MATCH([.B595];[.B$1:.B594]; 0)" office:value-type="string" office:string-value="" calcext:value-type="error">
            <text:p>#N/A</text:p>
          </table:table-cell>
          <table:table-cell/>
          <table:table-cell table:style-name="ce8" table:formula="of:=MATCH([.D595];[.D$1:.D594]; 0)" office:value-type="float" office:value="520" calcext:value-type="float">
            <text:p>52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api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stag</text:p>
          </table:table-cell>
          <table:table-cell table:style-name="ce4" office:value-type="string" calcext:value-type="string">
            <text:p>",</text:p>
          </table:table-cell>
          <table:table-cell table:formula="of:=[.A596]&amp;[.B596]&amp;[.C596]&amp;[.D596]&amp;[.E596]" office:value-type="string" office:string-value="&quot;rapid&quot;:&quot;festag&quot;," calcext:value-type="string">
            <text:p>"rapid":"festag",</text:p>
          </table:table-cell>
          <table:table-cell table:number-columns-repeated="2"/>
          <table:table-cell table:style-name="ce8" table:formula="of:=MATCH([.B596];[.B$1:.B595]; 0)" office:value-type="string" office:string-value="" calcext:value-type="error">
            <text:p>#N/A</text:p>
          </table:table-cell>
          <table:table-cell/>
          <table:table-cell table:style-name="ce8" table:formula="of:=MATCH([.D596];[.D$1:.D595]; 0)" office:value-type="float" office:value="520" calcext:value-type="float">
            <text:p>52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apidl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stag</text:p>
          </table:table-cell>
          <table:table-cell table:style-name="ce4" office:value-type="string" calcext:value-type="string">
            <text:p>",</text:p>
          </table:table-cell>
          <table:table-cell table:formula="of:=[.A597]&amp;[.B597]&amp;[.C597]&amp;[.D597]&amp;[.E597]" office:value-type="string" office:string-value="&quot;rapidly&quot;:&quot;festag&quot;," calcext:value-type="string">
            <text:p>"rapidly":"festag",</text:p>
          </table:table-cell>
          <table:table-cell table:number-columns-repeated="2"/>
          <table:table-cell table:style-name="ce8" table:formula="of:=MATCH([.B597];[.B$1:.B596]; 0)" office:value-type="string" office:string-value="" calcext:value-type="error">
            <text:p>#N/A</text:p>
          </table:table-cell>
          <table:table-cell/>
          <table:table-cell table:style-name="ce8" table:formula="of:=MATCH([.D597];[.D$1:.D596]; 0)" office:value-type="float" office:value="520" calcext:value-type="float">
            <text:p>52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quick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stag</text:p>
          </table:table-cell>
          <table:table-cell table:style-name="ce4" office:value-type="string" calcext:value-type="string">
            <text:p>",</text:p>
          </table:table-cell>
          <table:table-cell table:formula="of:=[.A598]&amp;[.B598]&amp;[.C598]&amp;[.D598]&amp;[.E598]" office:value-type="string" office:string-value="&quot;quick&quot;:&quot;festag&quot;," calcext:value-type="string">
            <text:p>"quick":"festag",</text:p>
          </table:table-cell>
          <table:table-cell table:number-columns-repeated="2"/>
          <table:table-cell table:style-name="ce8" table:formula="of:=MATCH([.B598];[.B$1:.B597]; 0)" office:value-type="string" office:string-value="" calcext:value-type="error">
            <text:p>#N/A</text:p>
          </table:table-cell>
          <table:table-cell/>
          <table:table-cell table:style-name="ce8" table:formula="of:=MATCH([.D598];[.D$1:.D597]; 0)" office:value-type="float" office:value="520" calcext:value-type="float">
            <text:p>52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quickl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stag</text:p>
          </table:table-cell>
          <table:table-cell table:style-name="ce4" office:value-type="string" calcext:value-type="string">
            <text:p>",</text:p>
          </table:table-cell>
          <table:table-cell table:formula="of:=[.A599]&amp;[.B599]&amp;[.C599]&amp;[.D599]&amp;[.E599]" office:value-type="string" office:string-value="&quot;quickly&quot;:&quot;festag&quot;," calcext:value-type="string">
            <text:p>"quickly":"festag",</text:p>
          </table:table-cell>
          <table:table-cell table:number-columns-repeated="2"/>
          <table:table-cell table:style-name="ce8" table:formula="of:=MATCH([.B599];[.B$1:.B598]; 0)" office:value-type="string" office:string-value="" calcext:value-type="error">
            <text:p>#N/A</text:p>
          </table:table-cell>
          <table:table-cell/>
          <table:table-cell table:style-name="ce8" table:formula="of:=MATCH([.D599];[.D$1:.D598]; 0)" office:value-type="float" office:value="520" calcext:value-type="float">
            <text:p>52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quicke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stag</text:p>
          </table:table-cell>
          <table:table-cell table:style-name="ce4" office:value-type="string" calcext:value-type="string">
            <text:p>",</text:p>
          </table:table-cell>
          <table:table-cell table:formula="of:=[.A600]&amp;[.B600]&amp;[.C600]&amp;[.D600]&amp;[.E600]" office:value-type="string" office:string-value="&quot;quicken&quot;:&quot;festag&quot;," calcext:value-type="string">
            <text:p>"quicken":"festag",</text:p>
          </table:table-cell>
          <table:table-cell table:number-columns-repeated="2"/>
          <table:table-cell table:style-name="ce8" table:formula="of:=MATCH([.B600];[.B$1:.B599]; 0)" office:value-type="string" office:string-value="" calcext:value-type="error">
            <text:p>#N/A</text:p>
          </table:table-cell>
          <table:table-cell/>
          <table:table-cell table:style-name="ce8" table:formula="of:=MATCH([.D600];[.D$1:.D599]; 0)" office:value-type="float" office:value="520" calcext:value-type="float">
            <text:p>52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rit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raalach</text:p>
          </table:table-cell>
          <table:table-cell table:style-name="ce4" office:value-type="string" calcext:value-type="string">
            <text:p>",</text:p>
          </table:table-cell>
          <table:table-cell table:formula="of:=[.A601]&amp;[.B601]&amp;[.C601]&amp;[.D601]&amp;[.E601]" office:value-type="string" office:string-value="&quot;writing&quot;:&quot;graalach&quot;," calcext:value-type="string">
            <text:p>"writing":"graalach",</text:p>
          </table:table-cell>
          <table:table-cell table:number-columns-repeated="2"/>
          <table:table-cell table:style-name="ce8" table:formula="of:=MATCH([.B601];[.B$1:.B600]; 0)" office:value-type="string" office:string-value="" calcext:value-type="error">
            <text:p>#N/A</text:p>
          </table:table-cell>
          <table:table-cell/>
          <table:table-cell table:style-name="ce8" table:formula="of:=MATCH([.D601];[.D$1:.D60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rink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trach</text:p>
          </table:table-cell>
          <table:table-cell table:style-name="ce4" office:value-type="string" calcext:value-type="string">
            <text:p>",</text:p>
          </table:table-cell>
          <table:table-cell table:formula="of:=[.A602]&amp;[.B602]&amp;[.C602]&amp;[.D602]&amp;[.E602]" office:value-type="string" office:string-value="&quot;drinking&quot;:&quot;ketrach&quot;," calcext:value-type="string">
            <text:p>"drinking":"ketrach",</text:p>
          </table:table-cell>
          <table:table-cell table:number-columns-repeated="2"/>
          <table:table-cell table:style-name="ce8" table:formula="of:=MATCH([.B602];[.B$1:.B601]; 0)" office:value-type="string" office:string-value="" calcext:value-type="error">
            <text:p>#N/A</text:p>
          </table:table-cell>
          <table:table-cell/>
          <table:table-cell table:style-name="ce8" table:formula="of:=MATCH([.D602];[.D$1:.D60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uzzl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trach</text:p>
          </table:table-cell>
          <table:table-cell table:style-name="ce4" office:value-type="string" calcext:value-type="string">
            <text:p>",</text:p>
          </table:table-cell>
          <table:table-cell table:formula="of:=[.A603]&amp;[.B603]&amp;[.C603]&amp;[.D603]&amp;[.E603]" office:value-type="string" office:string-value="&quot;guzzling&quot;:&quot;ketrach&quot;," calcext:value-type="string">
            <text:p>"guzzling":"ketrach",</text:p>
          </table:table-cell>
          <table:table-cell table:number-columns-repeated="2"/>
          <table:table-cell table:style-name="ce8" table:formula="of:=MATCH([.B603];[.B$1:.B602]; 0)" office:value-type="string" office:string-value="" calcext:value-type="error">
            <text:p>#N/A</text:p>
          </table:table-cell>
          <table:table-cell/>
          <table:table-cell table:style-name="ce8" table:formula="of:=MATCH([.D603];[.D$1:.D602]; 0)" office:value-type="float" office:value="602" calcext:value-type="float">
            <text:p>60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ulp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trach</text:p>
          </table:table-cell>
          <table:table-cell table:style-name="ce4" office:value-type="string" calcext:value-type="string">
            <text:p>",</text:p>
          </table:table-cell>
          <table:table-cell table:formula="of:=[.A604]&amp;[.B604]&amp;[.C604]&amp;[.D604]&amp;[.E604]" office:value-type="string" office:string-value="&quot;gulping&quot;:&quot;ketrach&quot;," calcext:value-type="string">
            <text:p>"gulping":"ketrach",</text:p>
          </table:table-cell>
          <table:table-cell table:number-columns-repeated="2"/>
          <table:table-cell table:style-name="ce8" table:formula="of:=MATCH([.B604];[.B$1:.B603]; 0)" office:value-type="string" office:string-value="" calcext:value-type="error">
            <text:p>#N/A</text:p>
          </table:table-cell>
          <table:table-cell/>
          <table:table-cell table:style-name="ce8" table:formula="of:=MATCH([.D604];[.D$1:.D603]; 0)" office:value-type="float" office:value="602" calcext:value-type="float">
            <text:p>60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ye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hat</text:p>
          </table:table-cell>
          <table:table-cell table:style-name="ce4" office:value-type="string" calcext:value-type="string">
            <text:p>",</text:p>
          </table:table-cell>
          <table:table-cell table:formula="of:=[.A605]&amp;[.B605]&amp;[.C605]&amp;[.D605]&amp;[.E605]" office:value-type="string" office:string-value="&quot;yet&quot;:&quot;ehat&quot;," calcext:value-type="string">
            <text:p>"yet":"ehat",</text:p>
          </table:table-cell>
          <table:table-cell table:number-columns-repeated="2"/>
          <table:table-cell table:style-name="ce8" table:formula="of:=MATCH([.B605];[.B$1:.B604]; 0)" office:value-type="string" office:string-value="" calcext:value-type="error">
            <text:p>#N/A</text:p>
          </table:table-cell>
          <table:table-cell/>
          <table:table-cell table:style-name="ce8" table:formula="of:=MATCH([.D605];[.D$1:.D60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is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yeh’letag</text:p>
          </table:table-cell>
          <table:table-cell table:style-name="ce4" office:value-type="string" calcext:value-type="string">
            <text:p>",</text:p>
          </table:table-cell>
          <table:table-cell table:formula="of:=[.A606]&amp;[.B606]&amp;[.C606]&amp;[.D606]&amp;[.E606]" office:value-type="string" office:string-value="&quot;mist&quot;:&quot;ayeh’letag&quot;," calcext:value-type="string">
            <text:p>"mist":"ayeh’letag",</text:p>
          </table:table-cell>
          <table:table-cell table:number-columns-repeated="2"/>
          <table:table-cell table:style-name="ce8" table:formula="of:=MATCH([.B606];[.B$1:.B605]; 0)" office:value-type="string" office:string-value="" calcext:value-type="error">
            <text:p>#N/A</text:p>
          </table:table-cell>
          <table:table-cell/>
          <table:table-cell table:style-name="ce8" table:formula="of:=MATCH([.D606];[.D$1:.D60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mok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malecht</text:p>
          </table:table-cell>
          <table:table-cell table:style-name="ce4" office:value-type="string" calcext:value-type="string">
            <text:p>",</text:p>
          </table:table-cell>
          <table:table-cell table:formula="of:=[.A607]&amp;[.B607]&amp;[.C607]&amp;[.D607]&amp;[.E607]" office:value-type="string" office:string-value="&quot;smoke&quot;:&quot;schmalecht&quot;," calcext:value-type="string">
            <text:p>"smoke":"schmalecht",</text:p>
          </table:table-cell>
          <table:table-cell table:number-columns-repeated="2"/>
          <table:table-cell table:style-name="ce8" table:formula="of:=MATCH([.B607];[.B$1:.B606]; 0)" office:value-type="string" office:string-value="" calcext:value-type="error">
            <text:p>#N/A</text:p>
          </table:table-cell>
          <table:table-cell/>
          <table:table-cell table:style-name="ce8" table:formula="of:=MATCH([.D607];[.D$1:.D60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k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ayeh</text:p>
          </table:table-cell>
          <table:table-cell table:style-name="ce4" office:value-type="string" calcext:value-type="string">
            <text:p>",</text:p>
          </table:table-cell>
          <table:table-cell table:formula="of:=[.A608]&amp;[.B608]&amp;[.C608]&amp;[.D608]&amp;[.E608]" office:value-type="string" office:string-value="&quot;sky&quot;:&quot;schayeh&quot;," calcext:value-type="string">
            <text:p>"sky":"schayeh",</text:p>
          </table:table-cell>
          <table:table-cell table:number-columns-repeated="2"/>
          <table:table-cell table:style-name="ce8" table:formula="of:=MATCH([.B608];[.B$1:.B607]; 0)" office:value-type="string" office:string-value="" calcext:value-type="error">
            <text:p>#N/A</text:p>
          </table:table-cell>
          <table:table-cell/>
          <table:table-cell table:style-name="ce8" table:formula="of:=MATCH([.D608];[.D$1:.D60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loud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ayeh’vah</text:p>
          </table:table-cell>
          <table:table-cell table:style-name="ce4" office:value-type="string" calcext:value-type="string">
            <text:p>",</text:p>
          </table:table-cell>
          <table:table-cell table:formula="of:=[.A609]&amp;[.B609]&amp;[.C609]&amp;[.D609]&amp;[.E609]" office:value-type="string" office:string-value="&quot;clouds&quot;:&quot;schayeh’vah&quot;," calcext:value-type="string">
            <text:p>"clouds":"schayeh’vah",</text:p>
          </table:table-cell>
          <table:table-cell table:number-columns-repeated="2"/>
          <table:table-cell table:style-name="ce8" table:formula="of:=MATCH([.B609];[.B$1:.B608]; 0)" office:value-type="string" office:string-value="" calcext:value-type="error">
            <text:p>#N/A</text:p>
          </table:table-cell>
          <table:table-cell/>
          <table:table-cell table:style-name="ce8" table:formula="of:=MATCH([.D609];[.D$1:.D60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torm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raf’schayeh</text:p>
          </table:table-cell>
          <table:table-cell table:style-name="ce4" office:value-type="string" calcext:value-type="string">
            <text:p>",</text:p>
          </table:table-cell>
          <table:table-cell table:formula="of:=[.A610]&amp;[.B610]&amp;[.C610]&amp;[.D610]&amp;[.E610]" office:value-type="string" office:string-value="&quot;storm&quot;:&quot;vraf’schayeh&quot;," calcext:value-type="string">
            <text:p>"storm":"vraf’schayeh",</text:p>
          </table:table-cell>
          <table:table-cell table:number-columns-repeated="2"/>
          <table:table-cell table:style-name="ce8" table:formula="of:=MATCH([.B610];[.B$1:.B609]; 0)" office:value-type="string" office:string-value="" calcext:value-type="error">
            <text:p>#N/A</text:p>
          </table:table-cell>
          <table:table-cell/>
          <table:table-cell table:style-name="ce8" table:formula="of:=MATCH([.D610];[.D$1:.D60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a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ehrkamp</text:p>
          </table:table-cell>
          <table:table-cell table:style-name="ce4" office:value-type="string" calcext:value-type="string">
            <text:p>",</text:p>
          </table:table-cell>
          <table:table-cell table:formula="of:=[.A611]&amp;[.B611]&amp;[.C611]&amp;[.D611]&amp;[.E611]" office:value-type="string" office:string-value="&quot;war&quot;:&quot;gehrkamp&quot;," calcext:value-type="string">
            <text:p>"war":"gehrkamp",</text:p>
          </table:table-cell>
          <table:table-cell table:number-columns-repeated="2"/>
          <table:table-cell table:style-name="ce8" table:formula="of:=MATCH([.B611];[.B$1:.B610]; 0)" office:value-type="string" office:string-value="" calcext:value-type="error">
            <text:p>#N/A</text:p>
          </table:table-cell>
          <table:table-cell/>
          <table:table-cell table:style-name="ce8" table:formula="of:=MATCH([.D611];[.D$1:.D61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i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ehrtag</text:p>
          </table:table-cell>
          <table:table-cell table:style-name="ce4" office:value-type="string" calcext:value-type="string">
            <text:p>",</text:p>
          </table:table-cell>
          <table:table-cell table:formula="of:=[.A612]&amp;[.B612]&amp;[.C612]&amp;[.D612]&amp;[.E612]" office:value-type="string" office:string-value="&quot;big&quot;:&quot;gehrtag&quot;," calcext:value-type="string">
            <text:p>"big":"gehrtag",</text:p>
          </table:table-cell>
          <table:table-cell table:number-columns-repeated="2"/>
          <table:table-cell table:style-name="ce8" table:formula="of:=MATCH([.B612];[.B$1:.B611]; 0)" office:value-type="string" office:string-value="" calcext:value-type="error">
            <text:p>#N/A</text:p>
          </table:table-cell>
          <table:table-cell/>
          <table:table-cell table:style-name="ce8" table:formula="of:=MATCH([.D612];[.D$1:.D61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rea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ehrtag</text:p>
          </table:table-cell>
          <table:table-cell table:style-name="ce4" office:value-type="string" calcext:value-type="string">
            <text:p>",</text:p>
          </table:table-cell>
          <table:table-cell table:formula="of:=[.A613]&amp;[.B613]&amp;[.C613]&amp;[.D613]&amp;[.E613]" office:value-type="string" office:string-value="&quot;great&quot;:&quot;gehrtag&quot;," calcext:value-type="string">
            <text:p>"great":"gehrtag",</text:p>
          </table:table-cell>
          <table:table-cell table:number-columns-repeated="2"/>
          <table:table-cell table:style-name="ce8" table:formula="of:=MATCH([.B613];[.B$1:.B612]; 0)" office:value-type="string" office:string-value="" calcext:value-type="error">
            <text:p>#N/A</text:p>
          </table:table-cell>
          <table:table-cell/>
          <table:table-cell table:style-name="ce8" table:formula="of:=MATCH([.D613];[.D$1:.D612]; 0)" office:value-type="float" office:value="612" calcext:value-type="float">
            <text:p>61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ug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ehrtag</text:p>
          </table:table-cell>
          <table:table-cell table:style-name="ce4" office:value-type="string" calcext:value-type="string">
            <text:p>",</text:p>
          </table:table-cell>
          <table:table-cell table:formula="of:=[.A614]&amp;[.B614]&amp;[.C614]&amp;[.D614]&amp;[.E614]" office:value-type="string" office:string-value="&quot;huge&quot;:&quot;gehrtag&quot;," calcext:value-type="string">
            <text:p>"huge":"gehrtag",</text:p>
          </table:table-cell>
          <table:table-cell table:number-columns-repeated="2"/>
          <table:table-cell table:style-name="ce8" table:formula="of:=MATCH([.B614];[.B$1:.B613]; 0)" office:value-type="string" office:string-value="" calcext:value-type="error">
            <text:p>#N/A</text:p>
          </table:table-cell>
          <table:table-cell/>
          <table:table-cell table:style-name="ce8" table:formula="of:=MATCH([.D614];[.D$1:.D613]; 0)" office:value-type="float" office:value="612" calcext:value-type="float">
            <text:p>61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ian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ehrtag</text:p>
          </table:table-cell>
          <table:table-cell table:style-name="ce4" office:value-type="string" calcext:value-type="string">
            <text:p>",</text:p>
          </table:table-cell>
          <table:table-cell table:formula="of:=[.A615]&amp;[.B615]&amp;[.C615]&amp;[.D615]&amp;[.E615]" office:value-type="string" office:string-value="&quot;giant&quot;:&quot;gehrtag&quot;," calcext:value-type="string">
            <text:p>"giant":"gehrtag",</text:p>
          </table:table-cell>
          <table:table-cell table:number-columns-repeated="2"/>
          <table:table-cell table:style-name="ce8" table:formula="of:=MATCH([.B615];[.B$1:.B614]; 0)" office:value-type="string" office:string-value="" calcext:value-type="error">
            <text:p>#N/A</text:p>
          </table:table-cell>
          <table:table-cell/>
          <table:table-cell table:style-name="ce8" table:formula="of:=MATCH([.D615];[.D$1:.D614]; 0)" office:value-type="float" office:value="612" calcext:value-type="float">
            <text:p>61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enormou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ehrtag</text:p>
          </table:table-cell>
          <table:table-cell table:style-name="ce4" office:value-type="string" calcext:value-type="string">
            <text:p>",</text:p>
          </table:table-cell>
          <table:table-cell table:formula="of:=[.A616]&amp;[.B616]&amp;[.C616]&amp;[.D616]&amp;[.E616]" office:value-type="string" office:string-value="&quot;enormous&quot;:&quot;gehrtag&quot;," calcext:value-type="string">
            <text:p>"enormous":"gehrtag",</text:p>
          </table:table-cell>
          <table:table-cell table:number-columns-repeated="2"/>
          <table:table-cell table:style-name="ce8" table:formula="of:=MATCH([.B616];[.B$1:.B615]; 0)" office:value-type="string" office:string-value="" calcext:value-type="error">
            <text:p>#N/A</text:p>
          </table:table-cell>
          <table:table-cell/>
          <table:table-cell table:style-name="ce8" table:formula="of:=MATCH([.D616];[.D$1:.D615]; 0)" office:value-type="float" office:value="612" calcext:value-type="float">
            <text:p>61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lossa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ehrtag</text:p>
          </table:table-cell>
          <table:table-cell table:style-name="ce4" office:value-type="string" calcext:value-type="string">
            <text:p>",</text:p>
          </table:table-cell>
          <table:table-cell table:formula="of:=[.A617]&amp;[.B617]&amp;[.C617]&amp;[.D617]&amp;[.E617]" office:value-type="string" office:string-value="&quot;colossal&quot;:&quot;gehrtag&quot;," calcext:value-type="string">
            <text:p>"colossal":"gehrtag",</text:p>
          </table:table-cell>
          <table:table-cell table:number-columns-repeated="2"/>
          <table:table-cell table:style-name="ce8" table:formula="of:=MATCH([.B617];[.B$1:.B616]; 0)" office:value-type="string" office:string-value="" calcext:value-type="error">
            <text:p>#N/A</text:p>
          </table:table-cell>
          <table:table-cell/>
          <table:table-cell table:style-name="ce8" table:formula="of:=MATCH([.D617];[.D$1:.D616]; 0)" office:value-type="float" office:value="612" calcext:value-type="float">
            <text:p>61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umongou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ehrtag</text:p>
          </table:table-cell>
          <table:table-cell table:style-name="ce4" office:value-type="string" calcext:value-type="string">
            <text:p>",</text:p>
          </table:table-cell>
          <table:table-cell table:formula="of:=[.A618]&amp;[.B618]&amp;[.C618]&amp;[.D618]&amp;[.E618]" office:value-type="string" office:string-value="&quot;humongous&quot;:&quot;gehrtag&quot;," calcext:value-type="string">
            <text:p>"humongous":"gehrtag",</text:p>
          </table:table-cell>
          <table:table-cell table:number-columns-repeated="2"/>
          <table:table-cell table:style-name="ce8" table:formula="of:=MATCH([.B618];[.B$1:.B617]; 0)" office:value-type="string" office:string-value="" calcext:value-type="error">
            <text:p>#N/A</text:p>
          </table:table-cell>
          <table:table-cell/>
          <table:table-cell table:style-name="ce8" table:formula="of:=MATCH([.D618];[.D$1:.D617]; 0)" office:value-type="float" office:value="612" calcext:value-type="float">
            <text:p>61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assiv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ehrtag</text:p>
          </table:table-cell>
          <table:table-cell table:style-name="ce4" office:value-type="string" calcext:value-type="string">
            <text:p>",</text:p>
          </table:table-cell>
          <table:table-cell table:formula="of:=[.A619]&amp;[.B619]&amp;[.C619]&amp;[.D619]&amp;[.E619]" office:value-type="string" office:string-value="&quot;massive&quot;:&quot;gehrtag&quot;," calcext:value-type="string">
            <text:p>"massive":"gehrtag",</text:p>
          </table:table-cell>
          <table:table-cell table:number-columns-repeated="2"/>
          <table:table-cell table:style-name="ce8" table:formula="of:=MATCH([.B619];[.B$1:.B618]; 0)" office:value-type="string" office:string-value="" calcext:value-type="error">
            <text:p>#N/A</text:p>
          </table:table-cell>
          <table:table-cell/>
          <table:table-cell table:style-name="ce8" table:formula="of:=MATCH([.D619];[.D$1:.D618]; 0)" office:value-type="float" office:value="612" calcext:value-type="float">
            <text:p>61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ittl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ahleh</text:p>
          </table:table-cell>
          <table:table-cell table:style-name="ce4" office:value-type="string" calcext:value-type="string">
            <text:p>",</text:p>
          </table:table-cell>
          <table:table-cell table:formula="of:=[.A620]&amp;[.B620]&amp;[.C620]&amp;[.D620]&amp;[.E620]" office:value-type="string" office:string-value="&quot;little&quot;:&quot;gahleh&quot;," calcext:value-type="string">
            <text:p>"little":"gahleh",</text:p>
          </table:table-cell>
          <table:table-cell table:number-columns-repeated="2"/>
          <table:table-cell table:style-name="ce8" table:formula="of:=MATCH([.B620];[.B$1:.B619]; 0)" office:value-type="string" office:string-value="" calcext:value-type="error">
            <text:p>#N/A</text:p>
          </table:table-cell>
          <table:table-cell/>
          <table:table-cell table:style-name="ce8" table:formula="of:=MATCH([.D620];[.D$1:.D61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in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ahleh</text:p>
          </table:table-cell>
          <table:table-cell table:style-name="ce4" office:value-type="string" calcext:value-type="string">
            <text:p>",</text:p>
          </table:table-cell>
          <table:table-cell table:formula="of:=[.A621]&amp;[.B621]&amp;[.C621]&amp;[.D621]&amp;[.E621]" office:value-type="string" office:string-value="&quot;tiny&quot;:&quot;gahleh&quot;," calcext:value-type="string">
            <text:p>"tiny":"gahleh",</text:p>
          </table:table-cell>
          <table:table-cell table:number-columns-repeated="2"/>
          <table:table-cell table:style-name="ce8" table:formula="of:=MATCH([.B621];[.B$1:.B620]; 0)" office:value-type="string" office:string-value="" calcext:value-type="error">
            <text:p>#N/A</text:p>
          </table:table-cell>
          <table:table-cell/>
          <table:table-cell table:style-name="ce8" table:formula="of:=MATCH([.D621];[.D$1:.D620]; 0)" office:value-type="float" office:value="620" calcext:value-type="float">
            <text:p>62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mal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ahleh</text:p>
          </table:table-cell>
          <table:table-cell table:style-name="ce4" office:value-type="string" calcext:value-type="string">
            <text:p>",</text:p>
          </table:table-cell>
          <table:table-cell table:formula="of:=[.A622]&amp;[.B622]&amp;[.C622]&amp;[.D622]&amp;[.E622]" office:value-type="string" office:string-value="&quot;small&quot;:&quot;gahleh&quot;," calcext:value-type="string">
            <text:p>"small":"gahleh",</text:p>
          </table:table-cell>
          <table:table-cell table:number-columns-repeated="2"/>
          <table:table-cell table:style-name="ce8" table:formula="of:=MATCH([.B622];[.B$1:.B621]; 0)" office:value-type="string" office:string-value="" calcext:value-type="error">
            <text:p>#N/A</text:p>
          </table:table-cell>
          <table:table-cell/>
          <table:table-cell table:style-name="ce8" table:formula="of:=MATCH([.D622];[.D$1:.D621]; 0)" office:value-type="float" office:value="620" calcext:value-type="float">
            <text:p>62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etit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ahleh</text:p>
          </table:table-cell>
          <table:table-cell table:style-name="ce4" office:value-type="string" calcext:value-type="string">
            <text:p>",</text:p>
          </table:table-cell>
          <table:table-cell table:formula="of:=[.A623]&amp;[.B623]&amp;[.C623]&amp;[.D623]&amp;[.E623]" office:value-type="string" office:string-value="&quot;petite&quot;:&quot;gahleh&quot;," calcext:value-type="string">
            <text:p>"petite":"gahleh",</text:p>
          </table:table-cell>
          <table:table-cell table:number-columns-repeated="2"/>
          <table:table-cell table:style-name="ce8" table:formula="of:=MATCH([.B623];[.B$1:.B622]; 0)" office:value-type="string" office:string-value="" calcext:value-type="error">
            <text:p>#N/A</text:p>
          </table:table-cell>
          <table:table-cell/>
          <table:table-cell table:style-name="ce8" table:formula="of:=MATCH([.D623];[.D$1:.D622]; 0)" office:value-type="float" office:value="620" calcext:value-type="float">
            <text:p>62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ree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ralegh</text:p>
          </table:table-cell>
          <table:table-cell table:style-name="ce4" office:value-type="string" calcext:value-type="string">
            <text:p>",</text:p>
          </table:table-cell>
          <table:table-cell table:formula="of:=[.A624]&amp;[.B624]&amp;[.C624]&amp;[.D624]&amp;[.E624]" office:value-type="string" office:string-value="&quot;green&quot;:&quot;gralegh&quot;," calcext:value-type="string">
            <text:p>"green":"gralegh",</text:p>
          </table:table-cell>
          <table:table-cell table:number-columns-repeated="2"/>
          <table:table-cell table:style-name="ce8" table:formula="of:=MATCH([.B624];[.B$1:.B623]; 0)" office:value-type="string" office:string-value="" calcext:value-type="error">
            <text:p>#N/A</text:p>
          </table:table-cell>
          <table:table-cell/>
          <table:table-cell table:style-name="ce8" table:formula="of:=MATCH([.D624];[.D$1:.D62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orang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lvagheh</text:p>
          </table:table-cell>
          <table:table-cell table:style-name="ce4" office:value-type="string" calcext:value-type="string">
            <text:p>",</text:p>
          </table:table-cell>
          <table:table-cell table:formula="of:=[.A625]&amp;[.B625]&amp;[.C625]&amp;[.D625]&amp;[.E625]" office:value-type="string" office:string-value="&quot;orange&quot;:&quot;elvagheh&quot;," calcext:value-type="string">
            <text:p>"orange":"elvagheh",</text:p>
          </table:table-cell>
          <table:table-cell table:number-columns-repeated="2"/>
          <table:table-cell table:style-name="ce8" table:formula="of:=MATCH([.B625];[.B$1:.B624]; 0)" office:value-type="string" office:string-value="" calcext:value-type="error">
            <text:p>#N/A</text:p>
          </table:table-cell>
          <table:table-cell/>
          <table:table-cell table:style-name="ce8" table:formula="of:=MATCH([.D625];[.D$1:.D62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lu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levah</text:p>
          </table:table-cell>
          <table:table-cell table:style-name="ce4" office:value-type="string" calcext:value-type="string">
            <text:p>",</text:p>
          </table:table-cell>
          <table:table-cell table:formula="of:=[.A626]&amp;[.B626]&amp;[.C626]&amp;[.D626]&amp;[.E626]" office:value-type="string" office:string-value="&quot;blue&quot;:&quot;vlevah&quot;," calcext:value-type="string">
            <text:p>"blue":"vlevah",</text:p>
          </table:table-cell>
          <table:table-cell table:number-columns-repeated="2"/>
          <table:table-cell table:style-name="ce8" table:formula="of:=MATCH([.B626];[.B$1:.B625]; 0)" office:value-type="string" office:string-value="" calcext:value-type="error">
            <text:p>#N/A</text:p>
          </table:table-cell>
          <table:table-cell/>
          <table:table-cell table:style-name="ce8" table:formula="of:=MATCH([.D626];[.D$1:.D62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urpl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urlavh</text:p>
          </table:table-cell>
          <table:table-cell table:style-name="ce4" office:value-type="string" calcext:value-type="string">
            <text:p>",</text:p>
          </table:table-cell>
          <table:table-cell table:formula="of:=[.A627]&amp;[.B627]&amp;[.C627]&amp;[.D627]&amp;[.E627]" office:value-type="string" office:string-value="&quot;purple&quot;:&quot;furlavh&quot;," calcext:value-type="string">
            <text:p>"purple":"furlavh",</text:p>
          </table:table-cell>
          <table:table-cell table:number-columns-repeated="2"/>
          <table:table-cell table:style-name="ce8" table:formula="of:=MATCH([.B627];[.B$1:.B626]; 0)" office:value-type="string" office:string-value="" calcext:value-type="error">
            <text:p>#N/A</text:p>
          </table:table-cell>
          <table:table-cell/>
          <table:table-cell table:style-name="ce8" table:formula="of:=MATCH([.D627];[.D$1:.D62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lack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lach</text:p>
          </table:table-cell>
          <table:table-cell table:style-name="ce4" office:value-type="string" calcext:value-type="string">
            <text:p>",</text:p>
          </table:table-cell>
          <table:table-cell table:formula="of:=[.A628]&amp;[.B628]&amp;[.C628]&amp;[.D628]&amp;[.E628]" office:value-type="string" office:string-value="&quot;black&quot;:&quot;velach&quot;," calcext:value-type="string">
            <text:p>"black":"velach",</text:p>
          </table:table-cell>
          <table:table-cell table:number-columns-repeated="2"/>
          <table:table-cell table:style-name="ce8" table:formula="of:=MATCH([.B628];[.B$1:.B627]; 0)" office:value-type="string" office:string-value="" calcext:value-type="error">
            <text:p>#N/A</text:p>
          </table:table-cell>
          <table:table-cell/>
          <table:table-cell table:style-name="ce8" table:formula="of:=MATCH([.D628];[.D$1:.D62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hit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ak</text:p>
          </table:table-cell>
          <table:table-cell table:style-name="ce4" office:value-type="string" calcext:value-type="string">
            <text:p>",</text:p>
          </table:table-cell>
          <table:table-cell table:formula="of:=[.A629]&amp;[.B629]&amp;[.C629]&amp;[.D629]&amp;[.E629]" office:value-type="string" office:string-value="&quot;white&quot;:&quot;vak&quot;," calcext:value-type="string">
            <text:p>"white":"vak",</text:p>
          </table:table-cell>
          <table:table-cell table:number-columns-repeated="2"/>
          <table:table-cell table:style-name="ce8" table:formula="of:=MATCH([.B629];[.B$1:.B628]; 0)" office:value-type="string" office:string-value="" calcext:value-type="error">
            <text:p>#N/A</text:p>
          </table:table-cell>
          <table:table-cell/>
          <table:table-cell table:style-name="ce8" table:formula="of:=MATCH([.D629];[.D$1:.D62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y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wex</text:p>
          </table:table-cell>
          <table:table-cell table:style-name="ce4" office:value-type="string" calcext:value-type="string">
            <text:p>",</text:p>
          </table:table-cell>
          <table:table-cell table:formula="of:=[.A630]&amp;[.B630]&amp;[.C630]&amp;[.D630]&amp;[.E630]" office:value-type="string" office:string-value="&quot;bye&quot;:&quot;wex&quot;," calcext:value-type="string">
            <text:p>"bye":"wex",</text:p>
          </table:table-cell>
          <table:table-cell table:number-columns-repeated="2"/>
          <table:table-cell table:style-name="ce8" table:formula="of:=MATCH([.B630];[.B$1:.B629]; 0)" office:value-type="string" office:string-value="" calcext:value-type="error">
            <text:p>#N/A</text:p>
          </table:table-cell>
          <table:table-cell/>
          <table:table-cell table:style-name="ce8" table:formula="of:=MATCH([.D630];[.D$1:.D62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oodby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wex</text:p>
          </table:table-cell>
          <table:table-cell table:style-name="ce4" office:value-type="string" calcext:value-type="string">
            <text:p>",</text:p>
          </table:table-cell>
          <table:table-cell table:formula="of:=[.A631]&amp;[.B631]&amp;[.C631]&amp;[.D631]&amp;[.E631]" office:value-type="string" office:string-value="&quot;goodbye&quot;:&quot;wex&quot;," calcext:value-type="string">
            <text:p>"goodbye":"wex",</text:p>
          </table:table-cell>
          <table:table-cell table:number-columns-repeated="2"/>
          <table:table-cell table:style-name="ce8" table:formula="of:=MATCH([.B631];[.B$1:.B630]; 0)" office:value-type="string" office:string-value="" calcext:value-type="error">
            <text:p>#N/A</text:p>
          </table:table-cell>
          <table:table-cell/>
          <table:table-cell table:style-name="ce8" table:formula="of:=MATCH([.D631];[.D$1:.D630]; 0)" office:value-type="float" office:value="630" calcext:value-type="float">
            <text:p>63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arewel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lievex</text:p>
          </table:table-cell>
          <table:table-cell table:style-name="ce4" office:value-type="string" calcext:value-type="string">
            <text:p>",</text:p>
          </table:table-cell>
          <table:table-cell table:formula="of:=[.A632]&amp;[.B632]&amp;[.C632]&amp;[.D632]&amp;[.E632]" office:value-type="string" office:string-value="&quot;farewell&quot;:&quot;lievex&quot;," calcext:value-type="string">
            <text:p>"farewell":"lievex",</text:p>
          </table:table-cell>
          <table:table-cell table:number-columns-repeated="2"/>
          <table:table-cell table:style-name="ce8" table:formula="of:=MATCH([.B632];[.B$1:.B631]; 0)" office:value-type="string" office:string-value="" calcext:value-type="error">
            <text:p>#N/A</text:p>
          </table:table-cell>
          <table:table-cell/>
          <table:table-cell table:style-name="ce8" table:formula="of:=MATCH([.D632];[.D$1:.D63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a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rau</text:p>
          </table:table-cell>
          <table:table-cell table:style-name="ce4" office:value-type="string" calcext:value-type="string">
            <text:p>",</text:p>
          </table:table-cell>
          <table:table-cell table:formula="of:=[.A633]&amp;[.B633]&amp;[.C633]&amp;[.D633]&amp;[.E633]" office:value-type="string" office:string-value="&quot;sad&quot;:&quot;trau&quot;," calcext:value-type="string">
            <text:p>"sad":"trau",</text:p>
          </table:table-cell>
          <table:table-cell table:number-columns-repeated="2"/>
          <table:table-cell table:style-name="ce8" table:formula="of:=MATCH([.B633];[.B$1:.B632]; 0)" office:value-type="string" office:string-value="" calcext:value-type="error">
            <text:p>#N/A</text:p>
          </table:table-cell>
          <table:table-cell/>
          <table:table-cell table:style-name="ce8" table:formula="of:=MATCH([.D633];[.D$1:.D63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elanchol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rau</text:p>
          </table:table-cell>
          <table:table-cell table:style-name="ce4" office:value-type="string" calcext:value-type="string">
            <text:p>",</text:p>
          </table:table-cell>
          <table:table-cell table:formula="of:=[.A634]&amp;[.B634]&amp;[.C634]&amp;[.D634]&amp;[.E634]" office:value-type="string" office:string-value="&quot;melancholy&quot;:&quot;trau&quot;," calcext:value-type="string">
            <text:p>"melancholy":"trau",</text:p>
          </table:table-cell>
          <table:table-cell table:number-columns-repeated="2"/>
          <table:table-cell table:style-name="ce8" table:formula="of:=MATCH([.B634];[.B$1:.B633]; 0)" office:value-type="string" office:string-value="" calcext:value-type="error">
            <text:p>#N/A</text:p>
          </table:table-cell>
          <table:table-cell/>
          <table:table-cell table:style-name="ce8" table:formula="of:=MATCH([.D634];[.D$1:.D633]; 0)" office:value-type="float" office:value="633" calcext:value-type="float">
            <text:p>63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epress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rau</text:p>
          </table:table-cell>
          <table:table-cell table:style-name="ce4" office:value-type="string" calcext:value-type="string">
            <text:p>",</text:p>
          </table:table-cell>
          <table:table-cell table:formula="of:=[.A635]&amp;[.B635]&amp;[.C635]&amp;[.D635]&amp;[.E635]" office:value-type="string" office:string-value="&quot;depressed&quot;:&quot;trau&quot;," calcext:value-type="string">
            <text:p>"depressed":"trau",</text:p>
          </table:table-cell>
          <table:table-cell table:number-columns-repeated="2"/>
          <table:table-cell table:style-name="ce8" table:formula="of:=MATCH([.B635];[.B$1:.B634]; 0)" office:value-type="string" office:string-value="" calcext:value-type="error">
            <text:p>#N/A</text:p>
          </table:table-cell>
          <table:table-cell/>
          <table:table-cell table:style-name="ce8" table:formula="of:=MATCH([.D635];[.D$1:.D634]; 0)" office:value-type="float" office:value="633" calcext:value-type="float">
            <text:p>63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adnes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rau</text:p>
          </table:table-cell>
          <table:table-cell table:style-name="ce4" office:value-type="string" calcext:value-type="string">
            <text:p>",</text:p>
          </table:table-cell>
          <table:table-cell table:formula="of:=[.A636]&amp;[.B636]&amp;[.C636]&amp;[.D636]&amp;[.E636]" office:value-type="string" office:string-value="&quot;sadness&quot;:&quot;trau&quot;," calcext:value-type="string">
            <text:p>"sadness":"trau",</text:p>
          </table:table-cell>
          <table:table-cell table:number-columns-repeated="2"/>
          <table:table-cell table:style-name="ce8" table:formula="of:=MATCH([.B636];[.B$1:.B635]; 0)" office:value-type="string" office:string-value="" calcext:value-type="error">
            <text:p>#N/A</text:p>
          </table:table-cell>
          <table:table-cell/>
          <table:table-cell table:style-name="ce8" table:formula="of:=MATCH([.D636];[.D$1:.D635]; 0)" office:value-type="float" office:value="633" calcext:value-type="float">
            <text:p>63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epressio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rau</text:p>
          </table:table-cell>
          <table:table-cell table:style-name="ce4" office:value-type="string" calcext:value-type="string">
            <text:p>",</text:p>
          </table:table-cell>
          <table:table-cell table:formula="of:=[.A637]&amp;[.B637]&amp;[.C637]&amp;[.D637]&amp;[.E637]" office:value-type="string" office:string-value="&quot;depression&quot;:&quot;trau&quot;," calcext:value-type="string">
            <text:p>"depression":"trau",</text:p>
          </table:table-cell>
          <table:table-cell table:number-columns-repeated="2"/>
          <table:table-cell table:style-name="ce8" table:formula="of:=MATCH([.B637];[.B$1:.B636]; 0)" office:value-type="string" office:string-value="" calcext:value-type="error">
            <text:p>#N/A</text:p>
          </table:table-cell>
          <table:table-cell/>
          <table:table-cell table:style-name="ce8" table:formula="of:=MATCH([.D637];[.D$1:.D636]; 0)" office:value-type="float" office:value="633" calcext:value-type="float">
            <text:p>63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dmi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axen</text:p>
          </table:table-cell>
          <table:table-cell table:style-name="ce4" office:value-type="string" calcext:value-type="string">
            <text:p>",</text:p>
          </table:table-cell>
          <table:table-cell table:formula="of:=[.A638]&amp;[.B638]&amp;[.C638]&amp;[.D638]&amp;[.E638]" office:value-type="string" office:string-value="&quot;admit&quot;:&quot;saxen&quot;," calcext:value-type="string">
            <text:p>"admit":"saxen",</text:p>
          </table:table-cell>
          <table:table-cell table:number-columns-repeated="2"/>
          <table:table-cell table:style-name="ce8" table:formula="of:=MATCH([.B638];[.B$1:.B637]; 0)" office:value-type="string" office:string-value="" calcext:value-type="error">
            <text:p>#N/A</text:p>
          </table:table-cell>
          <table:table-cell/>
          <table:table-cell table:style-name="ce8" table:formula="of:=MATCH([.D638];[.D$1:.D63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nfes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axen</text:p>
          </table:table-cell>
          <table:table-cell table:style-name="ce4" office:value-type="string" calcext:value-type="string">
            <text:p>",</text:p>
          </table:table-cell>
          <table:table-cell table:formula="of:=[.A639]&amp;[.B639]&amp;[.C639]&amp;[.D639]&amp;[.E639]" office:value-type="string" office:string-value="&quot;confess&quot;:&quot;saxen&quot;," calcext:value-type="string">
            <text:p>"confess":"saxen",</text:p>
          </table:table-cell>
          <table:table-cell table:number-columns-repeated="2"/>
          <table:table-cell table:style-name="ce8" table:formula="of:=MATCH([.B639];[.B$1:.B638]; 0)" office:value-type="string" office:string-value="" calcext:value-type="error">
            <text:p>#N/A</text:p>
          </table:table-cell>
          <table:table-cell/>
          <table:table-cell table:style-name="ce8" table:formula="of:=MATCH([.D639];[.D$1:.D638]; 0)" office:value-type="float" office:value="638" calcext:value-type="float">
            <text:p>63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ai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reivah</text:p>
          </table:table-cell>
          <table:table-cell table:style-name="ce4" office:value-type="string" calcext:value-type="string">
            <text:p>",</text:p>
          </table:table-cell>
          <table:table-cell table:formula="of:=[.A640]&amp;[.B640]&amp;[.C640]&amp;[.D640]&amp;[.E640]" office:value-type="string" office:string-value="&quot;pain&quot;:&quot;schreivah&quot;," calcext:value-type="string">
            <text:p>"pain":"schreivah",</text:p>
          </table:table-cell>
          <table:table-cell table:number-columns-repeated="2"/>
          <table:table-cell table:style-name="ce8" table:formula="of:=MATCH([.B640];[.B$1:.B639]; 0)" office:value-type="string" office:string-value="" calcext:value-type="error">
            <text:p>#N/A</text:p>
          </table:table-cell>
          <table:table-cell/>
          <table:table-cell table:style-name="ce8" table:formula="of:=MATCH([.D640];[.D$1:.D63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uff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reivah</text:p>
          </table:table-cell>
          <table:table-cell table:style-name="ce4" office:value-type="string" calcext:value-type="string">
            <text:p>",</text:p>
          </table:table-cell>
          <table:table-cell table:formula="of:=[.A641]&amp;[.B641]&amp;[.C641]&amp;[.D641]&amp;[.E641]" office:value-type="string" office:string-value="&quot;suffer&quot;:&quot;schreivah&quot;," calcext:value-type="string">
            <text:p>"suffer":"schreivah",</text:p>
          </table:table-cell>
          <table:table-cell table:number-columns-repeated="2"/>
          <table:table-cell table:style-name="ce8" table:formula="of:=MATCH([.B641];[.B$1:.B640]; 0)" office:value-type="string" office:string-value="" calcext:value-type="error">
            <text:p>#N/A</text:p>
          </table:table-cell>
          <table:table-cell/>
          <table:table-cell table:style-name="ce8" table:formula="of:=MATCH([.D641];[.D$1:.D640]; 0)" office:value-type="float" office:value="640" calcext:value-type="float">
            <text:p>64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uffer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reivah</text:p>
          </table:table-cell>
          <table:table-cell table:style-name="ce4" office:value-type="string" calcext:value-type="string">
            <text:p>",</text:p>
          </table:table-cell>
          <table:table-cell table:formula="of:=[.A642]&amp;[.B642]&amp;[.C642]&amp;[.D642]&amp;[.E642]" office:value-type="string" office:string-value="&quot;suffering&quot;:&quot;schreivah&quot;," calcext:value-type="string">
            <text:p>"suffering":"schreivah",</text:p>
          </table:table-cell>
          <table:table-cell table:number-columns-repeated="2"/>
          <table:table-cell table:style-name="ce8" table:formula="of:=MATCH([.B642];[.B$1:.B641]; 0)" office:value-type="string" office:string-value="" calcext:value-type="error">
            <text:p>#N/A</text:p>
          </table:table-cell>
          <table:table-cell/>
          <table:table-cell table:style-name="ce8" table:formula="of:=MATCH([.D642];[.D$1:.D641]; 0)" office:value-type="float" office:value="640" calcext:value-type="float">
            <text:p>64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ain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reivah</text:p>
          </table:table-cell>
          <table:table-cell table:style-name="ce4" office:value-type="string" calcext:value-type="string">
            <text:p>",</text:p>
          </table:table-cell>
          <table:table-cell table:formula="of:=[.A643]&amp;[.B643]&amp;[.C643]&amp;[.D643]&amp;[.E643]" office:value-type="string" office:string-value="&quot;pained&quot;:&quot;schreivah&quot;," calcext:value-type="string">
            <text:p>"pained":"schreivah",</text:p>
          </table:table-cell>
          <table:table-cell table:number-columns-repeated="2"/>
          <table:table-cell table:style-name="ce8" table:formula="of:=MATCH([.B643];[.B$1:.B642]; 0)" office:value-type="string" office:string-value="" calcext:value-type="error">
            <text:p>#N/A</text:p>
          </table:table-cell>
          <table:table-cell/>
          <table:table-cell table:style-name="ce8" table:formula="of:=MATCH([.D643];[.D$1:.D642]; 0)" office:value-type="float" office:value="640" calcext:value-type="float">
            <text:p>64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truggl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reivah</text:p>
          </table:table-cell>
          <table:table-cell table:style-name="ce4" office:value-type="string" calcext:value-type="string">
            <text:p>",</text:p>
          </table:table-cell>
          <table:table-cell table:formula="of:=[.A644]&amp;[.B644]&amp;[.C644]&amp;[.D644]&amp;[.E644]" office:value-type="string" office:string-value="&quot;struggle&quot;:&quot;schreivah&quot;," calcext:value-type="string">
            <text:p>"struggle":"schreivah",</text:p>
          </table:table-cell>
          <table:table-cell table:number-columns-repeated="2"/>
          <table:table-cell table:style-name="ce8" table:formula="of:=MATCH([.B644];[.B$1:.B643]; 0)" office:value-type="string" office:string-value="" calcext:value-type="error">
            <text:p>#N/A</text:p>
          </table:table-cell>
          <table:table-cell/>
          <table:table-cell table:style-name="ce8" table:formula="of:=MATCH([.D644];[.D$1:.D643]; 0)" office:value-type="float" office:value="640" calcext:value-type="float">
            <text:p>64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lcov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etz</text:p>
          </table:table-cell>
          <table:table-cell table:style-name="ce4" office:value-type="string" calcext:value-type="string">
            <text:p>",</text:p>
          </table:table-cell>
          <table:table-cell table:formula="of:=[.A645]&amp;[.B645]&amp;[.C645]&amp;[.D645]&amp;[.E645]" office:value-type="string" office:string-value="&quot;alcove&quot;:&quot;schetz&quot;," calcext:value-type="string">
            <text:p>"alcove":"schetz",</text:p>
          </table:table-cell>
          <table:table-cell table:number-columns-repeated="2"/>
          <table:table-cell table:style-name="ce8" table:formula="of:=MATCH([.B645];[.B$1:.B644]; 0)" office:value-type="string" office:string-value="" calcext:value-type="error">
            <text:p>#N/A</text:p>
          </table:table-cell>
          <table:table-cell/>
          <table:table-cell table:style-name="ce8" table:formula="of:=MATCH([.D645];[.D$1:.D644]; 0)" office:value-type="float" office:value="321" calcext:value-type="float">
            <text:p>32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av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etz</text:p>
          </table:table-cell>
          <table:table-cell table:style-name="ce4" office:value-type="string" calcext:value-type="string">
            <text:p>",</text:p>
          </table:table-cell>
          <table:table-cell table:formula="of:=[.A646]&amp;[.B646]&amp;[.C646]&amp;[.D646]&amp;[.E646]" office:value-type="string" office:string-value="&quot;cave&quot;:&quot;schetz&quot;," calcext:value-type="string">
            <text:p>"cave":"schetz",</text:p>
          </table:table-cell>
          <table:table-cell table:number-columns-repeated="2"/>
          <table:table-cell table:style-name="ce8" table:formula="of:=MATCH([.B646];[.B$1:.B645]; 0)" office:value-type="string" office:string-value="" calcext:value-type="error">
            <text:p>#N/A</text:p>
          </table:table-cell>
          <table:table-cell/>
          <table:table-cell table:style-name="ce8" table:formula="of:=MATCH([.D646];[.D$1:.D645]; 0)" office:value-type="float" office:value="321" calcext:value-type="float">
            <text:p>32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lose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etz</text:p>
          </table:table-cell>
          <table:table-cell table:style-name="ce4" office:value-type="string" calcext:value-type="string">
            <text:p>",</text:p>
          </table:table-cell>
          <table:table-cell table:formula="of:=[.A647]&amp;[.B647]&amp;[.C647]&amp;[.D647]&amp;[.E647]" office:value-type="string" office:string-value="&quot;closet&quot;:&quot;schetz&quot;," calcext:value-type="string">
            <text:p>"closet":"schetz",</text:p>
          </table:table-cell>
          <table:table-cell table:number-columns-repeated="2"/>
          <table:table-cell table:style-name="ce8" table:formula="of:=MATCH([.B647];[.B$1:.B646]; 0)" office:value-type="string" office:string-value="" calcext:value-type="error">
            <text:p>#N/A</text:p>
          </table:table-cell>
          <table:table-cell/>
          <table:table-cell table:style-name="ce8" table:formula="of:=MATCH([.D647];[.D$1:.D646]; 0)" office:value-type="float" office:value="321" calcext:value-type="float">
            <text:p>32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ol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etz</text:p>
          </table:table-cell>
          <table:table-cell table:style-name="ce4" office:value-type="string" calcext:value-type="string">
            <text:p>",</text:p>
          </table:table-cell>
          <table:table-cell table:formula="of:=[.A648]&amp;[.B648]&amp;[.C648]&amp;[.D648]&amp;[.E648]" office:value-type="string" office:string-value="&quot;hole&quot;:&quot;schetz&quot;," calcext:value-type="string">
            <text:p>"hole":"schetz",</text:p>
          </table:table-cell>
          <table:table-cell table:number-columns-repeated="2"/>
          <table:table-cell table:style-name="ce8" table:formula="of:=MATCH([.B648];[.B$1:.B647]; 0)" office:value-type="string" office:string-value="" calcext:value-type="error">
            <text:p>#N/A</text:p>
          </table:table-cell>
          <table:table-cell/>
          <table:table-cell table:style-name="ce8" table:formula="of:=MATCH([.D648];[.D$1:.D647]; 0)" office:value-type="float" office:value="321" calcext:value-type="float">
            <text:p>32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nes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etz</text:p>
          </table:table-cell>
          <table:table-cell table:style-name="ce4" office:value-type="string" calcext:value-type="string">
            <text:p>",</text:p>
          </table:table-cell>
          <table:table-cell table:formula="of:=[.A649]&amp;[.B649]&amp;[.C649]&amp;[.D649]&amp;[.E649]" office:value-type="string" office:string-value="&quot;nest&quot;:&quot;schetz&quot;," calcext:value-type="string">
            <text:p>"nest":"schetz",</text:p>
          </table:table-cell>
          <table:table-cell table:number-columns-repeated="2"/>
          <table:table-cell table:style-name="ce8" table:formula="of:=MATCH([.B649];[.B$1:.B648]; 0)" office:value-type="string" office:string-value="" calcext:value-type="error">
            <text:p>#N/A</text:p>
          </table:table-cell>
          <table:table-cell/>
          <table:table-cell table:style-name="ce8" table:formula="of:=MATCH([.D649];[.D$1:.D648]; 0)" office:value-type="float" office:value="321" calcext:value-type="float">
            <text:p>32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ai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etz</text:p>
          </table:table-cell>
          <table:table-cell table:style-name="ce4" office:value-type="string" calcext:value-type="string">
            <text:p>",</text:p>
          </table:table-cell>
          <table:table-cell table:formula="of:=[.A650]&amp;[.B650]&amp;[.C650]&amp;[.D650]&amp;[.E650]" office:value-type="string" office:string-value="&quot;lair&quot;:&quot;schetz&quot;," calcext:value-type="string">
            <text:p>"lair":"schetz",</text:p>
          </table:table-cell>
          <table:table-cell table:number-columns-repeated="2"/>
          <table:table-cell table:style-name="ce8" table:formula="of:=MATCH([.B650];[.B$1:.B649]; 0)" office:value-type="string" office:string-value="" calcext:value-type="error">
            <text:p>#N/A</text:p>
          </table:table-cell>
          <table:table-cell/>
          <table:table-cell table:style-name="ce8" table:formula="of:=MATCH([.D650];[.D$1:.D649]; 0)" office:value-type="float" office:value="321" calcext:value-type="float">
            <text:p>32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ideou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etz</text:p>
          </table:table-cell>
          <table:table-cell table:style-name="ce4" office:value-type="string" calcext:value-type="string">
            <text:p>",</text:p>
          </table:table-cell>
          <table:table-cell table:formula="of:=[.A651]&amp;[.B651]&amp;[.C651]&amp;[.D651]&amp;[.E651]" office:value-type="string" office:string-value="&quot;hideout&quot;:&quot;schetz&quot;," calcext:value-type="string">
            <text:p>"hideout":"schetz",</text:p>
          </table:table-cell>
          <table:table-cell table:number-columns-repeated="2"/>
          <table:table-cell table:style-name="ce8" table:formula="of:=MATCH([.B651];[.B$1:.B650]; 0)" office:value-type="string" office:string-value="" calcext:value-type="error">
            <text:p>#N/A</text:p>
          </table:table-cell>
          <table:table-cell/>
          <table:table-cell table:style-name="ce8" table:formula="of:=MATCH([.D651];[.D$1:.D650]; 0)" office:value-type="float" office:value="321" calcext:value-type="float">
            <text:p>32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ysteria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sech’schia</text:p>
          </table:table-cell>
          <table:table-cell table:style-name="ce4" office:value-type="string" calcext:value-type="string">
            <text:p>",</text:p>
          </table:table-cell>
          <table:table-cell table:formula="of:=[.A652]&amp;[.B652]&amp;[.C652]&amp;[.D652]&amp;[.E652]" office:value-type="string" office:string-value="&quot;hysteria&quot;:&quot;kesech’schia&quot;," calcext:value-type="string">
            <text:p>"hysteria":"kesech’schia",</text:p>
          </table:table-cell>
          <table:table-cell table:number-columns-repeated="2"/>
          <table:table-cell table:style-name="ce8" table:formula="of:=MATCH([.B652];[.B$1:.B651]; 0)" office:value-type="string" office:string-value="" calcext:value-type="error">
            <text:p>#N/A</text:p>
          </table:table-cell>
          <table:table-cell/>
          <table:table-cell table:style-name="ce8" table:formula="of:=MATCH([.D652];[.D$1:.D65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adnes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sech’schia</text:p>
          </table:table-cell>
          <table:table-cell table:style-name="ce4" office:value-type="string" calcext:value-type="string">
            <text:p>",</text:p>
          </table:table-cell>
          <table:table-cell table:formula="of:=[.A653]&amp;[.B653]&amp;[.C653]&amp;[.D653]&amp;[.E653]" office:value-type="string" office:string-value="&quot;madness&quot;:&quot;kesech’schia&quot;," calcext:value-type="string">
            <text:p>"madness":"kesech’schia",</text:p>
          </table:table-cell>
          <table:table-cell table:number-columns-repeated="2"/>
          <table:table-cell table:style-name="ce8" table:formula="of:=MATCH([.B653];[.B$1:.B652]; 0)" office:value-type="string" office:string-value="" calcext:value-type="error">
            <text:p>#N/A</text:p>
          </table:table-cell>
          <table:table-cell/>
          <table:table-cell table:style-name="ce8" table:formula="of:=MATCH([.D653];[.D$1:.D652]; 0)" office:value-type="float" office:value="652" calcext:value-type="float">
            <text:p>65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sychosi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sech’schia</text:p>
          </table:table-cell>
          <table:table-cell table:style-name="ce4" office:value-type="string" calcext:value-type="string">
            <text:p>",</text:p>
          </table:table-cell>
          <table:table-cell table:formula="of:=[.A654]&amp;[.B654]&amp;[.C654]&amp;[.D654]&amp;[.E654]" office:value-type="string" office:string-value="&quot;psychosis&quot;:&quot;kesech’schia&quot;," calcext:value-type="string">
            <text:p>"psychosis":"kesech’schia",</text:p>
          </table:table-cell>
          <table:table-cell table:number-columns-repeated="2"/>
          <table:table-cell table:style-name="ce8" table:formula="of:=MATCH([.B654];[.B$1:.B653]; 0)" office:value-type="string" office:string-value="" calcext:value-type="error">
            <text:p>#N/A</text:p>
          </table:table-cell>
          <table:table-cell/>
          <table:table-cell table:style-name="ce8" table:formula="of:=MATCH([.D654];[.D$1:.D653]; 0)" office:value-type="float" office:value="652" calcext:value-type="float">
            <text:p>65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raz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sech’schia</text:p>
          </table:table-cell>
          <table:table-cell table:style-name="ce4" office:value-type="string" calcext:value-type="string">
            <text:p>",</text:p>
          </table:table-cell>
          <table:table-cell table:formula="of:=[.A655]&amp;[.B655]&amp;[.C655]&amp;[.D655]&amp;[.E655]" office:value-type="string" office:string-value="&quot;crazy&quot;:&quot;kesech’schia&quot;," calcext:value-type="string">
            <text:p>"crazy":"kesech’schia",</text:p>
          </table:table-cell>
          <table:table-cell table:number-columns-repeated="2"/>
          <table:table-cell table:style-name="ce8" table:formula="of:=MATCH([.B655];[.B$1:.B654]; 0)" office:value-type="string" office:string-value="" calcext:value-type="error">
            <text:p>#N/A</text:p>
          </table:table-cell>
          <table:table-cell/>
          <table:table-cell table:style-name="ce8" table:formula="of:=MATCH([.D655];[.D$1:.D654]; 0)" office:value-type="float" office:value="652" calcext:value-type="float">
            <text:p>65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razines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sech’schia</text:p>
          </table:table-cell>
          <table:table-cell table:style-name="ce4" office:value-type="string" calcext:value-type="string">
            <text:p>",</text:p>
          </table:table-cell>
          <table:table-cell table:formula="of:=[.A656]&amp;[.B656]&amp;[.C656]&amp;[.D656]&amp;[.E656]" office:value-type="string" office:string-value="&quot;craziness&quot;:&quot;kesech’schia&quot;," calcext:value-type="string">
            <text:p>"craziness":"kesech’schia",</text:p>
          </table:table-cell>
          <table:table-cell table:number-columns-repeated="2"/>
          <table:table-cell table:style-name="ce8" table:formula="of:=MATCH([.B656];[.B$1:.B655]; 0)" office:value-type="string" office:string-value="" calcext:value-type="error">
            <text:p>#N/A</text:p>
          </table:table-cell>
          <table:table-cell/>
          <table:table-cell table:style-name="ce8" table:formula="of:=MATCH([.D656];[.D$1:.D655]; 0)" office:value-type="float" office:value="652" calcext:value-type="float">
            <text:p>65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a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sech’schia</text:p>
          </table:table-cell>
          <table:table-cell table:style-name="ce4" office:value-type="string" calcext:value-type="string">
            <text:p>",</text:p>
          </table:table-cell>
          <table:table-cell table:formula="of:=[.A657]&amp;[.B657]&amp;[.C657]&amp;[.D657]&amp;[.E657]" office:value-type="string" office:string-value="&quot;mad&quot;:&quot;kesech’schia&quot;," calcext:value-type="string">
            <text:p>"mad":"kesech’schia",</text:p>
          </table:table-cell>
          <table:table-cell table:number-columns-repeated="2"/>
          <table:table-cell table:style-name="ce8" table:formula="of:=MATCH([.B657];[.B$1:.B656]; 0)" office:value-type="string" office:string-value="" calcext:value-type="error">
            <text:p>#N/A</text:p>
          </table:table-cell>
          <table:table-cell/>
          <table:table-cell table:style-name="ce8" table:formula="of:=MATCH([.D657];[.D$1:.D656]; 0)" office:value-type="float" office:value="652" calcext:value-type="float">
            <text:p>65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rief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schlech</text:p>
          </table:table-cell>
          <table:table-cell table:style-name="ce4" office:value-type="string" calcext:value-type="string">
            <text:p>",</text:p>
          </table:table-cell>
          <table:table-cell table:formula="of:=[.A658]&amp;[.B658]&amp;[.C658]&amp;[.D658]&amp;[.E658]" office:value-type="string" office:string-value="&quot;grief&quot;:&quot;eschlech&quot;," calcext:value-type="string">
            <text:p>"grief":"eschlech",</text:p>
          </table:table-cell>
          <table:table-cell table:number-columns-repeated="2"/>
          <table:table-cell table:style-name="ce8" table:formula="of:=MATCH([.B658];[.B$1:.B657]; 0)" office:value-type="string" office:string-value="" calcext:value-type="error">
            <text:p>#N/A</text:p>
          </table:table-cell>
          <table:table-cell/>
          <table:table-cell table:style-name="ce8" table:formula="of:=MATCH([.D658];[.D$1:.D65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leans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tasch</text:p>
          </table:table-cell>
          <table:table-cell table:style-name="ce4" office:value-type="string" calcext:value-type="string">
            <text:p>",</text:p>
          </table:table-cell>
          <table:table-cell table:formula="of:=[.A659]&amp;[.B659]&amp;[.C659]&amp;[.D659]&amp;[.E659]" office:value-type="string" office:string-value="&quot;cleanse&quot;:&quot;atasch&quot;," calcext:value-type="string">
            <text:p>"cleanse":"atasch",</text:p>
          </table:table-cell>
          <table:table-cell table:number-columns-repeated="2"/>
          <table:table-cell table:style-name="ce8" table:formula="of:=MATCH([.B659];[.B$1:.B658]; 0)" office:value-type="string" office:string-value="" calcext:value-type="error">
            <text:p>#N/A</text:p>
          </table:table-cell>
          <table:table-cell/>
          <table:table-cell table:style-name="ce8" table:formula="of:=MATCH([.D659];[.D$1:.D65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urif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tasch</text:p>
          </table:table-cell>
          <table:table-cell table:style-name="ce4" office:value-type="string" calcext:value-type="string">
            <text:p>",</text:p>
          </table:table-cell>
          <table:table-cell table:formula="of:=[.A660]&amp;[.B660]&amp;[.C660]&amp;[.D660]&amp;[.E660]" office:value-type="string" office:string-value="&quot;purify&quot;:&quot;atasch&quot;," calcext:value-type="string">
            <text:p>"purify":"atasch",</text:p>
          </table:table-cell>
          <table:table-cell table:number-columns-repeated="2"/>
          <table:table-cell table:style-name="ce8" table:formula="of:=MATCH([.B660];[.B$1:.B659]; 0)" office:value-type="string" office:string-value="" calcext:value-type="error">
            <text:p>#N/A</text:p>
          </table:table-cell>
          <table:table-cell/>
          <table:table-cell table:style-name="ce8" table:formula="of:=MATCH([.D660];[.D$1:.D659]; 0)" office:value-type="float" office:value="659" calcext:value-type="float">
            <text:p>65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estor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rnuneth</text:p>
          </table:table-cell>
          <table:table-cell table:style-name="ce4" office:value-type="string" calcext:value-type="string">
            <text:p>",</text:p>
          </table:table-cell>
          <table:table-cell table:formula="of:=[.A661]&amp;[.B661]&amp;[.C661]&amp;[.D661]&amp;[.E661]" office:value-type="string" office:string-value="&quot;restore&quot;:&quot;ernuneth&quot;," calcext:value-type="string">
            <text:p>"restore":"ernuneth",</text:p>
          </table:table-cell>
          <table:table-cell table:number-columns-repeated="2"/>
          <table:table-cell table:style-name="ce8" table:formula="of:=MATCH([.B661];[.B$1:.B660]; 0)" office:value-type="string" office:string-value="" calcext:value-type="error">
            <text:p>#N/A</text:p>
          </table:table-cell>
          <table:table-cell/>
          <table:table-cell table:style-name="ce8" table:formula="of:=MATCH([.D661];[.D$1:.D66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ea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rnuneth</text:p>
          </table:table-cell>
          <table:table-cell table:style-name="ce4" office:value-type="string" calcext:value-type="string">
            <text:p>",</text:p>
          </table:table-cell>
          <table:table-cell table:formula="of:=[.A662]&amp;[.B662]&amp;[.C662]&amp;[.D662]&amp;[.E662]" office:value-type="string" office:string-value="&quot;heal&quot;:&quot;ernuneth&quot;," calcext:value-type="string">
            <text:p>"heal":"ernuneth",</text:p>
          </table:table-cell>
          <table:table-cell table:number-columns-repeated="2"/>
          <table:table-cell table:style-name="ce8" table:formula="of:=MATCH([.B662];[.B$1:.B661]; 0)" office:value-type="string" office:string-value="" calcext:value-type="error">
            <text:p>#N/A</text:p>
          </table:table-cell>
          <table:table-cell/>
          <table:table-cell table:style-name="ce8" table:formula="of:=MATCH([.D662];[.D$1:.D661]; 0)" office:value-type="float" office:value="661" calcext:value-type="float">
            <text:p>66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en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taschen</text:p>
          </table:table-cell>
          <table:table-cell table:style-name="ce4" office:value-type="string" calcext:value-type="string">
            <text:p>",</text:p>
          </table:table-cell>
          <table:table-cell table:formula="of:=[.A663]&amp;[.B663]&amp;[.C663]&amp;[.D663]&amp;[.E663]" office:value-type="string" office:string-value="&quot;tend&quot;:&quot;ataschen&quot;," calcext:value-type="string">
            <text:p>"tend":"ataschen",</text:p>
          </table:table-cell>
          <table:table-cell table:number-columns-repeated="2"/>
          <table:table-cell table:style-name="ce8" table:formula="of:=MATCH([.B663];[.B$1:.B662]; 0)" office:value-type="string" office:string-value="" calcext:value-type="error">
            <text:p>#N/A</text:p>
          </table:table-cell>
          <table:table-cell/>
          <table:table-cell table:style-name="ce8" table:formula="of:=MATCH([.D663];[.D$1:.D66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i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rnuneth</text:p>
          </table:table-cell>
          <table:table-cell table:style-name="ce4" office:value-type="string" calcext:value-type="string">
            <text:p>",</text:p>
          </table:table-cell>
          <table:table-cell table:formula="of:=[.A664]&amp;[.B664]&amp;[.C664]&amp;[.D664]&amp;[.E664]" office:value-type="string" office:string-value="&quot;aid&quot;:&quot;ernuneth&quot;," calcext:value-type="string">
            <text:p>"aid":"ernuneth",</text:p>
          </table:table-cell>
          <table:table-cell table:number-columns-repeated="2"/>
          <table:table-cell table:style-name="ce8" table:formula="of:=MATCH([.B664];[.B$1:.B663]; 0)" office:value-type="string" office:string-value="" calcext:value-type="error">
            <text:p>#N/A</text:p>
          </table:table-cell>
          <table:table-cell/>
          <table:table-cell table:style-name="ce8" table:formula="of:=MATCH([.D664];[.D$1:.D663]; 0)" office:value-type="float" office:value="661" calcext:value-type="float">
            <text:p>66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ecur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i</text:p>
          </table:table-cell>
          <table:table-cell table:style-name="ce4" office:value-type="string" calcext:value-type="string">
            <text:p>",</text:p>
          </table:table-cell>
          <table:table-cell table:formula="of:=[.A665]&amp;[.B665]&amp;[.C665]&amp;[.D665]&amp;[.E665]" office:value-type="string" office:string-value="&quot;secure&quot;:&quot;vei&quot;," calcext:value-type="string">
            <text:p>"secure":"vei",</text:p>
          </table:table-cell>
          <table:table-cell table:number-columns-repeated="2"/>
          <table:table-cell table:style-name="ce8" table:formula="of:=MATCH([.B665];[.B$1:.B664]; 0)" office:value-type="string" office:string-value="" calcext:value-type="error">
            <text:p>#N/A</text:p>
          </table:table-cell>
          <table:table-cell/>
          <table:table-cell table:style-name="ce8" table:formula="of:=MATCH([.D665];[.D$1:.D664]; 0)" office:value-type="float" office:value="151" calcext:value-type="float">
            <text:p>15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andag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taschen</text:p>
          </table:table-cell>
          <table:table-cell table:style-name="ce4" office:value-type="string" calcext:value-type="string">
            <text:p>",</text:p>
          </table:table-cell>
          <table:table-cell table:formula="of:=[.A666]&amp;[.B666]&amp;[.C666]&amp;[.D666]&amp;[.E666]" office:value-type="string" office:string-value="&quot;bandage&quot;:&quot;ataschen&quot;," calcext:value-type="string">
            <text:p>"bandage":"ataschen",</text:p>
          </table:table-cell>
          <table:table-cell table:number-columns-repeated="2"/>
          <table:table-cell table:style-name="ce8" table:formula="of:=MATCH([.B666];[.B$1:.B665]; 0)" office:value-type="string" office:string-value="" calcext:value-type="error">
            <text:p>#N/A</text:p>
          </table:table-cell>
          <table:table-cell/>
          <table:table-cell table:style-name="ce8" table:formula="of:=MATCH([.D666];[.D$1:.D665]; 0)" office:value-type="float" office:value="663" calcext:value-type="float">
            <text:p>66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rotec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i</text:p>
          </table:table-cell>
          <table:table-cell table:style-name="ce4" office:value-type="string" calcext:value-type="string">
            <text:p>",</text:p>
          </table:table-cell>
          <table:table-cell table:formula="of:=[.A667]&amp;[.B667]&amp;[.C667]&amp;[.D667]&amp;[.E667]" office:value-type="string" office:string-value="&quot;protect&quot;:&quot;vei&quot;," calcext:value-type="string">
            <text:p>"protect":"vei",</text:p>
          </table:table-cell>
          <table:table-cell table:number-columns-repeated="2"/>
          <table:table-cell table:style-name="ce8" table:formula="of:=MATCH([.B667];[.B$1:.B666]; 0)" office:value-type="string" office:string-value="" calcext:value-type="error">
            <text:p>#N/A</text:p>
          </table:table-cell>
          <table:table-cell/>
          <table:table-cell table:style-name="ce8" table:formula="of:=MATCH([.D667];[.D$1:.D666]; 0)" office:value-type="float" office:value="151" calcext:value-type="float">
            <text:p>15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rotecto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veidax</text:p>
          </table:table-cell>
          <table:table-cell table:style-name="ce4" office:value-type="string" calcext:value-type="string">
            <text:p>",</text:p>
          </table:table-cell>
          <table:table-cell table:formula="of:=[.A668]&amp;[.B668]&amp;[.C668]&amp;[.D668]&amp;[.E668]" office:value-type="string" office:string-value="&quot;protector&quot;:&quot;veidax&quot;," calcext:value-type="string">
            <text:p>"protector":"veidax",</text:p>
          </table:table-cell>
          <table:table-cell table:number-columns-repeated="2"/>
          <table:table-cell table:style-name="ce8" table:formula="of:=MATCH([.B668];[.B$1:.B667]; 0)" office:value-type="float" office:value="284" calcext:value-type="float">
            <text:p>284</text:p>
          </table:table-cell>
          <table:table-cell/>
          <table:table-cell table:style-name="ce8" table:formula="of:=MATCH([.D668];[.D$1:.D667]; 0)"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hick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uks</text:p>
          </table:table-cell>
          <table:table-cell table:style-name="ce4" office:value-type="string" calcext:value-type="string">
            <text:p>",</text:p>
          </table:table-cell>
          <table:table-cell table:formula="of:=[.A669]&amp;[.B669]&amp;[.C669]&amp;[.D669]&amp;[.E669]" office:value-type="string" office:string-value="&quot;thick&quot;:&quot;uks&quot;," calcext:value-type="string">
            <text:p>"thick":"uks",</text:p>
          </table:table-cell>
          <table:table-cell table:number-columns-repeated="2"/>
          <table:table-cell table:style-name="ce8" table:formula="of:=MATCH([.B669];[.B$1:.B668]; 0)" office:value-type="string" office:string-value="" calcext:value-type="error">
            <text:p>#N/A</text:p>
          </table:table-cell>
          <table:table-cell/>
          <table:table-cell table:style-name="ce8" table:formula="of:=MATCH([.D669];[.D$1:.D66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inn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ingar</text:p>
          </table:table-cell>
          <table:table-cell table:style-name="ce4" office:value-type="string" calcext:value-type="string">
            <text:p>",</text:p>
          </table:table-cell>
          <table:table-cell table:formula="of:=[.A670]&amp;[.B670]&amp;[.C670]&amp;[.D670]&amp;[.E670]" office:value-type="string" office:string-value="&quot;sinner&quot;:&quot;schingar&quot;," calcext:value-type="string">
            <text:p>"sinner":"schingar",</text:p>
          </table:table-cell>
          <table:table-cell table:number-columns-repeated="2"/>
          <table:table-cell table:style-name="ce8" table:formula="of:=MATCH([.B670];[.B$1:.B669]; 0)" office:value-type="string" office:string-value="" calcext:value-type="error">
            <text:p>#N/A</text:p>
          </table:table-cell>
          <table:table-cell/>
          <table:table-cell table:style-name="ce8" table:formula="of:=MATCH([.D670];[.D$1:.D66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evildo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ingar</text:p>
          </table:table-cell>
          <table:table-cell table:style-name="ce4" office:value-type="string" calcext:value-type="string">
            <text:p>",</text:p>
          </table:table-cell>
          <table:table-cell table:formula="of:=[.A671]&amp;[.B671]&amp;[.C671]&amp;[.D671]&amp;[.E671]" office:value-type="string" office:string-value="&quot;evildoer&quot;:&quot;schingar&quot;," calcext:value-type="string">
            <text:p>"evildoer":"schingar",</text:p>
          </table:table-cell>
          <table:table-cell table:number-columns-repeated="2"/>
          <table:table-cell table:style-name="ce8" table:formula="of:=MATCH([.B671];[.B$1:.B670]; 0)" office:value-type="string" office:string-value="" calcext:value-type="error">
            <text:p>#N/A</text:p>
          </table:table-cell>
          <table:table-cell/>
          <table:table-cell table:style-name="ce8" table:formula="of:=MATCH([.D671];[.D$1:.D670]; 0)" office:value-type="float" office:value="670" calcext:value-type="float">
            <text:p>67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onst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ingar</text:p>
          </table:table-cell>
          <table:table-cell table:style-name="ce4" office:value-type="string" calcext:value-type="string">
            <text:p>",</text:p>
          </table:table-cell>
          <table:table-cell table:formula="of:=[.A672]&amp;[.B672]&amp;[.C672]&amp;[.D672]&amp;[.E672]" office:value-type="string" office:string-value="&quot;monster&quot;:&quot;schingar&quot;," calcext:value-type="string">
            <text:p>"monster":"schingar",</text:p>
          </table:table-cell>
          <table:table-cell table:number-columns-repeated="2"/>
          <table:table-cell table:style-name="ce8" table:formula="of:=MATCH([.B672];[.B$1:.B671]; 0)" office:value-type="string" office:string-value="" calcext:value-type="error">
            <text:p>#N/A</text:p>
          </table:table-cell>
          <table:table-cell/>
          <table:table-cell table:style-name="ce8" table:formula="of:=MATCH([.D672];[.D$1:.D671]; 0)" office:value-type="float" office:value="670" calcext:value-type="float">
            <text:p>67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villai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ingar</text:p>
          </table:table-cell>
          <table:table-cell table:style-name="ce4" office:value-type="string" calcext:value-type="string">
            <text:p>",</text:p>
          </table:table-cell>
          <table:table-cell table:formula="of:=[.A673]&amp;[.B673]&amp;[.C673]&amp;[.D673]&amp;[.E673]" office:value-type="string" office:string-value="&quot;villain&quot;:&quot;schingar&quot;," calcext:value-type="string">
            <text:p>"villain":"schingar",</text:p>
          </table:table-cell>
          <table:table-cell table:number-columns-repeated="2"/>
          <table:table-cell table:style-name="ce8" table:formula="of:=MATCH([.B673];[.B$1:.B672]; 0)" office:value-type="string" office:string-value="" calcext:value-type="error">
            <text:p>#N/A</text:p>
          </table:table-cell>
          <table:table-cell/>
          <table:table-cell table:style-name="ce8" table:formula="of:=MATCH([.D673];[.D$1:.D672]; 0)" office:value-type="float" office:value="670" calcext:value-type="float">
            <text:p>67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andi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ingar</text:p>
          </table:table-cell>
          <table:table-cell table:style-name="ce4" office:value-type="string" calcext:value-type="string">
            <text:p>",</text:p>
          </table:table-cell>
          <table:table-cell table:formula="of:=[.A674]&amp;[.B674]&amp;[.C674]&amp;[.D674]&amp;[.E674]" office:value-type="string" office:string-value="&quot;bandit&quot;:&quot;schingar&quot;," calcext:value-type="string">
            <text:p>"bandit":"schingar",</text:p>
          </table:table-cell>
          <table:table-cell table:number-columns-repeated="2"/>
          <table:table-cell table:style-name="ce8" table:formula="of:=MATCH([.B674];[.B$1:.B673]; 0)" office:value-type="string" office:string-value="" calcext:value-type="error">
            <text:p>#N/A</text:p>
          </table:table-cell>
          <table:table-cell/>
          <table:table-cell table:style-name="ce8" table:formula="of:=MATCH([.D674];[.D$1:.D673]; 0)" office:value-type="float" office:value="670" calcext:value-type="float">
            <text:p>67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hief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ingar</text:p>
          </table:table-cell>
          <table:table-cell table:style-name="ce4" office:value-type="string" calcext:value-type="string">
            <text:p>",</text:p>
          </table:table-cell>
          <table:table-cell table:formula="of:=[.A675]&amp;[.B675]&amp;[.C675]&amp;[.D675]&amp;[.E675]" office:value-type="string" office:string-value="&quot;thief&quot;:&quot;schingar&quot;," calcext:value-type="string">
            <text:p>"thief":"schingar",</text:p>
          </table:table-cell>
          <table:table-cell table:number-columns-repeated="2"/>
          <table:table-cell table:style-name="ce8" table:formula="of:=MATCH([.B675];[.B$1:.B674]; 0)" office:value-type="string" office:string-value="" calcext:value-type="error">
            <text:p>#N/A</text:p>
          </table:table-cell>
          <table:table-cell/>
          <table:table-cell table:style-name="ce8" table:formula="of:=MATCH([.D675];[.D$1:.D674]; 0)" office:value-type="float" office:value="670" calcext:value-type="float">
            <text:p>67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iddanc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lesekta</text:p>
          </table:table-cell>
          <table:table-cell table:style-name="ce4" office:value-type="string" calcext:value-type="string">
            <text:p>",</text:p>
          </table:table-cell>
          <table:table-cell table:formula="of:=[.A676]&amp;[.B676]&amp;[.C676]&amp;[.D676]&amp;[.E676]" office:value-type="string" office:string-value="&quot;riddance&quot;:&quot;klesekta&quot;," calcext:value-type="string">
            <text:p>"riddance":"klesekta",</text:p>
          </table:table-cell>
          <table:table-cell table:number-columns-repeated="2"/>
          <table:table-cell table:style-name="ce8" table:formula="of:=MATCH([.B676];[.B$1:.B675]; 0)" office:value-type="string" office:string-value="" calcext:value-type="error">
            <text:p>#N/A</text:p>
          </table:table-cell>
          <table:table-cell/>
          <table:table-cell table:style-name="ce8" table:formula="of:=MATCH([.D676];[.D$1:.D67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arknes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teierkeit</text:p>
          </table:table-cell>
          <table:table-cell table:style-name="ce4" office:value-type="string" calcext:value-type="string">
            <text:p>",</text:p>
          </table:table-cell>
          <table:table-cell table:formula="of:=[.A677]&amp;[.B677]&amp;[.C677]&amp;[.D677]&amp;[.E677]" office:value-type="string" office:string-value="&quot;darkness&quot;:&quot;steierkeit&quot;," calcext:value-type="string">
            <text:p>"darkness":"steierkeit",</text:p>
          </table:table-cell>
          <table:table-cell table:number-columns-repeated="2"/>
          <table:table-cell table:style-name="ce8" table:formula="of:=MATCH([.B677];[.B$1:.B676]; 0)" office:value-type="string" office:string-value="" calcext:value-type="error">
            <text:p>#N/A</text:p>
          </table:table-cell>
          <table:table-cell/>
          <table:table-cell table:style-name="ce8" table:formula="of:=MATCH([.D677];[.D$1:.D67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oom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liketh</text:p>
          </table:table-cell>
          <table:table-cell table:style-name="ce4" office:value-type="string" calcext:value-type="string">
            <text:p>",</text:p>
          </table:table-cell>
          <table:table-cell table:formula="of:=[.A678]&amp;[.B678]&amp;[.C678]&amp;[.D678]&amp;[.E678]" office:value-type="string" office:string-value="&quot;doomed&quot;:&quot;schliketh&quot;," calcext:value-type="string">
            <text:p>"doomed":"schliketh",</text:p>
          </table:table-cell>
          <table:table-cell table:number-columns-repeated="2"/>
          <table:table-cell table:style-name="ce8" table:formula="of:=MATCH([.B678];[.B$1:.B677]; 0)" office:value-type="string" office:string-value="" calcext:value-type="error">
            <text:p>#N/A</text:p>
          </table:table-cell>
          <table:table-cell/>
          <table:table-cell table:style-name="ce8" table:formula="of:=MATCH([.D678];[.D$1:.D67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roubl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achil</text:p>
          </table:table-cell>
          <table:table-cell table:style-name="ce4" office:value-type="string" calcext:value-type="string">
            <text:p>",</text:p>
          </table:table-cell>
          <table:table-cell table:formula="of:=[.A679]&amp;[.B679]&amp;[.C679]&amp;[.D679]&amp;[.E679]" office:value-type="string" office:string-value="&quot;trouble&quot;:&quot;tachil&quot;," calcext:value-type="string">
            <text:p>"trouble":"tachil",</text:p>
          </table:table-cell>
          <table:table-cell table:number-columns-repeated="2"/>
          <table:table-cell table:style-name="ce8" table:formula="of:=MATCH([.B679];[.B$1:.B678]; 0)" office:value-type="string" office:string-value="" calcext:value-type="error">
            <text:p>#N/A</text:p>
          </table:table-cell>
          <table:table-cell/>
          <table:table-cell table:style-name="ce8" table:formula="of:=MATCH([.D679];[.D$1:.D67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roblem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achil</text:p>
          </table:table-cell>
          <table:table-cell table:style-name="ce4" office:value-type="string" calcext:value-type="string">
            <text:p>",</text:p>
          </table:table-cell>
          <table:table-cell table:formula="of:=[.A680]&amp;[.B680]&amp;[.C680]&amp;[.D680]&amp;[.E680]" office:value-type="string" office:string-value="&quot;problem&quot;:&quot;tachil&quot;," calcext:value-type="string">
            <text:p>"problem":"tachil",</text:p>
          </table:table-cell>
          <table:table-cell table:number-columns-repeated="2"/>
          <table:table-cell table:style-name="ce8" table:formula="of:=MATCH([.B680];[.B$1:.B679]; 0)" office:value-type="string" office:string-value="" calcext:value-type="error">
            <text:p>#N/A</text:p>
          </table:table-cell>
          <table:table-cell/>
          <table:table-cell table:style-name="ce8" table:formula="of:=MATCH([.D680];[.D$1:.D679]; 0)" office:value-type="float" office:value="679" calcext:value-type="float">
            <text:p>67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ifficult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achil</text:p>
          </table:table-cell>
          <table:table-cell table:style-name="ce4" office:value-type="string" calcext:value-type="string">
            <text:p>",</text:p>
          </table:table-cell>
          <table:table-cell table:formula="of:=[.A681]&amp;[.B681]&amp;[.C681]&amp;[.D681]&amp;[.E681]" office:value-type="string" office:string-value="&quot;difficulty&quot;:&quot;tachil&quot;," calcext:value-type="string">
            <text:p>"difficulty":"tachil",</text:p>
          </table:table-cell>
          <table:table-cell table:number-columns-repeated="2"/>
          <table:table-cell table:style-name="ce8" table:formula="of:=MATCH([.B681];[.B$1:.B680]; 0)" office:value-type="string" office:string-value="" calcext:value-type="error">
            <text:p>#N/A</text:p>
          </table:table-cell>
          <table:table-cell/>
          <table:table-cell table:style-name="ce8" table:formula="of:=MATCH([.D681];[.D$1:.D680]; 0)" office:value-type="float" office:value="679" calcext:value-type="float">
            <text:p>67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ncer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achil</text:p>
          </table:table-cell>
          <table:table-cell table:style-name="ce4" office:value-type="string" calcext:value-type="string">
            <text:p>",</text:p>
          </table:table-cell>
          <table:table-cell table:formula="of:=[.A682]&amp;[.B682]&amp;[.C682]&amp;[.D682]&amp;[.E682]" office:value-type="string" office:string-value="&quot;concern&quot;:&quot;tachil&quot;," calcext:value-type="string">
            <text:p>"concern":"tachil",</text:p>
          </table:table-cell>
          <table:table-cell table:number-columns-repeated="2"/>
          <table:table-cell table:style-name="ce8" table:formula="of:=MATCH([.B682];[.B$1:.B681]; 0)" office:value-type="string" office:string-value="" calcext:value-type="error">
            <text:p>#N/A</text:p>
          </table:table-cell>
          <table:table-cell/>
          <table:table-cell table:style-name="ce8" table:formula="of:=MATCH([.D682];[.D$1:.D681]; 0)" office:value-type="float" office:value="679" calcext:value-type="float">
            <text:p>67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team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talek</text:p>
          </table:table-cell>
          <table:table-cell table:style-name="ce4" office:value-type="string" calcext:value-type="string">
            <text:p>",</text:p>
          </table:table-cell>
          <table:table-cell table:formula="of:=[.A683]&amp;[.B683]&amp;[.C683]&amp;[.D683]&amp;[.E683]" office:value-type="string" office:string-value="&quot;steam&quot;:&quot;stalek&quot;," calcext:value-type="string">
            <text:p>"steam":"stalek",</text:p>
          </table:table-cell>
          <table:table-cell table:number-columns-repeated="2"/>
          <table:table-cell table:style-name="ce8" table:formula="of:=MATCH([.B683];[.B$1:.B682]; 0)" office:value-type="string" office:string-value="" calcext:value-type="error">
            <text:p>#N/A</text:p>
          </table:table-cell>
          <table:table-cell/>
          <table:table-cell table:style-name="ce8" table:formula="of:=MATCH([.D683];[.D$1:.D68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low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imrusch</text:p>
          </table:table-cell>
          <table:table-cell table:style-name="ce4" office:value-type="string" calcext:value-type="string">
            <text:p>",</text:p>
          </table:table-cell>
          <table:table-cell table:formula="of:=[.A684]&amp;[.B684]&amp;[.C684]&amp;[.D684]&amp;[.E684]" office:value-type="string" office:string-value="&quot;blow&quot;:&quot;eimrusch&quot;," calcext:value-type="string">
            <text:p>"blow":"eimrusch",</text:p>
          </table:table-cell>
          <table:table-cell table:number-columns-repeated="2"/>
          <table:table-cell table:style-name="ce8" table:formula="of:=MATCH([.B684];[.B$1:.B683]; 0)" office:value-type="string" office:string-value="" calcext:value-type="error">
            <text:p>#N/A</text:p>
          </table:table-cell>
          <table:table-cell/>
          <table:table-cell table:style-name="ce8" table:formula="of:=MATCH([.D684];[.D$1:.D68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fterlif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uheth</text:p>
          </table:table-cell>
          <table:table-cell table:style-name="ce4" office:value-type="string" calcext:value-type="string">
            <text:p>",</text:p>
          </table:table-cell>
          <table:table-cell table:formula="of:=[.A685]&amp;[.B685]&amp;[.C685]&amp;[.D685]&amp;[.E685]" office:value-type="string" office:string-value="&quot;afterlife&quot;:&quot;uheth&quot;," calcext:value-type="string">
            <text:p>"afterlife":"uheth",</text:p>
          </table:table-cell>
          <table:table-cell table:number-columns-repeated="2"/>
          <table:table-cell table:style-name="ce8" table:formula="of:=MATCH([.B685];[.B$1:.B684]; 0)" office:value-type="string" office:string-value="" calcext:value-type="error">
            <text:p>#N/A</text:p>
          </table:table-cell>
          <table:table-cell/>
          <table:table-cell table:style-name="ce8" table:formula="of:=MATCH([.D685];[.D$1:.D68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orta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xheim</text:p>
          </table:table-cell>
          <table:table-cell table:style-name="ce4" office:value-type="string" calcext:value-type="string">
            <text:p>",</text:p>
          </table:table-cell>
          <table:table-cell table:formula="of:=[.A686]&amp;[.B686]&amp;[.C686]&amp;[.D686]&amp;[.E686]" office:value-type="string" office:string-value="&quot;portal&quot;:&quot;xheim&quot;," calcext:value-type="string">
            <text:p>"portal":"xheim",</text:p>
          </table:table-cell>
          <table:table-cell table:number-columns-repeated="2"/>
          <table:table-cell table:style-name="ce8" table:formula="of:=MATCH([.B686];[.B$1:.B685]; 0)" office:value-type="string" office:string-value="" calcext:value-type="error">
            <text:p>#N/A</text:p>
          </table:table-cell>
          <table:table-cell/>
          <table:table-cell table:style-name="ce8" table:formula="of:=MATCH([.D686];[.D$1:.D68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window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xheim</text:p>
          </table:table-cell>
          <table:table-cell table:style-name="ce4" office:value-type="string" calcext:value-type="string">
            <text:p>",</text:p>
          </table:table-cell>
          <table:table-cell table:formula="of:=[.A687]&amp;[.B687]&amp;[.C687]&amp;[.D687]&amp;[.E687]" office:value-type="string" office:string-value="&quot;window&quot;:&quot;xheim&quot;," calcext:value-type="string">
            <text:p>"window":"xheim",</text:p>
          </table:table-cell>
          <table:table-cell table:number-columns-repeated="2"/>
          <table:table-cell table:style-name="ce8" table:formula="of:=MATCH([.B687];[.B$1:.B686]; 0)" office:value-type="string" office:string-value="" calcext:value-type="error">
            <text:p>#N/A</text:p>
          </table:table-cell>
          <table:table-cell/>
          <table:table-cell table:style-name="ce8" table:formula="of:=MATCH([.D687];[.D$1:.D686]; 0)" office:value-type="float" office:value="686" calcext:value-type="float">
            <text:p>68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open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xheim</text:p>
          </table:table-cell>
          <table:table-cell table:style-name="ce4" office:value-type="string" calcext:value-type="string">
            <text:p>",</text:p>
          </table:table-cell>
          <table:table-cell table:formula="of:=[.A688]&amp;[.B688]&amp;[.C688]&amp;[.D688]&amp;[.E688]" office:value-type="string" office:string-value="&quot;opening&quot;:&quot;xheim&quot;," calcext:value-type="string">
            <text:p>"opening":"xheim",</text:p>
          </table:table-cell>
          <table:table-cell table:number-columns-repeated="2"/>
          <table:table-cell table:style-name="ce8" table:formula="of:=MATCH([.B688];[.B$1:.B687]; 0)" office:value-type="string" office:string-value="" calcext:value-type="error">
            <text:p>#N/A</text:p>
          </table:table-cell>
          <table:table-cell/>
          <table:table-cell table:style-name="ce8" table:formula="of:=MATCH([.D688];[.D$1:.D687]; 0)" office:value-type="float" office:value="686" calcext:value-type="float">
            <text:p>68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oorwa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xheim</text:p>
          </table:table-cell>
          <table:table-cell table:style-name="ce4" office:value-type="string" calcext:value-type="string">
            <text:p>",</text:p>
          </table:table-cell>
          <table:table-cell table:formula="of:=[.A689]&amp;[.B689]&amp;[.C689]&amp;[.D689]&amp;[.E689]" office:value-type="string" office:string-value="&quot;doorway&quot;:&quot;xheim&quot;," calcext:value-type="string">
            <text:p>"doorway":"xheim",</text:p>
          </table:table-cell>
          <table:table-cell table:number-columns-repeated="2"/>
          <table:table-cell table:style-name="ce8" table:formula="of:=MATCH([.B689];[.B$1:.B688]; 0)" office:value-type="string" office:string-value="" calcext:value-type="error">
            <text:p>#N/A</text:p>
          </table:table-cell>
          <table:table-cell/>
          <table:table-cell table:style-name="ce8" table:formula="of:=MATCH([.D689];[.D$1:.D688]; 0)" office:value-type="float" office:value="686" calcext:value-type="float">
            <text:p>68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at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xheim</text:p>
          </table:table-cell>
          <table:table-cell table:style-name="ce4" office:value-type="string" calcext:value-type="string">
            <text:p>",</text:p>
          </table:table-cell>
          <table:table-cell table:formula="of:=[.A690]&amp;[.B690]&amp;[.C690]&amp;[.D690]&amp;[.E690]" office:value-type="string" office:string-value="&quot;gate&quot;:&quot;xheim&quot;," calcext:value-type="string">
            <text:p>"gate":"xheim",</text:p>
          </table:table-cell>
          <table:table-cell table:number-columns-repeated="2"/>
          <table:table-cell table:style-name="ce8" table:formula="of:=MATCH([.B690];[.B$1:.B689]; 0)" office:value-type="string" office:string-value="" calcext:value-type="error">
            <text:p>#N/A</text:p>
          </table:table-cell>
          <table:table-cell/>
          <table:table-cell table:style-name="ce8" table:formula="of:=MATCH([.D690];[.D$1:.D689]; 0)" office:value-type="float" office:value="686" calcext:value-type="float">
            <text:p>68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atewa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xheim</text:p>
          </table:table-cell>
          <table:table-cell table:style-name="ce4" office:value-type="string" calcext:value-type="string">
            <text:p>",</text:p>
          </table:table-cell>
          <table:table-cell table:formula="of:=[.A691]&amp;[.B691]&amp;[.C691]&amp;[.D691]&amp;[.E691]" office:value-type="string" office:string-value="&quot;gateway&quot;:&quot;xheim&quot;," calcext:value-type="string">
            <text:p>"gateway":"xheim",</text:p>
          </table:table-cell>
          <table:table-cell table:number-columns-repeated="2"/>
          <table:table-cell table:style-name="ce8" table:formula="of:=MATCH([.B691];[.B$1:.B690]; 0)" office:value-type="string" office:string-value="" calcext:value-type="error">
            <text:p>#N/A</text:p>
          </table:table-cell>
          <table:table-cell/>
          <table:table-cell table:style-name="ce8" table:formula="of:=MATCH([.D691];[.D$1:.D690]; 0)" office:value-type="float" office:value="686" calcext:value-type="float">
            <text:p>68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itua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haleh</text:p>
          </table:table-cell>
          <table:table-cell table:style-name="ce4" office:value-type="string" calcext:value-type="string">
            <text:p>",</text:p>
          </table:table-cell>
          <table:table-cell table:formula="of:=[.A692]&amp;[.B692]&amp;[.C692]&amp;[.D692]&amp;[.E692]" office:value-type="string" office:string-value="&quot;ritual&quot;:&quot;thaleh&quot;," calcext:value-type="string">
            <text:p>"ritual":"thaleh",</text:p>
          </table:table-cell>
          <table:table-cell table:number-columns-repeated="2"/>
          <table:table-cell table:style-name="ce8" table:formula="of:=MATCH([.B692];[.B$1:.B691]; 0)" office:value-type="string" office:string-value="" calcext:value-type="error">
            <text:p>#N/A</text:p>
          </table:table-cell>
          <table:table-cell/>
          <table:table-cell table:style-name="ce8" table:formula="of:=MATCH([.D692];[.D$1:.D69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it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haleh</text:p>
          </table:table-cell>
          <table:table-cell table:style-name="ce4" office:value-type="string" calcext:value-type="string">
            <text:p>",</text:p>
          </table:table-cell>
          <table:table-cell table:formula="of:=[.A693]&amp;[.B693]&amp;[.C693]&amp;[.D693]&amp;[.E693]" office:value-type="string" office:string-value="&quot;rite&quot;:&quot;thaleh&quot;," calcext:value-type="string">
            <text:p>"rite":"thaleh",</text:p>
          </table:table-cell>
          <table:table-cell table:number-columns-repeated="2"/>
          <table:table-cell table:style-name="ce8" table:formula="of:=MATCH([.B693];[.B$1:.B692]; 0)" office:value-type="string" office:string-value="" calcext:value-type="error">
            <text:p>#N/A</text:p>
          </table:table-cell>
          <table:table-cell/>
          <table:table-cell table:style-name="ce8" table:formula="of:=MATCH([.D693];[.D$1:.D692]; 0)" office:value-type="float" office:value="692" calcext:value-type="float">
            <text:p>69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acrific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haleh</text:p>
          </table:table-cell>
          <table:table-cell table:style-name="ce4" office:value-type="string" calcext:value-type="string">
            <text:p>",</text:p>
          </table:table-cell>
          <table:table-cell table:formula="of:=[.A694]&amp;[.B694]&amp;[.C694]&amp;[.D694]&amp;[.E694]" office:value-type="string" office:string-value="&quot;sacrifice&quot;:&quot;thaleh&quot;," calcext:value-type="string">
            <text:p>"sacrifice":"thaleh",</text:p>
          </table:table-cell>
          <table:table-cell table:number-columns-repeated="2"/>
          <table:table-cell table:style-name="ce8" table:formula="of:=MATCH([.B694];[.B$1:.B693]; 0)" office:value-type="string" office:string-value="" calcext:value-type="error">
            <text:p>#N/A</text:p>
          </table:table-cell>
          <table:table-cell/>
          <table:table-cell table:style-name="ce8" table:formula="of:=MATCH([.D694];[.D$1:.D693]; 0)" office:value-type="float" office:value="692" calcext:value-type="float">
            <text:p>69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eremon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haleh</text:p>
          </table:table-cell>
          <table:table-cell table:style-name="ce4" office:value-type="string" calcext:value-type="string">
            <text:p>",</text:p>
          </table:table-cell>
          <table:table-cell table:formula="of:=[.A695]&amp;[.B695]&amp;[.C695]&amp;[.D695]&amp;[.E695]" office:value-type="string" office:string-value="&quot;ceremony&quot;:&quot;thaleh&quot;," calcext:value-type="string">
            <text:p>"ceremony":"thaleh",</text:p>
          </table:table-cell>
          <table:table-cell table:number-columns-repeated="2"/>
          <table:table-cell table:style-name="ce8" table:formula="of:=MATCH([.B695];[.B$1:.B694]; 0)" office:value-type="string" office:string-value="" calcext:value-type="error">
            <text:p>#N/A</text:p>
          </table:table-cell>
          <table:table-cell/>
          <table:table-cell table:style-name="ce8" table:formula="of:=MATCH([.D695];[.D$1:.D694]; 0)" office:value-type="float" office:value="692" calcext:value-type="float">
            <text:p>69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o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axat</text:p>
          </table:table-cell>
          <table:table-cell table:style-name="ce4" office:value-type="string" calcext:value-type="string">
            <text:p>",</text:p>
          </table:table-cell>
          <table:table-cell table:formula="of:=[.A696]&amp;[.B696]&amp;[.C696]&amp;[.D696]&amp;[.E696]" office:value-type="string" office:string-value="&quot;god&quot;:&quot;gaxat&quot;," calcext:value-type="string">
            <text:p>"god":"gaxat",</text:p>
          </table:table-cell>
          <table:table-cell table:number-columns-repeated="2"/>
          <table:table-cell table:style-name="ce8" table:formula="of:=MATCH([.B696];[.B$1:.B695]; 0)" office:value-type="string" office:string-value="" calcext:value-type="error">
            <text:p>#N/A</text:p>
          </table:table-cell>
          <table:table-cell/>
          <table:table-cell table:style-name="ce8" table:formula="of:=MATCH([.D696];[.D$1:.D69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oddes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axat</text:p>
          </table:table-cell>
          <table:table-cell table:style-name="ce4" office:value-type="string" calcext:value-type="string">
            <text:p>",</text:p>
          </table:table-cell>
          <table:table-cell table:formula="of:=[.A697]&amp;[.B697]&amp;[.C697]&amp;[.D697]&amp;[.E697]" office:value-type="string" office:string-value="&quot;goddess&quot;:&quot;gaxat&quot;," calcext:value-type="string">
            <text:p>"goddess":"gaxat",</text:p>
          </table:table-cell>
          <table:table-cell table:number-columns-repeated="2"/>
          <table:table-cell table:style-name="ce8" table:formula="of:=MATCH([.B697];[.B$1:.B696]; 0)" office:value-type="string" office:string-value="" calcext:value-type="error">
            <text:p>#N/A</text:p>
          </table:table-cell>
          <table:table-cell/>
          <table:table-cell table:style-name="ce8" table:formula="of:=MATCH([.D697];[.D$1:.D696]; 0)" office:value-type="float" office:value="696" calcext:value-type="float">
            <text:p>69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eit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gaxat</text:p>
          </table:table-cell>
          <table:table-cell table:style-name="ce4" office:value-type="string" calcext:value-type="string">
            <text:p>",</text:p>
          </table:table-cell>
          <table:table-cell table:formula="of:=[.A698]&amp;[.B698]&amp;[.C698]&amp;[.D698]&amp;[.E698]" office:value-type="string" office:string-value="&quot;deity&quot;:&quot;gaxat&quot;," calcext:value-type="string">
            <text:p>"deity":"gaxat",</text:p>
          </table:table-cell>
          <table:table-cell table:number-columns-repeated="2"/>
          <table:table-cell table:style-name="ce8" table:formula="of:=MATCH([.B698];[.B$1:.B697]; 0)" office:value-type="string" office:string-value="" calcext:value-type="error">
            <text:p>#N/A</text:p>
          </table:table-cell>
          <table:table-cell/>
          <table:table-cell table:style-name="ce8" table:formula="of:=MATCH([.D698];[.D$1:.D697]; 0)" office:value-type="float" office:value="696" calcext:value-type="float">
            <text:p>69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uzz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weth</text:p>
          </table:table-cell>
          <table:table-cell table:style-name="ce4" office:value-type="string" calcext:value-type="string">
            <text:p>",</text:p>
          </table:table-cell>
          <table:table-cell table:formula="of:=[.A699]&amp;[.B699]&amp;[.C699]&amp;[.D699]&amp;[.E699]" office:value-type="string" office:string-value="&quot;buzz&quot;:&quot;feweth&quot;," calcext:value-type="string">
            <text:p>"buzz":"feweth",</text:p>
          </table:table-cell>
          <table:table-cell table:number-columns-repeated="2"/>
          <table:table-cell table:style-name="ce8" table:formula="of:=MATCH([.B699];[.B$1:.B698]; 0)" office:value-type="string" office:string-value="" calcext:value-type="error">
            <text:p>#N/A</text:p>
          </table:table-cell>
          <table:table-cell/>
          <table:table-cell table:style-name="ce8" table:formula="of:=MATCH([.D699];[.D$1:.D69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uzz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weth</text:p>
          </table:table-cell>
          <table:table-cell table:style-name="ce4" office:value-type="string" calcext:value-type="string">
            <text:p>",</text:p>
          </table:table-cell>
          <table:table-cell table:formula="of:=[.A700]&amp;[.B700]&amp;[.C700]&amp;[.D700]&amp;[.E700]" office:value-type="string" office:string-value="&quot;buzzed&quot;:&quot;feweth&quot;," calcext:value-type="string">
            <text:p>"buzzed":"feweth",</text:p>
          </table:table-cell>
          <table:table-cell table:number-columns-repeated="2"/>
          <table:table-cell table:style-name="ce8" table:formula="of:=MATCH([.B700];[.B$1:.B699]; 0)" office:value-type="string" office:string-value="" calcext:value-type="error">
            <text:p>#N/A</text:p>
          </table:table-cell>
          <table:table-cell/>
          <table:table-cell table:style-name="ce8" table:formula="of:=MATCH([.D700];[.D$1:.D699]; 0)" office:value-type="float" office:value="699" calcext:value-type="float">
            <text:p>69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rack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weth</text:p>
          </table:table-cell>
          <table:table-cell table:style-name="ce4" office:value-type="string" calcext:value-type="string">
            <text:p>",</text:p>
          </table:table-cell>
          <table:table-cell table:formula="of:=[.A701]&amp;[.B701]&amp;[.C701]&amp;[.D701]&amp;[.E701]" office:value-type="string" office:string-value="&quot;crack&quot;:&quot;feweth&quot;," calcext:value-type="string">
            <text:p>"crack":"feweth",</text:p>
          </table:table-cell>
          <table:table-cell table:number-columns-repeated="2"/>
          <table:table-cell table:style-name="ce8" table:formula="of:=MATCH([.B701];[.B$1:.B700]; 0)" office:value-type="string" office:string-value="" calcext:value-type="error">
            <text:p>#N/A</text:p>
          </table:table-cell>
          <table:table-cell/>
          <table:table-cell table:style-name="ce8" table:formula="of:=MATCH([.D701];[.D$1:.D700]; 0)" office:value-type="float" office:value="699" calcext:value-type="float">
            <text:p>69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rackl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weth</text:p>
          </table:table-cell>
          <table:table-cell table:style-name="ce4" office:value-type="string" calcext:value-type="string">
            <text:p>",</text:p>
          </table:table-cell>
          <table:table-cell table:formula="of:=[.A702]&amp;[.B702]&amp;[.C702]&amp;[.D702]&amp;[.E702]" office:value-type="string" office:string-value="&quot;crackle&quot;:&quot;feweth&quot;," calcext:value-type="string">
            <text:p>"crackle":"feweth",</text:p>
          </table:table-cell>
          <table:table-cell table:number-columns-repeated="2"/>
          <table:table-cell table:style-name="ce8" table:formula="of:=MATCH([.B702];[.B$1:.B701]; 0)" office:value-type="string" office:string-value="" calcext:value-type="error">
            <text:p>#N/A</text:p>
          </table:table-cell>
          <table:table-cell/>
          <table:table-cell table:style-name="ce8" table:formula="of:=MATCH([.D702];[.D$1:.D701]; 0)" office:value-type="float" office:value="699" calcext:value-type="float">
            <text:p>69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izzl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weth</text:p>
          </table:table-cell>
          <table:table-cell table:style-name="ce4" office:value-type="string" calcext:value-type="string">
            <text:p>",</text:p>
          </table:table-cell>
          <table:table-cell table:formula="of:=[.A703]&amp;[.B703]&amp;[.C703]&amp;[.D703]&amp;[.E703]" office:value-type="string" office:string-value="&quot;sizzle&quot;:&quot;feweth&quot;," calcext:value-type="string">
            <text:p>"sizzle":"feweth",</text:p>
          </table:table-cell>
          <table:table-cell table:number-columns-repeated="2"/>
          <table:table-cell table:style-name="ce8" table:formula="of:=MATCH([.B703];[.B$1:.B702]; 0)" office:value-type="string" office:string-value="" calcext:value-type="error">
            <text:p>#N/A</text:p>
          </table:table-cell>
          <table:table-cell/>
          <table:table-cell table:style-name="ce8" table:formula="of:=MATCH([.D703];[.D$1:.D702]; 0)" office:value-type="float" office:value="699" calcext:value-type="float">
            <text:p>69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r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weth</text:p>
          </table:table-cell>
          <table:table-cell table:style-name="ce4" office:value-type="string" calcext:value-type="string">
            <text:p>",</text:p>
          </table:table-cell>
          <table:table-cell table:formula="of:=[.A704]&amp;[.B704]&amp;[.C704]&amp;[.D704]&amp;[.E704]" office:value-type="string" office:string-value="&quot;fry&quot;:&quot;feweth&quot;," calcext:value-type="string">
            <text:p>"fry":"feweth",</text:p>
          </table:table-cell>
          <table:table-cell table:number-columns-repeated="2"/>
          <table:table-cell table:style-name="ce8" table:formula="of:=MATCH([.B704];[.B$1:.B703]; 0)" office:value-type="string" office:string-value="" calcext:value-type="error">
            <text:p>#N/A</text:p>
          </table:table-cell>
          <table:table-cell/>
          <table:table-cell table:style-name="ce8" table:formula="of:=MATCH([.D704];[.D$1:.D703]; 0)" office:value-type="float" office:value="699" calcext:value-type="float">
            <text:p>69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ri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weth</text:p>
          </table:table-cell>
          <table:table-cell table:style-name="ce4" office:value-type="string" calcext:value-type="string">
            <text:p>",</text:p>
          </table:table-cell>
          <table:table-cell table:formula="of:=[.A705]&amp;[.B705]&amp;[.C705]&amp;[.D705]&amp;[.E705]" office:value-type="string" office:string-value="&quot;fried&quot;:&quot;feweth&quot;," calcext:value-type="string">
            <text:p>"fried":"feweth",</text:p>
          </table:table-cell>
          <table:table-cell table:number-columns-repeated="2"/>
          <table:table-cell table:style-name="ce8" table:formula="of:=MATCH([.B705];[.B$1:.B704]; 0)" office:value-type="string" office:string-value="" calcext:value-type="error">
            <text:p>#N/A</text:p>
          </table:table-cell>
          <table:table-cell/>
          <table:table-cell table:style-name="ce8" table:formula="of:=MATCH([.D705];[.D$1:.D704]; 0)" office:value-type="float" office:value="699" calcext:value-type="float">
            <text:p>69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hiv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weth</text:p>
          </table:table-cell>
          <table:table-cell table:style-name="ce4" office:value-type="string" calcext:value-type="string">
            <text:p>",</text:p>
          </table:table-cell>
          <table:table-cell table:formula="of:=[.A706]&amp;[.B706]&amp;[.C706]&amp;[.D706]&amp;[.E706]" office:value-type="string" office:string-value="&quot;shiver&quot;:&quot;feweth&quot;," calcext:value-type="string">
            <text:p>"shiver":"feweth",</text:p>
          </table:table-cell>
          <table:table-cell table:number-columns-repeated="2"/>
          <table:table-cell table:style-name="ce8" table:formula="of:=MATCH([.B706];[.B$1:.B705]; 0)" office:value-type="string" office:string-value="" calcext:value-type="error">
            <text:p>#N/A</text:p>
          </table:table-cell>
          <table:table-cell/>
          <table:table-cell table:style-name="ce8" table:formula="of:=MATCH([.D706];[.D$1:.D705]; 0)" office:value-type="float" office:value="699" calcext:value-type="float">
            <text:p>69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hiver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weth</text:p>
          </table:table-cell>
          <table:table-cell table:style-name="ce4" office:value-type="string" calcext:value-type="string">
            <text:p>",</text:p>
          </table:table-cell>
          <table:table-cell table:formula="of:=[.A707]&amp;[.B707]&amp;[.C707]&amp;[.D707]&amp;[.E707]" office:value-type="string" office:string-value="&quot;shivered&quot;:&quot;feweth&quot;," calcext:value-type="string">
            <text:p>"shivered":"feweth",</text:p>
          </table:table-cell>
          <table:table-cell table:number-columns-repeated="2"/>
          <table:table-cell table:style-name="ce8" table:formula="of:=MATCH([.B707];[.B$1:.B706]; 0)" office:value-type="string" office:string-value="" calcext:value-type="error">
            <text:p>#N/A</text:p>
          </table:table-cell>
          <table:table-cell/>
          <table:table-cell table:style-name="ce8" table:formula="of:=MATCH([.D707];[.D$1:.D706]; 0)" office:value-type="float" office:value="699" calcext:value-type="float">
            <text:p>69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rackl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weth</text:p>
          </table:table-cell>
          <table:table-cell table:style-name="ce4" office:value-type="string" calcext:value-type="string">
            <text:p>",</text:p>
          </table:table-cell>
          <table:table-cell table:formula="of:=[.A708]&amp;[.B708]&amp;[.C708]&amp;[.D708]&amp;[.E708]" office:value-type="string" office:string-value="&quot;crackled&quot;:&quot;feweth&quot;," calcext:value-type="string">
            <text:p>"crackled":"feweth",</text:p>
          </table:table-cell>
          <table:table-cell table:number-columns-repeated="2"/>
          <table:table-cell table:style-name="ce8" table:formula="of:=MATCH([.B708];[.B$1:.B707]; 0)" office:value-type="string" office:string-value="" calcext:value-type="error">
            <text:p>#N/A</text:p>
          </table:table-cell>
          <table:table-cell/>
          <table:table-cell table:style-name="ce8" table:formula="of:=MATCH([.D708];[.D$1:.D707]; 0)" office:value-type="float" office:value="699" calcext:value-type="float">
            <text:p>69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izzl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weth</text:p>
          </table:table-cell>
          <table:table-cell table:style-name="ce4" office:value-type="string" calcext:value-type="string">
            <text:p>",</text:p>
          </table:table-cell>
          <table:table-cell table:formula="of:=[.A709]&amp;[.B709]&amp;[.C709]&amp;[.D709]&amp;[.E709]" office:value-type="string" office:string-value="&quot;sizzled&quot;:&quot;feweth&quot;," calcext:value-type="string">
            <text:p>"sizzled":"feweth",</text:p>
          </table:table-cell>
          <table:table-cell table:number-columns-repeated="2"/>
          <table:table-cell table:style-name="ce8" table:formula="of:=MATCH([.B709];[.B$1:.B708]; 0)" office:value-type="string" office:string-value="" calcext:value-type="error">
            <text:p>#N/A</text:p>
          </table:table-cell>
          <table:table-cell/>
          <table:table-cell table:style-name="ce8" table:formula="of:=MATCH([.D709];[.D$1:.D708]; 0)" office:value-type="float" office:value="699" calcext:value-type="float">
            <text:p>69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energ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ye’risch</text:p>
          </table:table-cell>
          <table:table-cell table:style-name="ce4" office:value-type="string" calcext:value-type="string">
            <text:p>",</text:p>
          </table:table-cell>
          <table:table-cell table:formula="of:=[.A710]&amp;[.B710]&amp;[.C710]&amp;[.D710]&amp;[.E710]" office:value-type="string" office:string-value="&quot;energy&quot;:&quot;fye’risch&quot;," calcext:value-type="string">
            <text:p>"energy":"fye’risch",</text:p>
          </table:table-cell>
          <table:table-cell table:number-columns-repeated="2"/>
          <table:table-cell table:style-name="ce8" table:formula="of:=MATCH([.B710];[.B$1:.B709]; 0)" office:value-type="string" office:string-value="" calcext:value-type="error">
            <text:p>#N/A</text:p>
          </table:table-cell>
          <table:table-cell/>
          <table:table-cell table:style-name="ce8" table:formula="of:=MATCH([.D710];[.D$1:.D70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orc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ye’risch</text:p>
          </table:table-cell>
          <table:table-cell table:style-name="ce4" office:value-type="string" calcext:value-type="string">
            <text:p>",</text:p>
          </table:table-cell>
          <table:table-cell table:formula="of:=[.A711]&amp;[.B711]&amp;[.C711]&amp;[.D711]&amp;[.E711]" office:value-type="string" office:string-value="&quot;force&quot;:&quot;fye’risch&quot;," calcext:value-type="string">
            <text:p>"force":"fye’risch",</text:p>
          </table:table-cell>
          <table:table-cell table:number-columns-repeated="2"/>
          <table:table-cell table:style-name="ce8" table:formula="of:=MATCH([.B711];[.B$1:.B710]; 0)" office:value-type="string" office:string-value="" calcext:value-type="error">
            <text:p>#N/A</text:p>
          </table:table-cell>
          <table:table-cell/>
          <table:table-cell table:style-name="ce8" table:formula="of:=MATCH([.D711];[.D$1:.D710]; 0)" office:value-type="float" office:value="710" calcext:value-type="float">
            <text:p>71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essenc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ye’risch</text:p>
          </table:table-cell>
          <table:table-cell table:style-name="ce4" office:value-type="string" calcext:value-type="string">
            <text:p>",</text:p>
          </table:table-cell>
          <table:table-cell table:formula="of:=[.A712]&amp;[.B712]&amp;[.C712]&amp;[.D712]&amp;[.E712]" office:value-type="string" office:string-value="&quot;essence&quot;:&quot;fye’risch&quot;," calcext:value-type="string">
            <text:p>"essence":"fye’risch",</text:p>
          </table:table-cell>
          <table:table-cell table:number-columns-repeated="2"/>
          <table:table-cell table:style-name="ce8" table:formula="of:=MATCH([.B712];[.B$1:.B711]; 0)" office:value-type="string" office:string-value="" calcext:value-type="error">
            <text:p>#N/A</text:p>
          </table:table-cell>
          <table:table-cell/>
          <table:table-cell table:style-name="ce8" table:formula="of:=MATCH([.D712];[.D$1:.D711]; 0)" office:value-type="float" office:value="710" calcext:value-type="float">
            <text:p>71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ac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icteth</text:p>
          </table:table-cell>
          <table:table-cell table:style-name="ce4" office:value-type="string" calcext:value-type="string">
            <text:p>",</text:p>
          </table:table-cell>
          <table:table-cell table:formula="of:=[.A713]&amp;[.B713]&amp;[.C713]&amp;[.D713]&amp;[.E713]" office:value-type="string" office:string-value="&quot;face&quot;:&quot;schicteth&quot;," calcext:value-type="string">
            <text:p>"face":"schicteth",</text:p>
          </table:table-cell>
          <table:table-cell table:number-columns-repeated="2"/>
          <table:table-cell table:style-name="ce8" table:formula="of:=MATCH([.B713];[.B$1:.B712]; 0)" office:value-type="string" office:string-value="" calcext:value-type="error">
            <text:p>#N/A</text:p>
          </table:table-cell>
          <table:table-cell/>
          <table:table-cell table:style-name="ce8" table:formula="of:=MATCH([.D713];[.D$1:.D71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ac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icteth</text:p>
          </table:table-cell>
          <table:table-cell table:style-name="ce4" office:value-type="string" calcext:value-type="string">
            <text:p>",</text:p>
          </table:table-cell>
          <table:table-cell table:formula="of:=[.A714]&amp;[.B714]&amp;[.C714]&amp;[.D714]&amp;[.E714]" office:value-type="string" office:string-value="&quot;faced&quot;:&quot;schicteth&quot;," calcext:value-type="string">
            <text:p>"faced":"schicteth",</text:p>
          </table:table-cell>
          <table:table-cell table:number-columns-repeated="2"/>
          <table:table-cell table:style-name="ce8" table:formula="of:=MATCH([.B714];[.B$1:.B713]; 0)" office:value-type="string" office:string-value="" calcext:value-type="error">
            <text:p>#N/A</text:p>
          </table:table-cell>
          <table:table-cell/>
          <table:table-cell table:style-name="ce8" table:formula="of:=MATCH([.D714];[.D$1:.D713]; 0)" office:value-type="float" office:value="713" calcext:value-type="float">
            <text:p>71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nfron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icteth</text:p>
          </table:table-cell>
          <table:table-cell table:style-name="ce4" office:value-type="string" calcext:value-type="string">
            <text:p>",</text:p>
          </table:table-cell>
          <table:table-cell table:formula="of:=[.A715]&amp;[.B715]&amp;[.C715]&amp;[.D715]&amp;[.E715]" office:value-type="string" office:string-value="&quot;confront&quot;:&quot;schicteth&quot;," calcext:value-type="string">
            <text:p>"confront":"schicteth",</text:p>
          </table:table-cell>
          <table:table-cell table:number-columns-repeated="2"/>
          <table:table-cell table:style-name="ce8" table:formula="of:=MATCH([.B715];[.B$1:.B714]; 0)" office:value-type="string" office:string-value="" calcext:value-type="error">
            <text:p>#N/A</text:p>
          </table:table-cell>
          <table:table-cell/>
          <table:table-cell table:style-name="ce8" table:formula="of:=MATCH([.D715];[.D$1:.D714]; 0)" office:value-type="float" office:value="713" calcext:value-type="float">
            <text:p>71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nfront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chicteth</text:p>
          </table:table-cell>
          <table:table-cell table:style-name="ce4" office:value-type="string" calcext:value-type="string">
            <text:p>",</text:p>
          </table:table-cell>
          <table:table-cell table:formula="of:=[.A716]&amp;[.B716]&amp;[.C716]&amp;[.D716]&amp;[.E716]" office:value-type="string" office:string-value="&quot;confronted&quot;:&quot;schicteth&quot;," calcext:value-type="string">
            <text:p>"confronted":"schicteth",</text:p>
          </table:table-cell>
          <table:table-cell table:number-columns-repeated="2"/>
          <table:table-cell table:style-name="ce8" table:formula="of:=MATCH([.B716];[.B$1:.B715]; 0)" office:value-type="string" office:string-value="" calcext:value-type="error">
            <text:p>#N/A</text:p>
          </table:table-cell>
          <table:table-cell/>
          <table:table-cell table:style-name="ce8" table:formula="of:=MATCH([.D716];[.D$1:.D715]; 0)" office:value-type="float" office:value="713" calcext:value-type="float">
            <text:p>71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athetic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etalath</text:p>
          </table:table-cell>
          <table:table-cell table:style-name="ce4" office:value-type="string" calcext:value-type="string">
            <text:p>",</text:p>
          </table:table-cell>
          <table:table-cell table:formula="of:=[.A717]&amp;[.B717]&amp;[.C717]&amp;[.D717]&amp;[.E717]" office:value-type="string" office:string-value="&quot;pathetic&quot;:&quot;ketalath&quot;," calcext:value-type="string">
            <text:p>"pathetic":"ketalath",</text:p>
          </table:table-cell>
          <table:table-cell table:number-columns-repeated="2"/>
          <table:table-cell table:style-name="ce8" table:formula="of:=MATCH([.B717];[.B$1:.B716]; 0)" office:value-type="string" office:string-value="" calcext:value-type="error">
            <text:p>#N/A</text:p>
          </table:table-cell>
          <table:table-cell/>
          <table:table-cell table:style-name="ce8" table:formula="of:=MATCH([.D717];[.D$1:.D71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re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zhel</text:p>
          </table:table-cell>
          <table:table-cell table:style-name="ce4" office:value-type="string" calcext:value-type="string">
            <text:p>",</text:p>
          </table:table-cell>
          <table:table-cell table:formula="of:=[.A718]&amp;[.B718]&amp;[.C718]&amp;[.D718]&amp;[.E718]" office:value-type="string" office:string-value="&quot;free&quot;:&quot;fezhel&quot;," calcext:value-type="string">
            <text:p>"free":"fezhel",</text:p>
          </table:table-cell>
          <table:table-cell table:number-columns-repeated="2"/>
          <table:table-cell table:style-name="ce8" table:formula="of:=MATCH([.B718];[.B$1:.B717]; 0)" office:value-type="string" office:string-value="" calcext:value-type="error">
            <text:p>#N/A</text:p>
          </table:table-cell>
          <table:table-cell/>
          <table:table-cell table:style-name="ce8" table:formula="of:=MATCH([.D718];[.D$1:.D71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alvatio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rezhkeit</text:p>
          </table:table-cell>
          <table:table-cell table:style-name="ce4" office:value-type="string" calcext:value-type="string">
            <text:p>",</text:p>
          </table:table-cell>
          <table:table-cell table:formula="of:=[.A719]&amp;[.B719]&amp;[.C719]&amp;[.D719]&amp;[.E719]" office:value-type="string" office:string-value="&quot;salvation&quot;:&quot;rezhkeit&quot;," calcext:value-type="string">
            <text:p>"salvation":"rezhkeit",</text:p>
          </table:table-cell>
          <table:table-cell table:number-columns-repeated="2"/>
          <table:table-cell table:style-name="ce8" table:formula="of:=MATCH([.B719];[.B$1:.B718]; 0)" office:value-type="string" office:string-value="" calcext:value-type="error">
            <text:p>#N/A</text:p>
          </table:table-cell>
          <table:table-cell/>
          <table:table-cell table:style-name="ce8" table:formula="of:=MATCH([.D719];[.D$1:.D71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av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nrezh</text:p>
          </table:table-cell>
          <table:table-cell table:style-name="ce4" office:value-type="string" calcext:value-type="string">
            <text:p>",</text:p>
          </table:table-cell>
          <table:table-cell table:formula="of:=[.A720]&amp;[.B720]&amp;[.C720]&amp;[.D720]&amp;[.E720]" office:value-type="string" office:string-value="&quot;saved&quot;:&quot;enrezh&quot;," calcext:value-type="string">
            <text:p>"saved":"enrezh",</text:p>
          </table:table-cell>
          <table:table-cell table:number-columns-repeated="2"/>
          <table:table-cell table:style-name="ce8" table:formula="of:=MATCH([.B720];[.B$1:.B719]; 0)" office:value-type="string" office:string-value="" calcext:value-type="error">
            <text:p>#N/A</text:p>
          </table:table-cell>
          <table:table-cell/>
          <table:table-cell table:style-name="ce8" table:formula="of:=MATCH([.D720];[.D$1:.D71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llid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lev’taseth</text:p>
          </table:table-cell>
          <table:table-cell table:style-name="ce4" office:value-type="string" calcext:value-type="string">
            <text:p>",</text:p>
          </table:table-cell>
          <table:table-cell table:formula="of:=[.A721]&amp;[.B721]&amp;[.C721]&amp;[.D721]&amp;[.E721]" office:value-type="string" office:string-value="&quot;collide&quot;:&quot;klev’taseth&quot;," calcext:value-type="string">
            <text:p>"collide":"klev’taseth",</text:p>
          </table:table-cell>
          <table:table-cell table:number-columns-repeated="2"/>
          <table:table-cell table:style-name="ce8" table:formula="of:=MATCH([.B721];[.B$1:.B720]; 0)" office:value-type="string" office:string-value="" calcext:value-type="error">
            <text:p>#N/A</text:p>
          </table:table-cell>
          <table:table-cell/>
          <table:table-cell table:style-name="ce8" table:formula="of:=MATCH([.D721];[.D$1:.D72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llid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lev’taseth</text:p>
          </table:table-cell>
          <table:table-cell table:style-name="ce4" office:value-type="string" calcext:value-type="string">
            <text:p>",</text:p>
          </table:table-cell>
          <table:table-cell table:formula="of:=[.A722]&amp;[.B722]&amp;[.C722]&amp;[.D722]&amp;[.E722]" office:value-type="string" office:string-value="&quot;collided&quot;:&quot;klev’taseth&quot;," calcext:value-type="string">
            <text:p>"collided":"klev’taseth",</text:p>
          </table:table-cell>
          <table:table-cell table:number-columns-repeated="2"/>
          <table:table-cell table:style-name="ce8" table:formula="of:=MATCH([.B722];[.B$1:.B721]; 0)" office:value-type="string" office:string-value="" calcext:value-type="error">
            <text:p>#N/A</text:p>
          </table:table-cell>
          <table:table-cell/>
          <table:table-cell table:style-name="ce8" table:formula="of:=MATCH([.D722];[.D$1:.D721]; 0)" office:value-type="float" office:value="721" calcext:value-type="float">
            <text:p>72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mash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lev’taseth</text:p>
          </table:table-cell>
          <table:table-cell table:style-name="ce4" office:value-type="string" calcext:value-type="string">
            <text:p>",</text:p>
          </table:table-cell>
          <table:table-cell table:formula="of:=[.A723]&amp;[.B723]&amp;[.C723]&amp;[.D723]&amp;[.E723]" office:value-type="string" office:string-value="&quot;smashed&quot;:&quot;klev’taseth&quot;," calcext:value-type="string">
            <text:p>"smashed":"klev’taseth",</text:p>
          </table:table-cell>
          <table:table-cell table:number-columns-repeated="2"/>
          <table:table-cell table:style-name="ce8" table:formula="of:=MATCH([.B723];[.B$1:.B722]; 0)" office:value-type="string" office:string-value="" calcext:value-type="error">
            <text:p>#N/A</text:p>
          </table:table-cell>
          <table:table-cell/>
          <table:table-cell table:style-name="ce8" table:formula="of:=MATCH([.D723];[.D$1:.D722]; 0)" office:value-type="float" office:value="721" calcext:value-type="float">
            <text:p>72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llisio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lev’taseth</text:p>
          </table:table-cell>
          <table:table-cell table:style-name="ce4" office:value-type="string" calcext:value-type="string">
            <text:p>",</text:p>
          </table:table-cell>
          <table:table-cell table:formula="of:=[.A724]&amp;[.B724]&amp;[.C724]&amp;[.D724]&amp;[.E724]" office:value-type="string" office:string-value="&quot;collision&quot;:&quot;klev’taseth&quot;," calcext:value-type="string">
            <text:p>"collision":"klev’taseth",</text:p>
          </table:table-cell>
          <table:table-cell table:number-columns-repeated="2"/>
          <table:table-cell table:style-name="ce8" table:formula="of:=MATCH([.B724];[.B$1:.B723]; 0)" office:value-type="string" office:string-value="" calcext:value-type="error">
            <text:p>#N/A</text:p>
          </table:table-cell>
          <table:table-cell/>
          <table:table-cell table:style-name="ce8" table:formula="of:=MATCH([.D724];[.D$1:.D723]; 0)" office:value-type="float" office:value="721" calcext:value-type="float">
            <text:p>72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rok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kahling’tha</text:p>
          </table:table-cell>
          <table:table-cell table:style-name="ce4" office:value-type="string" calcext:value-type="string">
            <text:p>",</text:p>
          </table:table-cell>
          <table:table-cell table:formula="of:=[.A725]&amp;[.B725]&amp;[.C725]&amp;[.D725]&amp;[.E725]" office:value-type="string" office:string-value="&quot;broke&quot;:&quot;kahling’tha&quot;," calcext:value-type="string">
            <text:p>"broke":"kahling’tha",</text:p>
          </table:table-cell>
          <table:table-cell table:number-columns-repeated="2"/>
          <table:table-cell table:style-name="ce8" table:formula="of:=MATCH([.B725];[.B$1:.B724]; 0)" office:value-type="string" office:string-value="" calcext:value-type="error">
            <text:p>#N/A</text:p>
          </table:table-cell>
          <table:table-cell/>
          <table:table-cell table:style-name="ce8" table:formula="of:=MATCH([.D725];[.D$1:.D724]; 0)"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illio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i’hap</text:p>
          </table:table-cell>
          <table:table-cell table:style-name="ce4" office:value-type="string" calcext:value-type="string">
            <text:p>",</text:p>
          </table:table-cell>
          <table:table-cell table:formula="of:=[.A726]&amp;[.B726]&amp;[.C726]&amp;[.D726]&amp;[.E726]" office:value-type="string" office:string-value="&quot;million&quot;:&quot;mi’hap&quot;," calcext:value-type="string">
            <text:p>"million":"mi’hap",</text:p>
          </table:table-cell>
          <table:table-cell table:number-columns-repeated="2"/>
          <table:table-cell table:style-name="ce8" table:formula="of:=MATCH([.B726];[.B$1:.B725]; 0)" office:value-type="string" office:string-value="" calcext:value-type="error">
            <text:p>#N/A</text:p>
          </table:table-cell>
          <table:table-cell/>
          <table:table-cell table:style-name="ce8" table:formula="of:=MATCH([.D726];[.D$1:.D72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man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i’hap</text:p>
          </table:table-cell>
          <table:table-cell table:style-name="ce4" office:value-type="string" calcext:value-type="string">
            <text:p>",</text:p>
          </table:table-cell>
          <table:table-cell table:formula="of:=[.A727]&amp;[.B727]&amp;[.C727]&amp;[.D727]&amp;[.E727]" office:value-type="string" office:string-value="&quot;many&quot;:&quot;mi’hap&quot;," calcext:value-type="string">
            <text:p>"many":"mi’hap",</text:p>
          </table:table-cell>
          <table:table-cell table:number-columns-repeated="2"/>
          <table:table-cell table:style-name="ce8" table:formula="of:=MATCH([.B727];[.B$1:.B726]; 0)" office:value-type="string" office:string-value="" calcext:value-type="error">
            <text:p>#N/A</text:p>
          </table:table-cell>
          <table:table-cell/>
          <table:table-cell table:style-name="ce8" table:formula="of:=MATCH([.D727];[.D$1:.D726]; 0)" office:value-type="float" office:value="726" calcext:value-type="float">
            <text:p>72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ot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i’hap</text:p>
          </table:table-cell>
          <table:table-cell table:style-name="ce4" office:value-type="string" calcext:value-type="string">
            <text:p>",</text:p>
          </table:table-cell>
          <table:table-cell table:formula="of:=[.A728]&amp;[.B728]&amp;[.C728]&amp;[.D728]&amp;[.E728]" office:value-type="string" office:string-value="&quot;lots&quot;:&quot;mi’hap&quot;," calcext:value-type="string">
            <text:p>"lots":"mi’hap",</text:p>
          </table:table-cell>
          <table:table-cell table:number-columns-repeated="2"/>
          <table:table-cell table:style-name="ce8" table:formula="of:=MATCH([.B728];[.B$1:.B727]; 0)" office:value-type="string" office:string-value="" calcext:value-type="error">
            <text:p>#N/A</text:p>
          </table:table-cell>
          <table:table-cell/>
          <table:table-cell table:style-name="ce8" table:formula="of:=MATCH([.D728];[.D$1:.D727]; 0)" office:value-type="float" office:value="726" calcext:value-type="float">
            <text:p>72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housan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mi’hap</text:p>
          </table:table-cell>
          <table:table-cell table:style-name="ce4" office:value-type="string" calcext:value-type="string">
            <text:p>",</text:p>
          </table:table-cell>
          <table:table-cell table:formula="of:=[.A729]&amp;[.B729]&amp;[.C729]&amp;[.D729]&amp;[.E729]" office:value-type="string" office:string-value="&quot;thousand&quot;:&quot;mi’hap&quot;," calcext:value-type="string">
            <text:p>"thousand":"mi’hap",</text:p>
          </table:table-cell>
          <table:table-cell table:number-columns-repeated="2"/>
          <table:table-cell table:style-name="ce8" table:formula="of:=MATCH([.B729];[.B$1:.B728]; 0)" office:value-type="string" office:string-value="" calcext:value-type="error">
            <text:p>#N/A</text:p>
          </table:table-cell>
          <table:table-cell/>
          <table:table-cell table:style-name="ce8" table:formula="of:=MATCH([.D729];[.D$1:.D728]; 0)" office:value-type="float" office:value="726" calcext:value-type="float">
            <text:p>72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genera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lt’veh</text:p>
          </table:table-cell>
          <table:table-cell table:style-name="ce4" office:value-type="string" calcext:value-type="string">
            <text:p>",</text:p>
          </table:table-cell>
          <table:table-cell table:formula="of:=[.A730]&amp;[.B730]&amp;[.C730]&amp;[.D730]&amp;[.E730]" office:value-type="string" office:string-value="&quot;general&quot;:&quot;felt’veh&quot;," calcext:value-type="string">
            <text:p>"general":"felt’veh",</text:p>
          </table:table-cell>
          <table:table-cell table:number-columns-repeated="2"/>
          <table:table-cell table:style-name="ce8" table:formula="of:=MATCH([.B730];[.B$1:.B729]; 0)" office:value-type="string" office:string-value="" calcext:value-type="error">
            <text:p>#N/A</text:p>
          </table:table-cell>
          <table:table-cell/>
          <table:table-cell table:style-name="ce8" table:formula="of:=MATCH([.D730];[.D$1:.D72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aptai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lt’veh</text:p>
          </table:table-cell>
          <table:table-cell table:style-name="ce4" office:value-type="string" calcext:value-type="string">
            <text:p>",</text:p>
          </table:table-cell>
          <table:table-cell table:formula="of:=[.A731]&amp;[.B731]&amp;[.C731]&amp;[.D731]&amp;[.E731]" office:value-type="string" office:string-value="&quot;captain&quot;:&quot;felt’veh&quot;," calcext:value-type="string">
            <text:p>"captain":"felt’veh",</text:p>
          </table:table-cell>
          <table:table-cell table:number-columns-repeated="2"/>
          <table:table-cell table:style-name="ce8" table:formula="of:=MATCH([.B731];[.B$1:.B730]; 0)" office:value-type="string" office:string-value="" calcext:value-type="error">
            <text:p>#N/A</text:p>
          </table:table-cell>
          <table:table-cell/>
          <table:table-cell table:style-name="ce8" table:formula="of:=MATCH([.D731];[.D$1:.D730]; 0)" office:value-type="float" office:value="730" calcext:value-type="float">
            <text:p>73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ergean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lt’veh</text:p>
          </table:table-cell>
          <table:table-cell table:style-name="ce4" office:value-type="string" calcext:value-type="string">
            <text:p>",</text:p>
          </table:table-cell>
          <table:table-cell table:formula="of:=[.A732]&amp;[.B732]&amp;[.C732]&amp;[.D732]&amp;[.E732]" office:value-type="string" office:string-value="&quot;sergeant&quot;:&quot;felt’veh&quot;," calcext:value-type="string">
            <text:p>"sergeant":"felt’veh",</text:p>
          </table:table-cell>
          <table:table-cell table:number-columns-repeated="2"/>
          <table:table-cell table:style-name="ce8" table:formula="of:=MATCH([.B732];[.B$1:.B731]; 0)" office:value-type="string" office:string-value="" calcext:value-type="error">
            <text:p>#N/A</text:p>
          </table:table-cell>
          <table:table-cell/>
          <table:table-cell table:style-name="ce8" table:formula="of:=MATCH([.D732];[.D$1:.D731]; 0)" office:value-type="float" office:value="730" calcext:value-type="float">
            <text:p>73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ieutenan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lt’veh</text:p>
          </table:table-cell>
          <table:table-cell table:style-name="ce4" office:value-type="string" calcext:value-type="string">
            <text:p>",</text:p>
          </table:table-cell>
          <table:table-cell table:formula="of:=[.A733]&amp;[.B733]&amp;[.C733]&amp;[.D733]&amp;[.E733]" office:value-type="string" office:string-value="&quot;lieutenant&quot;:&quot;felt’veh&quot;," calcext:value-type="string">
            <text:p>"lieutenant":"felt’veh",</text:p>
          </table:table-cell>
          <table:table-cell table:number-columns-repeated="2"/>
          <table:table-cell table:style-name="ce8" table:formula="of:=MATCH([.B733];[.B$1:.B732]; 0)" office:value-type="string" office:string-value="" calcext:value-type="error">
            <text:p>#N/A</text:p>
          </table:table-cell>
          <table:table-cell/>
          <table:table-cell table:style-name="ce8" table:formula="of:=MATCH([.D733];[.D$1:.D732]; 0)" office:value-type="float" office:value="730" calcext:value-type="float">
            <text:p>73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ead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lt’veh</text:p>
          </table:table-cell>
          <table:table-cell table:style-name="ce4" office:value-type="string" calcext:value-type="string">
            <text:p>",</text:p>
          </table:table-cell>
          <table:table-cell table:formula="of:=[.A734]&amp;[.B734]&amp;[.C734]&amp;[.D734]&amp;[.E734]" office:value-type="string" office:string-value="&quot;leader&quot;:&quot;felt’veh&quot;," calcext:value-type="string">
            <text:p>"leader":"felt’veh",</text:p>
          </table:table-cell>
          <table:table-cell table:number-columns-repeated="2"/>
          <table:table-cell table:style-name="ce8" table:formula="of:=MATCH([.B734];[.B$1:.B733]; 0)" office:value-type="string" office:string-value="" calcext:value-type="error">
            <text:p>#N/A</text:p>
          </table:table-cell>
          <table:table-cell/>
          <table:table-cell table:style-name="ce8" table:formula="of:=MATCH([.D734];[.D$1:.D733]; 0)" office:value-type="float" office:value="730" calcext:value-type="float">
            <text:p>73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ol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tisch</text:p>
          </table:table-cell>
          <table:table-cell table:style-name="ce4" office:value-type="string" calcext:value-type="string">
            <text:p>",</text:p>
          </table:table-cell>
          <table:table-cell table:formula="of:=[.A735]&amp;[.B735]&amp;[.C735]&amp;[.D735]&amp;[.E735]" office:value-type="string" office:string-value="&quot;holy&quot;:&quot;atisch&quot;," calcext:value-type="string">
            <text:p>"holy":"atisch",</text:p>
          </table:table-cell>
          <table:table-cell table:number-columns-repeated="2"/>
          <table:table-cell table:style-name="ce8" table:formula="of:=MATCH([.B735];[.B$1:.B734]; 0)" office:value-type="string" office:string-value="" calcext:value-type="error">
            <text:p>#N/A</text:p>
          </table:table-cell>
          <table:table-cell/>
          <table:table-cell table:style-name="ce8" table:formula="of:=MATCH([.D735];[.D$1:.D73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ur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tisch</text:p>
          </table:table-cell>
          <table:table-cell table:style-name="ce4" office:value-type="string" calcext:value-type="string">
            <text:p>",</text:p>
          </table:table-cell>
          <table:table-cell table:formula="of:=[.A736]&amp;[.B736]&amp;[.C736]&amp;[.D736]&amp;[.E736]" office:value-type="string" office:string-value="&quot;pure&quot;:&quot;atisch&quot;," calcext:value-type="string">
            <text:p>"pure":"atisch",</text:p>
          </table:table-cell>
          <table:table-cell table:number-columns-repeated="2"/>
          <table:table-cell table:style-name="ce8" table:formula="of:=MATCH([.B736];[.B$1:.B735]; 0)" office:value-type="string" office:string-value="" calcext:value-type="error">
            <text:p>#N/A</text:p>
          </table:table-cell>
          <table:table-cell/>
          <table:table-cell table:style-name="ce8" table:formula="of:=MATCH([.D736];[.D$1:.D735]; 0)" office:value-type="float" office:value="735" calcext:value-type="float">
            <text:p>73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eligiou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tisch</text:p>
          </table:table-cell>
          <table:table-cell table:style-name="ce4" office:value-type="string" calcext:value-type="string">
            <text:p>",</text:p>
          </table:table-cell>
          <table:table-cell table:formula="of:=[.A737]&amp;[.B737]&amp;[.C737]&amp;[.D737]&amp;[.E737]" office:value-type="string" office:string-value="&quot;religious&quot;:&quot;atisch&quot;," calcext:value-type="string">
            <text:p>"religious":"atisch",</text:p>
          </table:table-cell>
          <table:table-cell table:number-columns-repeated="2"/>
          <table:table-cell table:style-name="ce8" table:formula="of:=MATCH([.B737];[.B$1:.B736]; 0)" office:value-type="string" office:string-value="" calcext:value-type="error">
            <text:p>#N/A</text:p>
          </table:table-cell>
          <table:table-cell/>
          <table:table-cell table:style-name="ce8" table:formula="of:=MATCH([.D737];[.D$1:.D736]; 0)" office:value-type="float" office:value="735" calcext:value-type="float">
            <text:p>73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ea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dahat</text:p>
          </table:table-cell>
          <table:table-cell table:style-name="ce4" office:value-type="string" calcext:value-type="string">
            <text:p>",</text:p>
          </table:table-cell>
          <table:table-cell table:formula="of:=[.A738]&amp;[.B738]&amp;[.C738]&amp;[.D738]&amp;[.E738]" office:value-type="string" office:string-value="&quot;dead&quot;:&quot;dahat&quot;," calcext:value-type="string">
            <text:p>"dead":"dahat",</text:p>
          </table:table-cell>
          <table:table-cell table:number-columns-repeated="2"/>
          <table:table-cell table:style-name="ce8" table:formula="of:=MATCH([.B738];[.B$1:.B737]; 0)" office:value-type="string" office:string-value="" calcext:value-type="error">
            <text:p>#N/A</text:p>
          </table:table-cell>
          <table:table-cell/>
          <table:table-cell table:style-name="ce8" table:formula="of:=MATCH([.D738];[.D$1:.D73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ow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dahat</text:p>
          </table:table-cell>
          <table:table-cell table:style-name="ce4" office:value-type="string" calcext:value-type="string">
            <text:p>",</text:p>
          </table:table-cell>
          <table:table-cell table:formula="of:=[.A739]&amp;[.B739]&amp;[.C739]&amp;[.D739]&amp;[.E739]" office:value-type="string" office:string-value="&quot;down&quot;:&quot;dahat&quot;," calcext:value-type="string">
            <text:p>"down":"dahat",</text:p>
          </table:table-cell>
          <table:table-cell table:number-columns-repeated="2"/>
          <table:table-cell table:style-name="ce8" table:formula="of:=MATCH([.B739];[.B$1:.B738]; 0)" office:value-type="string" office:string-value="" calcext:value-type="error">
            <text:p>#N/A</text:p>
          </table:table-cell>
          <table:table-cell/>
          <table:table-cell table:style-name="ce8" table:formula="of:=MATCH([.D739];[.D$1:.D738]; 0)" office:value-type="float" office:value="738" calcext:value-type="float">
            <text:p>73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unconsciou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dahat</text:p>
          </table:table-cell>
          <table:table-cell table:style-name="ce4" office:value-type="string" calcext:value-type="string">
            <text:p>",</text:p>
          </table:table-cell>
          <table:table-cell table:formula="of:=[.A740]&amp;[.B740]&amp;[.C740]&amp;[.D740]&amp;[.E740]" office:value-type="string" office:string-value="&quot;unconscious&quot;:&quot;dahat&quot;," calcext:value-type="string">
            <text:p>"unconscious":"dahat",</text:p>
          </table:table-cell>
          <table:table-cell table:number-columns-repeated="2"/>
          <table:table-cell table:style-name="ce8" table:formula="of:=MATCH([.B740];[.B$1:.B739]; 0)" office:value-type="string" office:string-value="" calcext:value-type="error">
            <text:p>#N/A</text:p>
          </table:table-cell>
          <table:table-cell/>
          <table:table-cell table:style-name="ce8" table:formula="of:=MATCH([.D740];[.D$1:.D739]; 0)" office:value-type="float" office:value="738" calcext:value-type="float">
            <text:p>73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emember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ubax</text:p>
          </table:table-cell>
          <table:table-cell table:style-name="ce4" office:value-type="string" calcext:value-type="string">
            <text:p>",</text:p>
          </table:table-cell>
          <table:table-cell table:formula="of:=[.A741]&amp;[.B741]&amp;[.C741]&amp;[.D741]&amp;[.E741]" office:value-type="string" office:string-value="&quot;remember&quot;:&quot;aubax&quot;," calcext:value-type="string">
            <text:p>"remember":"aubax",</text:p>
          </table:table-cell>
          <table:table-cell table:number-columns-repeated="2"/>
          <table:table-cell table:style-name="ce8" table:formula="of:=MATCH([.B741];[.B$1:.B740]; 0)" office:value-type="string" office:string-value="" calcext:value-type="error">
            <text:p>#N/A</text:p>
          </table:table-cell>
          <table:table-cell/>
          <table:table-cell table:style-name="ce8" table:formula="of:=MATCH([.D741];[.D$1:.D74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ecall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ubax</text:p>
          </table:table-cell>
          <table:table-cell table:style-name="ce4" office:value-type="string" calcext:value-type="string">
            <text:p>",</text:p>
          </table:table-cell>
          <table:table-cell table:formula="of:=[.A742]&amp;[.B742]&amp;[.C742]&amp;[.D742]&amp;[.E742]" office:value-type="string" office:string-value="&quot;recall&quot;:&quot;aubax&quot;," calcext:value-type="string">
            <text:p>"recall":"aubax",</text:p>
          </table:table-cell>
          <table:table-cell table:number-columns-repeated="2"/>
          <table:table-cell table:style-name="ce8" table:formula="of:=MATCH([.B742];[.B$1:.B741]; 0)" office:value-type="string" office:string-value="" calcext:value-type="error">
            <text:p>#N/A</text:p>
          </table:table-cell>
          <table:table-cell/>
          <table:table-cell table:style-name="ce8" table:formula="of:=MATCH([.D742];[.D$1:.D741]; 0)" office:value-type="float" office:value="741" calcext:value-type="float">
            <text:p>74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ecollec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ubax</text:p>
          </table:table-cell>
          <table:table-cell table:style-name="ce4" office:value-type="string" calcext:value-type="string">
            <text:p>",</text:p>
          </table:table-cell>
          <table:table-cell table:formula="of:=[.A743]&amp;[.B743]&amp;[.C743]&amp;[.D743]&amp;[.E743]" office:value-type="string" office:string-value="&quot;recollect&quot;:&quot;aubax&quot;," calcext:value-type="string">
            <text:p>"recollect":"aubax",</text:p>
          </table:table-cell>
          <table:table-cell table:number-columns-repeated="2"/>
          <table:table-cell table:style-name="ce8" table:formula="of:=MATCH([.B743];[.B$1:.B742]; 0)" office:value-type="string" office:string-value="" calcext:value-type="error">
            <text:p>#N/A</text:p>
          </table:table-cell>
          <table:table-cell/>
          <table:table-cell table:style-name="ce8" table:formula="of:=MATCH([.D743];[.D$1:.D742]; 0)" office:value-type="float" office:value="741" calcext:value-type="float">
            <text:p>74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remember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ubax</text:p>
          </table:table-cell>
          <table:table-cell table:style-name="ce4" office:value-type="string" calcext:value-type="string">
            <text:p>",</text:p>
          </table:table-cell>
          <table:table-cell table:formula="of:=[.A744]&amp;[.B744]&amp;[.C744]&amp;[.D744]&amp;[.E744]" office:value-type="string" office:string-value="&quot;remembering&quot;:&quot;aubax&quot;," calcext:value-type="string">
            <text:p>"remembering":"aubax",</text:p>
          </table:table-cell>
          <table:table-cell table:number-columns-repeated="2"/>
          <table:table-cell table:style-name="ce8" table:formula="of:=MATCH([.B744];[.B$1:.B743]; 0)" office:value-type="string" office:string-value="" calcext:value-type="error">
            <text:p>#N/A</text:p>
          </table:table-cell>
          <table:table-cell/>
          <table:table-cell table:style-name="ce8" table:formula="of:=MATCH([.D744];[.D$1:.D743]; 0)" office:value-type="float" office:value="741" calcext:value-type="float">
            <text:p>74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a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eika</text:p>
          </table:table-cell>
          <table:table-cell table:style-name="ce4" office:value-type="string" calcext:value-type="string">
            <text:p>",</text:p>
          </table:table-cell>
          <table:table-cell table:formula="of:=[.A745]&amp;[.B745]&amp;[.C745]&amp;[.D745]&amp;[.E745]" office:value-type="string" office:string-value="&quot;had&quot;:&quot;teika&quot;," calcext:value-type="string">
            <text:p>"had":"teika",</text:p>
          </table:table-cell>
          <table:table-cell table:number-columns-repeated="2"/>
          <table:table-cell table:style-name="ce8" table:formula="of:=MATCH([.B745];[.B$1:.B744]; 0)" office:value-type="string" office:string-value="" calcext:value-type="error">
            <text:p>#N/A</text:p>
          </table:table-cell>
          <table:table-cell/>
          <table:table-cell table:style-name="ce8" table:formula="of:=MATCH([.D745];[.D$1:.D74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hav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teikath</text:p>
          </table:table-cell>
          <table:table-cell table:style-name="ce4" office:value-type="string" calcext:value-type="string">
            <text:p>",</text:p>
          </table:table-cell>
          <table:table-cell table:formula="of:=[.A746]&amp;[.B746]&amp;[.C746]&amp;[.D746]&amp;[.E746]" office:value-type="string" office:string-value="&quot;having&quot;:&quot;teikath&quot;," calcext:value-type="string">
            <text:p>"having":"teikath",</text:p>
          </table:table-cell>
          <table:table-cell table:number-columns-repeated="2"/>
          <table:table-cell table:style-name="ce8" table:formula="of:=MATCH([.B746];[.B$1:.B745]; 0)" office:value-type="string" office:string-value="" calcext:value-type="error">
            <text:p>#N/A</text:p>
          </table:table-cell>
          <table:table-cell/>
          <table:table-cell table:style-name="ce8" table:formula="of:=MATCH([.D746];[.D$1:.D74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ctivat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nein</text:p>
          </table:table-cell>
          <table:table-cell table:style-name="ce4" office:value-type="string" calcext:value-type="string">
            <text:p>",</text:p>
          </table:table-cell>
          <table:table-cell table:formula="of:=[.A747]&amp;[.B747]&amp;[.C747]&amp;[.D747]&amp;[.E747]" office:value-type="string" office:string-value="&quot;activate&quot;:&quot;anein&quot;," calcext:value-type="string">
            <text:p>"activate":"anein",</text:p>
          </table:table-cell>
          <table:table-cell table:number-columns-repeated="2"/>
          <table:table-cell table:style-name="ce8" table:formula="of:=MATCH([.B747];[.B$1:.B746]; 0)" office:value-type="string" office:string-value="" calcext:value-type="error">
            <text:p>#N/A</text:p>
          </table:table-cell>
          <table:table-cell/>
          <table:table-cell table:style-name="ce8" table:formula="of:=MATCH([.D747];[.D$1:.D74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tar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nein</text:p>
          </table:table-cell>
          <table:table-cell table:style-name="ce4" office:value-type="string" calcext:value-type="string">
            <text:p>",</text:p>
          </table:table-cell>
          <table:table-cell table:formula="of:=[.A748]&amp;[.B748]&amp;[.C748]&amp;[.D748]&amp;[.E748]" office:value-type="string" office:string-value="&quot;start&quot;:&quot;anein&quot;," calcext:value-type="string">
            <text:p>"start":"anein",</text:p>
          </table:table-cell>
          <table:table-cell table:number-columns-repeated="2"/>
          <table:table-cell table:style-name="ce8" table:formula="of:=MATCH([.B748];[.B$1:.B747]; 0)" office:value-type="string" office:string-value="" calcext:value-type="error">
            <text:p>#N/A</text:p>
          </table:table-cell>
          <table:table-cell/>
          <table:table-cell table:style-name="ce8" table:formula="of:=MATCH([.D748];[.D$1:.D747]; 0)" office:value-type="float" office:value="747" calcext:value-type="float">
            <text:p>74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egin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nein</text:p>
          </table:table-cell>
          <table:table-cell table:style-name="ce4" office:value-type="string" calcext:value-type="string">
            <text:p>",</text:p>
          </table:table-cell>
          <table:table-cell table:formula="of:=[.A749]&amp;[.B749]&amp;[.C749]&amp;[.D749]&amp;[.E749]" office:value-type="string" office:string-value="&quot;begin&quot;:&quot;anein&quot;," calcext:value-type="string">
            <text:p>"begin":"anein",</text:p>
          </table:table-cell>
          <table:table-cell table:number-columns-repeated="2"/>
          <table:table-cell table:style-name="ce8" table:formula="of:=MATCH([.B749];[.B$1:.B748]; 0)" office:value-type="string" office:string-value="" calcext:value-type="error">
            <text:p>#N/A</text:p>
          </table:table-cell>
          <table:table-cell/>
          <table:table-cell table:style-name="ce8" table:formula="of:=MATCH([.D749];[.D$1:.D748]; 0)" office:value-type="float" office:value="747" calcext:value-type="float">
            <text:p>74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initiat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anein</text:p>
          </table:table-cell>
          <table:table-cell table:style-name="ce4" office:value-type="string" calcext:value-type="string">
            <text:p>",</text:p>
          </table:table-cell>
          <table:table-cell table:formula="of:=[.A750]&amp;[.B750]&amp;[.C750]&amp;[.D750]&amp;[.E750]" office:value-type="string" office:string-value="&quot;initiate&quot;:&quot;anein&quot;," calcext:value-type="string">
            <text:p>"initiate":"anein",</text:p>
          </table:table-cell>
          <table:table-cell table:number-columns-repeated="2"/>
          <table:table-cell table:style-name="ce8" table:formula="of:=MATCH([.B750];[.B$1:.B749]; 0)" office:value-type="string" office:string-value="" calcext:value-type="error">
            <text:p>#N/A</text:p>
          </table:table-cell>
          <table:table-cell/>
          <table:table-cell table:style-name="ce8" table:formula="of:=MATCH([.D750];[.D$1:.D749]; 0)" office:value-type="float" office:value="747" calcext:value-type="float">
            <text:p>74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lmos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ekasch</text:p>
          </table:table-cell>
          <table:table-cell table:style-name="ce4" office:value-type="string" calcext:value-type="string">
            <text:p>",</text:p>
          </table:table-cell>
          <table:table-cell table:formula="of:=[.A751]&amp;[.B751]&amp;[.C751]&amp;[.D751]&amp;[.E751]" office:value-type="string" office:string-value="&quot;almost&quot;:&quot;sekasch&quot;," calcext:value-type="string">
            <text:p>"almost":"sekasch",</text:p>
          </table:table-cell>
          <table:table-cell table:number-columns-repeated="2"/>
          <table:table-cell table:style-name="ce8" table:formula="of:=MATCH([.B751];[.B$1:.B750]; 0)" office:value-type="string" office:string-value="" calcext:value-type="error">
            <text:p>#N/A</text:p>
          </table:table-cell>
          <table:table-cell/>
          <table:table-cell table:style-name="ce8" table:formula="of:=MATCH([.D751];[.D$1:.D75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nearl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sekasch</text:p>
          </table:table-cell>
          <table:table-cell table:style-name="ce4" office:value-type="string" calcext:value-type="string">
            <text:p>",</text:p>
          </table:table-cell>
          <table:table-cell table:formula="of:=[.A752]&amp;[.B752]&amp;[.C752]&amp;[.D752]&amp;[.E752]" office:value-type="string" office:string-value="&quot;nearly&quot;:&quot;sekasch&quot;," calcext:value-type="string">
            <text:p>"nearly":"sekasch",</text:p>
          </table:table-cell>
          <table:table-cell table:number-columns-repeated="2"/>
          <table:table-cell table:style-name="ce8" table:formula="of:=MATCH([.B752];[.B$1:.B751]; 0)" office:value-type="string" office:string-value="" calcext:value-type="error">
            <text:p>#N/A</text:p>
          </table:table-cell>
          <table:table-cell/>
          <table:table-cell table:style-name="ce8" table:formula="of:=MATCH([.D752];[.D$1:.D751]; 0)" office:value-type="float" office:value="751" calcext:value-type="float">
            <text:p>75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uck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behatz</text:p>
          </table:table-cell>
          <table:table-cell table:style-name="ce4" office:value-type="string" calcext:value-type="string">
            <text:p>",</text:p>
          </table:table-cell>
          <table:table-cell table:formula="of:=[.A753]&amp;[.B753]&amp;[.C753]&amp;[.D753]&amp;[.E753]" office:value-type="string" office:string-value="&quot;luck&quot;:&quot;behatz&quot;," calcext:value-type="string">
            <text:p>"luck":"behatz",</text:p>
          </table:table-cell>
          <table:table-cell table:number-columns-repeated="2"/>
          <table:table-cell table:style-name="ce8" table:formula="of:=MATCH([.B753];[.B$1:.B752]; 0)" office:value-type="string" office:string-value="" calcext:value-type="error">
            <text:p>#N/A</text:p>
          </table:table-cell>
          <table:table-cell/>
          <table:table-cell table:style-name="ce8" table:formula="of:=MATCH([.D753];[.D$1:.D75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ortunat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behatz</text:p>
          </table:table-cell>
          <table:table-cell table:style-name="ce4" office:value-type="string" calcext:value-type="string">
            <text:p>",</text:p>
          </table:table-cell>
          <table:table-cell table:formula="of:=[.A754]&amp;[.B754]&amp;[.C754]&amp;[.D754]&amp;[.E754]" office:value-type="string" office:string-value="&quot;fortunate&quot;:&quot;behatz&quot;," calcext:value-type="string">
            <text:p>"fortunate":"behatz",</text:p>
          </table:table-cell>
          <table:table-cell table:number-columns-repeated="2"/>
          <table:table-cell table:style-name="ce8" table:formula="of:=MATCH([.B754];[.B$1:.B753]; 0)" office:value-type="string" office:string-value="" calcext:value-type="error">
            <text:p>#N/A</text:p>
          </table:table-cell>
          <table:table-cell/>
          <table:table-cell table:style-name="ce8" table:formula="of:=MATCH([.D754];[.D$1:.D753]; 0)" office:value-type="float" office:value="753" calcext:value-type="float">
            <text:p>75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erendipit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behatz</text:p>
          </table:table-cell>
          <table:table-cell table:style-name="ce4" office:value-type="string" calcext:value-type="string">
            <text:p>",</text:p>
          </table:table-cell>
          <table:table-cell table:formula="of:=[.A755]&amp;[.B755]&amp;[.C755]&amp;[.D755]&amp;[.E755]" office:value-type="string" office:string-value="&quot;serendipity&quot;:&quot;behatz&quot;," calcext:value-type="string">
            <text:p>"serendipity":"behatz",</text:p>
          </table:table-cell>
          <table:table-cell table:number-columns-repeated="2"/>
          <table:table-cell table:style-name="ce8" table:formula="of:=MATCH([.B755];[.B$1:.B754]; 0)" office:value-type="string" office:string-value="" calcext:value-type="error">
            <text:p>#N/A</text:p>
          </table:table-cell>
          <table:table-cell/>
          <table:table-cell table:style-name="ce8" table:formula="of:=MATCH([.D755];[.D$1:.D754]; 0)" office:value-type="float" office:value="753" calcext:value-type="float">
            <text:p>75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uck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behatz</text:p>
          </table:table-cell>
          <table:table-cell table:style-name="ce4" office:value-type="string" calcext:value-type="string">
            <text:p>",</text:p>
          </table:table-cell>
          <table:table-cell table:formula="of:=[.A756]&amp;[.B756]&amp;[.C756]&amp;[.D756]&amp;[.E756]" office:value-type="string" office:string-value="&quot;lucky&quot;:&quot;behatz&quot;," calcext:value-type="string">
            <text:p>"lucky":"behatz",</text:p>
          </table:table-cell>
          <table:table-cell table:number-columns-repeated="2"/>
          <table:table-cell table:style-name="ce8" table:formula="of:=MATCH([.B756];[.B$1:.B755]; 0)" office:value-type="string" office:string-value="" calcext:value-type="error">
            <text:p>#N/A</text:p>
          </table:table-cell>
          <table:table-cell/>
          <table:table-cell table:style-name="ce8" table:formula="of:=MATCH([.D756];[.D$1:.D755]; 0)" office:value-type="float" office:value="753" calcext:value-type="float">
            <text:p>75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ortuitou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behatz</text:p>
          </table:table-cell>
          <table:table-cell table:style-name="ce4" office:value-type="string" calcext:value-type="string">
            <text:p>",</text:p>
          </table:table-cell>
          <table:table-cell table:formula="of:=[.A757]&amp;[.B757]&amp;[.C757]&amp;[.D757]&amp;[.E757]" office:value-type="string" office:string-value="&quot;fortuitous&quot;:&quot;behatz&quot;," calcext:value-type="string">
            <text:p>"fortuitous":"behatz",</text:p>
          </table:table-cell>
          <table:table-cell table:number-columns-repeated="2"/>
          <table:table-cell table:style-name="ce8" table:formula="of:=MATCH([.B757];[.B$1:.B756]; 0)" office:value-type="string" office:string-value="" calcext:value-type="error">
            <text:p>#N/A</text:p>
          </table:table-cell>
          <table:table-cell/>
          <table:table-cell table:style-name="ce8" table:formula="of:=MATCH([.D757];[.D$1:.D756]; 0)" office:value-type="float" office:value="753" calcext:value-type="float">
            <text:p>75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fortun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behatz</text:p>
          </table:table-cell>
          <table:table-cell table:style-name="ce4" office:value-type="string" calcext:value-type="string">
            <text:p>",</text:p>
          </table:table-cell>
          <table:table-cell table:formula="of:=[.A758]&amp;[.B758]&amp;[.C758]&amp;[.D758]&amp;[.E758]" office:value-type="string" office:string-value="&quot;fortune&quot;:&quot;behatz&quot;," calcext:value-type="string">
            <text:p>"fortune":"behatz",</text:p>
          </table:table-cell>
          <table:table-cell table:number-columns-repeated="2"/>
          <table:table-cell table:style-name="ce8" table:formula="of:=MATCH([.B758];[.B$1:.B757]; 0)" office:value-type="string" office:string-value="" calcext:value-type="error">
            <text:p>#N/A</text:p>
          </table:table-cell>
          <table:table-cell/>
          <table:table-cell table:style-name="ce8" table:formula="of:=MATCH([.D758];[.D$1:.D757]; 0)" office:value-type="float" office:value="753" calcext:value-type="float">
            <text:p>75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luck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behatz</text:p>
          </table:table-cell>
          <table:table-cell table:style-name="ce4" office:value-type="string" calcext:value-type="string">
            <text:p>",</text:p>
          </table:table-cell>
          <table:table-cell table:formula="of:=[.A759]&amp;[.B759]&amp;[.C759]&amp;[.D759]&amp;[.E759]" office:value-type="string" office:string-value="&quot;lucked&quot;:&quot;behatz&quot;," calcext:value-type="string">
            <text:p>"lucked":"behatz",</text:p>
          </table:table-cell>
          <table:table-cell table:number-columns-repeated="2"/>
          <table:table-cell table:style-name="ce8" table:formula="of:=MATCH([.B759];[.B$1:.B758]; 0)" office:value-type="string" office:string-value="" calcext:value-type="error">
            <text:p>#N/A</text:p>
          </table:table-cell>
          <table:table-cell/>
          <table:table-cell table:style-name="ce8" table:formula="of:=MATCH([.D759];[.D$1:.D758]; 0)" office:value-type="float" office:value="753" calcext:value-type="float">
            <text:p>75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serendipitous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behatz</text:p>
          </table:table-cell>
          <table:table-cell table:style-name="ce4" office:value-type="string" calcext:value-type="string">
            <text:p>",</text:p>
          </table:table-cell>
          <table:table-cell table:formula="of:=[.A760]&amp;[.B760]&amp;[.C760]&amp;[.D760]&amp;[.E760]" office:value-type="string" office:string-value="&quot;serendipitous&quot;:&quot;behatz&quot;," calcext:value-type="string">
            <text:p>"serendipitous":"behatz",</text:p>
          </table:table-cell>
          <table:table-cell table:number-columns-repeated="2"/>
          <table:table-cell table:style-name="ce8" table:formula="of:=MATCH([.B760];[.B$1:.B759]; 0)" office:value-type="string" office:string-value="" calcext:value-type="error">
            <text:p>#N/A</text:p>
          </table:table-cell>
          <table:table-cell/>
          <table:table-cell table:style-name="ce8" table:formula="of:=MATCH([.D760];[.D$1:.D759]; 0)" office:value-type="float" office:value="753" calcext:value-type="float">
            <text:p>75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incidenc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behatz</text:p>
          </table:table-cell>
          <table:table-cell table:style-name="ce4" office:value-type="string" calcext:value-type="string">
            <text:p>",</text:p>
          </table:table-cell>
          <table:table-cell table:formula="of:=[.A761]&amp;[.B761]&amp;[.C761]&amp;[.D761]&amp;[.E761]" office:value-type="string" office:string-value="&quot;coincidence&quot;:&quot;behatz&quot;," calcext:value-type="string">
            <text:p>"coincidence":"behatz",</text:p>
          </table:table-cell>
          <table:table-cell table:number-columns-repeated="2"/>
          <table:table-cell table:style-name="ce8" table:formula="of:=MATCH([.B761];[.B$1:.B760]; 0)" office:value-type="string" office:string-value="" calcext:value-type="error">
            <text:p>#N/A</text:p>
          </table:table-cell>
          <table:table-cell/>
          <table:table-cell table:style-name="ce8" table:formula="of:=MATCH([.D761];[.D$1:.D760]; 0)" office:value-type="float" office:value="753" calcext:value-type="float">
            <text:p>75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brillian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izak</text:p>
          </table:table-cell>
          <table:table-cell table:style-name="ce4" office:value-type="string" calcext:value-type="string">
            <text:p>",</text:p>
          </table:table-cell>
          <table:table-cell table:formula="of:=[.A762]&amp;[.B762]&amp;[.C762]&amp;[.D762]&amp;[.E762]" office:value-type="string" office:string-value="&quot;brilliant&quot;:&quot;izak&quot;," calcext:value-type="string">
            <text:p>"brilliant":"izak",</text:p>
          </table:table-cell>
          <table:table-cell table:number-columns-repeated="2"/>
          <table:table-cell table:style-name="ce8" table:formula="of:=MATCH([.B762];[.B$1:.B761]; 0)" office:value-type="string" office:string-value="" calcext:value-type="error">
            <text:p>#N/A</text:p>
          </table:table-cell>
          <table:table-cell/>
          <table:table-cell table:style-name="ce8" table:formula="of:=MATCH([.D762];[.D$1:.D76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maz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izak</text:p>
          </table:table-cell>
          <table:table-cell table:style-name="ce4" office:value-type="string" calcext:value-type="string">
            <text:p>",</text:p>
          </table:table-cell>
          <table:table-cell table:formula="of:=[.A763]&amp;[.B763]&amp;[.C763]&amp;[.D763]&amp;[.E763]" office:value-type="string" office:string-value="&quot;amazing&quot;:&quot;izak&quot;," calcext:value-type="string">
            <text:p>"amazing":"izak",</text:p>
          </table:table-cell>
          <table:table-cell table:number-columns-repeated="2"/>
          <table:table-cell table:style-name="ce8" table:formula="of:=MATCH([.B763];[.B$1:.B762]; 0)" office:value-type="string" office:string-value="" calcext:value-type="error">
            <text:p>#N/A</text:p>
          </table:table-cell>
          <table:table-cell/>
          <table:table-cell table:style-name="ce8" table:formula="of:=MATCH([.D763];[.D$1:.D762]; 0)" office:value-type="float" office:value="762" calcext:value-type="float">
            <text:p>76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incredibl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izak</text:p>
          </table:table-cell>
          <table:table-cell table:style-name="ce4" office:value-type="string" calcext:value-type="string">
            <text:p>",</text:p>
          </table:table-cell>
          <table:table-cell table:formula="of:=[.A764]&amp;[.B764]&amp;[.C764]&amp;[.D764]&amp;[.E764]" office:value-type="string" office:string-value="&quot;incredible&quot;:&quot;izak&quot;," calcext:value-type="string">
            <text:p>"incredible":"izak",</text:p>
          </table:table-cell>
          <table:table-cell table:number-columns-repeated="2"/>
          <table:table-cell table:style-name="ce8" table:formula="of:=MATCH([.B764];[.B$1:.B763]; 0)" office:value-type="string" office:string-value="" calcext:value-type="error">
            <text:p>#N/A</text:p>
          </table:table-cell>
          <table:table-cell/>
          <table:table-cell table:style-name="ce8" table:formula="of:=MATCH([.D764];[.D$1:.D763]; 0)" office:value-type="float" office:value="762" calcext:value-type="float">
            <text:p>76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terrific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izak</text:p>
          </table:table-cell>
          <table:table-cell table:style-name="ce4" office:value-type="string" calcext:value-type="string">
            <text:p>",</text:p>
          </table:table-cell>
          <table:table-cell table:formula="of:=[.A765]&amp;[.B765]&amp;[.C765]&amp;[.D765]&amp;[.E765]" office:value-type="string" office:string-value="&quot;terrific&quot;:&quot;izak&quot;," calcext:value-type="string">
            <text:p>"terrific":"izak",</text:p>
          </table:table-cell>
          <table:table-cell table:number-columns-repeated="2"/>
          <table:table-cell table:style-name="ce8" table:formula="of:=MATCH([.B765];[.B$1:.B764]; 0)" office:value-type="string" office:string-value="" calcext:value-type="error">
            <text:p>#N/A</text:p>
          </table:table-cell>
          <table:table-cell/>
          <table:table-cell table:style-name="ce8" table:formula="of:=MATCH([.D765];[.D$1:.D764]; 0)" office:value-type="float" office:value="762" calcext:value-type="float">
            <text:p>76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wesom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izak</text:p>
          </table:table-cell>
          <table:table-cell table:style-name="ce4" office:value-type="string" calcext:value-type="string">
            <text:p>",</text:p>
          </table:table-cell>
          <table:table-cell table:formula="of:=[.A766]&amp;[.B766]&amp;[.C766]&amp;[.D766]&amp;[.E766]" office:value-type="string" office:string-value="&quot;awesome&quot;:&quot;izak&quot;," calcext:value-type="string">
            <text:p>"awesome":"izak",</text:p>
          </table:table-cell>
          <table:table-cell table:number-columns-repeated="2"/>
          <table:table-cell table:style-name="ce8" table:formula="of:=MATCH([.B766];[.B$1:.B765]; 0)" office:value-type="string" office:string-value="" calcext:value-type="error">
            <text:p>#N/A</text:p>
          </table:table-cell>
          <table:table-cell/>
          <table:table-cell table:style-name="ce8" table:formula="of:=MATCH([.D766];[.D$1:.D765]; 0)" office:value-type="float" office:value="762" calcext:value-type="float">
            <text:p>76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compar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fergelech</text:p>
          </table:table-cell>
          <table:table-cell table:style-name="ce4" office:value-type="string" calcext:value-type="string">
            <text:p>",</text:p>
          </table:table-cell>
          <table:table-cell table:formula="of:=[.A767]&amp;[.B767]&amp;[.C767]&amp;[.D767]&amp;[.E767]" office:value-type="string" office:string-value="&quot;compare&quot;:&quot;fergelech&quot;," calcext:value-type="string">
            <text:p>"compare":"fergelech",</text:p>
          </table:table-cell>
          <table:table-cell table:number-columns-repeated="2"/>
          <table:table-cell table:style-name="ce8" table:formula="of:=MATCH([.B767];[.B$1:.B766]; 0)" office:value-type="string" office:string-value="" calcext:value-type="error">
            <text:p>#N/A</text:p>
          </table:table-cell>
          <table:table-cell/>
          <table:table-cell table:style-name="ce8" table:formula="of:=MATCH([.D767];[.D$1:.D76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upset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thesh</text:p>
          </table:table-cell>
          <table:table-cell table:style-name="ce4" office:value-type="string" calcext:value-type="string">
            <text:p>",</text:p>
          </table:table-cell>
          <table:table-cell table:formula="of:=[.A768]&amp;[.B768]&amp;[.C768]&amp;[.D768]&amp;[.E768]" office:value-type="string" office:string-value="&quot;upset&quot;:&quot;ethesh&quot;," calcext:value-type="string">
            <text:p>"upset":"ethesh",</text:p>
          </table:table-cell>
          <table:table-cell table:number-columns-repeated="2"/>
          <table:table-cell table:style-name="ce8" table:formula="of:=MATCH([.B768];[.B$1:.B767]; 0)" office:value-type="string" office:string-value="" calcext:value-type="error">
            <text:p>#N/A</text:p>
          </table:table-cell>
          <table:table-cell/>
          <table:table-cell table:style-name="ce8" table:formula="of:=MATCH([.D768];[.D$1:.D76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nnoy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thesh</text:p>
          </table:table-cell>
          <table:table-cell table:style-name="ce4" office:value-type="string" calcext:value-type="string">
            <text:p>",</text:p>
          </table:table-cell>
          <table:table-cell table:formula="of:=[.A769]&amp;[.B769]&amp;[.C769]&amp;[.D769]&amp;[.E769]" office:value-type="string" office:string-value="&quot;annoy&quot;:&quot;ethesh&quot;," calcext:value-type="string">
            <text:p>"annoy":"ethesh",</text:p>
          </table:table-cell>
          <table:table-cell table:number-columns-repeated="2"/>
          <table:table-cell table:style-name="ce8" table:formula="of:=MATCH([.B769];[.B$1:.B768]; 0)" office:value-type="string" office:string-value="" calcext:value-type="error">
            <text:p>#N/A</text:p>
          </table:table-cell>
          <table:table-cell/>
          <table:table-cell table:style-name="ce8" table:formula="of:=MATCH([.D769];[.D$1:.D768]; 0)" office:value-type="float" office:value="768" calcext:value-type="float">
            <text:p>76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nnoy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thesh</text:p>
          </table:table-cell>
          <table:table-cell table:style-name="ce4" office:value-type="string" calcext:value-type="string">
            <text:p>",</text:p>
          </table:table-cell>
          <table:table-cell table:formula="of:=[.A770]&amp;[.B770]&amp;[.C770]&amp;[.D770]&amp;[.E770]" office:value-type="string" office:string-value="&quot;annoyed&quot;:&quot;ethesh&quot;," calcext:value-type="string">
            <text:p>"annoyed":"ethesh",</text:p>
          </table:table-cell>
          <table:table-cell table:number-columns-repeated="2"/>
          <table:table-cell table:style-name="ce8" table:formula="of:=MATCH([.B770];[.B$1:.B769]; 0)" office:value-type="string" office:string-value="" calcext:value-type="error">
            <text:p>#N/A</text:p>
          </table:table-cell>
          <table:table-cell/>
          <table:table-cell table:style-name="ce8" table:formula="of:=MATCH([.D770];[.D$1:.D769]; 0)" office:value-type="float" office:value="768" calcext:value-type="float">
            <text:p>76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annoy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thesh</text:p>
          </table:table-cell>
          <table:table-cell table:style-name="ce4" office:value-type="string" calcext:value-type="string">
            <text:p>",</text:p>
          </table:table-cell>
          <table:table-cell table:formula="of:=[.A771]&amp;[.B771]&amp;[.C771]&amp;[.D771]&amp;[.E771]" office:value-type="string" office:string-value="&quot;annoying&quot;:&quot;ethesh&quot;," calcext:value-type="string">
            <text:p>"annoying":"ethesh",</text:p>
          </table:table-cell>
          <table:table-cell table:number-columns-repeated="2"/>
          <table:table-cell table:style-name="ce8" table:formula="of:=MATCH([.B771];[.B$1:.B770]; 0)" office:value-type="string" office:string-value="" calcext:value-type="error">
            <text:p>#N/A</text:p>
          </table:table-cell>
          <table:table-cell/>
          <table:table-cell table:style-name="ce8" table:formula="of:=MATCH([.D771];[.D$1:.D770]; 0)" office:value-type="float" office:value="768" calcext:value-type="float">
            <text:p>76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upsett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thesh</text:p>
          </table:table-cell>
          <table:table-cell table:style-name="ce4" office:value-type="string" calcext:value-type="string">
            <text:p>",</text:p>
          </table:table-cell>
          <table:table-cell table:formula="of:=[.A772]&amp;[.B772]&amp;[.C772]&amp;[.D772]&amp;[.E772]" office:value-type="string" office:string-value="&quot;upsetting&quot;:&quot;ethesh&quot;," calcext:value-type="string">
            <text:p>"upsetting":"ethesh",</text:p>
          </table:table-cell>
          <table:table-cell table:number-columns-repeated="2"/>
          <table:table-cell table:style-name="ce8" table:formula="of:=MATCH([.B772];[.B$1:.B771]; 0)" office:value-type="string" office:string-value="" calcext:value-type="error">
            <text:p>#N/A</text:p>
          </table:table-cell>
          <table:table-cell/>
          <table:table-cell table:style-name="ce8" table:formula="of:=MATCH([.D772];[.D$1:.D771]; 0)" office:value-type="float" office:value="768" calcext:value-type="float">
            <text:p>76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unsettl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thesh</text:p>
          </table:table-cell>
          <table:table-cell table:style-name="ce4" office:value-type="string" calcext:value-type="string">
            <text:p>",</text:p>
          </table:table-cell>
          <table:table-cell table:formula="of:=[.A773]&amp;[.B773]&amp;[.C773]&amp;[.D773]&amp;[.E773]" office:value-type="string" office:string-value="&quot;unsettled&quot;:&quot;ethesh&quot;," calcext:value-type="string">
            <text:p>"unsettled":"ethesh",</text:p>
          </table:table-cell>
          <table:table-cell table:number-columns-repeated="2"/>
          <table:table-cell table:style-name="ce8" table:formula="of:=MATCH([.B773];[.B$1:.B772]; 0)" office:value-type="string" office:string-value="" calcext:value-type="error">
            <text:p>#N/A</text:p>
          </table:table-cell>
          <table:table-cell/>
          <table:table-cell table:style-name="ce8" table:formula="of:=MATCH([.D773];[.D$1:.D772]; 0)" office:value-type="float" office:value="768" calcext:value-type="float">
            <text:p>76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unsettl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thesh</text:p>
          </table:table-cell>
          <table:table-cell table:style-name="ce4" office:value-type="string" calcext:value-type="string">
            <text:p>",</text:p>
          </table:table-cell>
          <table:table-cell table:formula="of:=[.A774]&amp;[.B774]&amp;[.C774]&amp;[.D774]&amp;[.E774]" office:value-type="string" office:string-value="&quot;unsettling&quot;:&quot;ethesh&quot;," calcext:value-type="string">
            <text:p>"unsettling":"ethesh",</text:p>
          </table:table-cell>
          <table:table-cell table:number-columns-repeated="2"/>
          <table:table-cell table:style-name="ce8" table:formula="of:=MATCH([.B774];[.B$1:.B773]; 0)" office:value-type="string" office:string-value="" calcext:value-type="error">
            <text:p>#N/A</text:p>
          </table:table-cell>
          <table:table-cell/>
          <table:table-cell table:style-name="ce8" table:formula="of:=MATCH([.D774];[.D$1:.D773]; 0)" office:value-type="float" office:value="768" calcext:value-type="float">
            <text:p>76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piss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thesh</text:p>
          </table:table-cell>
          <table:table-cell table:style-name="ce4" office:value-type="string" calcext:value-type="string">
            <text:p>",</text:p>
          </table:table-cell>
          <table:table-cell table:formula="of:=[.A775]&amp;[.B775]&amp;[.C775]&amp;[.D775]&amp;[.E775]" office:value-type="string" office:string-value="&quot;pissed&quot;:&quot;ethesh&quot;," calcext:value-type="string">
            <text:p>"pissed":"ethesh",</text:p>
          </table:table-cell>
          <table:table-cell table:number-columns-repeated="2"/>
          <table:table-cell table:style-name="ce8" table:formula="of:=MATCH([.B775];[.B$1:.B774]; 0)" office:value-type="string" office:string-value="" calcext:value-type="error">
            <text:p>#N/A</text:p>
          </table:table-cell>
          <table:table-cell/>
          <table:table-cell table:style-name="ce8" table:formula="of:=MATCH([.D775];[.D$1:.D774]; 0)" office:value-type="float" office:value="768" calcext:value-type="float">
            <text:p>76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irritate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thesh</text:p>
          </table:table-cell>
          <table:table-cell table:style-name="ce4" office:value-type="string" calcext:value-type="string">
            <text:p>",</text:p>
          </table:table-cell>
          <table:table-cell table:formula="of:=[.A776]&amp;[.B776]&amp;[.C776]&amp;[.D776]&amp;[.E776]" office:value-type="string" office:string-value="&quot;irritate&quot;:&quot;ethesh&quot;," calcext:value-type="string">
            <text:p>"irritate":"ethesh",</text:p>
          </table:table-cell>
          <table:table-cell table:number-columns-repeated="2"/>
          <table:table-cell table:style-name="ce8" table:formula="of:=MATCH([.B776];[.B$1:.B775]; 0)" office:value-type="string" office:string-value="" calcext:value-type="error">
            <text:p>#N/A</text:p>
          </table:table-cell>
          <table:table-cell/>
          <table:table-cell table:style-name="ce8" table:formula="of:=MATCH([.D776];[.D$1:.D775]; 0)" office:value-type="float" office:value="768" calcext:value-type="float">
            <text:p>76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irritating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thesh</text:p>
          </table:table-cell>
          <table:table-cell table:style-name="ce4" office:value-type="string" calcext:value-type="string">
            <text:p>",</text:p>
          </table:table-cell>
          <table:table-cell table:formula="of:=[.A777]&amp;[.B777]&amp;[.C777]&amp;[.D777]&amp;[.E777]" office:value-type="string" office:string-value="&quot;irritating&quot;:&quot;ethesh&quot;," calcext:value-type="string">
            <text:p>"irritating":"ethesh",</text:p>
          </table:table-cell>
          <table:table-cell table:number-columns-repeated="2"/>
          <table:table-cell table:style-name="ce8" table:formula="of:=MATCH([.B777];[.B$1:.B776]; 0)" office:value-type="string" office:string-value="" calcext:value-type="error">
            <text:p>#N/A</text:p>
          </table:table-cell>
          <table:table-cell/>
          <table:table-cell table:style-name="ce8" table:formula="of:=MATCH([.D777];[.D$1:.D776]; 0)" office:value-type="float" office:value="768" calcext:value-type="float">
            <text:p>76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irritated</text:p>
          </table:table-cell>
          <table:table-cell table:style-name="ce4" office:value-type="string" calcext:value-type="string">
            <text:p>":"</text:p>
          </table:table-cell>
          <table:table-cell office:value-type="string" calcext:value-type="string">
            <text:p>ethesh</text:p>
          </table:table-cell>
          <table:table-cell table:style-name="ce4" office:value-type="string" calcext:value-type="string">
            <text:p>",</text:p>
          </table:table-cell>
          <table:table-cell table:formula="of:=[.A778]&amp;[.B778]&amp;[.C778]&amp;[.D778]&amp;[.E778]" office:value-type="string" office:string-value="&quot;irritated&quot;:&quot;ethesh&quot;," calcext:value-type="string">
            <text:p>"irritated":"ethesh",</text:p>
          </table:table-cell>
          <table:table-cell table:number-columns-repeated="2"/>
          <table:table-cell table:style-name="ce8" table:formula="of:=MATCH([.B778];[.B$1:.B777]; 0)" office:value-type="string" office:string-value="" calcext:value-type="error">
            <text:p>#N/A</text:p>
          </table:table-cell>
          <table:table-cell/>
          <table:table-cell table:style-name="ce8" table:formula="of:=MATCH([.D778];[.D$1:.D777]; 0)" office:value-type="float" office:value="768" calcext:value-type="float">
            <text:p>76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 office:value-type="string" calcext:value-type="string">
            <text:p>down</text:p>
          </table:table-cell>
          <table:table-cell table:style-name="ce4" office:value-type="string" calcext:value-type="string">
            <text:p>":"</text:p>
          </table:table-cell>
          <table:table-cell table:formula="of:=IF(MATCH([.B779];[.B$1:.B778]; 0) &gt; 0 ;  VLOOKUP([.B779];[.B$1:.D778];3); &quot;not found&quot;)" office:value-type="string" office:string-value="fetaleh" calcext:value-type="string">
            <text:p>fetaleh</text:p>
          </table:table-cell>
          <table:table-cell table:style-name="ce4" office:value-type="string" calcext:value-type="string">
            <text:p>",</text:p>
          </table:table-cell>
          <table:table-cell table:formula="of:=[.A779]&amp;[.B779]&amp;[.C779]&amp;[.D779]&amp;[.E779]" office:value-type="string" office:string-value="&quot;down&quot;:&quot;fetaleh&quot;," calcext:value-type="string">
            <text:p>"down":"fetaleh",</text:p>
          </table:table-cell>
          <table:table-cell table:number-columns-repeated="2"/>
          <table:table-cell table:style-name="ce8" table:formula="of:=MATCH([.B779];[.B$1:.B778]; 0)" office:value-type="float" office:value="739" calcext:value-type="float">
            <text:p>739</text:p>
          </table:table-cell>
          <table:table-cell/>
          <table:table-cell table:style-name="ce8" table:formula="of:=MATCH([.D779];[.D$1:.D778]; 0)" office:value-type="float" office:value="102" calcext:value-type="float">
            <text:p>10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780];[.B$1:.B779]; 0) &gt; 0 ;  VLOOKUP([.B780];[.B$1:.D77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780]&amp;[.B780]&amp;[.C780]&amp;[.D780]&amp;[.E78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780];[.B$1:.B779]; 0)" office:value-type="string" office:string-value="" calcext:value-type="error">
            <text:p>#N/A</text:p>
          </table:table-cell>
          <table:table-cell/>
          <table:table-cell table:style-name="ce8" table:formula="of:=MATCH([.D780];[.D$1:.D77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781];[.B$1:.B780]; 0) &gt; 0 ;  VLOOKUP([.B781];[.B$1:.D78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781]&amp;[.B781]&amp;[.C781]&amp;[.D781]&amp;[.E78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781];[.B$1:.B780]; 0)" office:value-type="string" office:string-value="" calcext:value-type="error">
            <text:p>#N/A</text:p>
          </table:table-cell>
          <table:table-cell/>
          <table:table-cell table:style-name="ce8" table:formula="of:=MATCH([.D781];[.D$1:.D78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782];[.B$1:.B781]; 0) &gt; 0 ;  VLOOKUP([.B782];[.B$1:.D78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782]&amp;[.B782]&amp;[.C782]&amp;[.D782]&amp;[.E78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782];[.B$1:.B781]; 0)" office:value-type="string" office:string-value="" calcext:value-type="error">
            <text:p>#N/A</text:p>
          </table:table-cell>
          <table:table-cell/>
          <table:table-cell table:style-name="ce8" table:formula="of:=MATCH([.D782];[.D$1:.D78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783];[.B$1:.B782]; 0) &gt; 0 ;  VLOOKUP([.B783];[.B$1:.D78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783]&amp;[.B783]&amp;[.C783]&amp;[.D783]&amp;[.E78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783];[.B$1:.B782]; 0)" office:value-type="string" office:string-value="" calcext:value-type="error">
            <text:p>#N/A</text:p>
          </table:table-cell>
          <table:table-cell/>
          <table:table-cell table:style-name="ce8" table:formula="of:=MATCH([.D783];[.D$1:.D78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784];[.B$1:.B783]; 0) &gt; 0 ;  VLOOKUP([.B784];[.B$1:.D78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784]&amp;[.B784]&amp;[.C784]&amp;[.D784]&amp;[.E78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784];[.B$1:.B783]; 0)" office:value-type="string" office:string-value="" calcext:value-type="error">
            <text:p>#N/A</text:p>
          </table:table-cell>
          <table:table-cell/>
          <table:table-cell table:style-name="ce8" table:formula="of:=MATCH([.D784];[.D$1:.D78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785];[.B$1:.B784]; 0) &gt; 0 ;  VLOOKUP([.B785];[.B$1:.D78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785]&amp;[.B785]&amp;[.C785]&amp;[.D785]&amp;[.E78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785];[.B$1:.B784]; 0)" office:value-type="string" office:string-value="" calcext:value-type="error">
            <text:p>#N/A</text:p>
          </table:table-cell>
          <table:table-cell/>
          <table:table-cell table:style-name="ce8" table:formula="of:=MATCH([.D785];[.D$1:.D78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786];[.B$1:.B785]; 0) &gt; 0 ;  VLOOKUP([.B786];[.B$1:.D78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786]&amp;[.B786]&amp;[.C786]&amp;[.D786]&amp;[.E78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786];[.B$1:.B785]; 0)" office:value-type="string" office:string-value="" calcext:value-type="error">
            <text:p>#N/A</text:p>
          </table:table-cell>
          <table:table-cell/>
          <table:table-cell table:style-name="ce8" table:formula="of:=MATCH([.D786];[.D$1:.D78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787];[.B$1:.B786]; 0) &gt; 0 ;  VLOOKUP([.B787];[.B$1:.D78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787]&amp;[.B787]&amp;[.C787]&amp;[.D787]&amp;[.E78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787];[.B$1:.B786]; 0)" office:value-type="string" office:string-value="" calcext:value-type="error">
            <text:p>#N/A</text:p>
          </table:table-cell>
          <table:table-cell/>
          <table:table-cell table:style-name="ce8" table:formula="of:=MATCH([.D787];[.D$1:.D78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788];[.B$1:.B787]; 0) &gt; 0 ;  VLOOKUP([.B788];[.B$1:.D78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788]&amp;[.B788]&amp;[.C788]&amp;[.D788]&amp;[.E78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788];[.B$1:.B787]; 0)" office:value-type="string" office:string-value="" calcext:value-type="error">
            <text:p>#N/A</text:p>
          </table:table-cell>
          <table:table-cell/>
          <table:table-cell table:style-name="ce8" table:formula="of:=MATCH([.D788];[.D$1:.D78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789];[.B$1:.B788]; 0) &gt; 0 ;  VLOOKUP([.B789];[.B$1:.D78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789]&amp;[.B789]&amp;[.C789]&amp;[.D789]&amp;[.E78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789];[.B$1:.B788]; 0)" office:value-type="string" office:string-value="" calcext:value-type="error">
            <text:p>#N/A</text:p>
          </table:table-cell>
          <table:table-cell/>
          <table:table-cell table:style-name="ce8" table:formula="of:=MATCH([.D789];[.D$1:.D78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790];[.B$1:.B789]; 0) &gt; 0 ;  VLOOKUP([.B790];[.B$1:.D78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790]&amp;[.B790]&amp;[.C790]&amp;[.D790]&amp;[.E79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790];[.B$1:.B789]; 0)" office:value-type="string" office:string-value="" calcext:value-type="error">
            <text:p>#N/A</text:p>
          </table:table-cell>
          <table:table-cell/>
          <table:table-cell table:style-name="ce8" table:formula="of:=MATCH([.D790];[.D$1:.D78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791];[.B$1:.B790]; 0) &gt; 0 ;  VLOOKUP([.B791];[.B$1:.D79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791]&amp;[.B791]&amp;[.C791]&amp;[.D791]&amp;[.E79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791];[.B$1:.B790]; 0)" office:value-type="string" office:string-value="" calcext:value-type="error">
            <text:p>#N/A</text:p>
          </table:table-cell>
          <table:table-cell/>
          <table:table-cell table:style-name="ce8" table:formula="of:=MATCH([.D791];[.D$1:.D79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792];[.B$1:.B791]; 0) &gt; 0 ;  VLOOKUP([.B792];[.B$1:.D79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792]&amp;[.B792]&amp;[.C792]&amp;[.D792]&amp;[.E79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792];[.B$1:.B791]; 0)" office:value-type="string" office:string-value="" calcext:value-type="error">
            <text:p>#N/A</text:p>
          </table:table-cell>
          <table:table-cell/>
          <table:table-cell table:style-name="ce8" table:formula="of:=MATCH([.D792];[.D$1:.D79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793];[.B$1:.B792]; 0) &gt; 0 ;  VLOOKUP([.B793];[.B$1:.D79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793]&amp;[.B793]&amp;[.C793]&amp;[.D793]&amp;[.E79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793];[.B$1:.B792]; 0)" office:value-type="string" office:string-value="" calcext:value-type="error">
            <text:p>#N/A</text:p>
          </table:table-cell>
          <table:table-cell/>
          <table:table-cell table:style-name="ce8" table:formula="of:=MATCH([.D793];[.D$1:.D79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794];[.B$1:.B793]; 0) &gt; 0 ;  VLOOKUP([.B794];[.B$1:.D79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794]&amp;[.B794]&amp;[.C794]&amp;[.D794]&amp;[.E79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794];[.B$1:.B793]; 0)" office:value-type="string" office:string-value="" calcext:value-type="error">
            <text:p>#N/A</text:p>
          </table:table-cell>
          <table:table-cell/>
          <table:table-cell table:style-name="ce8" table:formula="of:=MATCH([.D794];[.D$1:.D79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795];[.B$1:.B794]; 0) &gt; 0 ;  VLOOKUP([.B795];[.B$1:.D79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795]&amp;[.B795]&amp;[.C795]&amp;[.D795]&amp;[.E79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795];[.B$1:.B794]; 0)" office:value-type="string" office:string-value="" calcext:value-type="error">
            <text:p>#N/A</text:p>
          </table:table-cell>
          <table:table-cell/>
          <table:table-cell table:style-name="ce8" table:formula="of:=MATCH([.D795];[.D$1:.D79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796];[.B$1:.B795]; 0) &gt; 0 ;  VLOOKUP([.B796];[.B$1:.D79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796]&amp;[.B796]&amp;[.C796]&amp;[.D796]&amp;[.E79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796];[.B$1:.B795]; 0)" office:value-type="string" office:string-value="" calcext:value-type="error">
            <text:p>#N/A</text:p>
          </table:table-cell>
          <table:table-cell/>
          <table:table-cell table:style-name="ce8" table:formula="of:=MATCH([.D796];[.D$1:.D79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797];[.B$1:.B796]; 0) &gt; 0 ;  VLOOKUP([.B797];[.B$1:.D79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797]&amp;[.B797]&amp;[.C797]&amp;[.D797]&amp;[.E79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797];[.B$1:.B796]; 0)" office:value-type="string" office:string-value="" calcext:value-type="error">
            <text:p>#N/A</text:p>
          </table:table-cell>
          <table:table-cell/>
          <table:table-cell table:style-name="ce8" table:formula="of:=MATCH([.D797];[.D$1:.D79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798];[.B$1:.B797]; 0) &gt; 0 ;  VLOOKUP([.B798];[.B$1:.D79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798]&amp;[.B798]&amp;[.C798]&amp;[.D798]&amp;[.E79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798];[.B$1:.B797]; 0)" office:value-type="string" office:string-value="" calcext:value-type="error">
            <text:p>#N/A</text:p>
          </table:table-cell>
          <table:table-cell/>
          <table:table-cell table:style-name="ce8" table:formula="of:=MATCH([.D798];[.D$1:.D79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799];[.B$1:.B798]; 0) &gt; 0 ;  VLOOKUP([.B799];[.B$1:.D79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799]&amp;[.B799]&amp;[.C799]&amp;[.D799]&amp;[.E79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799];[.B$1:.B798]; 0)" office:value-type="string" office:string-value="" calcext:value-type="error">
            <text:p>#N/A</text:p>
          </table:table-cell>
          <table:table-cell/>
          <table:table-cell table:style-name="ce8" table:formula="of:=MATCH([.D799];[.D$1:.D79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00];[.B$1:.B799]; 0) &gt; 0 ;  VLOOKUP([.B800];[.B$1:.D79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00]&amp;[.B800]&amp;[.C800]&amp;[.D800]&amp;[.E80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00];[.B$1:.B799]; 0)" office:value-type="string" office:string-value="" calcext:value-type="error">
            <text:p>#N/A</text:p>
          </table:table-cell>
          <table:table-cell/>
          <table:table-cell table:style-name="ce8" table:formula="of:=MATCH([.D800];[.D$1:.D79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01];[.B$1:.B800]; 0) &gt; 0 ;  VLOOKUP([.B801];[.B$1:.D80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01]&amp;[.B801]&amp;[.C801]&amp;[.D801]&amp;[.E80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01];[.B$1:.B800]; 0)" office:value-type="string" office:string-value="" calcext:value-type="error">
            <text:p>#N/A</text:p>
          </table:table-cell>
          <table:table-cell/>
          <table:table-cell table:style-name="ce8" table:formula="of:=MATCH([.D801];[.D$1:.D80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02];[.B$1:.B801]; 0) &gt; 0 ;  VLOOKUP([.B802];[.B$1:.D80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02]&amp;[.B802]&amp;[.C802]&amp;[.D802]&amp;[.E80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02];[.B$1:.B801]; 0)" office:value-type="string" office:string-value="" calcext:value-type="error">
            <text:p>#N/A</text:p>
          </table:table-cell>
          <table:table-cell/>
          <table:table-cell table:style-name="ce8" table:formula="of:=MATCH([.D802];[.D$1:.D80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03];[.B$1:.B802]; 0) &gt; 0 ;  VLOOKUP([.B803];[.B$1:.D80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03]&amp;[.B803]&amp;[.C803]&amp;[.D803]&amp;[.E80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03];[.B$1:.B802]; 0)" office:value-type="string" office:string-value="" calcext:value-type="error">
            <text:p>#N/A</text:p>
          </table:table-cell>
          <table:table-cell/>
          <table:table-cell table:style-name="ce8" table:formula="of:=MATCH([.D803];[.D$1:.D80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04];[.B$1:.B803]; 0) &gt; 0 ;  VLOOKUP([.B804];[.B$1:.D80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04]&amp;[.B804]&amp;[.C804]&amp;[.D804]&amp;[.E80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04];[.B$1:.B803]; 0)" office:value-type="string" office:string-value="" calcext:value-type="error">
            <text:p>#N/A</text:p>
          </table:table-cell>
          <table:table-cell/>
          <table:table-cell table:style-name="ce8" table:formula="of:=MATCH([.D804];[.D$1:.D80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05];[.B$1:.B804]; 0) &gt; 0 ;  VLOOKUP([.B805];[.B$1:.D80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05]&amp;[.B805]&amp;[.C805]&amp;[.D805]&amp;[.E80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05];[.B$1:.B804]; 0)" office:value-type="string" office:string-value="" calcext:value-type="error">
            <text:p>#N/A</text:p>
          </table:table-cell>
          <table:table-cell/>
          <table:table-cell table:style-name="ce8" table:formula="of:=MATCH([.D805];[.D$1:.D80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06];[.B$1:.B805]; 0) &gt; 0 ;  VLOOKUP([.B806];[.B$1:.D80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06]&amp;[.B806]&amp;[.C806]&amp;[.D806]&amp;[.E80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06];[.B$1:.B805]; 0)" office:value-type="string" office:string-value="" calcext:value-type="error">
            <text:p>#N/A</text:p>
          </table:table-cell>
          <table:table-cell/>
          <table:table-cell table:style-name="ce8" table:formula="of:=MATCH([.D806];[.D$1:.D80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07];[.B$1:.B806]; 0) &gt; 0 ;  VLOOKUP([.B807];[.B$1:.D80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07]&amp;[.B807]&amp;[.C807]&amp;[.D807]&amp;[.E80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07];[.B$1:.B806]; 0)" office:value-type="string" office:string-value="" calcext:value-type="error">
            <text:p>#N/A</text:p>
          </table:table-cell>
          <table:table-cell/>
          <table:table-cell table:style-name="ce8" table:formula="of:=MATCH([.D807];[.D$1:.D80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08];[.B$1:.B807]; 0) &gt; 0 ;  VLOOKUP([.B808];[.B$1:.D80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08]&amp;[.B808]&amp;[.C808]&amp;[.D808]&amp;[.E80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08];[.B$1:.B807]; 0)" office:value-type="string" office:string-value="" calcext:value-type="error">
            <text:p>#N/A</text:p>
          </table:table-cell>
          <table:table-cell/>
          <table:table-cell table:style-name="ce8" table:formula="of:=MATCH([.D808];[.D$1:.D80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09];[.B$1:.B808]; 0) &gt; 0 ;  VLOOKUP([.B809];[.B$1:.D80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09]&amp;[.B809]&amp;[.C809]&amp;[.D809]&amp;[.E80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09];[.B$1:.B808]; 0)" office:value-type="string" office:string-value="" calcext:value-type="error">
            <text:p>#N/A</text:p>
          </table:table-cell>
          <table:table-cell/>
          <table:table-cell table:style-name="ce8" table:formula="of:=MATCH([.D809];[.D$1:.D80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10];[.B$1:.B809]; 0) &gt; 0 ;  VLOOKUP([.B810];[.B$1:.D80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10]&amp;[.B810]&amp;[.C810]&amp;[.D810]&amp;[.E81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10];[.B$1:.B809]; 0)" office:value-type="string" office:string-value="" calcext:value-type="error">
            <text:p>#N/A</text:p>
          </table:table-cell>
          <table:table-cell/>
          <table:table-cell table:style-name="ce8" table:formula="of:=MATCH([.D810];[.D$1:.D80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11];[.B$1:.B810]; 0) &gt; 0 ;  VLOOKUP([.B811];[.B$1:.D81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11]&amp;[.B811]&amp;[.C811]&amp;[.D811]&amp;[.E81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11];[.B$1:.B810]; 0)" office:value-type="string" office:string-value="" calcext:value-type="error">
            <text:p>#N/A</text:p>
          </table:table-cell>
          <table:table-cell/>
          <table:table-cell table:style-name="ce8" table:formula="of:=MATCH([.D811];[.D$1:.D81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12];[.B$1:.B811]; 0) &gt; 0 ;  VLOOKUP([.B812];[.B$1:.D81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12]&amp;[.B812]&amp;[.C812]&amp;[.D812]&amp;[.E81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12];[.B$1:.B811]; 0)" office:value-type="string" office:string-value="" calcext:value-type="error">
            <text:p>#N/A</text:p>
          </table:table-cell>
          <table:table-cell/>
          <table:table-cell table:style-name="ce8" table:formula="of:=MATCH([.D812];[.D$1:.D81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13];[.B$1:.B812]; 0) &gt; 0 ;  VLOOKUP([.B813];[.B$1:.D81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13]&amp;[.B813]&amp;[.C813]&amp;[.D813]&amp;[.E81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13];[.B$1:.B812]; 0)" office:value-type="string" office:string-value="" calcext:value-type="error">
            <text:p>#N/A</text:p>
          </table:table-cell>
          <table:table-cell/>
          <table:table-cell table:style-name="ce8" table:formula="of:=MATCH([.D813];[.D$1:.D81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14];[.B$1:.B813]; 0) &gt; 0 ;  VLOOKUP([.B814];[.B$1:.D81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14]&amp;[.B814]&amp;[.C814]&amp;[.D814]&amp;[.E81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14];[.B$1:.B813]; 0)" office:value-type="string" office:string-value="" calcext:value-type="error">
            <text:p>#N/A</text:p>
          </table:table-cell>
          <table:table-cell/>
          <table:table-cell table:style-name="ce8" table:formula="of:=MATCH([.D814];[.D$1:.D81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15];[.B$1:.B814]; 0) &gt; 0 ;  VLOOKUP([.B815];[.B$1:.D81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15]&amp;[.B815]&amp;[.C815]&amp;[.D815]&amp;[.E81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15];[.B$1:.B814]; 0)" office:value-type="string" office:string-value="" calcext:value-type="error">
            <text:p>#N/A</text:p>
          </table:table-cell>
          <table:table-cell/>
          <table:table-cell table:style-name="ce8" table:formula="of:=MATCH([.D815];[.D$1:.D81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16];[.B$1:.B815]; 0) &gt; 0 ;  VLOOKUP([.B816];[.B$1:.D81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16]&amp;[.B816]&amp;[.C816]&amp;[.D816]&amp;[.E81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16];[.B$1:.B815]; 0)" office:value-type="string" office:string-value="" calcext:value-type="error">
            <text:p>#N/A</text:p>
          </table:table-cell>
          <table:table-cell/>
          <table:table-cell table:style-name="ce8" table:formula="of:=MATCH([.D816];[.D$1:.D81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17];[.B$1:.B816]; 0) &gt; 0 ;  VLOOKUP([.B817];[.B$1:.D81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17]&amp;[.B817]&amp;[.C817]&amp;[.D817]&amp;[.E81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17];[.B$1:.B816]; 0)" office:value-type="string" office:string-value="" calcext:value-type="error">
            <text:p>#N/A</text:p>
          </table:table-cell>
          <table:table-cell/>
          <table:table-cell table:style-name="ce8" table:formula="of:=MATCH([.D817];[.D$1:.D81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18];[.B$1:.B817]; 0) &gt; 0 ;  VLOOKUP([.B818];[.B$1:.D81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18]&amp;[.B818]&amp;[.C818]&amp;[.D818]&amp;[.E81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18];[.B$1:.B817]; 0)" office:value-type="string" office:string-value="" calcext:value-type="error">
            <text:p>#N/A</text:p>
          </table:table-cell>
          <table:table-cell/>
          <table:table-cell table:style-name="ce8" table:formula="of:=MATCH([.D818];[.D$1:.D81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19];[.B$1:.B818]; 0) &gt; 0 ;  VLOOKUP([.B819];[.B$1:.D81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19]&amp;[.B819]&amp;[.C819]&amp;[.D819]&amp;[.E81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19];[.B$1:.B818]; 0)" office:value-type="string" office:string-value="" calcext:value-type="error">
            <text:p>#N/A</text:p>
          </table:table-cell>
          <table:table-cell/>
          <table:table-cell table:style-name="ce8" table:formula="of:=MATCH([.D819];[.D$1:.D81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20];[.B$1:.B819]; 0) &gt; 0 ;  VLOOKUP([.B820];[.B$1:.D81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20]&amp;[.B820]&amp;[.C820]&amp;[.D820]&amp;[.E82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20];[.B$1:.B819]; 0)" office:value-type="string" office:string-value="" calcext:value-type="error">
            <text:p>#N/A</text:p>
          </table:table-cell>
          <table:table-cell/>
          <table:table-cell table:style-name="ce8" table:formula="of:=MATCH([.D820];[.D$1:.D81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21];[.B$1:.B820]; 0) &gt; 0 ;  VLOOKUP([.B821];[.B$1:.D82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21]&amp;[.B821]&amp;[.C821]&amp;[.D821]&amp;[.E82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21];[.B$1:.B820]; 0)" office:value-type="string" office:string-value="" calcext:value-type="error">
            <text:p>#N/A</text:p>
          </table:table-cell>
          <table:table-cell/>
          <table:table-cell table:style-name="ce8" table:formula="of:=MATCH([.D821];[.D$1:.D82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22];[.B$1:.B821]; 0) &gt; 0 ;  VLOOKUP([.B822];[.B$1:.D82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22]&amp;[.B822]&amp;[.C822]&amp;[.D822]&amp;[.E82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22];[.B$1:.B821]; 0)" office:value-type="string" office:string-value="" calcext:value-type="error">
            <text:p>#N/A</text:p>
          </table:table-cell>
          <table:table-cell/>
          <table:table-cell table:style-name="ce8" table:formula="of:=MATCH([.D822];[.D$1:.D82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23];[.B$1:.B822]; 0) &gt; 0 ;  VLOOKUP([.B823];[.B$1:.D82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23]&amp;[.B823]&amp;[.C823]&amp;[.D823]&amp;[.E82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23];[.B$1:.B822]; 0)" office:value-type="string" office:string-value="" calcext:value-type="error">
            <text:p>#N/A</text:p>
          </table:table-cell>
          <table:table-cell/>
          <table:table-cell table:style-name="ce8" table:formula="of:=MATCH([.D823];[.D$1:.D82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24];[.B$1:.B823]; 0) &gt; 0 ;  VLOOKUP([.B824];[.B$1:.D82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24]&amp;[.B824]&amp;[.C824]&amp;[.D824]&amp;[.E82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24];[.B$1:.B823]; 0)" office:value-type="string" office:string-value="" calcext:value-type="error">
            <text:p>#N/A</text:p>
          </table:table-cell>
          <table:table-cell/>
          <table:table-cell table:style-name="ce8" table:formula="of:=MATCH([.D824];[.D$1:.D82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25];[.B$1:.B824]; 0) &gt; 0 ;  VLOOKUP([.B825];[.B$1:.D82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25]&amp;[.B825]&amp;[.C825]&amp;[.D825]&amp;[.E82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25];[.B$1:.B824]; 0)" office:value-type="string" office:string-value="" calcext:value-type="error">
            <text:p>#N/A</text:p>
          </table:table-cell>
          <table:table-cell/>
          <table:table-cell table:style-name="ce8" table:formula="of:=MATCH([.D825];[.D$1:.D82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26];[.B$1:.B825]; 0) &gt; 0 ;  VLOOKUP([.B826];[.B$1:.D82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26]&amp;[.B826]&amp;[.C826]&amp;[.D826]&amp;[.E82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26];[.B$1:.B825]; 0)" office:value-type="string" office:string-value="" calcext:value-type="error">
            <text:p>#N/A</text:p>
          </table:table-cell>
          <table:table-cell/>
          <table:table-cell table:style-name="ce8" table:formula="of:=MATCH([.D826];[.D$1:.D82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27];[.B$1:.B826]; 0) &gt; 0 ;  VLOOKUP([.B827];[.B$1:.D82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27]&amp;[.B827]&amp;[.C827]&amp;[.D827]&amp;[.E82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27];[.B$1:.B826]; 0)" office:value-type="string" office:string-value="" calcext:value-type="error">
            <text:p>#N/A</text:p>
          </table:table-cell>
          <table:table-cell/>
          <table:table-cell table:style-name="ce8" table:formula="of:=MATCH([.D827];[.D$1:.D82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28];[.B$1:.B827]; 0) &gt; 0 ;  VLOOKUP([.B828];[.B$1:.D82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28]&amp;[.B828]&amp;[.C828]&amp;[.D828]&amp;[.E82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28];[.B$1:.B827]; 0)" office:value-type="string" office:string-value="" calcext:value-type="error">
            <text:p>#N/A</text:p>
          </table:table-cell>
          <table:table-cell/>
          <table:table-cell table:style-name="ce8" table:formula="of:=MATCH([.D828];[.D$1:.D82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29];[.B$1:.B828]; 0) &gt; 0 ;  VLOOKUP([.B829];[.B$1:.D82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29]&amp;[.B829]&amp;[.C829]&amp;[.D829]&amp;[.E82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29];[.B$1:.B828]; 0)" office:value-type="string" office:string-value="" calcext:value-type="error">
            <text:p>#N/A</text:p>
          </table:table-cell>
          <table:table-cell/>
          <table:table-cell table:style-name="ce8" table:formula="of:=MATCH([.D829];[.D$1:.D82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30];[.B$1:.B829]; 0) &gt; 0 ;  VLOOKUP([.B830];[.B$1:.D82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30]&amp;[.B830]&amp;[.C830]&amp;[.D830]&amp;[.E83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30];[.B$1:.B829]; 0)" office:value-type="string" office:string-value="" calcext:value-type="error">
            <text:p>#N/A</text:p>
          </table:table-cell>
          <table:table-cell/>
          <table:table-cell table:style-name="ce8" table:formula="of:=MATCH([.D830];[.D$1:.D82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31];[.B$1:.B830]; 0) &gt; 0 ;  VLOOKUP([.B831];[.B$1:.D83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31]&amp;[.B831]&amp;[.C831]&amp;[.D831]&amp;[.E83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31];[.B$1:.B830]; 0)" office:value-type="string" office:string-value="" calcext:value-type="error">
            <text:p>#N/A</text:p>
          </table:table-cell>
          <table:table-cell/>
          <table:table-cell table:style-name="ce8" table:formula="of:=MATCH([.D831];[.D$1:.D83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32];[.B$1:.B831]; 0) &gt; 0 ;  VLOOKUP([.B832];[.B$1:.D83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32]&amp;[.B832]&amp;[.C832]&amp;[.D832]&amp;[.E83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32];[.B$1:.B831]; 0)" office:value-type="string" office:string-value="" calcext:value-type="error">
            <text:p>#N/A</text:p>
          </table:table-cell>
          <table:table-cell/>
          <table:table-cell table:style-name="ce8" table:formula="of:=MATCH([.D832];[.D$1:.D83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33];[.B$1:.B832]; 0) &gt; 0 ;  VLOOKUP([.B833];[.B$1:.D83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33]&amp;[.B833]&amp;[.C833]&amp;[.D833]&amp;[.E83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33];[.B$1:.B832]; 0)" office:value-type="string" office:string-value="" calcext:value-type="error">
            <text:p>#N/A</text:p>
          </table:table-cell>
          <table:table-cell/>
          <table:table-cell table:style-name="ce8" table:formula="of:=MATCH([.D833];[.D$1:.D83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34];[.B$1:.B833]; 0) &gt; 0 ;  VLOOKUP([.B834];[.B$1:.D83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34]&amp;[.B834]&amp;[.C834]&amp;[.D834]&amp;[.E83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34];[.B$1:.B833]; 0)" office:value-type="string" office:string-value="" calcext:value-type="error">
            <text:p>#N/A</text:p>
          </table:table-cell>
          <table:table-cell/>
          <table:table-cell table:style-name="ce8" table:formula="of:=MATCH([.D834];[.D$1:.D83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35];[.B$1:.B834]; 0) &gt; 0 ;  VLOOKUP([.B835];[.B$1:.D83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35]&amp;[.B835]&amp;[.C835]&amp;[.D835]&amp;[.E83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35];[.B$1:.B834]; 0)" office:value-type="string" office:string-value="" calcext:value-type="error">
            <text:p>#N/A</text:p>
          </table:table-cell>
          <table:table-cell/>
          <table:table-cell table:style-name="ce8" table:formula="of:=MATCH([.D835];[.D$1:.D83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36];[.B$1:.B835]; 0) &gt; 0 ;  VLOOKUP([.B836];[.B$1:.D83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36]&amp;[.B836]&amp;[.C836]&amp;[.D836]&amp;[.E83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36];[.B$1:.B835]; 0)" office:value-type="string" office:string-value="" calcext:value-type="error">
            <text:p>#N/A</text:p>
          </table:table-cell>
          <table:table-cell/>
          <table:table-cell table:style-name="ce8" table:formula="of:=MATCH([.D836];[.D$1:.D83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37];[.B$1:.B836]; 0) &gt; 0 ;  VLOOKUP([.B837];[.B$1:.D83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37]&amp;[.B837]&amp;[.C837]&amp;[.D837]&amp;[.E83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37];[.B$1:.B836]; 0)" office:value-type="string" office:string-value="" calcext:value-type="error">
            <text:p>#N/A</text:p>
          </table:table-cell>
          <table:table-cell/>
          <table:table-cell table:style-name="ce8" table:formula="of:=MATCH([.D837];[.D$1:.D83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38];[.B$1:.B837]; 0) &gt; 0 ;  VLOOKUP([.B838];[.B$1:.D83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38]&amp;[.B838]&amp;[.C838]&amp;[.D838]&amp;[.E83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38];[.B$1:.B837]; 0)" office:value-type="string" office:string-value="" calcext:value-type="error">
            <text:p>#N/A</text:p>
          </table:table-cell>
          <table:table-cell/>
          <table:table-cell table:style-name="ce8" table:formula="of:=MATCH([.D838];[.D$1:.D83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39];[.B$1:.B838]; 0) &gt; 0 ;  VLOOKUP([.B839];[.B$1:.D83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39]&amp;[.B839]&amp;[.C839]&amp;[.D839]&amp;[.E83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39];[.B$1:.B838]; 0)" office:value-type="string" office:string-value="" calcext:value-type="error">
            <text:p>#N/A</text:p>
          </table:table-cell>
          <table:table-cell/>
          <table:table-cell table:style-name="ce8" table:formula="of:=MATCH([.D839];[.D$1:.D83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40];[.B$1:.B839]; 0) &gt; 0 ;  VLOOKUP([.B840];[.B$1:.D83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40]&amp;[.B840]&amp;[.C840]&amp;[.D840]&amp;[.E84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40];[.B$1:.B839]; 0)" office:value-type="string" office:string-value="" calcext:value-type="error">
            <text:p>#N/A</text:p>
          </table:table-cell>
          <table:table-cell/>
          <table:table-cell table:style-name="ce8" table:formula="of:=MATCH([.D840];[.D$1:.D83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41];[.B$1:.B840]; 0) &gt; 0 ;  VLOOKUP([.B841];[.B$1:.D84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41]&amp;[.B841]&amp;[.C841]&amp;[.D841]&amp;[.E84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41];[.B$1:.B840]; 0)" office:value-type="string" office:string-value="" calcext:value-type="error">
            <text:p>#N/A</text:p>
          </table:table-cell>
          <table:table-cell/>
          <table:table-cell table:style-name="ce8" table:formula="of:=MATCH([.D841];[.D$1:.D84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42];[.B$1:.B841]; 0) &gt; 0 ;  VLOOKUP([.B842];[.B$1:.D84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42]&amp;[.B842]&amp;[.C842]&amp;[.D842]&amp;[.E84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42];[.B$1:.B841]; 0)" office:value-type="string" office:string-value="" calcext:value-type="error">
            <text:p>#N/A</text:p>
          </table:table-cell>
          <table:table-cell/>
          <table:table-cell table:style-name="ce8" table:formula="of:=MATCH([.D842];[.D$1:.D84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43];[.B$1:.B842]; 0) &gt; 0 ;  VLOOKUP([.B843];[.B$1:.D84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43]&amp;[.B843]&amp;[.C843]&amp;[.D843]&amp;[.E84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43];[.B$1:.B842]; 0)" office:value-type="string" office:string-value="" calcext:value-type="error">
            <text:p>#N/A</text:p>
          </table:table-cell>
          <table:table-cell/>
          <table:table-cell table:style-name="ce8" table:formula="of:=MATCH([.D843];[.D$1:.D84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44];[.B$1:.B843]; 0) &gt; 0 ;  VLOOKUP([.B844];[.B$1:.D84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44]&amp;[.B844]&amp;[.C844]&amp;[.D844]&amp;[.E84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44];[.B$1:.B843]; 0)" office:value-type="string" office:string-value="" calcext:value-type="error">
            <text:p>#N/A</text:p>
          </table:table-cell>
          <table:table-cell/>
          <table:table-cell table:style-name="ce8" table:formula="of:=MATCH([.D844];[.D$1:.D84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45];[.B$1:.B844]; 0) &gt; 0 ;  VLOOKUP([.B845];[.B$1:.D84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45]&amp;[.B845]&amp;[.C845]&amp;[.D845]&amp;[.E84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45];[.B$1:.B844]; 0)" office:value-type="string" office:string-value="" calcext:value-type="error">
            <text:p>#N/A</text:p>
          </table:table-cell>
          <table:table-cell/>
          <table:table-cell table:style-name="ce8" table:formula="of:=MATCH([.D845];[.D$1:.D84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46];[.B$1:.B845]; 0) &gt; 0 ;  VLOOKUP([.B846];[.B$1:.D84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46]&amp;[.B846]&amp;[.C846]&amp;[.D846]&amp;[.E84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46];[.B$1:.B845]; 0)" office:value-type="string" office:string-value="" calcext:value-type="error">
            <text:p>#N/A</text:p>
          </table:table-cell>
          <table:table-cell/>
          <table:table-cell table:style-name="ce8" table:formula="of:=MATCH([.D846];[.D$1:.D84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47];[.B$1:.B846]; 0) &gt; 0 ;  VLOOKUP([.B847];[.B$1:.D84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47]&amp;[.B847]&amp;[.C847]&amp;[.D847]&amp;[.E84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47];[.B$1:.B846]; 0)" office:value-type="string" office:string-value="" calcext:value-type="error">
            <text:p>#N/A</text:p>
          </table:table-cell>
          <table:table-cell/>
          <table:table-cell table:style-name="ce8" table:formula="of:=MATCH([.D847];[.D$1:.D84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48];[.B$1:.B847]; 0) &gt; 0 ;  VLOOKUP([.B848];[.B$1:.D84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48]&amp;[.B848]&amp;[.C848]&amp;[.D848]&amp;[.E84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48];[.B$1:.B847]; 0)" office:value-type="string" office:string-value="" calcext:value-type="error">
            <text:p>#N/A</text:p>
          </table:table-cell>
          <table:table-cell/>
          <table:table-cell table:style-name="ce8" table:formula="of:=MATCH([.D848];[.D$1:.D84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49];[.B$1:.B848]; 0) &gt; 0 ;  VLOOKUP([.B849];[.B$1:.D84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49]&amp;[.B849]&amp;[.C849]&amp;[.D849]&amp;[.E84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49];[.B$1:.B848]; 0)" office:value-type="string" office:string-value="" calcext:value-type="error">
            <text:p>#N/A</text:p>
          </table:table-cell>
          <table:table-cell/>
          <table:table-cell table:style-name="ce8" table:formula="of:=MATCH([.D849];[.D$1:.D84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50];[.B$1:.B849]; 0) &gt; 0 ;  VLOOKUP([.B850];[.B$1:.D84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50]&amp;[.B850]&amp;[.C850]&amp;[.D850]&amp;[.E85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50];[.B$1:.B849]; 0)" office:value-type="string" office:string-value="" calcext:value-type="error">
            <text:p>#N/A</text:p>
          </table:table-cell>
          <table:table-cell/>
          <table:table-cell table:style-name="ce8" table:formula="of:=MATCH([.D850];[.D$1:.D84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51];[.B$1:.B850]; 0) &gt; 0 ;  VLOOKUP([.B851];[.B$1:.D85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51]&amp;[.B851]&amp;[.C851]&amp;[.D851]&amp;[.E85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51];[.B$1:.B850]; 0)" office:value-type="string" office:string-value="" calcext:value-type="error">
            <text:p>#N/A</text:p>
          </table:table-cell>
          <table:table-cell/>
          <table:table-cell table:style-name="ce8" table:formula="of:=MATCH([.D851];[.D$1:.D85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52];[.B$1:.B851]; 0) &gt; 0 ;  VLOOKUP([.B852];[.B$1:.D85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52]&amp;[.B852]&amp;[.C852]&amp;[.D852]&amp;[.E85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52];[.B$1:.B851]; 0)" office:value-type="string" office:string-value="" calcext:value-type="error">
            <text:p>#N/A</text:p>
          </table:table-cell>
          <table:table-cell/>
          <table:table-cell table:style-name="ce8" table:formula="of:=MATCH([.D852];[.D$1:.D85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53];[.B$1:.B852]; 0) &gt; 0 ;  VLOOKUP([.B853];[.B$1:.D85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53]&amp;[.B853]&amp;[.C853]&amp;[.D853]&amp;[.E85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53];[.B$1:.B852]; 0)" office:value-type="string" office:string-value="" calcext:value-type="error">
            <text:p>#N/A</text:p>
          </table:table-cell>
          <table:table-cell/>
          <table:table-cell table:style-name="ce8" table:formula="of:=MATCH([.D853];[.D$1:.D85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54];[.B$1:.B853]; 0) &gt; 0 ;  VLOOKUP([.B854];[.B$1:.D85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54]&amp;[.B854]&amp;[.C854]&amp;[.D854]&amp;[.E85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54];[.B$1:.B853]; 0)" office:value-type="string" office:string-value="" calcext:value-type="error">
            <text:p>#N/A</text:p>
          </table:table-cell>
          <table:table-cell/>
          <table:table-cell table:style-name="ce8" table:formula="of:=MATCH([.D854];[.D$1:.D85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55];[.B$1:.B854]; 0) &gt; 0 ;  VLOOKUP([.B855];[.B$1:.D85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55]&amp;[.B855]&amp;[.C855]&amp;[.D855]&amp;[.E85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55];[.B$1:.B854]; 0)" office:value-type="string" office:string-value="" calcext:value-type="error">
            <text:p>#N/A</text:p>
          </table:table-cell>
          <table:table-cell/>
          <table:table-cell table:style-name="ce8" table:formula="of:=MATCH([.D855];[.D$1:.D85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56];[.B$1:.B855]; 0) &gt; 0 ;  VLOOKUP([.B856];[.B$1:.D85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56]&amp;[.B856]&amp;[.C856]&amp;[.D856]&amp;[.E85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56];[.B$1:.B855]; 0)" office:value-type="string" office:string-value="" calcext:value-type="error">
            <text:p>#N/A</text:p>
          </table:table-cell>
          <table:table-cell/>
          <table:table-cell table:style-name="ce8" table:formula="of:=MATCH([.D856];[.D$1:.D85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57];[.B$1:.B856]; 0) &gt; 0 ;  VLOOKUP([.B857];[.B$1:.D85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57]&amp;[.B857]&amp;[.C857]&amp;[.D857]&amp;[.E85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57];[.B$1:.B856]; 0)" office:value-type="string" office:string-value="" calcext:value-type="error">
            <text:p>#N/A</text:p>
          </table:table-cell>
          <table:table-cell/>
          <table:table-cell table:style-name="ce8" table:formula="of:=MATCH([.D857];[.D$1:.D85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58];[.B$1:.B857]; 0) &gt; 0 ;  VLOOKUP([.B858];[.B$1:.D85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58]&amp;[.B858]&amp;[.C858]&amp;[.D858]&amp;[.E85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58];[.B$1:.B857]; 0)" office:value-type="string" office:string-value="" calcext:value-type="error">
            <text:p>#N/A</text:p>
          </table:table-cell>
          <table:table-cell/>
          <table:table-cell table:style-name="ce8" table:formula="of:=MATCH([.D858];[.D$1:.D85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59];[.B$1:.B858]; 0) &gt; 0 ;  VLOOKUP([.B859];[.B$1:.D85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59]&amp;[.B859]&amp;[.C859]&amp;[.D859]&amp;[.E85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59];[.B$1:.B858]; 0)" office:value-type="string" office:string-value="" calcext:value-type="error">
            <text:p>#N/A</text:p>
          </table:table-cell>
          <table:table-cell/>
          <table:table-cell table:style-name="ce8" table:formula="of:=MATCH([.D859];[.D$1:.D85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60];[.B$1:.B859]; 0) &gt; 0 ;  VLOOKUP([.B860];[.B$1:.D85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60]&amp;[.B860]&amp;[.C860]&amp;[.D860]&amp;[.E86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60];[.B$1:.B859]; 0)" office:value-type="string" office:string-value="" calcext:value-type="error">
            <text:p>#N/A</text:p>
          </table:table-cell>
          <table:table-cell/>
          <table:table-cell table:style-name="ce8" table:formula="of:=MATCH([.D860];[.D$1:.D85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61];[.B$1:.B860]; 0) &gt; 0 ;  VLOOKUP([.B861];[.B$1:.D86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61]&amp;[.B861]&amp;[.C861]&amp;[.D861]&amp;[.E86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61];[.B$1:.B860]; 0)" office:value-type="string" office:string-value="" calcext:value-type="error">
            <text:p>#N/A</text:p>
          </table:table-cell>
          <table:table-cell/>
          <table:table-cell table:style-name="ce8" table:formula="of:=MATCH([.D861];[.D$1:.D86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62];[.B$1:.B861]; 0) &gt; 0 ;  VLOOKUP([.B862];[.B$1:.D86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62]&amp;[.B862]&amp;[.C862]&amp;[.D862]&amp;[.E86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62];[.B$1:.B861]; 0)" office:value-type="string" office:string-value="" calcext:value-type="error">
            <text:p>#N/A</text:p>
          </table:table-cell>
          <table:table-cell/>
          <table:table-cell table:style-name="ce8" table:formula="of:=MATCH([.D862];[.D$1:.D86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63];[.B$1:.B862]; 0) &gt; 0 ;  VLOOKUP([.B863];[.B$1:.D86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63]&amp;[.B863]&amp;[.C863]&amp;[.D863]&amp;[.E86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63];[.B$1:.B862]; 0)" office:value-type="string" office:string-value="" calcext:value-type="error">
            <text:p>#N/A</text:p>
          </table:table-cell>
          <table:table-cell/>
          <table:table-cell table:style-name="ce8" table:formula="of:=MATCH([.D863];[.D$1:.D86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64];[.B$1:.B863]; 0) &gt; 0 ;  VLOOKUP([.B864];[.B$1:.D86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64]&amp;[.B864]&amp;[.C864]&amp;[.D864]&amp;[.E86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64];[.B$1:.B863]; 0)" office:value-type="string" office:string-value="" calcext:value-type="error">
            <text:p>#N/A</text:p>
          </table:table-cell>
          <table:table-cell/>
          <table:table-cell table:style-name="ce8" table:formula="of:=MATCH([.D864];[.D$1:.D86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65];[.B$1:.B864]; 0) &gt; 0 ;  VLOOKUP([.B865];[.B$1:.D86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65]&amp;[.B865]&amp;[.C865]&amp;[.D865]&amp;[.E86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65];[.B$1:.B864]; 0)" office:value-type="string" office:string-value="" calcext:value-type="error">
            <text:p>#N/A</text:p>
          </table:table-cell>
          <table:table-cell/>
          <table:table-cell table:style-name="ce8" table:formula="of:=MATCH([.D865];[.D$1:.D86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66];[.B$1:.B865]; 0) &gt; 0 ;  VLOOKUP([.B866];[.B$1:.D86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66]&amp;[.B866]&amp;[.C866]&amp;[.D866]&amp;[.E86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66];[.B$1:.B865]; 0)" office:value-type="string" office:string-value="" calcext:value-type="error">
            <text:p>#N/A</text:p>
          </table:table-cell>
          <table:table-cell/>
          <table:table-cell table:style-name="ce8" table:formula="of:=MATCH([.D866];[.D$1:.D86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67];[.B$1:.B866]; 0) &gt; 0 ;  VLOOKUP([.B867];[.B$1:.D86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67]&amp;[.B867]&amp;[.C867]&amp;[.D867]&amp;[.E86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67];[.B$1:.B866]; 0)" office:value-type="string" office:string-value="" calcext:value-type="error">
            <text:p>#N/A</text:p>
          </table:table-cell>
          <table:table-cell/>
          <table:table-cell table:style-name="ce8" table:formula="of:=MATCH([.D867];[.D$1:.D86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68];[.B$1:.B867]; 0) &gt; 0 ;  VLOOKUP([.B868];[.B$1:.D86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68]&amp;[.B868]&amp;[.C868]&amp;[.D868]&amp;[.E86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68];[.B$1:.B867]; 0)" office:value-type="string" office:string-value="" calcext:value-type="error">
            <text:p>#N/A</text:p>
          </table:table-cell>
          <table:table-cell/>
          <table:table-cell table:style-name="ce8" table:formula="of:=MATCH([.D868];[.D$1:.D86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69];[.B$1:.B868]; 0) &gt; 0 ;  VLOOKUP([.B869];[.B$1:.D86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69]&amp;[.B869]&amp;[.C869]&amp;[.D869]&amp;[.E86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69];[.B$1:.B868]; 0)" office:value-type="string" office:string-value="" calcext:value-type="error">
            <text:p>#N/A</text:p>
          </table:table-cell>
          <table:table-cell/>
          <table:table-cell table:style-name="ce8" table:formula="of:=MATCH([.D869];[.D$1:.D86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70];[.B$1:.B869]; 0) &gt; 0 ;  VLOOKUP([.B870];[.B$1:.D86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70]&amp;[.B870]&amp;[.C870]&amp;[.D870]&amp;[.E87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70];[.B$1:.B869]; 0)" office:value-type="string" office:string-value="" calcext:value-type="error">
            <text:p>#N/A</text:p>
          </table:table-cell>
          <table:table-cell/>
          <table:table-cell table:style-name="ce8" table:formula="of:=MATCH([.D870];[.D$1:.D86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71];[.B$1:.B870]; 0) &gt; 0 ;  VLOOKUP([.B871];[.B$1:.D87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71]&amp;[.B871]&amp;[.C871]&amp;[.D871]&amp;[.E87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71];[.B$1:.B870]; 0)" office:value-type="string" office:string-value="" calcext:value-type="error">
            <text:p>#N/A</text:p>
          </table:table-cell>
          <table:table-cell/>
          <table:table-cell table:style-name="ce8" table:formula="of:=MATCH([.D871];[.D$1:.D87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72];[.B$1:.B871]; 0) &gt; 0 ;  VLOOKUP([.B872];[.B$1:.D87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72]&amp;[.B872]&amp;[.C872]&amp;[.D872]&amp;[.E87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72];[.B$1:.B871]; 0)" office:value-type="string" office:string-value="" calcext:value-type="error">
            <text:p>#N/A</text:p>
          </table:table-cell>
          <table:table-cell/>
          <table:table-cell table:style-name="ce8" table:formula="of:=MATCH([.D872];[.D$1:.D87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73];[.B$1:.B872]; 0) &gt; 0 ;  VLOOKUP([.B873];[.B$1:.D87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73]&amp;[.B873]&amp;[.C873]&amp;[.D873]&amp;[.E87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73];[.B$1:.B872]; 0)" office:value-type="string" office:string-value="" calcext:value-type="error">
            <text:p>#N/A</text:p>
          </table:table-cell>
          <table:table-cell/>
          <table:table-cell table:style-name="ce8" table:formula="of:=MATCH([.D873];[.D$1:.D87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74];[.B$1:.B873]; 0) &gt; 0 ;  VLOOKUP([.B874];[.B$1:.D87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74]&amp;[.B874]&amp;[.C874]&amp;[.D874]&amp;[.E87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74];[.B$1:.B873]; 0)" office:value-type="string" office:string-value="" calcext:value-type="error">
            <text:p>#N/A</text:p>
          </table:table-cell>
          <table:table-cell/>
          <table:table-cell table:style-name="ce8" table:formula="of:=MATCH([.D874];[.D$1:.D87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75];[.B$1:.B874]; 0) &gt; 0 ;  VLOOKUP([.B875];[.B$1:.D87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75]&amp;[.B875]&amp;[.C875]&amp;[.D875]&amp;[.E87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75];[.B$1:.B874]; 0)" office:value-type="string" office:string-value="" calcext:value-type="error">
            <text:p>#N/A</text:p>
          </table:table-cell>
          <table:table-cell/>
          <table:table-cell table:style-name="ce8" table:formula="of:=MATCH([.D875];[.D$1:.D87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76];[.B$1:.B875]; 0) &gt; 0 ;  VLOOKUP([.B876];[.B$1:.D87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76]&amp;[.B876]&amp;[.C876]&amp;[.D876]&amp;[.E87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76];[.B$1:.B875]; 0)" office:value-type="string" office:string-value="" calcext:value-type="error">
            <text:p>#N/A</text:p>
          </table:table-cell>
          <table:table-cell/>
          <table:table-cell table:style-name="ce8" table:formula="of:=MATCH([.D876];[.D$1:.D87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77];[.B$1:.B876]; 0) &gt; 0 ;  VLOOKUP([.B877];[.B$1:.D87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77]&amp;[.B877]&amp;[.C877]&amp;[.D877]&amp;[.E87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77];[.B$1:.B876]; 0)" office:value-type="string" office:string-value="" calcext:value-type="error">
            <text:p>#N/A</text:p>
          </table:table-cell>
          <table:table-cell/>
          <table:table-cell table:style-name="ce8" table:formula="of:=MATCH([.D877];[.D$1:.D87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78];[.B$1:.B877]; 0) &gt; 0 ;  VLOOKUP([.B878];[.B$1:.D87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78]&amp;[.B878]&amp;[.C878]&amp;[.D878]&amp;[.E87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78];[.B$1:.B877]; 0)" office:value-type="string" office:string-value="" calcext:value-type="error">
            <text:p>#N/A</text:p>
          </table:table-cell>
          <table:table-cell/>
          <table:table-cell table:style-name="ce8" table:formula="of:=MATCH([.D878];[.D$1:.D87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79];[.B$1:.B878]; 0) &gt; 0 ;  VLOOKUP([.B879];[.B$1:.D87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79]&amp;[.B879]&amp;[.C879]&amp;[.D879]&amp;[.E87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79];[.B$1:.B878]; 0)" office:value-type="string" office:string-value="" calcext:value-type="error">
            <text:p>#N/A</text:p>
          </table:table-cell>
          <table:table-cell/>
          <table:table-cell table:style-name="ce8" table:formula="of:=MATCH([.D879];[.D$1:.D87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80];[.B$1:.B879]; 0) &gt; 0 ;  VLOOKUP([.B880];[.B$1:.D87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80]&amp;[.B880]&amp;[.C880]&amp;[.D880]&amp;[.E88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80];[.B$1:.B879]; 0)" office:value-type="string" office:string-value="" calcext:value-type="error">
            <text:p>#N/A</text:p>
          </table:table-cell>
          <table:table-cell/>
          <table:table-cell table:style-name="ce8" table:formula="of:=MATCH([.D880];[.D$1:.D87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81];[.B$1:.B880]; 0) &gt; 0 ;  VLOOKUP([.B881];[.B$1:.D88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81]&amp;[.B881]&amp;[.C881]&amp;[.D881]&amp;[.E88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81];[.B$1:.B880]; 0)" office:value-type="string" office:string-value="" calcext:value-type="error">
            <text:p>#N/A</text:p>
          </table:table-cell>
          <table:table-cell/>
          <table:table-cell table:style-name="ce8" table:formula="of:=MATCH([.D881];[.D$1:.D88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82];[.B$1:.B881]; 0) &gt; 0 ;  VLOOKUP([.B882];[.B$1:.D88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82]&amp;[.B882]&amp;[.C882]&amp;[.D882]&amp;[.E88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82];[.B$1:.B881]; 0)" office:value-type="string" office:string-value="" calcext:value-type="error">
            <text:p>#N/A</text:p>
          </table:table-cell>
          <table:table-cell/>
          <table:table-cell table:style-name="ce8" table:formula="of:=MATCH([.D882];[.D$1:.D88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83];[.B$1:.B882]; 0) &gt; 0 ;  VLOOKUP([.B883];[.B$1:.D88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83]&amp;[.B883]&amp;[.C883]&amp;[.D883]&amp;[.E88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83];[.B$1:.B882]; 0)" office:value-type="string" office:string-value="" calcext:value-type="error">
            <text:p>#N/A</text:p>
          </table:table-cell>
          <table:table-cell/>
          <table:table-cell table:style-name="ce8" table:formula="of:=MATCH([.D883];[.D$1:.D88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84];[.B$1:.B883]; 0) &gt; 0 ;  VLOOKUP([.B884];[.B$1:.D88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84]&amp;[.B884]&amp;[.C884]&amp;[.D884]&amp;[.E88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84];[.B$1:.B883]; 0)" office:value-type="string" office:string-value="" calcext:value-type="error">
            <text:p>#N/A</text:p>
          </table:table-cell>
          <table:table-cell/>
          <table:table-cell table:style-name="ce8" table:formula="of:=MATCH([.D884];[.D$1:.D88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85];[.B$1:.B884]; 0) &gt; 0 ;  VLOOKUP([.B885];[.B$1:.D88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85]&amp;[.B885]&amp;[.C885]&amp;[.D885]&amp;[.E88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85];[.B$1:.B884]; 0)" office:value-type="string" office:string-value="" calcext:value-type="error">
            <text:p>#N/A</text:p>
          </table:table-cell>
          <table:table-cell/>
          <table:table-cell table:style-name="ce8" table:formula="of:=MATCH([.D885];[.D$1:.D88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86];[.B$1:.B885]; 0) &gt; 0 ;  VLOOKUP([.B886];[.B$1:.D88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86]&amp;[.B886]&amp;[.C886]&amp;[.D886]&amp;[.E88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86];[.B$1:.B885]; 0)" office:value-type="string" office:string-value="" calcext:value-type="error">
            <text:p>#N/A</text:p>
          </table:table-cell>
          <table:table-cell/>
          <table:table-cell table:style-name="ce8" table:formula="of:=MATCH([.D886];[.D$1:.D88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87];[.B$1:.B886]; 0) &gt; 0 ;  VLOOKUP([.B887];[.B$1:.D88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87]&amp;[.B887]&amp;[.C887]&amp;[.D887]&amp;[.E88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87];[.B$1:.B886]; 0)" office:value-type="string" office:string-value="" calcext:value-type="error">
            <text:p>#N/A</text:p>
          </table:table-cell>
          <table:table-cell/>
          <table:table-cell table:style-name="ce8" table:formula="of:=MATCH([.D887];[.D$1:.D88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88];[.B$1:.B887]; 0) &gt; 0 ;  VLOOKUP([.B888];[.B$1:.D88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88]&amp;[.B888]&amp;[.C888]&amp;[.D888]&amp;[.E88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88];[.B$1:.B887]; 0)" office:value-type="string" office:string-value="" calcext:value-type="error">
            <text:p>#N/A</text:p>
          </table:table-cell>
          <table:table-cell/>
          <table:table-cell table:style-name="ce8" table:formula="of:=MATCH([.D888];[.D$1:.D88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89];[.B$1:.B888]; 0) &gt; 0 ;  VLOOKUP([.B889];[.B$1:.D88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89]&amp;[.B889]&amp;[.C889]&amp;[.D889]&amp;[.E88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89];[.B$1:.B888]; 0)" office:value-type="string" office:string-value="" calcext:value-type="error">
            <text:p>#N/A</text:p>
          </table:table-cell>
          <table:table-cell/>
          <table:table-cell table:style-name="ce8" table:formula="of:=MATCH([.D889];[.D$1:.D88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90];[.B$1:.B889]; 0) &gt; 0 ;  VLOOKUP([.B890];[.B$1:.D88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90]&amp;[.B890]&amp;[.C890]&amp;[.D890]&amp;[.E89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90];[.B$1:.B889]; 0)" office:value-type="string" office:string-value="" calcext:value-type="error">
            <text:p>#N/A</text:p>
          </table:table-cell>
          <table:table-cell/>
          <table:table-cell table:style-name="ce8" table:formula="of:=MATCH([.D890];[.D$1:.D88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91];[.B$1:.B890]; 0) &gt; 0 ;  VLOOKUP([.B891];[.B$1:.D89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91]&amp;[.B891]&amp;[.C891]&amp;[.D891]&amp;[.E89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91];[.B$1:.B890]; 0)" office:value-type="string" office:string-value="" calcext:value-type="error">
            <text:p>#N/A</text:p>
          </table:table-cell>
          <table:table-cell/>
          <table:table-cell table:style-name="ce8" table:formula="of:=MATCH([.D891];[.D$1:.D89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92];[.B$1:.B891]; 0) &gt; 0 ;  VLOOKUP([.B892];[.B$1:.D89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92]&amp;[.B892]&amp;[.C892]&amp;[.D892]&amp;[.E89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92];[.B$1:.B891]; 0)" office:value-type="string" office:string-value="" calcext:value-type="error">
            <text:p>#N/A</text:p>
          </table:table-cell>
          <table:table-cell/>
          <table:table-cell table:style-name="ce8" table:formula="of:=MATCH([.D892];[.D$1:.D89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93];[.B$1:.B892]; 0) &gt; 0 ;  VLOOKUP([.B893];[.B$1:.D89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93]&amp;[.B893]&amp;[.C893]&amp;[.D893]&amp;[.E89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93];[.B$1:.B892]; 0)" office:value-type="string" office:string-value="" calcext:value-type="error">
            <text:p>#N/A</text:p>
          </table:table-cell>
          <table:table-cell/>
          <table:table-cell table:style-name="ce8" table:formula="of:=MATCH([.D893];[.D$1:.D89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94];[.B$1:.B893]; 0) &gt; 0 ;  VLOOKUP([.B894];[.B$1:.D89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94]&amp;[.B894]&amp;[.C894]&amp;[.D894]&amp;[.E89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94];[.B$1:.B893]; 0)" office:value-type="string" office:string-value="" calcext:value-type="error">
            <text:p>#N/A</text:p>
          </table:table-cell>
          <table:table-cell/>
          <table:table-cell table:style-name="ce8" table:formula="of:=MATCH([.D894];[.D$1:.D89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95];[.B$1:.B894]; 0) &gt; 0 ;  VLOOKUP([.B895];[.B$1:.D89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95]&amp;[.B895]&amp;[.C895]&amp;[.D895]&amp;[.E89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95];[.B$1:.B894]; 0)" office:value-type="string" office:string-value="" calcext:value-type="error">
            <text:p>#N/A</text:p>
          </table:table-cell>
          <table:table-cell/>
          <table:table-cell table:style-name="ce8" table:formula="of:=MATCH([.D895];[.D$1:.D89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96];[.B$1:.B895]; 0) &gt; 0 ;  VLOOKUP([.B896];[.B$1:.D89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96]&amp;[.B896]&amp;[.C896]&amp;[.D896]&amp;[.E89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96];[.B$1:.B895]; 0)" office:value-type="string" office:string-value="" calcext:value-type="error">
            <text:p>#N/A</text:p>
          </table:table-cell>
          <table:table-cell/>
          <table:table-cell table:style-name="ce8" table:formula="of:=MATCH([.D896];[.D$1:.D89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97];[.B$1:.B896]; 0) &gt; 0 ;  VLOOKUP([.B897];[.B$1:.D89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97]&amp;[.B897]&amp;[.C897]&amp;[.D897]&amp;[.E89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97];[.B$1:.B896]; 0)" office:value-type="string" office:string-value="" calcext:value-type="error">
            <text:p>#N/A</text:p>
          </table:table-cell>
          <table:table-cell/>
          <table:table-cell table:style-name="ce8" table:formula="of:=MATCH([.D897];[.D$1:.D89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98];[.B$1:.B897]; 0) &gt; 0 ;  VLOOKUP([.B898];[.B$1:.D89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98]&amp;[.B898]&amp;[.C898]&amp;[.D898]&amp;[.E89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98];[.B$1:.B897]; 0)" office:value-type="string" office:string-value="" calcext:value-type="error">
            <text:p>#N/A</text:p>
          </table:table-cell>
          <table:table-cell/>
          <table:table-cell table:style-name="ce8" table:formula="of:=MATCH([.D898];[.D$1:.D89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899];[.B$1:.B898]; 0) &gt; 0 ;  VLOOKUP([.B899];[.B$1:.D89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899]&amp;[.B899]&amp;[.C899]&amp;[.D899]&amp;[.E89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899];[.B$1:.B898]; 0)" office:value-type="string" office:string-value="" calcext:value-type="error">
            <text:p>#N/A</text:p>
          </table:table-cell>
          <table:table-cell/>
          <table:table-cell table:style-name="ce8" table:formula="of:=MATCH([.D899];[.D$1:.D89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00];[.B$1:.B899]; 0) &gt; 0 ;  VLOOKUP([.B900];[.B$1:.D89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00]&amp;[.B900]&amp;[.C900]&amp;[.D900]&amp;[.E90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00];[.B$1:.B899]; 0)" office:value-type="string" office:string-value="" calcext:value-type="error">
            <text:p>#N/A</text:p>
          </table:table-cell>
          <table:table-cell/>
          <table:table-cell table:style-name="ce8" table:formula="of:=MATCH([.D900];[.D$1:.D89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01];[.B$1:.B900]; 0) &gt; 0 ;  VLOOKUP([.B901];[.B$1:.D90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01]&amp;[.B901]&amp;[.C901]&amp;[.D901]&amp;[.E90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01];[.B$1:.B900]; 0)" office:value-type="string" office:string-value="" calcext:value-type="error">
            <text:p>#N/A</text:p>
          </table:table-cell>
          <table:table-cell/>
          <table:table-cell table:style-name="ce8" table:formula="of:=MATCH([.D901];[.D$1:.D90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02];[.B$1:.B901]; 0) &gt; 0 ;  VLOOKUP([.B902];[.B$1:.D90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02]&amp;[.B902]&amp;[.C902]&amp;[.D902]&amp;[.E90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02];[.B$1:.B901]; 0)" office:value-type="string" office:string-value="" calcext:value-type="error">
            <text:p>#N/A</text:p>
          </table:table-cell>
          <table:table-cell/>
          <table:table-cell table:style-name="ce8" table:formula="of:=MATCH([.D902];[.D$1:.D90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03];[.B$1:.B902]; 0) &gt; 0 ;  VLOOKUP([.B903];[.B$1:.D90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03]&amp;[.B903]&amp;[.C903]&amp;[.D903]&amp;[.E90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03];[.B$1:.B902]; 0)" office:value-type="string" office:string-value="" calcext:value-type="error">
            <text:p>#N/A</text:p>
          </table:table-cell>
          <table:table-cell/>
          <table:table-cell table:style-name="ce8" table:formula="of:=MATCH([.D903];[.D$1:.D90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04];[.B$1:.B903]; 0) &gt; 0 ;  VLOOKUP([.B904];[.B$1:.D90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04]&amp;[.B904]&amp;[.C904]&amp;[.D904]&amp;[.E90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04];[.B$1:.B903]; 0)" office:value-type="string" office:string-value="" calcext:value-type="error">
            <text:p>#N/A</text:p>
          </table:table-cell>
          <table:table-cell/>
          <table:table-cell table:style-name="ce8" table:formula="of:=MATCH([.D904];[.D$1:.D90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05];[.B$1:.B904]; 0) &gt; 0 ;  VLOOKUP([.B905];[.B$1:.D90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05]&amp;[.B905]&amp;[.C905]&amp;[.D905]&amp;[.E90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05];[.B$1:.B904]; 0)" office:value-type="string" office:string-value="" calcext:value-type="error">
            <text:p>#N/A</text:p>
          </table:table-cell>
          <table:table-cell/>
          <table:table-cell table:style-name="ce8" table:formula="of:=MATCH([.D905];[.D$1:.D90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06];[.B$1:.B905]; 0) &gt; 0 ;  VLOOKUP([.B906];[.B$1:.D90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06]&amp;[.B906]&amp;[.C906]&amp;[.D906]&amp;[.E90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06];[.B$1:.B905]; 0)" office:value-type="string" office:string-value="" calcext:value-type="error">
            <text:p>#N/A</text:p>
          </table:table-cell>
          <table:table-cell/>
          <table:table-cell table:style-name="ce8" table:formula="of:=MATCH([.D906];[.D$1:.D90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07];[.B$1:.B906]; 0) &gt; 0 ;  VLOOKUP([.B907];[.B$1:.D90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07]&amp;[.B907]&amp;[.C907]&amp;[.D907]&amp;[.E90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07];[.B$1:.B906]; 0)" office:value-type="string" office:string-value="" calcext:value-type="error">
            <text:p>#N/A</text:p>
          </table:table-cell>
          <table:table-cell/>
          <table:table-cell table:style-name="ce8" table:formula="of:=MATCH([.D907];[.D$1:.D90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08];[.B$1:.B907]; 0) &gt; 0 ;  VLOOKUP([.B908];[.B$1:.D90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08]&amp;[.B908]&amp;[.C908]&amp;[.D908]&amp;[.E90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08];[.B$1:.B907]; 0)" office:value-type="string" office:string-value="" calcext:value-type="error">
            <text:p>#N/A</text:p>
          </table:table-cell>
          <table:table-cell/>
          <table:table-cell table:style-name="ce8" table:formula="of:=MATCH([.D908];[.D$1:.D90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09];[.B$1:.B908]; 0) &gt; 0 ;  VLOOKUP([.B909];[.B$1:.D90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09]&amp;[.B909]&amp;[.C909]&amp;[.D909]&amp;[.E90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09];[.B$1:.B908]; 0)" office:value-type="string" office:string-value="" calcext:value-type="error">
            <text:p>#N/A</text:p>
          </table:table-cell>
          <table:table-cell/>
          <table:table-cell table:style-name="ce8" table:formula="of:=MATCH([.D909];[.D$1:.D90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10];[.B$1:.B909]; 0) &gt; 0 ;  VLOOKUP([.B910];[.B$1:.D90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10]&amp;[.B910]&amp;[.C910]&amp;[.D910]&amp;[.E91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10];[.B$1:.B909]; 0)" office:value-type="string" office:string-value="" calcext:value-type="error">
            <text:p>#N/A</text:p>
          </table:table-cell>
          <table:table-cell/>
          <table:table-cell table:style-name="ce8" table:formula="of:=MATCH([.D910];[.D$1:.D90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11];[.B$1:.B910]; 0) &gt; 0 ;  VLOOKUP([.B911];[.B$1:.D91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11]&amp;[.B911]&amp;[.C911]&amp;[.D911]&amp;[.E91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11];[.B$1:.B910]; 0)" office:value-type="string" office:string-value="" calcext:value-type="error">
            <text:p>#N/A</text:p>
          </table:table-cell>
          <table:table-cell/>
          <table:table-cell table:style-name="ce8" table:formula="of:=MATCH([.D911];[.D$1:.D91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12];[.B$1:.B911]; 0) &gt; 0 ;  VLOOKUP([.B912];[.B$1:.D91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12]&amp;[.B912]&amp;[.C912]&amp;[.D912]&amp;[.E91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12];[.B$1:.B911]; 0)" office:value-type="string" office:string-value="" calcext:value-type="error">
            <text:p>#N/A</text:p>
          </table:table-cell>
          <table:table-cell/>
          <table:table-cell table:style-name="ce8" table:formula="of:=MATCH([.D912];[.D$1:.D91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13];[.B$1:.B912]; 0) &gt; 0 ;  VLOOKUP([.B913];[.B$1:.D91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13]&amp;[.B913]&amp;[.C913]&amp;[.D913]&amp;[.E91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13];[.B$1:.B912]; 0)" office:value-type="string" office:string-value="" calcext:value-type="error">
            <text:p>#N/A</text:p>
          </table:table-cell>
          <table:table-cell/>
          <table:table-cell table:style-name="ce8" table:formula="of:=MATCH([.D913];[.D$1:.D91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14];[.B$1:.B913]; 0) &gt; 0 ;  VLOOKUP([.B914];[.B$1:.D91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14]&amp;[.B914]&amp;[.C914]&amp;[.D914]&amp;[.E91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14];[.B$1:.B913]; 0)" office:value-type="string" office:string-value="" calcext:value-type="error">
            <text:p>#N/A</text:p>
          </table:table-cell>
          <table:table-cell/>
          <table:table-cell table:style-name="ce8" table:formula="of:=MATCH([.D914];[.D$1:.D91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15];[.B$1:.B914]; 0) &gt; 0 ;  VLOOKUP([.B915];[.B$1:.D91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15]&amp;[.B915]&amp;[.C915]&amp;[.D915]&amp;[.E91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15];[.B$1:.B914]; 0)" office:value-type="string" office:string-value="" calcext:value-type="error">
            <text:p>#N/A</text:p>
          </table:table-cell>
          <table:table-cell/>
          <table:table-cell table:style-name="ce8" table:formula="of:=MATCH([.D915];[.D$1:.D91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16];[.B$1:.B915]; 0) &gt; 0 ;  VLOOKUP([.B916];[.B$1:.D91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16]&amp;[.B916]&amp;[.C916]&amp;[.D916]&amp;[.E91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16];[.B$1:.B915]; 0)" office:value-type="string" office:string-value="" calcext:value-type="error">
            <text:p>#N/A</text:p>
          </table:table-cell>
          <table:table-cell/>
          <table:table-cell table:style-name="ce8" table:formula="of:=MATCH([.D916];[.D$1:.D91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17];[.B$1:.B916]; 0) &gt; 0 ;  VLOOKUP([.B917];[.B$1:.D91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17]&amp;[.B917]&amp;[.C917]&amp;[.D917]&amp;[.E91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17];[.B$1:.B916]; 0)" office:value-type="string" office:string-value="" calcext:value-type="error">
            <text:p>#N/A</text:p>
          </table:table-cell>
          <table:table-cell/>
          <table:table-cell table:style-name="ce8" table:formula="of:=MATCH([.D917];[.D$1:.D91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18];[.B$1:.B917]; 0) &gt; 0 ;  VLOOKUP([.B918];[.B$1:.D91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18]&amp;[.B918]&amp;[.C918]&amp;[.D918]&amp;[.E91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18];[.B$1:.B917]; 0)" office:value-type="string" office:string-value="" calcext:value-type="error">
            <text:p>#N/A</text:p>
          </table:table-cell>
          <table:table-cell/>
          <table:table-cell table:style-name="ce8" table:formula="of:=MATCH([.D918];[.D$1:.D91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19];[.B$1:.B918]; 0) &gt; 0 ;  VLOOKUP([.B919];[.B$1:.D91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19]&amp;[.B919]&amp;[.C919]&amp;[.D919]&amp;[.E91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19];[.B$1:.B918]; 0)" office:value-type="string" office:string-value="" calcext:value-type="error">
            <text:p>#N/A</text:p>
          </table:table-cell>
          <table:table-cell/>
          <table:table-cell table:style-name="ce8" table:formula="of:=MATCH([.D919];[.D$1:.D91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20];[.B$1:.B919]; 0) &gt; 0 ;  VLOOKUP([.B920];[.B$1:.D91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20]&amp;[.B920]&amp;[.C920]&amp;[.D920]&amp;[.E92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20];[.B$1:.B919]; 0)" office:value-type="string" office:string-value="" calcext:value-type="error">
            <text:p>#N/A</text:p>
          </table:table-cell>
          <table:table-cell/>
          <table:table-cell table:style-name="ce8" table:formula="of:=MATCH([.D920];[.D$1:.D91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21];[.B$1:.B920]; 0) &gt; 0 ;  VLOOKUP([.B921];[.B$1:.D92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21]&amp;[.B921]&amp;[.C921]&amp;[.D921]&amp;[.E92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21];[.B$1:.B920]; 0)" office:value-type="string" office:string-value="" calcext:value-type="error">
            <text:p>#N/A</text:p>
          </table:table-cell>
          <table:table-cell/>
          <table:table-cell table:style-name="ce8" table:formula="of:=MATCH([.D921];[.D$1:.D92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22];[.B$1:.B921]; 0) &gt; 0 ;  VLOOKUP([.B922];[.B$1:.D92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22]&amp;[.B922]&amp;[.C922]&amp;[.D922]&amp;[.E92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22];[.B$1:.B921]; 0)" office:value-type="string" office:string-value="" calcext:value-type="error">
            <text:p>#N/A</text:p>
          </table:table-cell>
          <table:table-cell/>
          <table:table-cell table:style-name="ce8" table:formula="of:=MATCH([.D922];[.D$1:.D92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23];[.B$1:.B922]; 0) &gt; 0 ;  VLOOKUP([.B923];[.B$1:.D92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23]&amp;[.B923]&amp;[.C923]&amp;[.D923]&amp;[.E92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23];[.B$1:.B922]; 0)" office:value-type="string" office:string-value="" calcext:value-type="error">
            <text:p>#N/A</text:p>
          </table:table-cell>
          <table:table-cell/>
          <table:table-cell table:style-name="ce8" table:formula="of:=MATCH([.D923];[.D$1:.D92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24];[.B$1:.B923]; 0) &gt; 0 ;  VLOOKUP([.B924];[.B$1:.D92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24]&amp;[.B924]&amp;[.C924]&amp;[.D924]&amp;[.E92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24];[.B$1:.B923]; 0)" office:value-type="string" office:string-value="" calcext:value-type="error">
            <text:p>#N/A</text:p>
          </table:table-cell>
          <table:table-cell/>
          <table:table-cell table:style-name="ce8" table:formula="of:=MATCH([.D924];[.D$1:.D92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25];[.B$1:.B924]; 0) &gt; 0 ;  VLOOKUP([.B925];[.B$1:.D92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25]&amp;[.B925]&amp;[.C925]&amp;[.D925]&amp;[.E92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25];[.B$1:.B924]; 0)" office:value-type="string" office:string-value="" calcext:value-type="error">
            <text:p>#N/A</text:p>
          </table:table-cell>
          <table:table-cell/>
          <table:table-cell table:style-name="ce8" table:formula="of:=MATCH([.D925];[.D$1:.D92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26];[.B$1:.B925]; 0) &gt; 0 ;  VLOOKUP([.B926];[.B$1:.D92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26]&amp;[.B926]&amp;[.C926]&amp;[.D926]&amp;[.E92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26];[.B$1:.B925]; 0)" office:value-type="string" office:string-value="" calcext:value-type="error">
            <text:p>#N/A</text:p>
          </table:table-cell>
          <table:table-cell/>
          <table:table-cell table:style-name="ce8" table:formula="of:=MATCH([.D926];[.D$1:.D92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27];[.B$1:.B926]; 0) &gt; 0 ;  VLOOKUP([.B927];[.B$1:.D92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27]&amp;[.B927]&amp;[.C927]&amp;[.D927]&amp;[.E92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27];[.B$1:.B926]; 0)" office:value-type="string" office:string-value="" calcext:value-type="error">
            <text:p>#N/A</text:p>
          </table:table-cell>
          <table:table-cell/>
          <table:table-cell table:style-name="ce8" table:formula="of:=MATCH([.D927];[.D$1:.D92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28];[.B$1:.B927]; 0) &gt; 0 ;  VLOOKUP([.B928];[.B$1:.D92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28]&amp;[.B928]&amp;[.C928]&amp;[.D928]&amp;[.E92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28];[.B$1:.B927]; 0)" office:value-type="string" office:string-value="" calcext:value-type="error">
            <text:p>#N/A</text:p>
          </table:table-cell>
          <table:table-cell/>
          <table:table-cell table:style-name="ce8" table:formula="of:=MATCH([.D928];[.D$1:.D92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29];[.B$1:.B928]; 0) &gt; 0 ;  VLOOKUP([.B929];[.B$1:.D92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29]&amp;[.B929]&amp;[.C929]&amp;[.D929]&amp;[.E92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29];[.B$1:.B928]; 0)" office:value-type="string" office:string-value="" calcext:value-type="error">
            <text:p>#N/A</text:p>
          </table:table-cell>
          <table:table-cell/>
          <table:table-cell table:style-name="ce8" table:formula="of:=MATCH([.D929];[.D$1:.D92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30];[.B$1:.B929]; 0) &gt; 0 ;  VLOOKUP([.B930];[.B$1:.D92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30]&amp;[.B930]&amp;[.C930]&amp;[.D930]&amp;[.E93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30];[.B$1:.B929]; 0)" office:value-type="string" office:string-value="" calcext:value-type="error">
            <text:p>#N/A</text:p>
          </table:table-cell>
          <table:table-cell/>
          <table:table-cell table:style-name="ce8" table:formula="of:=MATCH([.D930];[.D$1:.D92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31];[.B$1:.B930]; 0) &gt; 0 ;  VLOOKUP([.B931];[.B$1:.D93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31]&amp;[.B931]&amp;[.C931]&amp;[.D931]&amp;[.E93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31];[.B$1:.B930]; 0)" office:value-type="string" office:string-value="" calcext:value-type="error">
            <text:p>#N/A</text:p>
          </table:table-cell>
          <table:table-cell/>
          <table:table-cell table:style-name="ce8" table:formula="of:=MATCH([.D931];[.D$1:.D93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32];[.B$1:.B931]; 0) &gt; 0 ;  VLOOKUP([.B932];[.B$1:.D93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32]&amp;[.B932]&amp;[.C932]&amp;[.D932]&amp;[.E93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32];[.B$1:.B931]; 0)" office:value-type="string" office:string-value="" calcext:value-type="error">
            <text:p>#N/A</text:p>
          </table:table-cell>
          <table:table-cell/>
          <table:table-cell table:style-name="ce8" table:formula="of:=MATCH([.D932];[.D$1:.D93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33];[.B$1:.B932]; 0) &gt; 0 ;  VLOOKUP([.B933];[.B$1:.D93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33]&amp;[.B933]&amp;[.C933]&amp;[.D933]&amp;[.E93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33];[.B$1:.B932]; 0)" office:value-type="string" office:string-value="" calcext:value-type="error">
            <text:p>#N/A</text:p>
          </table:table-cell>
          <table:table-cell/>
          <table:table-cell table:style-name="ce8" table:formula="of:=MATCH([.D933];[.D$1:.D93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34];[.B$1:.B933]; 0) &gt; 0 ;  VLOOKUP([.B934];[.B$1:.D93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34]&amp;[.B934]&amp;[.C934]&amp;[.D934]&amp;[.E93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34];[.B$1:.B933]; 0)" office:value-type="string" office:string-value="" calcext:value-type="error">
            <text:p>#N/A</text:p>
          </table:table-cell>
          <table:table-cell/>
          <table:table-cell table:style-name="ce8" table:formula="of:=MATCH([.D934];[.D$1:.D93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35];[.B$1:.B934]; 0) &gt; 0 ;  VLOOKUP([.B935];[.B$1:.D93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35]&amp;[.B935]&amp;[.C935]&amp;[.D935]&amp;[.E93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35];[.B$1:.B934]; 0)" office:value-type="string" office:string-value="" calcext:value-type="error">
            <text:p>#N/A</text:p>
          </table:table-cell>
          <table:table-cell/>
          <table:table-cell table:style-name="ce8" table:formula="of:=MATCH([.D935];[.D$1:.D93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36];[.B$1:.B935]; 0) &gt; 0 ;  VLOOKUP([.B936];[.B$1:.D93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36]&amp;[.B936]&amp;[.C936]&amp;[.D936]&amp;[.E93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36];[.B$1:.B935]; 0)" office:value-type="string" office:string-value="" calcext:value-type="error">
            <text:p>#N/A</text:p>
          </table:table-cell>
          <table:table-cell/>
          <table:table-cell table:style-name="ce8" table:formula="of:=MATCH([.D936];[.D$1:.D93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37];[.B$1:.B936]; 0) &gt; 0 ;  VLOOKUP([.B937];[.B$1:.D93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37]&amp;[.B937]&amp;[.C937]&amp;[.D937]&amp;[.E93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37];[.B$1:.B936]; 0)" office:value-type="string" office:string-value="" calcext:value-type="error">
            <text:p>#N/A</text:p>
          </table:table-cell>
          <table:table-cell/>
          <table:table-cell table:style-name="ce8" table:formula="of:=MATCH([.D937];[.D$1:.D93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38];[.B$1:.B937]; 0) &gt; 0 ;  VLOOKUP([.B938];[.B$1:.D93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38]&amp;[.B938]&amp;[.C938]&amp;[.D938]&amp;[.E93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38];[.B$1:.B937]; 0)" office:value-type="string" office:string-value="" calcext:value-type="error">
            <text:p>#N/A</text:p>
          </table:table-cell>
          <table:table-cell/>
          <table:table-cell table:style-name="ce8" table:formula="of:=MATCH([.D938];[.D$1:.D93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39];[.B$1:.B938]; 0) &gt; 0 ;  VLOOKUP([.B939];[.B$1:.D93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39]&amp;[.B939]&amp;[.C939]&amp;[.D939]&amp;[.E93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39];[.B$1:.B938]; 0)" office:value-type="string" office:string-value="" calcext:value-type="error">
            <text:p>#N/A</text:p>
          </table:table-cell>
          <table:table-cell/>
          <table:table-cell table:style-name="ce8" table:formula="of:=MATCH([.D939];[.D$1:.D93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40];[.B$1:.B939]; 0) &gt; 0 ;  VLOOKUP([.B940];[.B$1:.D93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40]&amp;[.B940]&amp;[.C940]&amp;[.D940]&amp;[.E94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40];[.B$1:.B939]; 0)" office:value-type="string" office:string-value="" calcext:value-type="error">
            <text:p>#N/A</text:p>
          </table:table-cell>
          <table:table-cell/>
          <table:table-cell table:style-name="ce8" table:formula="of:=MATCH([.D940];[.D$1:.D93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41];[.B$1:.B940]; 0) &gt; 0 ;  VLOOKUP([.B941];[.B$1:.D94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41]&amp;[.B941]&amp;[.C941]&amp;[.D941]&amp;[.E94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41];[.B$1:.B940]; 0)" office:value-type="string" office:string-value="" calcext:value-type="error">
            <text:p>#N/A</text:p>
          </table:table-cell>
          <table:table-cell/>
          <table:table-cell table:style-name="ce8" table:formula="of:=MATCH([.D941];[.D$1:.D94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42];[.B$1:.B941]; 0) &gt; 0 ;  VLOOKUP([.B942];[.B$1:.D94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42]&amp;[.B942]&amp;[.C942]&amp;[.D942]&amp;[.E94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42];[.B$1:.B941]; 0)" office:value-type="string" office:string-value="" calcext:value-type="error">
            <text:p>#N/A</text:p>
          </table:table-cell>
          <table:table-cell/>
          <table:table-cell table:style-name="ce8" table:formula="of:=MATCH([.D942];[.D$1:.D94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43];[.B$1:.B942]; 0) &gt; 0 ;  VLOOKUP([.B943];[.B$1:.D94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43]&amp;[.B943]&amp;[.C943]&amp;[.D943]&amp;[.E94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43];[.B$1:.B942]; 0)" office:value-type="string" office:string-value="" calcext:value-type="error">
            <text:p>#N/A</text:p>
          </table:table-cell>
          <table:table-cell/>
          <table:table-cell table:style-name="ce8" table:formula="of:=MATCH([.D943];[.D$1:.D94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44];[.B$1:.B943]; 0) &gt; 0 ;  VLOOKUP([.B944];[.B$1:.D94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44]&amp;[.B944]&amp;[.C944]&amp;[.D944]&amp;[.E94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44];[.B$1:.B943]; 0)" office:value-type="string" office:string-value="" calcext:value-type="error">
            <text:p>#N/A</text:p>
          </table:table-cell>
          <table:table-cell/>
          <table:table-cell table:style-name="ce8" table:formula="of:=MATCH([.D944];[.D$1:.D94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45];[.B$1:.B944]; 0) &gt; 0 ;  VLOOKUP([.B945];[.B$1:.D94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45]&amp;[.B945]&amp;[.C945]&amp;[.D945]&amp;[.E94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45];[.B$1:.B944]; 0)" office:value-type="string" office:string-value="" calcext:value-type="error">
            <text:p>#N/A</text:p>
          </table:table-cell>
          <table:table-cell/>
          <table:table-cell table:style-name="ce8" table:formula="of:=MATCH([.D945];[.D$1:.D94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46];[.B$1:.B945]; 0) &gt; 0 ;  VLOOKUP([.B946];[.B$1:.D94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46]&amp;[.B946]&amp;[.C946]&amp;[.D946]&amp;[.E94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46];[.B$1:.B945]; 0)" office:value-type="string" office:string-value="" calcext:value-type="error">
            <text:p>#N/A</text:p>
          </table:table-cell>
          <table:table-cell/>
          <table:table-cell table:style-name="ce8" table:formula="of:=MATCH([.D946];[.D$1:.D94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47];[.B$1:.B946]; 0) &gt; 0 ;  VLOOKUP([.B947];[.B$1:.D94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47]&amp;[.B947]&amp;[.C947]&amp;[.D947]&amp;[.E94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47];[.B$1:.B946]; 0)" office:value-type="string" office:string-value="" calcext:value-type="error">
            <text:p>#N/A</text:p>
          </table:table-cell>
          <table:table-cell/>
          <table:table-cell table:style-name="ce8" table:formula="of:=MATCH([.D947];[.D$1:.D94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48];[.B$1:.B947]; 0) &gt; 0 ;  VLOOKUP([.B948];[.B$1:.D94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48]&amp;[.B948]&amp;[.C948]&amp;[.D948]&amp;[.E94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48];[.B$1:.B947]; 0)" office:value-type="string" office:string-value="" calcext:value-type="error">
            <text:p>#N/A</text:p>
          </table:table-cell>
          <table:table-cell/>
          <table:table-cell table:style-name="ce8" table:formula="of:=MATCH([.D948];[.D$1:.D94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49];[.B$1:.B948]; 0) &gt; 0 ;  VLOOKUP([.B949];[.B$1:.D94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49]&amp;[.B949]&amp;[.C949]&amp;[.D949]&amp;[.E94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49];[.B$1:.B948]; 0)" office:value-type="string" office:string-value="" calcext:value-type="error">
            <text:p>#N/A</text:p>
          </table:table-cell>
          <table:table-cell/>
          <table:table-cell table:style-name="ce8" table:formula="of:=MATCH([.D949];[.D$1:.D94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50];[.B$1:.B949]; 0) &gt; 0 ;  VLOOKUP([.B950];[.B$1:.D94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50]&amp;[.B950]&amp;[.C950]&amp;[.D950]&amp;[.E95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50];[.B$1:.B949]; 0)" office:value-type="string" office:string-value="" calcext:value-type="error">
            <text:p>#N/A</text:p>
          </table:table-cell>
          <table:table-cell/>
          <table:table-cell table:style-name="ce8" table:formula="of:=MATCH([.D950];[.D$1:.D94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51];[.B$1:.B950]; 0) &gt; 0 ;  VLOOKUP([.B951];[.B$1:.D95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51]&amp;[.B951]&amp;[.C951]&amp;[.D951]&amp;[.E95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51];[.B$1:.B950]; 0)" office:value-type="string" office:string-value="" calcext:value-type="error">
            <text:p>#N/A</text:p>
          </table:table-cell>
          <table:table-cell/>
          <table:table-cell table:style-name="ce8" table:formula="of:=MATCH([.D951];[.D$1:.D95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52];[.B$1:.B951]; 0) &gt; 0 ;  VLOOKUP([.B952];[.B$1:.D95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52]&amp;[.B952]&amp;[.C952]&amp;[.D952]&amp;[.E95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52];[.B$1:.B951]; 0)" office:value-type="string" office:string-value="" calcext:value-type="error">
            <text:p>#N/A</text:p>
          </table:table-cell>
          <table:table-cell/>
          <table:table-cell table:style-name="ce8" table:formula="of:=MATCH([.D952];[.D$1:.D95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53];[.B$1:.B952]; 0) &gt; 0 ;  VLOOKUP([.B953];[.B$1:.D95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53]&amp;[.B953]&amp;[.C953]&amp;[.D953]&amp;[.E95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53];[.B$1:.B952]; 0)" office:value-type="string" office:string-value="" calcext:value-type="error">
            <text:p>#N/A</text:p>
          </table:table-cell>
          <table:table-cell/>
          <table:table-cell table:style-name="ce8" table:formula="of:=MATCH([.D953];[.D$1:.D95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54];[.B$1:.B953]; 0) &gt; 0 ;  VLOOKUP([.B954];[.B$1:.D95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54]&amp;[.B954]&amp;[.C954]&amp;[.D954]&amp;[.E95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54];[.B$1:.B953]; 0)" office:value-type="string" office:string-value="" calcext:value-type="error">
            <text:p>#N/A</text:p>
          </table:table-cell>
          <table:table-cell/>
          <table:table-cell table:style-name="ce8" table:formula="of:=MATCH([.D954];[.D$1:.D95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55];[.B$1:.B954]; 0) &gt; 0 ;  VLOOKUP([.B955];[.B$1:.D95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55]&amp;[.B955]&amp;[.C955]&amp;[.D955]&amp;[.E95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55];[.B$1:.B954]; 0)" office:value-type="string" office:string-value="" calcext:value-type="error">
            <text:p>#N/A</text:p>
          </table:table-cell>
          <table:table-cell/>
          <table:table-cell table:style-name="ce8" table:formula="of:=MATCH([.D955];[.D$1:.D95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56];[.B$1:.B955]; 0) &gt; 0 ;  VLOOKUP([.B956];[.B$1:.D95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56]&amp;[.B956]&amp;[.C956]&amp;[.D956]&amp;[.E95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56];[.B$1:.B955]; 0)" office:value-type="string" office:string-value="" calcext:value-type="error">
            <text:p>#N/A</text:p>
          </table:table-cell>
          <table:table-cell/>
          <table:table-cell table:style-name="ce8" table:formula="of:=MATCH([.D956];[.D$1:.D95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57];[.B$1:.B956]; 0) &gt; 0 ;  VLOOKUP([.B957];[.B$1:.D95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57]&amp;[.B957]&amp;[.C957]&amp;[.D957]&amp;[.E95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57];[.B$1:.B956]; 0)" office:value-type="string" office:string-value="" calcext:value-type="error">
            <text:p>#N/A</text:p>
          </table:table-cell>
          <table:table-cell/>
          <table:table-cell table:style-name="ce8" table:formula="of:=MATCH([.D957];[.D$1:.D95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58];[.B$1:.B957]; 0) &gt; 0 ;  VLOOKUP([.B958];[.B$1:.D95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58]&amp;[.B958]&amp;[.C958]&amp;[.D958]&amp;[.E95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58];[.B$1:.B957]; 0)" office:value-type="string" office:string-value="" calcext:value-type="error">
            <text:p>#N/A</text:p>
          </table:table-cell>
          <table:table-cell/>
          <table:table-cell table:style-name="ce8" table:formula="of:=MATCH([.D958];[.D$1:.D95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59];[.B$1:.B958]; 0) &gt; 0 ;  VLOOKUP([.B959];[.B$1:.D95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59]&amp;[.B959]&amp;[.C959]&amp;[.D959]&amp;[.E95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59];[.B$1:.B958]; 0)" office:value-type="string" office:string-value="" calcext:value-type="error">
            <text:p>#N/A</text:p>
          </table:table-cell>
          <table:table-cell/>
          <table:table-cell table:style-name="ce8" table:formula="of:=MATCH([.D959];[.D$1:.D95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60];[.B$1:.B959]; 0) &gt; 0 ;  VLOOKUP([.B960];[.B$1:.D95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60]&amp;[.B960]&amp;[.C960]&amp;[.D960]&amp;[.E96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60];[.B$1:.B959]; 0)" office:value-type="string" office:string-value="" calcext:value-type="error">
            <text:p>#N/A</text:p>
          </table:table-cell>
          <table:table-cell/>
          <table:table-cell table:style-name="ce8" table:formula="of:=MATCH([.D960];[.D$1:.D95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61];[.B$1:.B960]; 0) &gt; 0 ;  VLOOKUP([.B961];[.B$1:.D96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61]&amp;[.B961]&amp;[.C961]&amp;[.D961]&amp;[.E96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61];[.B$1:.B960]; 0)" office:value-type="string" office:string-value="" calcext:value-type="error">
            <text:p>#N/A</text:p>
          </table:table-cell>
          <table:table-cell/>
          <table:table-cell table:style-name="ce8" table:formula="of:=MATCH([.D961];[.D$1:.D96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62];[.B$1:.B961]; 0) &gt; 0 ;  VLOOKUP([.B962];[.B$1:.D96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62]&amp;[.B962]&amp;[.C962]&amp;[.D962]&amp;[.E96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62];[.B$1:.B961]; 0)" office:value-type="string" office:string-value="" calcext:value-type="error">
            <text:p>#N/A</text:p>
          </table:table-cell>
          <table:table-cell/>
          <table:table-cell table:style-name="ce8" table:formula="of:=MATCH([.D962];[.D$1:.D96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63];[.B$1:.B962]; 0) &gt; 0 ;  VLOOKUP([.B963];[.B$1:.D96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63]&amp;[.B963]&amp;[.C963]&amp;[.D963]&amp;[.E96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63];[.B$1:.B962]; 0)" office:value-type="string" office:string-value="" calcext:value-type="error">
            <text:p>#N/A</text:p>
          </table:table-cell>
          <table:table-cell/>
          <table:table-cell table:style-name="ce8" table:formula="of:=MATCH([.D963];[.D$1:.D96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64];[.B$1:.B963]; 0) &gt; 0 ;  VLOOKUP([.B964];[.B$1:.D96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64]&amp;[.B964]&amp;[.C964]&amp;[.D964]&amp;[.E96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64];[.B$1:.B963]; 0)" office:value-type="string" office:string-value="" calcext:value-type="error">
            <text:p>#N/A</text:p>
          </table:table-cell>
          <table:table-cell/>
          <table:table-cell table:style-name="ce8" table:formula="of:=MATCH([.D964];[.D$1:.D96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65];[.B$1:.B964]; 0) &gt; 0 ;  VLOOKUP([.B965];[.B$1:.D96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65]&amp;[.B965]&amp;[.C965]&amp;[.D965]&amp;[.E96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65];[.B$1:.B964]; 0)" office:value-type="string" office:string-value="" calcext:value-type="error">
            <text:p>#N/A</text:p>
          </table:table-cell>
          <table:table-cell/>
          <table:table-cell table:style-name="ce8" table:formula="of:=MATCH([.D965];[.D$1:.D96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66];[.B$1:.B965]; 0) &gt; 0 ;  VLOOKUP([.B966];[.B$1:.D96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66]&amp;[.B966]&amp;[.C966]&amp;[.D966]&amp;[.E96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66];[.B$1:.B965]; 0)" office:value-type="string" office:string-value="" calcext:value-type="error">
            <text:p>#N/A</text:p>
          </table:table-cell>
          <table:table-cell/>
          <table:table-cell table:style-name="ce8" table:formula="of:=MATCH([.D966];[.D$1:.D96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67];[.B$1:.B966]; 0) &gt; 0 ;  VLOOKUP([.B967];[.B$1:.D96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67]&amp;[.B967]&amp;[.C967]&amp;[.D967]&amp;[.E96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67];[.B$1:.B966]; 0)" office:value-type="string" office:string-value="" calcext:value-type="error">
            <text:p>#N/A</text:p>
          </table:table-cell>
          <table:table-cell/>
          <table:table-cell table:style-name="ce8" table:formula="of:=MATCH([.D967];[.D$1:.D96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68];[.B$1:.B967]; 0) &gt; 0 ;  VLOOKUP([.B968];[.B$1:.D96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68]&amp;[.B968]&amp;[.C968]&amp;[.D968]&amp;[.E96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68];[.B$1:.B967]; 0)" office:value-type="string" office:string-value="" calcext:value-type="error">
            <text:p>#N/A</text:p>
          </table:table-cell>
          <table:table-cell/>
          <table:table-cell table:style-name="ce8" table:formula="of:=MATCH([.D968];[.D$1:.D96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69];[.B$1:.B968]; 0) &gt; 0 ;  VLOOKUP([.B969];[.B$1:.D96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69]&amp;[.B969]&amp;[.C969]&amp;[.D969]&amp;[.E96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69];[.B$1:.B968]; 0)" office:value-type="string" office:string-value="" calcext:value-type="error">
            <text:p>#N/A</text:p>
          </table:table-cell>
          <table:table-cell/>
          <table:table-cell table:style-name="ce8" table:formula="of:=MATCH([.D969];[.D$1:.D96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70];[.B$1:.B969]; 0) &gt; 0 ;  VLOOKUP([.B970];[.B$1:.D96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70]&amp;[.B970]&amp;[.C970]&amp;[.D970]&amp;[.E97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70];[.B$1:.B969]; 0)" office:value-type="string" office:string-value="" calcext:value-type="error">
            <text:p>#N/A</text:p>
          </table:table-cell>
          <table:table-cell/>
          <table:table-cell table:style-name="ce8" table:formula="of:=MATCH([.D970];[.D$1:.D96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71];[.B$1:.B970]; 0) &gt; 0 ;  VLOOKUP([.B971];[.B$1:.D97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71]&amp;[.B971]&amp;[.C971]&amp;[.D971]&amp;[.E97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71];[.B$1:.B970]; 0)" office:value-type="string" office:string-value="" calcext:value-type="error">
            <text:p>#N/A</text:p>
          </table:table-cell>
          <table:table-cell/>
          <table:table-cell table:style-name="ce8" table:formula="of:=MATCH([.D971];[.D$1:.D97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72];[.B$1:.B971]; 0) &gt; 0 ;  VLOOKUP([.B972];[.B$1:.D97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72]&amp;[.B972]&amp;[.C972]&amp;[.D972]&amp;[.E97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72];[.B$1:.B971]; 0)" office:value-type="string" office:string-value="" calcext:value-type="error">
            <text:p>#N/A</text:p>
          </table:table-cell>
          <table:table-cell/>
          <table:table-cell table:style-name="ce8" table:formula="of:=MATCH([.D972];[.D$1:.D97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73];[.B$1:.B972]; 0) &gt; 0 ;  VLOOKUP([.B973];[.B$1:.D97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73]&amp;[.B973]&amp;[.C973]&amp;[.D973]&amp;[.E97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73];[.B$1:.B972]; 0)" office:value-type="string" office:string-value="" calcext:value-type="error">
            <text:p>#N/A</text:p>
          </table:table-cell>
          <table:table-cell/>
          <table:table-cell table:style-name="ce8" table:formula="of:=MATCH([.D973];[.D$1:.D97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74];[.B$1:.B973]; 0) &gt; 0 ;  VLOOKUP([.B974];[.B$1:.D97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74]&amp;[.B974]&amp;[.C974]&amp;[.D974]&amp;[.E97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74];[.B$1:.B973]; 0)" office:value-type="string" office:string-value="" calcext:value-type="error">
            <text:p>#N/A</text:p>
          </table:table-cell>
          <table:table-cell/>
          <table:table-cell table:style-name="ce8" table:formula="of:=MATCH([.D974];[.D$1:.D97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75];[.B$1:.B974]; 0) &gt; 0 ;  VLOOKUP([.B975];[.B$1:.D97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75]&amp;[.B975]&amp;[.C975]&amp;[.D975]&amp;[.E97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75];[.B$1:.B974]; 0)" office:value-type="string" office:string-value="" calcext:value-type="error">
            <text:p>#N/A</text:p>
          </table:table-cell>
          <table:table-cell/>
          <table:table-cell table:style-name="ce8" table:formula="of:=MATCH([.D975];[.D$1:.D97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76];[.B$1:.B975]; 0) &gt; 0 ;  VLOOKUP([.B976];[.B$1:.D97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76]&amp;[.B976]&amp;[.C976]&amp;[.D976]&amp;[.E97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76];[.B$1:.B975]; 0)" office:value-type="string" office:string-value="" calcext:value-type="error">
            <text:p>#N/A</text:p>
          </table:table-cell>
          <table:table-cell/>
          <table:table-cell table:style-name="ce8" table:formula="of:=MATCH([.D976];[.D$1:.D97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77];[.B$1:.B976]; 0) &gt; 0 ;  VLOOKUP([.B977];[.B$1:.D97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77]&amp;[.B977]&amp;[.C977]&amp;[.D977]&amp;[.E97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77];[.B$1:.B976]; 0)" office:value-type="string" office:string-value="" calcext:value-type="error">
            <text:p>#N/A</text:p>
          </table:table-cell>
          <table:table-cell/>
          <table:table-cell table:style-name="ce8" table:formula="of:=MATCH([.D977];[.D$1:.D97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78];[.B$1:.B977]; 0) &gt; 0 ;  VLOOKUP([.B978];[.B$1:.D97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78]&amp;[.B978]&amp;[.C978]&amp;[.D978]&amp;[.E97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78];[.B$1:.B977]; 0)" office:value-type="string" office:string-value="" calcext:value-type="error">
            <text:p>#N/A</text:p>
          </table:table-cell>
          <table:table-cell/>
          <table:table-cell table:style-name="ce8" table:formula="of:=MATCH([.D978];[.D$1:.D97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79];[.B$1:.B978]; 0) &gt; 0 ;  VLOOKUP([.B979];[.B$1:.D97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79]&amp;[.B979]&amp;[.C979]&amp;[.D979]&amp;[.E97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79];[.B$1:.B978]; 0)" office:value-type="string" office:string-value="" calcext:value-type="error">
            <text:p>#N/A</text:p>
          </table:table-cell>
          <table:table-cell/>
          <table:table-cell table:style-name="ce8" table:formula="of:=MATCH([.D979];[.D$1:.D97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80];[.B$1:.B979]; 0) &gt; 0 ;  VLOOKUP([.B980];[.B$1:.D97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80]&amp;[.B980]&amp;[.C980]&amp;[.D980]&amp;[.E98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80];[.B$1:.B979]; 0)" office:value-type="string" office:string-value="" calcext:value-type="error">
            <text:p>#N/A</text:p>
          </table:table-cell>
          <table:table-cell/>
          <table:table-cell table:style-name="ce8" table:formula="of:=MATCH([.D980];[.D$1:.D97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81];[.B$1:.B980]; 0) &gt; 0 ;  VLOOKUP([.B981];[.B$1:.D98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81]&amp;[.B981]&amp;[.C981]&amp;[.D981]&amp;[.E98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81];[.B$1:.B980]; 0)" office:value-type="string" office:string-value="" calcext:value-type="error">
            <text:p>#N/A</text:p>
          </table:table-cell>
          <table:table-cell/>
          <table:table-cell table:style-name="ce8" table:formula="of:=MATCH([.D981];[.D$1:.D98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82];[.B$1:.B981]; 0) &gt; 0 ;  VLOOKUP([.B982];[.B$1:.D98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82]&amp;[.B982]&amp;[.C982]&amp;[.D982]&amp;[.E98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82];[.B$1:.B981]; 0)" office:value-type="string" office:string-value="" calcext:value-type="error">
            <text:p>#N/A</text:p>
          </table:table-cell>
          <table:table-cell/>
          <table:table-cell table:style-name="ce8" table:formula="of:=MATCH([.D982];[.D$1:.D98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83];[.B$1:.B982]; 0) &gt; 0 ;  VLOOKUP([.B983];[.B$1:.D98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83]&amp;[.B983]&amp;[.C983]&amp;[.D983]&amp;[.E98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83];[.B$1:.B982]; 0)" office:value-type="string" office:string-value="" calcext:value-type="error">
            <text:p>#N/A</text:p>
          </table:table-cell>
          <table:table-cell/>
          <table:table-cell table:style-name="ce8" table:formula="of:=MATCH([.D983];[.D$1:.D98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84];[.B$1:.B983]; 0) &gt; 0 ;  VLOOKUP([.B984];[.B$1:.D98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84]&amp;[.B984]&amp;[.C984]&amp;[.D984]&amp;[.E98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84];[.B$1:.B983]; 0)" office:value-type="string" office:string-value="" calcext:value-type="error">
            <text:p>#N/A</text:p>
          </table:table-cell>
          <table:table-cell/>
          <table:table-cell table:style-name="ce8" table:formula="of:=MATCH([.D984];[.D$1:.D98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85];[.B$1:.B984]; 0) &gt; 0 ;  VLOOKUP([.B985];[.B$1:.D98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85]&amp;[.B985]&amp;[.C985]&amp;[.D985]&amp;[.E98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85];[.B$1:.B984]; 0)" office:value-type="string" office:string-value="" calcext:value-type="error">
            <text:p>#N/A</text:p>
          </table:table-cell>
          <table:table-cell/>
          <table:table-cell table:style-name="ce8" table:formula="of:=MATCH([.D985];[.D$1:.D98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86];[.B$1:.B985]; 0) &gt; 0 ;  VLOOKUP([.B986];[.B$1:.D98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86]&amp;[.B986]&amp;[.C986]&amp;[.D986]&amp;[.E98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86];[.B$1:.B985]; 0)" office:value-type="string" office:string-value="" calcext:value-type="error">
            <text:p>#N/A</text:p>
          </table:table-cell>
          <table:table-cell/>
          <table:table-cell table:style-name="ce8" table:formula="of:=MATCH([.D986];[.D$1:.D98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87];[.B$1:.B986]; 0) &gt; 0 ;  VLOOKUP([.B987];[.B$1:.D98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87]&amp;[.B987]&amp;[.C987]&amp;[.D987]&amp;[.E98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87];[.B$1:.B986]; 0)" office:value-type="string" office:string-value="" calcext:value-type="error">
            <text:p>#N/A</text:p>
          </table:table-cell>
          <table:table-cell/>
          <table:table-cell table:style-name="ce8" table:formula="of:=MATCH([.D987];[.D$1:.D98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88];[.B$1:.B987]; 0) &gt; 0 ;  VLOOKUP([.B988];[.B$1:.D98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88]&amp;[.B988]&amp;[.C988]&amp;[.D988]&amp;[.E98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88];[.B$1:.B987]; 0)" office:value-type="string" office:string-value="" calcext:value-type="error">
            <text:p>#N/A</text:p>
          </table:table-cell>
          <table:table-cell/>
          <table:table-cell table:style-name="ce8" table:formula="of:=MATCH([.D988];[.D$1:.D98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89];[.B$1:.B988]; 0) &gt; 0 ;  VLOOKUP([.B989];[.B$1:.D98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89]&amp;[.B989]&amp;[.C989]&amp;[.D989]&amp;[.E98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89];[.B$1:.B988]; 0)" office:value-type="string" office:string-value="" calcext:value-type="error">
            <text:p>#N/A</text:p>
          </table:table-cell>
          <table:table-cell/>
          <table:table-cell table:style-name="ce8" table:formula="of:=MATCH([.D989];[.D$1:.D98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90];[.B$1:.B989]; 0) &gt; 0 ;  VLOOKUP([.B990];[.B$1:.D98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90]&amp;[.B990]&amp;[.C990]&amp;[.D990]&amp;[.E99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90];[.B$1:.B989]; 0)" office:value-type="string" office:string-value="" calcext:value-type="error">
            <text:p>#N/A</text:p>
          </table:table-cell>
          <table:table-cell/>
          <table:table-cell table:style-name="ce8" table:formula="of:=MATCH([.D990];[.D$1:.D98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91];[.B$1:.B990]; 0) &gt; 0 ;  VLOOKUP([.B991];[.B$1:.D99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91]&amp;[.B991]&amp;[.C991]&amp;[.D991]&amp;[.E99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91];[.B$1:.B990]; 0)" office:value-type="string" office:string-value="" calcext:value-type="error">
            <text:p>#N/A</text:p>
          </table:table-cell>
          <table:table-cell/>
          <table:table-cell table:style-name="ce8" table:formula="of:=MATCH([.D991];[.D$1:.D99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92];[.B$1:.B991]; 0) &gt; 0 ;  VLOOKUP([.B992];[.B$1:.D99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92]&amp;[.B992]&amp;[.C992]&amp;[.D992]&amp;[.E99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92];[.B$1:.B991]; 0)" office:value-type="string" office:string-value="" calcext:value-type="error">
            <text:p>#N/A</text:p>
          </table:table-cell>
          <table:table-cell/>
          <table:table-cell table:style-name="ce8" table:formula="of:=MATCH([.D992];[.D$1:.D99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93];[.B$1:.B992]; 0) &gt; 0 ;  VLOOKUP([.B993];[.B$1:.D99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93]&amp;[.B993]&amp;[.C993]&amp;[.D993]&amp;[.E99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93];[.B$1:.B992]; 0)" office:value-type="string" office:string-value="" calcext:value-type="error">
            <text:p>#N/A</text:p>
          </table:table-cell>
          <table:table-cell/>
          <table:table-cell table:style-name="ce8" table:formula="of:=MATCH([.D993];[.D$1:.D99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94];[.B$1:.B993]; 0) &gt; 0 ;  VLOOKUP([.B994];[.B$1:.D99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94]&amp;[.B994]&amp;[.C994]&amp;[.D994]&amp;[.E99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94];[.B$1:.B993]; 0)" office:value-type="string" office:string-value="" calcext:value-type="error">
            <text:p>#N/A</text:p>
          </table:table-cell>
          <table:table-cell/>
          <table:table-cell table:style-name="ce8" table:formula="of:=MATCH([.D994];[.D$1:.D99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95];[.B$1:.B994]; 0) &gt; 0 ;  VLOOKUP([.B995];[.B$1:.D99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95]&amp;[.B995]&amp;[.C995]&amp;[.D995]&amp;[.E99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95];[.B$1:.B994]; 0)" office:value-type="string" office:string-value="" calcext:value-type="error">
            <text:p>#N/A</text:p>
          </table:table-cell>
          <table:table-cell/>
          <table:table-cell table:style-name="ce8" table:formula="of:=MATCH([.D995];[.D$1:.D99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96];[.B$1:.B995]; 0) &gt; 0 ;  VLOOKUP([.B996];[.B$1:.D99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96]&amp;[.B996]&amp;[.C996]&amp;[.D996]&amp;[.E99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96];[.B$1:.B995]; 0)" office:value-type="string" office:string-value="" calcext:value-type="error">
            <text:p>#N/A</text:p>
          </table:table-cell>
          <table:table-cell/>
          <table:table-cell table:style-name="ce8" table:formula="of:=MATCH([.D996];[.D$1:.D99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97];[.B$1:.B996]; 0) &gt; 0 ;  VLOOKUP([.B997];[.B$1:.D99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97]&amp;[.B997]&amp;[.C997]&amp;[.D997]&amp;[.E99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97];[.B$1:.B996]; 0)" office:value-type="string" office:string-value="" calcext:value-type="error">
            <text:p>#N/A</text:p>
          </table:table-cell>
          <table:table-cell/>
          <table:table-cell table:style-name="ce8" table:formula="of:=MATCH([.D997];[.D$1:.D99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98];[.B$1:.B997]; 0) &gt; 0 ;  VLOOKUP([.B998];[.B$1:.D99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98]&amp;[.B998]&amp;[.C998]&amp;[.D998]&amp;[.E99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98];[.B$1:.B997]; 0)" office:value-type="string" office:string-value="" calcext:value-type="error">
            <text:p>#N/A</text:p>
          </table:table-cell>
          <table:table-cell/>
          <table:table-cell table:style-name="ce8" table:formula="of:=MATCH([.D998];[.D$1:.D99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999];[.B$1:.B998]; 0) &gt; 0 ;  VLOOKUP([.B999];[.B$1:.D99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999]&amp;[.B999]&amp;[.C999]&amp;[.D999]&amp;[.E99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999];[.B$1:.B998]; 0)" office:value-type="string" office:string-value="" calcext:value-type="error">
            <text:p>#N/A</text:p>
          </table:table-cell>
          <table:table-cell/>
          <table:table-cell table:style-name="ce8" table:formula="of:=MATCH([.D999];[.D$1:.D99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00];[.B$1:.B999]; 0) &gt; 0 ;  VLOOKUP([.B1000];[.B$1:.D99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00]&amp;[.B1000]&amp;[.C1000]&amp;[.D1000]&amp;[.E100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00];[.B$1:.B999]; 0)" office:value-type="string" office:string-value="" calcext:value-type="error">
            <text:p>#N/A</text:p>
          </table:table-cell>
          <table:table-cell/>
          <table:table-cell table:style-name="ce8" table:formula="of:=MATCH([.D1000];[.D$1:.D99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01];[.B$1:.B1000]; 0) &gt; 0 ;  VLOOKUP([.B1001];[.B$1:.D100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01]&amp;[.B1001]&amp;[.C1001]&amp;[.D1001]&amp;[.E100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01];[.B$1:.B1000]; 0)" office:value-type="string" office:string-value="" calcext:value-type="error">
            <text:p>#N/A</text:p>
          </table:table-cell>
          <table:table-cell/>
          <table:table-cell table:style-name="ce8" table:formula="of:=MATCH([.D1001];[.D$1:.D100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02];[.B$1:.B1001]; 0) &gt; 0 ;  VLOOKUP([.B1002];[.B$1:.D100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02]&amp;[.B1002]&amp;[.C1002]&amp;[.D1002]&amp;[.E100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02];[.B$1:.B1001]; 0)" office:value-type="string" office:string-value="" calcext:value-type="error">
            <text:p>#N/A</text:p>
          </table:table-cell>
          <table:table-cell/>
          <table:table-cell table:style-name="ce8" table:formula="of:=MATCH([.D1002];[.D$1:.D100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03];[.B$1:.B1002]; 0) &gt; 0 ;  VLOOKUP([.B1003];[.B$1:.D100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03]&amp;[.B1003]&amp;[.C1003]&amp;[.D1003]&amp;[.E100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03];[.B$1:.B1002]; 0)" office:value-type="string" office:string-value="" calcext:value-type="error">
            <text:p>#N/A</text:p>
          </table:table-cell>
          <table:table-cell/>
          <table:table-cell table:style-name="ce8" table:formula="of:=MATCH([.D1003];[.D$1:.D100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04];[.B$1:.B1003]; 0) &gt; 0 ;  VLOOKUP([.B1004];[.B$1:.D100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04]&amp;[.B1004]&amp;[.C1004]&amp;[.D1004]&amp;[.E100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04];[.B$1:.B1003]; 0)" office:value-type="string" office:string-value="" calcext:value-type="error">
            <text:p>#N/A</text:p>
          </table:table-cell>
          <table:table-cell/>
          <table:table-cell table:style-name="ce8" table:formula="of:=MATCH([.D1004];[.D$1:.D100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05];[.B$1:.B1004]; 0) &gt; 0 ;  VLOOKUP([.B1005];[.B$1:.D100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05]&amp;[.B1005]&amp;[.C1005]&amp;[.D1005]&amp;[.E100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05];[.B$1:.B1004]; 0)" office:value-type="string" office:string-value="" calcext:value-type="error">
            <text:p>#N/A</text:p>
          </table:table-cell>
          <table:table-cell/>
          <table:table-cell table:style-name="ce8" table:formula="of:=MATCH([.D1005];[.D$1:.D100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06];[.B$1:.B1005]; 0) &gt; 0 ;  VLOOKUP([.B1006];[.B$1:.D100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06]&amp;[.B1006]&amp;[.C1006]&amp;[.D1006]&amp;[.E100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06];[.B$1:.B1005]; 0)" office:value-type="string" office:string-value="" calcext:value-type="error">
            <text:p>#N/A</text:p>
          </table:table-cell>
          <table:table-cell/>
          <table:table-cell table:style-name="ce8" table:formula="of:=MATCH([.D1006];[.D$1:.D100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07];[.B$1:.B1006]; 0) &gt; 0 ;  VLOOKUP([.B1007];[.B$1:.D100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07]&amp;[.B1007]&amp;[.C1007]&amp;[.D1007]&amp;[.E100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07];[.B$1:.B1006]; 0)" office:value-type="string" office:string-value="" calcext:value-type="error">
            <text:p>#N/A</text:p>
          </table:table-cell>
          <table:table-cell/>
          <table:table-cell table:style-name="ce8" table:formula="of:=MATCH([.D1007];[.D$1:.D100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08];[.B$1:.B1007]; 0) &gt; 0 ;  VLOOKUP([.B1008];[.B$1:.D100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08]&amp;[.B1008]&amp;[.C1008]&amp;[.D1008]&amp;[.E100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08];[.B$1:.B1007]; 0)" office:value-type="string" office:string-value="" calcext:value-type="error">
            <text:p>#N/A</text:p>
          </table:table-cell>
          <table:table-cell/>
          <table:table-cell table:style-name="ce8" table:formula="of:=MATCH([.D1008];[.D$1:.D100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09];[.B$1:.B1008]; 0) &gt; 0 ;  VLOOKUP([.B1009];[.B$1:.D100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09]&amp;[.B1009]&amp;[.C1009]&amp;[.D1009]&amp;[.E100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09];[.B$1:.B1008]; 0)" office:value-type="string" office:string-value="" calcext:value-type="error">
            <text:p>#N/A</text:p>
          </table:table-cell>
          <table:table-cell/>
          <table:table-cell table:style-name="ce8" table:formula="of:=MATCH([.D1009];[.D$1:.D100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10];[.B$1:.B1009]; 0) &gt; 0 ;  VLOOKUP([.B1010];[.B$1:.D100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10]&amp;[.B1010]&amp;[.C1010]&amp;[.D1010]&amp;[.E101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10];[.B$1:.B1009]; 0)" office:value-type="string" office:string-value="" calcext:value-type="error">
            <text:p>#N/A</text:p>
          </table:table-cell>
          <table:table-cell/>
          <table:table-cell table:style-name="ce8" table:formula="of:=MATCH([.D1010];[.D$1:.D100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11];[.B$1:.B1010]; 0) &gt; 0 ;  VLOOKUP([.B1011];[.B$1:.D101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11]&amp;[.B1011]&amp;[.C1011]&amp;[.D1011]&amp;[.E101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11];[.B$1:.B1010]; 0)" office:value-type="string" office:string-value="" calcext:value-type="error">
            <text:p>#N/A</text:p>
          </table:table-cell>
          <table:table-cell/>
          <table:table-cell table:style-name="ce8" table:formula="of:=MATCH([.D1011];[.D$1:.D101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12];[.B$1:.B1011]; 0) &gt; 0 ;  VLOOKUP([.B1012];[.B$1:.D101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12]&amp;[.B1012]&amp;[.C1012]&amp;[.D1012]&amp;[.E101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12];[.B$1:.B1011]; 0)" office:value-type="string" office:string-value="" calcext:value-type="error">
            <text:p>#N/A</text:p>
          </table:table-cell>
          <table:table-cell/>
          <table:table-cell table:style-name="ce8" table:formula="of:=MATCH([.D1012];[.D$1:.D101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13];[.B$1:.B1012]; 0) &gt; 0 ;  VLOOKUP([.B1013];[.B$1:.D101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13]&amp;[.B1013]&amp;[.C1013]&amp;[.D1013]&amp;[.E101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13];[.B$1:.B1012]; 0)" office:value-type="string" office:string-value="" calcext:value-type="error">
            <text:p>#N/A</text:p>
          </table:table-cell>
          <table:table-cell/>
          <table:table-cell table:style-name="ce8" table:formula="of:=MATCH([.D1013];[.D$1:.D101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14];[.B$1:.B1013]; 0) &gt; 0 ;  VLOOKUP([.B1014];[.B$1:.D101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14]&amp;[.B1014]&amp;[.C1014]&amp;[.D1014]&amp;[.E101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14];[.B$1:.B1013]; 0)" office:value-type="string" office:string-value="" calcext:value-type="error">
            <text:p>#N/A</text:p>
          </table:table-cell>
          <table:table-cell/>
          <table:table-cell table:style-name="ce8" table:formula="of:=MATCH([.D1014];[.D$1:.D101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15];[.B$1:.B1014]; 0) &gt; 0 ;  VLOOKUP([.B1015];[.B$1:.D101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15]&amp;[.B1015]&amp;[.C1015]&amp;[.D1015]&amp;[.E101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15];[.B$1:.B1014]; 0)" office:value-type="string" office:string-value="" calcext:value-type="error">
            <text:p>#N/A</text:p>
          </table:table-cell>
          <table:table-cell/>
          <table:table-cell table:style-name="ce8" table:formula="of:=MATCH([.D1015];[.D$1:.D101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16];[.B$1:.B1015]; 0) &gt; 0 ;  VLOOKUP([.B1016];[.B$1:.D101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16]&amp;[.B1016]&amp;[.C1016]&amp;[.D1016]&amp;[.E101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16];[.B$1:.B1015]; 0)" office:value-type="string" office:string-value="" calcext:value-type="error">
            <text:p>#N/A</text:p>
          </table:table-cell>
          <table:table-cell/>
          <table:table-cell table:style-name="ce8" table:formula="of:=MATCH([.D1016];[.D$1:.D101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17];[.B$1:.B1016]; 0) &gt; 0 ;  VLOOKUP([.B1017];[.B$1:.D101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17]&amp;[.B1017]&amp;[.C1017]&amp;[.D1017]&amp;[.E101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17];[.B$1:.B1016]; 0)" office:value-type="string" office:string-value="" calcext:value-type="error">
            <text:p>#N/A</text:p>
          </table:table-cell>
          <table:table-cell/>
          <table:table-cell table:style-name="ce8" table:formula="of:=MATCH([.D1017];[.D$1:.D101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18];[.B$1:.B1017]; 0) &gt; 0 ;  VLOOKUP([.B1018];[.B$1:.D101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18]&amp;[.B1018]&amp;[.C1018]&amp;[.D1018]&amp;[.E101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18];[.B$1:.B1017]; 0)" office:value-type="string" office:string-value="" calcext:value-type="error">
            <text:p>#N/A</text:p>
          </table:table-cell>
          <table:table-cell/>
          <table:table-cell table:style-name="ce8" table:formula="of:=MATCH([.D1018];[.D$1:.D101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19];[.B$1:.B1018]; 0) &gt; 0 ;  VLOOKUP([.B1019];[.B$1:.D101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19]&amp;[.B1019]&amp;[.C1019]&amp;[.D1019]&amp;[.E101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19];[.B$1:.B1018]; 0)" office:value-type="string" office:string-value="" calcext:value-type="error">
            <text:p>#N/A</text:p>
          </table:table-cell>
          <table:table-cell/>
          <table:table-cell table:style-name="ce8" table:formula="of:=MATCH([.D1019];[.D$1:.D101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20];[.B$1:.B1019]; 0) &gt; 0 ;  VLOOKUP([.B1020];[.B$1:.D101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20]&amp;[.B1020]&amp;[.C1020]&amp;[.D1020]&amp;[.E102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20];[.B$1:.B1019]; 0)" office:value-type="string" office:string-value="" calcext:value-type="error">
            <text:p>#N/A</text:p>
          </table:table-cell>
          <table:table-cell/>
          <table:table-cell table:style-name="ce8" table:formula="of:=MATCH([.D1020];[.D$1:.D101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21];[.B$1:.B1020]; 0) &gt; 0 ;  VLOOKUP([.B1021];[.B$1:.D102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21]&amp;[.B1021]&amp;[.C1021]&amp;[.D1021]&amp;[.E102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21];[.B$1:.B1020]; 0)" office:value-type="string" office:string-value="" calcext:value-type="error">
            <text:p>#N/A</text:p>
          </table:table-cell>
          <table:table-cell/>
          <table:table-cell table:style-name="ce8" table:formula="of:=MATCH([.D1021];[.D$1:.D102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22];[.B$1:.B1021]; 0) &gt; 0 ;  VLOOKUP([.B1022];[.B$1:.D102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22]&amp;[.B1022]&amp;[.C1022]&amp;[.D1022]&amp;[.E102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22];[.B$1:.B1021]; 0)" office:value-type="string" office:string-value="" calcext:value-type="error">
            <text:p>#N/A</text:p>
          </table:table-cell>
          <table:table-cell/>
          <table:table-cell table:style-name="ce8" table:formula="of:=MATCH([.D1022];[.D$1:.D102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23];[.B$1:.B1022]; 0) &gt; 0 ;  VLOOKUP([.B1023];[.B$1:.D102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23]&amp;[.B1023]&amp;[.C1023]&amp;[.D1023]&amp;[.E102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23];[.B$1:.B1022]; 0)" office:value-type="string" office:string-value="" calcext:value-type="error">
            <text:p>#N/A</text:p>
          </table:table-cell>
          <table:table-cell/>
          <table:table-cell table:style-name="ce8" table:formula="of:=MATCH([.D1023];[.D$1:.D102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24];[.B$1:.B1023]; 0) &gt; 0 ;  VLOOKUP([.B1024];[.B$1:.D102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24]&amp;[.B1024]&amp;[.C1024]&amp;[.D1024]&amp;[.E102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24];[.B$1:.B1023]; 0)" office:value-type="string" office:string-value="" calcext:value-type="error">
            <text:p>#N/A</text:p>
          </table:table-cell>
          <table:table-cell/>
          <table:table-cell table:style-name="ce8" table:formula="of:=MATCH([.D1024];[.D$1:.D102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25];[.B$1:.B1024]; 0) &gt; 0 ;  VLOOKUP([.B1025];[.B$1:.D102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25]&amp;[.B1025]&amp;[.C1025]&amp;[.D1025]&amp;[.E102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25];[.B$1:.B1024]; 0)" office:value-type="string" office:string-value="" calcext:value-type="error">
            <text:p>#N/A</text:p>
          </table:table-cell>
          <table:table-cell/>
          <table:table-cell table:style-name="ce8" table:formula="of:=MATCH([.D1025];[.D$1:.D102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26];[.B$1:.B1025]; 0) &gt; 0 ;  VLOOKUP([.B1026];[.B$1:.D102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26]&amp;[.B1026]&amp;[.C1026]&amp;[.D1026]&amp;[.E102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26];[.B$1:.B1025]; 0)" office:value-type="string" office:string-value="" calcext:value-type="error">
            <text:p>#N/A</text:p>
          </table:table-cell>
          <table:table-cell/>
          <table:table-cell table:style-name="ce8" table:formula="of:=MATCH([.D1026];[.D$1:.D102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27];[.B$1:.B1026]; 0) &gt; 0 ;  VLOOKUP([.B1027];[.B$1:.D102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27]&amp;[.B1027]&amp;[.C1027]&amp;[.D1027]&amp;[.E102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27];[.B$1:.B1026]; 0)" office:value-type="string" office:string-value="" calcext:value-type="error">
            <text:p>#N/A</text:p>
          </table:table-cell>
          <table:table-cell/>
          <table:table-cell table:style-name="ce8" table:formula="of:=MATCH([.D1027];[.D$1:.D102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28];[.B$1:.B1027]; 0) &gt; 0 ;  VLOOKUP([.B1028];[.B$1:.D102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28]&amp;[.B1028]&amp;[.C1028]&amp;[.D1028]&amp;[.E102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28];[.B$1:.B1027]; 0)" office:value-type="string" office:string-value="" calcext:value-type="error">
            <text:p>#N/A</text:p>
          </table:table-cell>
          <table:table-cell/>
          <table:table-cell table:style-name="ce8" table:formula="of:=MATCH([.D1028];[.D$1:.D102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29];[.B$1:.B1028]; 0) &gt; 0 ;  VLOOKUP([.B1029];[.B$1:.D102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29]&amp;[.B1029]&amp;[.C1029]&amp;[.D1029]&amp;[.E102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29];[.B$1:.B1028]; 0)" office:value-type="string" office:string-value="" calcext:value-type="error">
            <text:p>#N/A</text:p>
          </table:table-cell>
          <table:table-cell/>
          <table:table-cell table:style-name="ce8" table:formula="of:=MATCH([.D1029];[.D$1:.D102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30];[.B$1:.B1029]; 0) &gt; 0 ;  VLOOKUP([.B1030];[.B$1:.D102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30]&amp;[.B1030]&amp;[.C1030]&amp;[.D1030]&amp;[.E103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30];[.B$1:.B1029]; 0)" office:value-type="string" office:string-value="" calcext:value-type="error">
            <text:p>#N/A</text:p>
          </table:table-cell>
          <table:table-cell/>
          <table:table-cell table:style-name="ce8" table:formula="of:=MATCH([.D1030];[.D$1:.D102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31];[.B$1:.B1030]; 0) &gt; 0 ;  VLOOKUP([.B1031];[.B$1:.D103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31]&amp;[.B1031]&amp;[.C1031]&amp;[.D1031]&amp;[.E103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31];[.B$1:.B1030]; 0)" office:value-type="string" office:string-value="" calcext:value-type="error">
            <text:p>#N/A</text:p>
          </table:table-cell>
          <table:table-cell/>
          <table:table-cell table:style-name="ce8" table:formula="of:=MATCH([.D1031];[.D$1:.D103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32];[.B$1:.B1031]; 0) &gt; 0 ;  VLOOKUP([.B1032];[.B$1:.D103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32]&amp;[.B1032]&amp;[.C1032]&amp;[.D1032]&amp;[.E103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32];[.B$1:.B1031]; 0)" office:value-type="string" office:string-value="" calcext:value-type="error">
            <text:p>#N/A</text:p>
          </table:table-cell>
          <table:table-cell/>
          <table:table-cell table:style-name="ce8" table:formula="of:=MATCH([.D1032];[.D$1:.D103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33];[.B$1:.B1032]; 0) &gt; 0 ;  VLOOKUP([.B1033];[.B$1:.D103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33]&amp;[.B1033]&amp;[.C1033]&amp;[.D1033]&amp;[.E103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33];[.B$1:.B1032]; 0)" office:value-type="string" office:string-value="" calcext:value-type="error">
            <text:p>#N/A</text:p>
          </table:table-cell>
          <table:table-cell/>
          <table:table-cell table:style-name="ce8" table:formula="of:=MATCH([.D1033];[.D$1:.D103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34];[.B$1:.B1033]; 0) &gt; 0 ;  VLOOKUP([.B1034];[.B$1:.D103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34]&amp;[.B1034]&amp;[.C1034]&amp;[.D1034]&amp;[.E103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34];[.B$1:.B1033]; 0)" office:value-type="string" office:string-value="" calcext:value-type="error">
            <text:p>#N/A</text:p>
          </table:table-cell>
          <table:table-cell/>
          <table:table-cell table:style-name="ce8" table:formula="of:=MATCH([.D1034];[.D$1:.D103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35];[.B$1:.B1034]; 0) &gt; 0 ;  VLOOKUP([.B1035];[.B$1:.D103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35]&amp;[.B1035]&amp;[.C1035]&amp;[.D1035]&amp;[.E103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35];[.B$1:.B1034]; 0)" office:value-type="string" office:string-value="" calcext:value-type="error">
            <text:p>#N/A</text:p>
          </table:table-cell>
          <table:table-cell/>
          <table:table-cell table:style-name="ce8" table:formula="of:=MATCH([.D1035];[.D$1:.D103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36];[.B$1:.B1035]; 0) &gt; 0 ;  VLOOKUP([.B1036];[.B$1:.D103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36]&amp;[.B1036]&amp;[.C1036]&amp;[.D1036]&amp;[.E103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36];[.B$1:.B1035]; 0)" office:value-type="string" office:string-value="" calcext:value-type="error">
            <text:p>#N/A</text:p>
          </table:table-cell>
          <table:table-cell/>
          <table:table-cell table:style-name="ce8" table:formula="of:=MATCH([.D1036];[.D$1:.D103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37];[.B$1:.B1036]; 0) &gt; 0 ;  VLOOKUP([.B1037];[.B$1:.D103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37]&amp;[.B1037]&amp;[.C1037]&amp;[.D1037]&amp;[.E103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37];[.B$1:.B1036]; 0)" office:value-type="string" office:string-value="" calcext:value-type="error">
            <text:p>#N/A</text:p>
          </table:table-cell>
          <table:table-cell/>
          <table:table-cell table:style-name="ce8" table:formula="of:=MATCH([.D1037];[.D$1:.D103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38];[.B$1:.B1037]; 0) &gt; 0 ;  VLOOKUP([.B1038];[.B$1:.D103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38]&amp;[.B1038]&amp;[.C1038]&amp;[.D1038]&amp;[.E103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38];[.B$1:.B1037]; 0)" office:value-type="string" office:string-value="" calcext:value-type="error">
            <text:p>#N/A</text:p>
          </table:table-cell>
          <table:table-cell/>
          <table:table-cell table:style-name="ce8" table:formula="of:=MATCH([.D1038];[.D$1:.D103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39];[.B$1:.B1038]; 0) &gt; 0 ;  VLOOKUP([.B1039];[.B$1:.D103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39]&amp;[.B1039]&amp;[.C1039]&amp;[.D1039]&amp;[.E103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39];[.B$1:.B1038]; 0)" office:value-type="string" office:string-value="" calcext:value-type="error">
            <text:p>#N/A</text:p>
          </table:table-cell>
          <table:table-cell/>
          <table:table-cell table:style-name="ce8" table:formula="of:=MATCH([.D1039];[.D$1:.D103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40];[.B$1:.B1039]; 0) &gt; 0 ;  VLOOKUP([.B1040];[.B$1:.D103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40]&amp;[.B1040]&amp;[.C1040]&amp;[.D1040]&amp;[.E104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40];[.B$1:.B1039]; 0)" office:value-type="string" office:string-value="" calcext:value-type="error">
            <text:p>#N/A</text:p>
          </table:table-cell>
          <table:table-cell/>
          <table:table-cell table:style-name="ce8" table:formula="of:=MATCH([.D1040];[.D$1:.D103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41];[.B$1:.B1040]; 0) &gt; 0 ;  VLOOKUP([.B1041];[.B$1:.D104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41]&amp;[.B1041]&amp;[.C1041]&amp;[.D1041]&amp;[.E104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41];[.B$1:.B1040]; 0)" office:value-type="string" office:string-value="" calcext:value-type="error">
            <text:p>#N/A</text:p>
          </table:table-cell>
          <table:table-cell/>
          <table:table-cell table:style-name="ce8" table:formula="of:=MATCH([.D1041];[.D$1:.D104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42];[.B$1:.B1041]; 0) &gt; 0 ;  VLOOKUP([.B1042];[.B$1:.D104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42]&amp;[.B1042]&amp;[.C1042]&amp;[.D1042]&amp;[.E104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42];[.B$1:.B1041]; 0)" office:value-type="string" office:string-value="" calcext:value-type="error">
            <text:p>#N/A</text:p>
          </table:table-cell>
          <table:table-cell/>
          <table:table-cell table:style-name="ce8" table:formula="of:=MATCH([.D1042];[.D$1:.D104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43];[.B$1:.B1042]; 0) &gt; 0 ;  VLOOKUP([.B1043];[.B$1:.D104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43]&amp;[.B1043]&amp;[.C1043]&amp;[.D1043]&amp;[.E104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43];[.B$1:.B1042]; 0)" office:value-type="string" office:string-value="" calcext:value-type="error">
            <text:p>#N/A</text:p>
          </table:table-cell>
          <table:table-cell/>
          <table:table-cell table:style-name="ce8" table:formula="of:=MATCH([.D1043];[.D$1:.D104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44];[.B$1:.B1043]; 0) &gt; 0 ;  VLOOKUP([.B1044];[.B$1:.D104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44]&amp;[.B1044]&amp;[.C1044]&amp;[.D1044]&amp;[.E104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44];[.B$1:.B1043]; 0)" office:value-type="string" office:string-value="" calcext:value-type="error">
            <text:p>#N/A</text:p>
          </table:table-cell>
          <table:table-cell/>
          <table:table-cell table:style-name="ce8" table:formula="of:=MATCH([.D1044];[.D$1:.D104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45];[.B$1:.B1044]; 0) &gt; 0 ;  VLOOKUP([.B1045];[.B$1:.D104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45]&amp;[.B1045]&amp;[.C1045]&amp;[.D1045]&amp;[.E104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45];[.B$1:.B1044]; 0)" office:value-type="string" office:string-value="" calcext:value-type="error">
            <text:p>#N/A</text:p>
          </table:table-cell>
          <table:table-cell/>
          <table:table-cell table:style-name="ce8" table:formula="of:=MATCH([.D1045];[.D$1:.D104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46];[.B$1:.B1045]; 0) &gt; 0 ;  VLOOKUP([.B1046];[.B$1:.D1045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46]&amp;[.B1046]&amp;[.C1046]&amp;[.D1046]&amp;[.E1046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46];[.B$1:.B1045]; 0)" office:value-type="string" office:string-value="" calcext:value-type="error">
            <text:p>#N/A</text:p>
          </table:table-cell>
          <table:table-cell/>
          <table:table-cell table:style-name="ce8" table:formula="of:=MATCH([.D1046];[.D$1:.D1045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47];[.B$1:.B1046]; 0) &gt; 0 ;  VLOOKUP([.B1047];[.B$1:.D1046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47]&amp;[.B1047]&amp;[.C1047]&amp;[.D1047]&amp;[.E1047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47];[.B$1:.B1046]; 0)" office:value-type="string" office:string-value="" calcext:value-type="error">
            <text:p>#N/A</text:p>
          </table:table-cell>
          <table:table-cell/>
          <table:table-cell table:style-name="ce8" table:formula="of:=MATCH([.D1047];[.D$1:.D1046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48];[.B$1:.B1047]; 0) &gt; 0 ;  VLOOKUP([.B1048];[.B$1:.D1047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48]&amp;[.B1048]&amp;[.C1048]&amp;[.D1048]&amp;[.E1048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48];[.B$1:.B1047]; 0)" office:value-type="string" office:string-value="" calcext:value-type="error">
            <text:p>#N/A</text:p>
          </table:table-cell>
          <table:table-cell/>
          <table:table-cell table:style-name="ce8" table:formula="of:=MATCH([.D1048];[.D$1:.D1047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49];[.B$1:.B1048]; 0) &gt; 0 ;  VLOOKUP([.B1049];[.B$1:.D1048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49]&amp;[.B1049]&amp;[.C1049]&amp;[.D1049]&amp;[.E1049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49];[.B$1:.B1048]; 0)" office:value-type="string" office:string-value="" calcext:value-type="error">
            <text:p>#N/A</text:p>
          </table:table-cell>
          <table:table-cell/>
          <table:table-cell table:style-name="ce8" table:formula="of:=MATCH([.D1049];[.D$1:.D1048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50];[.B$1:.B1049]; 0) &gt; 0 ;  VLOOKUP([.B1050];[.B$1:.D1049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50]&amp;[.B1050]&amp;[.C1050]&amp;[.D1050]&amp;[.E1050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50];[.B$1:.B1049]; 0)" office:value-type="string" office:string-value="" calcext:value-type="error">
            <text:p>#N/A</text:p>
          </table:table-cell>
          <table:table-cell/>
          <table:table-cell table:style-name="ce8" table:formula="of:=MATCH([.D1050];[.D$1:.D1049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51];[.B$1:.B1050]; 0) &gt; 0 ;  VLOOKUP([.B1051];[.B$1:.D1050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51]&amp;[.B1051]&amp;[.C1051]&amp;[.D1051]&amp;[.E1051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51];[.B$1:.B1050]; 0)" office:value-type="string" office:string-value="" calcext:value-type="error">
            <text:p>#N/A</text:p>
          </table:table-cell>
          <table:table-cell/>
          <table:table-cell table:style-name="ce8" table:formula="of:=MATCH([.D1051];[.D$1:.D1050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52];[.B$1:.B1051]; 0) &gt; 0 ;  VLOOKUP([.B1052];[.B$1:.D1051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52]&amp;[.B1052]&amp;[.C1052]&amp;[.D1052]&amp;[.E1052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52];[.B$1:.B1051]; 0)" office:value-type="string" office:string-value="" calcext:value-type="error">
            <text:p>#N/A</text:p>
          </table:table-cell>
          <table:table-cell/>
          <table:table-cell table:style-name="ce8" table:formula="of:=MATCH([.D1052];[.D$1:.D1051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53];[.B$1:.B1052]; 0) &gt; 0 ;  VLOOKUP([.B1053];[.B$1:.D1052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53]&amp;[.B1053]&amp;[.C1053]&amp;[.D1053]&amp;[.E1053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53];[.B$1:.B1052]; 0)" office:value-type="string" office:string-value="" calcext:value-type="error">
            <text:p>#N/A</text:p>
          </table:table-cell>
          <table:table-cell/>
          <table:table-cell table:style-name="ce8" table:formula="of:=MATCH([.D1053];[.D$1:.D1052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54];[.B$1:.B1053]; 0) &gt; 0 ;  VLOOKUP([.B1054];[.B$1:.D1053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54]&amp;[.B1054]&amp;[.C1054]&amp;[.D1054]&amp;[.E1054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54];[.B$1:.B1053]; 0)" office:value-type="string" office:string-value="" calcext:value-type="error">
            <text:p>#N/A</text:p>
          </table:table-cell>
          <table:table-cell/>
          <table:table-cell table:style-name="ce8" table:formula="of:=MATCH([.D1054];[.D$1:.D105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"</text:p>
          </table:table-cell>
          <table:table-cell/>
          <table:table-cell table:style-name="ce4" office:value-type="string" calcext:value-type="string">
            <text:p>":"</text:p>
          </table:table-cell>
          <table:table-cell table:formula="of:=IF(MATCH([.B1055];[.B$1:.B1054]; 0) &gt; 0 ;  VLOOKUP([.B1055];[.B$1:.D1054];3); &quot;not found&quot;)" office:value-type="string" office:string-value="" calcext:value-type="error">
            <text:p>#N/A</text:p>
          </table:table-cell>
          <table:table-cell table:style-name="ce4" office:value-type="string" calcext:value-type="string">
            <text:p>",</text:p>
          </table:table-cell>
          <table:table-cell table:formula="of:=[.A1055]&amp;[.B1055]&amp;[.C1055]&amp;[.D1055]&amp;[.E1055]" office:value-type="string" office:string-value="" calcext:value-type="error">
            <text:p>#N/A</text:p>
          </table:table-cell>
          <table:table-cell table:number-columns-repeated="2"/>
          <table:table-cell table:style-name="ce8" table:formula="of:=MATCH([.B1055];[.B$1:.B1054]; 0)" office:value-type="string" office:string-value="" calcext:value-type="error">
            <text:p>#N/A</text:p>
          </table:table-cell>
          <table:table-cell/>
          <table:table-cell table:style-name="ce8" table:formula="of:=MATCH([.D1055];[.D$1:.D1054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 table:number-rows-repeated="1047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KUP" table:style-name="ta1"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row table:style-name="ro1">
          <table:table-cell office:value-type="string" calcext:value-type="string">
            <text:p>ENGLISH WORD</text:p>
          </table:table-cell>
          <table:table-cell office:value-type="string" calcext:value-type="string">
            <text:p>TRANSLATION FOUND</text:p>
          </table:table-cell>
          <table:table-cell office:value-type="string" calcext:value-type="string">
            <text:p>COUNT OCCURRENCES</text:p>
          </table:table-cell>
        </table:table-row>
        <table:table-row table:style-name="ro1">
          <table:table-cell table:style-name="Default" office:value-type="string" calcext:value-type="string">
            <text:p>little</text:p>
          </table:table-cell>
          <table:table-cell table:style-name="ce8" table:formula="of:=IF(MATCH([.A2];[$'word key'.B1:.B1102]; 0) &gt; 0 ;  VLOOKUP([.A2];[$'word key'.B1:.D1102];3); &quot;not found&quot;)" office:value-type="string" office:string-value="daketh" calcext:value-type="string">
            <text:p>daketh</text:p>
          </table:table-cell>
          <table:table-cell table:style-name="Default"/>
        </table:table-row>
      </table:table>
      <table:named-expressions/>
      <table:database-ranges>
        <table:database-range table:name="__Anonymous_Sheet_DB__1" table:target-range-address="'word key'.A1:'word key'.F44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 style:data-style-name="N2" text:time-value="22:03:05.8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7T13:40:05.571993132</meta:creation-date>
    <dc:date>2023-04-09T23:02:05.515000000</dc:date>
    <meta:editing-duration>P22DT6H32M23S</meta:editing-duration>
    <meta:editing-cycles>86</meta:editing-cycles>
    <meta:generator>LibreOffice/7.2.2.2$Windows_X86_64 LibreOffice_project/02b2acce88a210515b4a5bb2e46cbfb63fe97d56</meta:generator>
    <meta:document-statistic meta:table-count="3" meta:cell-count="7781" meta:object-count="0"/>
  </office:meta>
</office:document-meta>
</file>